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obol 1</text:p>
          </table:table-cell>
          <table:table-cell office:value-type="string" calcext:value-type="string">
            <text:p>Sobol 2</text:p>
          </table:table-cell>
          <table:table-cell office:value-type="string" calcext:value-type="string">
            <text:p>Sobol 3</text:p>
          </table:table-cell>
          <table:table-cell office:value-type="string" calcext:value-type="string">
            <text:p>Sobol 4</text:p>
          </table:table-cell>
          <table:table-cell office:value-type="string" calcext:value-type="string">
            <text:p>Sobol 5</text:p>
          </table:table-cell>
          <table:table-cell/>
          <table:table-cell office:value-type="string" calcext:value-type="string">
            <text:p>MapDim</text:p>
          </table:table-cell>
          <table:table-cell table:style-name="Default" office:value-type="string" calcext:value-type="string">
            <text:p>LearningRate</text:p>
          </table:table-cell>
          <table:table-cell table:style-name="Default" office:value-type="string" calcext:value-type="string">
            <text:p>LearningRateDecay</text:p>
          </table:table-cell>
          <table:table-cell table:style-name="Default" office:value-type="string" calcext:value-type="string">
            <text:p>KernelWidth%</text:p>
          </table:table-cell>
          <table:table-cell table:style-name="Default" office:value-type="string" calcext:value-type="string">
            <text:p>KernelWidth</text:p>
          </table:table-cell>
          <table:table-cell table:style-name="Default" office:value-type="string" calcext:value-type="string">
            <text:p>KernelWidthDecay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]-0)/(1-0))*(10-0)+0" office:value-type="float" office:value="0" calcext:value-type="float">
            <text:p>0.000000000</text:p>
          </table:table-cell>
          <table:table-cell table:formula="of:=(([.B3]-0)/(1-0))*(1500-0.000000001)+0.000000001" office:value-type="float" office:value="0.000000001" calcext:value-type="float">
            <text:p>0.000000001</text:p>
          </table:table-cell>
          <table:table-cell table:formula="of:=(([.C3]-0)/(1-0))*(1-0.000000001)+0.000000001" office:value-type="float" office:value="0.000000001" calcext:value-type="float">
            <text:p>0.000000001</text:p>
          </table:table-cell>
          <table:table-cell table:formula="of:=[.G3]*[.J3]" office:value-type="float" office:value="0.000000018" calcext:value-type="float">
            <text:p>0.000000018</text:p>
          </table:table-cell>
          <table:table-cell table:formula="of:=(([.D3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]-0)/(1-0))*(10-0)+0" office:value-type="float" office:value="5" calcext:value-type="float">
            <text:p>5.000000000</text:p>
          </table:table-cell>
          <table:table-cell table:formula="of:=(([.B4]-0)/(1-0))*(1500-0.000000001)+0.000000001" office:value-type="float" office:value="750.0000000005" calcext:value-type="float">
            <text:p>750.000000001</text:p>
          </table:table-cell>
          <table:table-cell table:formula="of:=(([.C4]-0)/(1-0))*(1-0.000000001)+0.000000001" office:value-type="float" office:value="0.5000000005" calcext:value-type="float">
            <text:p>0.500000001</text:p>
          </table:table-cell>
          <table:table-cell table:formula="of:=[.G4]*[.J4]" office:value-type="float" office:value="9.000000009" calcext:value-type="float">
            <text:p>9.000000009</text:p>
          </table:table-cell>
          <table:table-cell table:formula="of:=(([.D4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]-0)/(1-0))*(10-0)+0" office:value-type="float" office:value="7.5" calcext:value-type="float">
            <text:p>7.500000000</text:p>
          </table:table-cell>
          <table:table-cell table:formula="of:=(([.B5]-0)/(1-0))*(1500-0.000000001)+0.000000001" office:value-type="float" office:value="375.00000000075" calcext:value-type="float">
            <text:p>375.000000001</text:p>
          </table:table-cell>
          <table:table-cell table:formula="of:=(([.C5]-0)/(1-0))*(1-0.000000001)+0.000000001" office:value-type="float" office:value="0.25000000075" calcext:value-type="float">
            <text:p>0.250000001</text:p>
          </table:table-cell>
          <table:table-cell table:formula="of:=[.G5]*[.J5]" office:value-type="float" office:value="4.5000000135" calcext:value-type="float">
            <text:p>4.500000014</text:p>
          </table:table-cell>
          <table:table-cell table:formula="of:=(([.D5]-0)/(1-0))*(100-0.000000001)+0.000000001" office:value-type="float" office:value="25.00000000075" calcext:value-type="float">
            <text:p>25.00000000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]-0)/(1-0))*(10-0)+0" office:value-type="float" office:value="2.5" calcext:value-type="float">
            <text:p>2.500000000</text:p>
          </table:table-cell>
          <table:table-cell table:formula="of:=(([.B6]-0)/(1-0))*(1500-0.000000001)+0.000000001" office:value-type="float" office:value="1125.00000000025" calcext:value-type="float">
            <text:p>1125.000000000</text:p>
          </table:table-cell>
          <table:table-cell table:formula="of:=(([.C6]-0)/(1-0))*(1-0.000000001)+0.000000001" office:value-type="float" office:value="0.75000000025" calcext:value-type="float">
            <text:p>0.750000000</text:p>
          </table:table-cell>
          <table:table-cell table:formula="of:=[.G6]*[.J6]" office:value-type="float" office:value="13.5000000045" calcext:value-type="float">
            <text:p>13.500000005</text:p>
          </table:table-cell>
          <table:table-cell table:formula="of:=(([.D6]-0)/(1-0))*(100-0.000000001)+0.000000001" office:value-type="float" office:value="75.00000000025" calcext:value-type="float">
            <text:p>75.0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]-0)/(1-0))*(10-0)+0" office:value-type="float" office:value="3.75" calcext:value-type="float">
            <text:p>3.750000000</text:p>
          </table:table-cell>
          <table:table-cell table:formula="of:=(([.B7]-0)/(1-0))*(1500-0.000000001)+0.000000001" office:value-type="float" office:value="562.500000000625" calcext:value-type="float">
            <text:p>562.500000001</text:p>
          </table:table-cell>
          <table:table-cell table:formula="of:=(([.C7]-0)/(1-0))*(1-0.000000001)+0.000000001" office:value-type="float" office:value="0.625000000375" calcext:value-type="float">
            <text:p>0.625000000</text:p>
          </table:table-cell>
          <table:table-cell table:formula="of:=[.G7]*[.J7]" office:value-type="float" office:value="11.25000000675" calcext:value-type="float">
            <text:p>11.250000007</text:p>
          </table:table-cell>
          <table:table-cell table:formula="of:=(([.D7]-0)/(1-0))*(100-0.000000001)+0.000000001" office:value-type="float" office:value="87.500000000125" calcext:value-type="float">
            <text:p>87.5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]-0)/(1-0))*(10-0)+0" office:value-type="float" office:value="8.75" calcext:value-type="float">
            <text:p>8.750000000</text:p>
          </table:table-cell>
          <table:table-cell table:formula="of:=(([.B8]-0)/(1-0))*(1500-0.000000001)+0.000000001" office:value-type="float" office:value="1312.50000000013" calcext:value-type="float">
            <text:p>1312.500000000</text:p>
          </table:table-cell>
          <table:table-cell table:formula="of:=(([.C8]-0)/(1-0))*(1-0.000000001)+0.000000001" office:value-type="float" office:value="0.125000000875" calcext:value-type="float">
            <text:p>0.125000001</text:p>
          </table:table-cell>
          <table:table-cell table:formula="of:=[.G8]*[.J8]" office:value-type="float" office:value="2.25000001575" calcext:value-type="float">
            <text:p>2.250000016</text:p>
          </table:table-cell>
          <table:table-cell table:formula="of:=(([.D8]-0)/(1-0))*(100-0.000000001)+0.000000001" office:value-type="float" office:value="37.500000000625" calcext:value-type="float">
            <text:p>37.500000001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]-0)/(1-0))*(10-0)+0" office:value-type="float" office:value="6.25" calcext:value-type="float">
            <text:p>6.250000000</text:p>
          </table:table-cell>
          <table:table-cell table:formula="of:=(([.B9]-0)/(1-0))*(1500-0.000000001)+0.000000001" office:value-type="float" office:value="187.500000000875" calcext:value-type="float">
            <text:p>187.500000001</text:p>
          </table:table-cell>
          <table:table-cell table:formula="of:=(([.C9]-0)/(1-0))*(1-0.000000001)+0.000000001" office:value-type="float" office:value="0.875000000125" calcext:value-type="float">
            <text:p>0.875000000</text:p>
          </table:table-cell>
          <table:table-cell table:formula="of:=[.G9]*[.J9]" office:value-type="float" office:value="15.75000000225" calcext:value-type="float">
            <text:p>15.750000002</text:p>
          </table:table-cell>
          <table:table-cell table:formula="of:=(([.D9]-0)/(1-0))*(100-0.000000001)+0.000000001" office:value-type="float" office:value="62.500000000375" calcext:value-type="float">
            <text:p>62.500000000</text:p>
          </table:table-cell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]-0)/(1-0))*(10-0)+0" office:value-type="float" office:value="1.25" calcext:value-type="float">
            <text:p>1.250000000</text:p>
          </table:table-cell>
          <table:table-cell table:formula="of:=(([.B10]-0)/(1-0))*(1500-0.000000001)+0.000000001" office:value-type="float" office:value="937.500000000375" calcext:value-type="float">
            <text:p>937.500000000</text:p>
          </table:table-cell>
          <table:table-cell table:formula="of:=(([.C10]-0)/(1-0))*(1-0.000000001)+0.000000001" office:value-type="float" office:value="0.375000000625" calcext:value-type="float">
            <text:p>0.375000001</text:p>
          </table:table-cell>
          <table:table-cell table:formula="of:=[.G10]*[.J10]" office:value-type="float" office:value="6.75000001125" calcext:value-type="float">
            <text:p>6.750000011</text:p>
          </table:table-cell>
          <table:table-cell table:formula="of:=(([.D10]-0)/(1-0))*(100-0.000000001)+0.000000001" office:value-type="float" office:value="12.500000000875" calcext:value-type="float">
            <text:p>12.500000001</text:p>
          </table:table-cell>
          <table:table-cell table:number-columns-repeated="2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]-0)/(1-0))*(10-0)+0" office:value-type="float" office:value="1.875" calcext:value-type="float">
            <text:p>1.875000000</text:p>
          </table:table-cell>
          <table:table-cell table:formula="of:=(([.B11]-0)/(1-0))*(1500-0.000000001)+0.000000001" office:value-type="float" office:value="468.750000000687" calcext:value-type="float">
            <text:p>468.750000001</text:p>
          </table:table-cell>
          <table:table-cell table:formula="of:=(([.C11]-0)/(1-0))*(1-0.000000001)+0.000000001" office:value-type="float" office:value="0.9375000000625" calcext:value-type="float">
            <text:p>0.937500000</text:p>
          </table:table-cell>
          <table:table-cell table:formula="of:=[.G11]*[.J11]" office:value-type="float" office:value="16.875000001125" calcext:value-type="float">
            <text:p>16.875000001</text:p>
          </table:table-cell>
          <table:table-cell table:formula="of:=(([.D11]-0)/(1-0))*(100-0.000000001)+0.000000001" office:value-type="float" office:value="43.7500000005625" calcext:value-type="float">
            <text:p>43.750000001</text:p>
          </table:table-cell>
          <table:table-cell table:number-columns-repeated="2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]-0)/(1-0))*(10-0)+0" office:value-type="float" office:value="6.875" calcext:value-type="float">
            <text:p>6.875000000</text:p>
          </table:table-cell>
          <table:table-cell table:formula="of:=(([.B12]-0)/(1-0))*(1500-0.000000001)+0.000000001" office:value-type="float" office:value="1218.75000000019" calcext:value-type="float">
            <text:p>1218.750000000</text:p>
          </table:table-cell>
          <table:table-cell table:formula="of:=(([.C12]-0)/(1-0))*(1-0.000000001)+0.000000001" office:value-type="float" office:value="0.4375000005625" calcext:value-type="float">
            <text:p>0.437500001</text:p>
          </table:table-cell>
          <table:table-cell table:formula="of:=[.G12]*[.J12]" office:value-type="float" office:value="7.875000010125" calcext:value-type="float">
            <text:p>7.875000010</text:p>
          </table:table-cell>
          <table:table-cell table:formula="of:=(([.D12]-0)/(1-0))*(100-0.000000001)+0.000000001" office:value-type="float" office:value="93.7500000000625" calcext:value-type="float">
            <text:p>93.750000000</text:p>
          </table:table-cell>
          <table:table-cell table:number-columns-repeated="2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]-0)/(1-0))*(10-0)+0" office:value-type="float" office:value="9.375" calcext:value-type="float">
            <text:p>9.375000000</text:p>
          </table:table-cell>
          <table:table-cell table:formula="of:=(([.B13]-0)/(1-0))*(1500-0.000000001)+0.000000001" office:value-type="float" office:value="93.7500000009375" calcext:value-type="float">
            <text:p>93.750000001</text:p>
          </table:table-cell>
          <table:table-cell table:formula="of:=(([.C13]-0)/(1-0))*(1-0.000000001)+0.000000001" office:value-type="float" office:value="0.6875000003125" calcext:value-type="float">
            <text:p>0.687500000</text:p>
          </table:table-cell>
          <table:table-cell table:formula="of:=[.G13]*[.J13]" office:value-type="float" office:value="12.375000005625" calcext:value-type="float">
            <text:p>12.375000006</text:p>
          </table:table-cell>
          <table:table-cell table:formula="of:=(([.D13]-0)/(1-0))*(100-0.000000001)+0.000000001" office:value-type="float" office:value="18.7500000008125" calcext:value-type="float">
            <text:p>18.750000001</text:p>
          </table:table-cell>
          <table:table-cell table:number-columns-repeated="2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]-0)/(1-0))*(10-0)+0" office:value-type="float" office:value="4.375" calcext:value-type="float">
            <text:p>4.375000000</text:p>
          </table:table-cell>
          <table:table-cell table:formula="of:=(([.B14]-0)/(1-0))*(1500-0.000000001)+0.000000001" office:value-type="float" office:value="843.750000000438" calcext:value-type="float">
            <text:p>843.750000000</text:p>
          </table:table-cell>
          <table:table-cell table:formula="of:=(([.C14]-0)/(1-0))*(1-0.000000001)+0.000000001" office:value-type="float" office:value="0.1875000008125" calcext:value-type="float">
            <text:p>0.187500001</text:p>
          </table:table-cell>
          <table:table-cell table:formula="of:=[.G14]*[.J14]" office:value-type="float" office:value="3.375000014625" calcext:value-type="float">
            <text:p>3.375000015</text:p>
          </table:table-cell>
          <table:table-cell table:formula="of:=(([.D14]-0)/(1-0))*(100-0.000000001)+0.000000001" office:value-type="float" office:value="68.7500000003125" calcext:value-type="float">
            <text:p>68.750000000</text:p>
          </table:table-cell>
          <table:table-cell table:number-columns-repeated="2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]-0)/(1-0))*(10-0)+0" office:value-type="float" office:value="3.125" calcext:value-type="float">
            <text:p>3.125000000</text:p>
          </table:table-cell>
          <table:table-cell table:formula="of:=(([.B15]-0)/(1-0))*(1500-0.000000001)+0.000000001" office:value-type="float" office:value="281.250000000813" calcext:value-type="float">
            <text:p>281.250000001</text:p>
          </table:table-cell>
          <table:table-cell table:formula="of:=(([.C15]-0)/(1-0))*(1-0.000000001)+0.000000001" office:value-type="float" office:value="0.3125000006875" calcext:value-type="float">
            <text:p>0.312500001</text:p>
          </table:table-cell>
          <table:table-cell table:formula="of:=[.G15]*[.J15]" office:value-type="float" office:value="5.625000012375" calcext:value-type="float">
            <text:p>5.625000012</text:p>
          </table:table-cell>
          <table:table-cell table:formula="of:=(([.D15]-0)/(1-0))*(100-0.000000001)+0.000000001" office:value-type="float" office:value="56.2500000004375" calcext:value-type="float">
            <text:p>56.250000000</text:p>
          </table:table-cell>
          <table:table-cell table:number-columns-repeated="2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]-0)/(1-0))*(10-0)+0" office:value-type="float" office:value="8.125" calcext:value-type="float">
            <text:p>8.125000000</text:p>
          </table:table-cell>
          <table:table-cell table:formula="of:=(([.B16]-0)/(1-0))*(1500-0.000000001)+0.000000001" office:value-type="float" office:value="1031.25000000031" calcext:value-type="float">
            <text:p>1031.250000000</text:p>
          </table:table-cell>
          <table:table-cell table:formula="of:=(([.C16]-0)/(1-0))*(1-0.000000001)+0.000000001" office:value-type="float" office:value="0.8125000001875" calcext:value-type="float">
            <text:p>0.812500000</text:p>
          </table:table-cell>
          <table:table-cell table:formula="of:=[.G16]*[.J16]" office:value-type="float" office:value="14.625000003375" calcext:value-type="float">
            <text:p>14.625000003</text:p>
          </table:table-cell>
          <table:table-cell table:formula="of:=(([.D16]-0)/(1-0))*(100-0.000000001)+0.000000001" office:value-type="float" office:value="6.2500000009375" calcext:value-type="float">
            <text:p>6.250000001</text:p>
          </table:table-cell>
          <table:table-cell table:number-columns-repeated="2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]-0)/(1-0))*(10-0)+0" office:value-type="float" office:value="5.625" calcext:value-type="float">
            <text:p>5.625000000</text:p>
          </table:table-cell>
          <table:table-cell table:formula="of:=(([.B17]-0)/(1-0))*(1500-0.000000001)+0.000000001" office:value-type="float" office:value="656.250000000563" calcext:value-type="float">
            <text:p>656.250000001</text:p>
          </table:table-cell>
          <table:table-cell table:formula="of:=(([.C17]-0)/(1-0))*(1-0.000000001)+0.000000001" office:value-type="float" office:value="0.0625000009375" calcext:value-type="float">
            <text:p>0.062500001</text:p>
          </table:table-cell>
          <table:table-cell table:formula="of:=[.G17]*[.J17]" office:value-type="float" office:value="1.125000016875" calcext:value-type="float">
            <text:p>1.125000017</text:p>
          </table:table-cell>
          <table:table-cell table:formula="of:=(([.D17]-0)/(1-0))*(100-0.000000001)+0.000000001" office:value-type="float" office:value="81.2500000001875" calcext:value-type="float">
            <text:p>81.250000000</text:p>
          </table:table-cell>
          <table:table-cell table:number-columns-repeated="2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]-0)/(1-0))*(10-0)+0" office:value-type="float" office:value="0.625" calcext:value-type="float">
            <text:p>0.625000000</text:p>
          </table:table-cell>
          <table:table-cell table:formula="of:=(([.B18]-0)/(1-0))*(1500-0.000000001)+0.000000001" office:value-type="float" office:value="1406.25000000006" calcext:value-type="float">
            <text:p>1406.250000000</text:p>
          </table:table-cell>
          <table:table-cell table:formula="of:=(([.C18]-0)/(1-0))*(1-0.000000001)+0.000000001" office:value-type="float" office:value="0.5625000004375" calcext:value-type="float">
            <text:p>0.562500000</text:p>
          </table:table-cell>
          <table:table-cell table:formula="of:=[.G18]*[.J18]" office:value-type="float" office:value="10.125000007875" calcext:value-type="float">
            <text:p>10.125000008</text:p>
          </table:table-cell>
          <table:table-cell table:formula="of:=(([.D18]-0)/(1-0))*(100-0.000000001)+0.000000001" office:value-type="float" office:value="31.2500000006875" calcext:value-type="float">
            <text:p>31.250000001</text:p>
          </table:table-cell>
          <table:table-cell table:number-columns-repeated="2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number-columns-repeated="2" office:value-type="float" office:value="0.46875" calcext:value-type="float">
            <text:p>0.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]-0)/(1-0))*(10-0)+0" office:value-type="float" office:value="0.9375" calcext:value-type="float">
            <text:p>0.937500000</text:p>
          </table:table-cell>
          <table:table-cell table:formula="of:=(([.B19]-0)/(1-0))*(1500-0.000000001)+0.000000001" office:value-type="float" office:value="703.125000000531" calcext:value-type="float">
            <text:p>703.125000001</text:p>
          </table:table-cell>
          <table:table-cell table:formula="of:=(([.C19]-0)/(1-0))*(1-0.000000001)+0.000000001" office:value-type="float" office:value="0.46875000053125" calcext:value-type="float">
            <text:p>0.468750001</text:p>
          </table:table-cell>
          <table:table-cell table:formula="of:=[.G19]*[.J19]" office:value-type="float" office:value="8.4375000095625" calcext:value-type="float">
            <text:p>8.437500010</text:p>
          </table:table-cell>
          <table:table-cell table:formula="of:=(([.D19]-0)/(1-0))*(100-0.000000001)+0.000000001" office:value-type="float" office:value="65.6250000003437" calcext:value-type="float">
            <text:p>65.625000000</text:p>
          </table:table-cell>
          <table:table-cell table:number-columns-repeated="2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2" office:value-type="float" office:value="0.96875" calcext:value-type="float">
            <text:p>0.96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]-0)/(1-0))*(10-0)+0" office:value-type="float" office:value="5.9375" calcext:value-type="float">
            <text:p>5.937500000</text:p>
          </table:table-cell>
          <table:table-cell table:formula="of:=(([.B20]-0)/(1-0))*(1500-0.000000001)+0.000000001" office:value-type="float" office:value="1453.12500000003" calcext:value-type="float">
            <text:p>1453.125000000</text:p>
          </table:table-cell>
          <table:table-cell table:formula="of:=(([.C20]-0)/(1-0))*(1-0.000000001)+0.000000001" office:value-type="float" office:value="0.96875000003125" calcext:value-type="float">
            <text:p>0.968750000</text:p>
          </table:table-cell>
          <table:table-cell table:formula="of:=[.G20]*[.J20]" office:value-type="float" office:value="17.4375000005625" calcext:value-type="float">
            <text:p>17.437500001</text:p>
          </table:table-cell>
          <table:table-cell table:formula="of:=(([.D20]-0)/(1-0))*(100-0.000000001)+0.000000001" office:value-type="float" office:value="15.6250000008438" calcext:value-type="float">
            <text:p>15.625000001</text:p>
          </table:table-cell>
          <table:table-cell table:number-columns-repeated="2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]-0)/(1-0))*(10-0)+0" office:value-type="float" office:value="8.4375" calcext:value-type="float">
            <text:p>8.437500000</text:p>
          </table:table-cell>
          <table:table-cell table:formula="of:=(([.B21]-0)/(1-0))*(1500-0.000000001)+0.000000001" office:value-type="float" office:value="328.125000000781" calcext:value-type="float">
            <text:p>328.125000001</text:p>
          </table:table-cell>
          <table:table-cell table:formula="of:=(([.C21]-0)/(1-0))*(1-0.000000001)+0.000000001" office:value-type="float" office:value="0.21875000078125" calcext:value-type="float">
            <text:p>0.218750001</text:p>
          </table:table-cell>
          <table:table-cell table:formula="of:=[.G21]*[.J21]" office:value-type="float" office:value="3.9375000140625" calcext:value-type="float">
            <text:p>3.937500014</text:p>
          </table:table-cell>
          <table:table-cell table:formula="of:=(([.D21]-0)/(1-0))*(100-0.000000001)+0.000000001" office:value-type="float" office:value="90.6250000000938" calcext:value-type="float">
            <text:p>90.625000000</text:p>
          </table:table-cell>
          <table:table-cell table:number-columns-repeated="2"/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number-columns-repeated="2" office:value-type="float" office:value="0.71875" calcext:value-type="float">
            <text:p>0.71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]-0)/(1-0))*(10-0)+0" office:value-type="float" office:value="3.4375" calcext:value-type="float">
            <text:p>3.437500000</text:p>
          </table:table-cell>
          <table:table-cell table:formula="of:=(([.B22]-0)/(1-0))*(1500-0.000000001)+0.000000001" office:value-type="float" office:value="1078.12500000028" calcext:value-type="float">
            <text:p>1078.125000000</text:p>
          </table:table-cell>
          <table:table-cell table:formula="of:=(([.C22]-0)/(1-0))*(1-0.000000001)+0.000000001" office:value-type="float" office:value="0.71875000028125" calcext:value-type="float">
            <text:p>0.718750000</text:p>
          </table:table-cell>
          <table:table-cell table:formula="of:=[.G22]*[.J22]" office:value-type="float" office:value="12.9375000050625" calcext:value-type="float">
            <text:p>12.937500005</text:p>
          </table:table-cell>
          <table:table-cell table:formula="of:=(([.D22]-0)/(1-0))*(100-0.000000001)+0.000000001" office:value-type="float" office:value="40.6250000005938" calcext:value-type="float">
            <text:p>40.625000001</text:p>
          </table:table-cell>
          <table:table-cell table:number-columns-repeated="2"/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]-0)/(1-0))*(10-0)+0" office:value-type="float" office:value="4.6875" calcext:value-type="float">
            <text:p>4.687500000</text:p>
          </table:table-cell>
          <table:table-cell table:formula="of:=(([.B23]-0)/(1-0))*(1500-0.000000001)+0.000000001" office:value-type="float" office:value="140.625000000906" calcext:value-type="float">
            <text:p>140.625000001</text:p>
          </table:table-cell>
          <table:table-cell table:formula="of:=(([.C23]-0)/(1-0))*(1-0.000000001)+0.000000001" office:value-type="float" office:value="0.84375000015625" calcext:value-type="float">
            <text:p>0.843750000</text:p>
          </table:table-cell>
          <table:table-cell table:formula="of:=[.G23]*[.J23]" office:value-type="float" office:value="15.1875000028125" calcext:value-type="float">
            <text:p>15.187500003</text:p>
          </table:table-cell>
          <table:table-cell table:formula="of:=(([.D23]-0)/(1-0))*(100-0.000000001)+0.000000001" office:value-type="float" office:value="28.1250000007187" calcext:value-type="float">
            <text:p>28.125000001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]-0)/(1-0))*(10-0)+0" office:value-type="float" office:value="9.6875" calcext:value-type="float">
            <text:p>9.687500000</text:p>
          </table:table-cell>
          <table:table-cell table:formula="of:=(([.B24]-0)/(1-0))*(1500-0.000000001)+0.000000001" office:value-type="float" office:value="890.625000000406" calcext:value-type="float">
            <text:p>890.625000000</text:p>
          </table:table-cell>
          <table:table-cell table:formula="of:=(([.C24]-0)/(1-0))*(1-0.000000001)+0.000000001" office:value-type="float" office:value="0.34375000065625" calcext:value-type="float">
            <text:p>0.343750001</text:p>
          </table:table-cell>
          <table:table-cell table:formula="of:=[.G24]*[.J24]" office:value-type="float" office:value="6.1875000118125" calcext:value-type="float">
            <text:p>6.187500012</text:p>
          </table:table-cell>
          <table:table-cell table:formula="of:=(([.D24]-0)/(1-0))*(100-0.000000001)+0.000000001" office:value-type="float" office:value="78.1250000002188" calcext:value-type="float">
            <text:p>78.125000000</text:p>
          </table:table-cell>
          <table:table-cell table:number-columns-repeated="2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]-0)/(1-0))*(10-0)+0" office:value-type="float" office:value="7.1875" calcext:value-type="float">
            <text:p>7.187500000</text:p>
          </table:table-cell>
          <table:table-cell table:formula="of:=(([.B25]-0)/(1-0))*(1500-0.000000001)+0.000000001" office:value-type="float" office:value="515.625000000656" calcext:value-type="float">
            <text:p>515.625000001</text:p>
          </table:table-cell>
          <table:table-cell table:formula="of:=(([.C25]-0)/(1-0))*(1-0.000000001)+0.000000001" office:value-type="float" office:value="0.59375000040625" calcext:value-type="float">
            <text:p>0.593750000</text:p>
          </table:table-cell>
          <table:table-cell table:formula="of:=[.G25]*[.J25]" office:value-type="float" office:value="10.6875000073125" calcext:value-type="float">
            <text:p>10.687500007</text:p>
          </table:table-cell>
          <table:table-cell table:formula="of:=(([.D25]-0)/(1-0))*(100-0.000000001)+0.000000001" office:value-type="float" office:value="3.12500000096875" calcext:value-type="float">
            <text:p>3.125000001</text:p>
          </table:table-cell>
          <table:table-cell table:number-columns-repeated="2"/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]-0)/(1-0))*(10-0)+0" office:value-type="float" office:value="2.1875" calcext:value-type="float">
            <text:p>2.187500000</text:p>
          </table:table-cell>
          <table:table-cell table:formula="of:=(([.B26]-0)/(1-0))*(1500-0.000000001)+0.000000001" office:value-type="float" office:value="1265.62500000016" calcext:value-type="float">
            <text:p>1265.625000000</text:p>
          </table:table-cell>
          <table:table-cell table:formula="of:=(([.C26]-0)/(1-0))*(1-0.000000001)+0.000000001" office:value-type="float" office:value="0.09375000090625" calcext:value-type="float">
            <text:p>0.093750001</text:p>
          </table:table-cell>
          <table:table-cell table:formula="of:=[.G26]*[.J26]" office:value-type="float" office:value="1.6875000163125" calcext:value-type="float">
            <text:p>1.687500016</text:p>
          </table:table-cell>
          <table:table-cell table:formula="of:=(([.D26]-0)/(1-0))*(100-0.000000001)+0.000000001" office:value-type="float" office:value="53.1250000004687" calcext:value-type="float">
            <text:p>53.12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84375" calcext:value-type="float">
            <text:p>0.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]-0)/(1-0))*(10-0)+0" office:value-type="float" office:value="1.5625" calcext:value-type="float">
            <text:p>1.562500000</text:p>
          </table:table-cell>
          <table:table-cell table:formula="of:=(([.B27]-0)/(1-0))*(1500-0.000000001)+0.000000001" office:value-type="float" office:value="234.375000000844" calcext:value-type="float">
            <text:p>234.375000001</text:p>
          </table:table-cell>
          <table:table-cell table:formula="of:=(([.C27]-0)/(1-0))*(1-0.000000001)+0.000000001" office:value-type="float" office:value="0.53125000046875" calcext:value-type="float">
            <text:p>0.531250000</text:p>
          </table:table-cell>
          <table:table-cell table:formula="of:=[.G27]*[.J27]" office:value-type="float" office:value="9.5625000084375" calcext:value-type="float">
            <text:p>9.562500008</text:p>
          </table:table-cell>
          <table:table-cell table:formula="of:=(([.D27]-0)/(1-0))*(100-0.000000001)+0.000000001" office:value-type="float" office:value="84.3750000001563" calcext:value-type="float">
            <text:p>84.3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5625" calcext:value-type="float">
            <text:p>0.65625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.34375" calcext:value-type="float">
            <text:p>0.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]-0)/(1-0))*(10-0)+0" office:value-type="float" office:value="6.5625" calcext:value-type="float">
            <text:p>6.562500000</text:p>
          </table:table-cell>
          <table:table-cell table:formula="of:=(([.B28]-0)/(1-0))*(1500-0.000000001)+0.000000001" office:value-type="float" office:value="984.375000000344" calcext:value-type="float">
            <text:p>984.375000000</text:p>
          </table:table-cell>
          <table:table-cell table:formula="of:=(([.C28]-0)/(1-0))*(1-0.000000001)+0.000000001" office:value-type="float" office:value="0.03125000096875" calcext:value-type="float">
            <text:p>0.031250001</text:p>
          </table:table-cell>
          <table:table-cell table:formula="of:=[.G28]*[.J28]" office:value-type="float" office:value="0.5625000174375" calcext:value-type="float">
            <text:p>0.562500017</text:p>
          </table:table-cell>
          <table:table-cell table:formula="of:=(([.D28]-0)/(1-0))*(100-0.000000001)+0.000000001" office:value-type="float" office:value="34.3750000006562" calcext:value-type="float">
            <text:p>34.375000001</text:p>
          </table:table-cell>
          <table:table-cell table:number-columns-repeated="2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]-0)/(1-0))*(10-0)+0" office:value-type="float" office:value="9.0625" calcext:value-type="float">
            <text:p>9.062500000</text:p>
          </table:table-cell>
          <table:table-cell table:formula="of:=(([.B29]-0)/(1-0))*(1500-0.000000001)+0.000000001" office:value-type="float" office:value="609.375000000594" calcext:value-type="float">
            <text:p>609.375000001</text:p>
          </table:table-cell>
          <table:table-cell table:formula="of:=(([.C29]-0)/(1-0))*(1-0.000000001)+0.000000001" office:value-type="float" office:value="0.78125000021875" calcext:value-type="float">
            <text:p>0.781250000</text:p>
          </table:table-cell>
          <table:table-cell table:formula="of:=[.G29]*[.J29]" office:value-type="float" office:value="14.0625000039375" calcext:value-type="float">
            <text:p>14.062500004</text:p>
          </table:table-cell>
          <table:table-cell table:formula="of:=(([.D29]-0)/(1-0))*(100-0.000000001)+0.000000001" office:value-type="float" office:value="59.3750000004062" calcext:value-type="float">
            <text:p>59.375000000</text:p>
          </table:table-cell>
          <table:table-cell table:number-columns-repeated="2"/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]-0)/(1-0))*(10-0)+0" office:value-type="float" office:value="4.0625" calcext:value-type="float">
            <text:p>4.062500000</text:p>
          </table:table-cell>
          <table:table-cell table:formula="of:=(([.B30]-0)/(1-0))*(1500-0.000000001)+0.000000001" office:value-type="float" office:value="1359.37500000009" calcext:value-type="float">
            <text:p>1359.375000000</text:p>
          </table:table-cell>
          <table:table-cell table:formula="of:=(([.C30]-0)/(1-0))*(1-0.000000001)+0.000000001" office:value-type="float" office:value="0.28125000071875" calcext:value-type="float">
            <text:p>0.281250001</text:p>
          </table:table-cell>
          <table:table-cell table:formula="of:=[.G30]*[.J30]" office:value-type="float" office:value="5.0625000129375" calcext:value-type="float">
            <text:p>5.062500013</text:p>
          </table:table-cell>
          <table:table-cell table:formula="of:=(([.D30]-0)/(1-0))*(100-0.000000001)+0.000000001" office:value-type="float" office:value="9.37500000090625" calcext:value-type="float">
            <text:p>9.3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]-0)/(1-0))*(10-0)+0" office:value-type="float" office:value="2.8125" calcext:value-type="float">
            <text:p>2.812500000</text:p>
          </table:table-cell>
          <table:table-cell table:formula="of:=(([.B31]-0)/(1-0))*(1500-0.000000001)+0.000000001" office:value-type="float" office:value="421.875000000719" calcext:value-type="float">
            <text:p>421.875000001</text:p>
          </table:table-cell>
          <table:table-cell table:formula="of:=(([.C31]-0)/(1-0))*(1-0.000000001)+0.000000001" office:value-type="float" office:value="0.15625000084375" calcext:value-type="float">
            <text:p>0.156250001</text:p>
          </table:table-cell>
          <table:table-cell table:formula="of:=[.G31]*[.J31]" office:value-type="float" office:value="2.8125000151875" calcext:value-type="float">
            <text:p>2.812500015</text:p>
          </table:table-cell>
          <table:table-cell table:formula="of:=(([.D31]-0)/(1-0))*(100-0.000000001)+0.000000001" office:value-type="float" office:value="21.8750000007812" calcext:value-type="float">
            <text:p>21.8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]-0)/(1-0))*(10-0)+0" office:value-type="float" office:value="7.8125" calcext:value-type="float">
            <text:p>7.812500000</text:p>
          </table:table-cell>
          <table:table-cell table:formula="of:=(([.B32]-0)/(1-0))*(1500-0.000000001)+0.000000001" office:value-type="float" office:value="1171.87500000022" calcext:value-type="float">
            <text:p>1171.875000000</text:p>
          </table:table-cell>
          <table:table-cell table:formula="of:=(([.C32]-0)/(1-0))*(1-0.000000001)+0.000000001" office:value-type="float" office:value="0.65625000034375" calcext:value-type="float">
            <text:p>0.656250000</text:p>
          </table:table-cell>
          <table:table-cell table:formula="of:=[.G32]*[.J32]" office:value-type="float" office:value="11.8125000061875" calcext:value-type="float">
            <text:p>11.812500006</text:p>
          </table:table-cell>
          <table:table-cell table:formula="of:=(([.D32]-0)/(1-0))*(100-0.000000001)+0.000000001" office:value-type="float" office:value="71.8750000002813" calcext:value-type="float">
            <text:p>71.875000000</text:p>
          </table:table-cell>
          <table:table-cell table:number-columns-repeated="2"/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46875" calcext:value-type="float">
            <text:p>0.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]-0)/(1-0))*(10-0)+0" office:value-type="float" office:value="5.3125" calcext:value-type="float">
            <text:p>5.312500000</text:p>
          </table:table-cell>
          <table:table-cell table:formula="of:=(([.B33]-0)/(1-0))*(1500-0.000000001)+0.000000001" office:value-type="float" office:value="46.8750000009687" calcext:value-type="float">
            <text:p>46.875000001</text:p>
          </table:table-cell>
          <table:table-cell table:formula="of:=(([.C33]-0)/(1-0))*(1-0.000000001)+0.000000001" office:value-type="float" office:value="0.40625000059375" calcext:value-type="float">
            <text:p>0.406250001</text:p>
          </table:table-cell>
          <table:table-cell table:formula="of:=[.G33]*[.J33]" office:value-type="float" office:value="7.3125000106875" calcext:value-type="float">
            <text:p>7.312500011</text:p>
          </table:table-cell>
          <table:table-cell table:formula="of:=(([.D33]-0)/(1-0))*(100-0.000000001)+0.000000001" office:value-type="float" office:value="46.8750000005313" calcext:value-type="float">
            <text:p>46.875000001</text:p>
          </table:table-cell>
          <table:table-cell table:number-columns-repeated="2"/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6875" calcext:value-type="float">
            <text:p>0.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]-0)/(1-0))*(10-0)+0" office:value-type="float" office:value="0.3125" calcext:value-type="float">
            <text:p>0.312500000</text:p>
          </table:table-cell>
          <table:table-cell table:formula="of:=(([.B34]-0)/(1-0))*(1500-0.000000001)+0.000000001" office:value-type="float" office:value="796.875000000469" calcext:value-type="float">
            <text:p>796.875000000</text:p>
          </table:table-cell>
          <table:table-cell table:formula="of:=(([.C34]-0)/(1-0))*(1-0.000000001)+0.000000001" office:value-type="float" office:value="0.90625000009375" calcext:value-type="float">
            <text:p>0.906250000</text:p>
          </table:table-cell>
          <table:table-cell table:formula="of:=[.G34]*[.J34]" office:value-type="float" office:value="16.3125000016875" calcext:value-type="float">
            <text:p>16.312500002</text:p>
          </table:table-cell>
          <table:table-cell table:formula="of:=(([.D34]-0)/(1-0))*(100-0.000000001)+0.000000001" office:value-type="float" office:value="96.8750000000313" calcext:value-type="float">
            <text:p>96.875000000</text:p>
          </table:table-cell>
          <table:table-cell table:number-columns-repeated="2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]-0)/(1-0))*(10-0)+0" office:value-type="float" office:value="0.46875" calcext:value-type="float">
            <text:p>0.468750000</text:p>
          </table:table-cell>
          <table:table-cell table:formula="of:=(([.B35]-0)/(1-0))*(1500-0.000000001)+0.000000001" office:value-type="float" office:value="398.437500000734" calcext:value-type="float">
            <text:p>398.437500001</text:p>
          </table:table-cell>
          <table:table-cell table:formula="of:=(([.C35]-0)/(1-0))*(1-0.000000001)+0.000000001" office:value-type="float" office:value="0.703125000296875" calcext:value-type="float">
            <text:p>0.703125000</text:p>
          </table:table-cell>
          <table:table-cell table:formula="of:=[.G35]*[.J35]" office:value-type="float" office:value="12.6562500053438" calcext:value-type="float">
            <text:p>12.656250005</text:p>
          </table:table-cell>
          <table:table-cell table:formula="of:=(([.D35]-0)/(1-0))*(100-0.000000001)+0.000000001" office:value-type="float" office:value="54.6875000004531" calcext:value-type="float">
            <text:p>54.687500000</text:p>
          </table:table-cell>
          <table:table-cell table:number-columns-repeated="2"/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]-0)/(1-0))*(10-0)+0" office:value-type="float" office:value="5.46875" calcext:value-type="float">
            <text:p>5.468750000</text:p>
          </table:table-cell>
          <table:table-cell table:formula="of:=(([.B36]-0)/(1-0))*(1500-0.000000001)+0.000000001" office:value-type="float" office:value="1148.43750000023" calcext:value-type="float">
            <text:p>1148.437500000</text:p>
          </table:table-cell>
          <table:table-cell table:formula="of:=(([.C36]-0)/(1-0))*(1-0.000000001)+0.000000001" office:value-type="float" office:value="0.203125000796875" calcext:value-type="float">
            <text:p>0.203125001</text:p>
          </table:table-cell>
          <table:table-cell table:formula="of:=[.G36]*[.J36]" office:value-type="float" office:value="3.65625001434375" calcext:value-type="float">
            <text:p>3.656250014</text:p>
          </table:table-cell>
          <table:table-cell table:formula="of:=(([.D36]-0)/(1-0))*(100-0.000000001)+0.000000001" office:value-type="float" office:value="4.68750000095313" calcext:value-type="float">
            <text:p>4.687500001</text:p>
          </table:table-cell>
          <table:table-cell table:number-columns-repeated="2"/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]-0)/(1-0))*(10-0)+0" office:value-type="float" office:value="7.96875" calcext:value-type="float">
            <text:p>7.968750000</text:p>
          </table:table-cell>
          <table:table-cell table:formula="of:=(([.B37]-0)/(1-0))*(1500-0.000000001)+0.000000001" office:value-type="float" office:value="23.4375000009844" calcext:value-type="float">
            <text:p>23.437500001</text:p>
          </table:table-cell>
          <table:table-cell table:formula="of:=(([.C37]-0)/(1-0))*(1-0.000000001)+0.000000001" office:value-type="float" office:value="0.953125000046875" calcext:value-type="float">
            <text:p>0.953125000</text:p>
          </table:table-cell>
          <table:table-cell table:formula="of:=[.G37]*[.J37]" office:value-type="float" office:value="17.1562500008437" calcext:value-type="float">
            <text:p>17.156250001</text:p>
          </table:table-cell>
          <table:table-cell table:formula="of:=(([.D37]-0)/(1-0))*(100-0.000000001)+0.000000001" office:value-type="float" office:value="79.6875000002031" calcext:value-type="float">
            <text:p>79.687500000</text:p>
          </table:table-cell>
          <table:table-cell table:number-columns-repeated="2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]-0)/(1-0))*(10-0)+0" office:value-type="float" office:value="2.96875" calcext:value-type="float">
            <text:p>2.968750000</text:p>
          </table:table-cell>
          <table:table-cell table:formula="of:=(([.B38]-0)/(1-0))*(1500-0.000000001)+0.000000001" office:value-type="float" office:value="773.437500000484" calcext:value-type="float">
            <text:p>773.437500000</text:p>
          </table:table-cell>
          <table:table-cell table:formula="of:=(([.C38]-0)/(1-0))*(1-0.000000001)+0.000000001" office:value-type="float" office:value="0.453125000546875" calcext:value-type="float">
            <text:p>0.453125001</text:p>
          </table:table-cell>
          <table:table-cell table:formula="of:=[.G38]*[.J38]" office:value-type="float" office:value="8.15625000984375" calcext:value-type="float">
            <text:p>8.156250010</text:p>
          </table:table-cell>
          <table:table-cell table:formula="of:=(([.D38]-0)/(1-0))*(100-0.000000001)+0.000000001" office:value-type="float" office:value="29.6875000007031" calcext:value-type="float">
            <text:p>29.687500001</text:p>
          </table:table-cell>
          <table:table-cell table:number-columns-repeated="2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]-0)/(1-0))*(10-0)+0" office:value-type="float" office:value="4.21875" calcext:value-type="float">
            <text:p>4.218750000</text:p>
          </table:table-cell>
          <table:table-cell table:formula="of:=(([.B39]-0)/(1-0))*(1500-0.000000001)+0.000000001" office:value-type="float" office:value="210.937500000859" calcext:value-type="float">
            <text:p>210.937500001</text:p>
          </table:table-cell>
          <table:table-cell table:formula="of:=(([.C39]-0)/(1-0))*(1-0.000000001)+0.000000001" office:value-type="float" office:value="0.078125000921875" calcext:value-type="float">
            <text:p>0.078125001</text:p>
          </table:table-cell>
          <table:table-cell table:formula="of:=[.G39]*[.J39]" office:value-type="float" office:value="1.40625001659375" calcext:value-type="float">
            <text:p>1.406250017</text:p>
          </table:table-cell>
          <table:table-cell table:formula="of:=(([.D39]-0)/(1-0))*(100-0.000000001)+0.000000001" office:value-type="float" office:value="42.1875000005781" calcext:value-type="float">
            <text:p>42.187500001</text:p>
          </table:table-cell>
          <table:table-cell table:number-columns-repeated="2"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]-0)/(1-0))*(10-0)+0" office:value-type="float" office:value="9.21875" calcext:value-type="float">
            <text:p>9.218750000</text:p>
          </table:table-cell>
          <table:table-cell table:formula="of:=(([.B40]-0)/(1-0))*(1500-0.000000001)+0.000000001" office:value-type="float" office:value="960.937500000359" calcext:value-type="float">
            <text:p>960.937500000</text:p>
          </table:table-cell>
          <table:table-cell table:formula="of:=(([.C40]-0)/(1-0))*(1-0.000000001)+0.000000001" office:value-type="float" office:value="0.578125000421875" calcext:value-type="float">
            <text:p>0.578125000</text:p>
          </table:table-cell>
          <table:table-cell table:formula="of:=[.G40]*[.J40]" office:value-type="float" office:value="10.4062500075938" calcext:value-type="float">
            <text:p>10.406250008</text:p>
          </table:table-cell>
          <table:table-cell table:formula="of:=(([.D40]-0)/(1-0))*(100-0.000000001)+0.000000001" office:value-type="float" office:value="92.1875000000781" calcext:value-type="float">
            <text:p>92.187500000</text:p>
          </table:table-cell>
          <table:table-cell table:number-columns-repeated="2"/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]-0)/(1-0))*(10-0)+0" office:value-type="float" office:value="6.71875" calcext:value-type="float">
            <text:p>6.718750000</text:p>
          </table:table-cell>
          <table:table-cell table:formula="of:=(([.B41]-0)/(1-0))*(1500-0.000000001)+0.000000001" office:value-type="float" office:value="585.937500000609" calcext:value-type="float">
            <text:p>585.937500001</text:p>
          </table:table-cell>
          <table:table-cell table:formula="of:=(([.C41]-0)/(1-0))*(1-0.000000001)+0.000000001" office:value-type="float" office:value="0.328125000671875" calcext:value-type="float">
            <text:p>0.328125001</text:p>
          </table:table-cell>
          <table:table-cell table:formula="of:=[.G41]*[.J41]" office:value-type="float" office:value="5.90625001209375" calcext:value-type="float">
            <text:p>5.906250012</text:p>
          </table:table-cell>
          <table:table-cell table:formula="of:=(([.D41]-0)/(1-0))*(100-0.000000001)+0.000000001" office:value-type="float" office:value="17.1875000008281" calcext:value-type="float">
            <text:p>17.187500001</text:p>
          </table:table-cell>
          <table:table-cell table:number-columns-repeated="2"/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]-0)/(1-0))*(10-0)+0" office:value-type="float" office:value="1.71875" calcext:value-type="float">
            <text:p>1.718750000</text:p>
          </table:table-cell>
          <table:table-cell table:formula="of:=(([.B42]-0)/(1-0))*(1500-0.000000001)+0.000000001" office:value-type="float" office:value="1335.93750000011" calcext:value-type="float">
            <text:p>1335.937500000</text:p>
          </table:table-cell>
          <table:table-cell table:formula="of:=(([.C42]-0)/(1-0))*(1-0.000000001)+0.000000001" office:value-type="float" office:value="0.828125000171875" calcext:value-type="float">
            <text:p>0.828125000</text:p>
          </table:table-cell>
          <table:table-cell table:formula="of:=[.G42]*[.J42]" office:value-type="float" office:value="14.9062500030937" calcext:value-type="float">
            <text:p>14.906250003</text:p>
          </table:table-cell>
          <table:table-cell table:formula="of:=(([.D42]-0)/(1-0))*(100-0.000000001)+0.000000001" office:value-type="float" office:value="67.1875000003281" calcext:value-type="float">
            <text:p>67.187500000</text:p>
          </table:table-cell>
          <table:table-cell table:number-columns-repeated="2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]-0)/(1-0))*(10-0)+0" office:value-type="float" office:value="2.34375" calcext:value-type="float">
            <text:p>2.343750000</text:p>
          </table:table-cell>
          <table:table-cell table:formula="of:=(([.B43]-0)/(1-0))*(1500-0.000000001)+0.000000001" office:value-type="float" office:value="117.187500000922" calcext:value-type="float">
            <text:p>117.187500001</text:p>
          </table:table-cell>
          <table:table-cell table:formula="of:=(([.C43]-0)/(1-0))*(1-0.000000001)+0.000000001" office:value-type="float" office:value="0.265625000734375" calcext:value-type="float">
            <text:p>0.265625001</text:p>
          </table:table-cell>
          <table:table-cell table:formula="of:=[.G43]*[.J43]" office:value-type="float" office:value="4.78125001321875" calcext:value-type="float">
            <text:p>4.781250013</text:p>
          </table:table-cell>
          <table:table-cell table:formula="of:=(([.D43]-0)/(1-0))*(100-0.000000001)+0.000000001" office:value-type="float" office:value="98.4375000000156" calcext:value-type="float">
            <text:p>98.437500000</text:p>
          </table:table-cell>
          <table:table-cell table:number-columns-repeated="2"/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]-0)/(1-0))*(10-0)+0" office:value-type="float" office:value="7.34375" calcext:value-type="float">
            <text:p>7.343750000</text:p>
          </table:table-cell>
          <table:table-cell table:formula="of:=(([.B44]-0)/(1-0))*(1500-0.000000001)+0.000000001" office:value-type="float" office:value="867.187500000422" calcext:value-type="float">
            <text:p>867.187500000</text:p>
          </table:table-cell>
          <table:table-cell table:formula="of:=(([.C44]-0)/(1-0))*(1-0.000000001)+0.000000001" office:value-type="float" office:value="0.765625000234375" calcext:value-type="float">
            <text:p>0.765625000</text:p>
          </table:table-cell>
          <table:table-cell table:formula="of:=[.G44]*[.J44]" office:value-type="float" office:value="13.7812500042188" calcext:value-type="float">
            <text:p>13.781250004</text:p>
          </table:table-cell>
          <table:table-cell table:formula="of:=(([.D44]-0)/(1-0))*(100-0.000000001)+0.000000001" office:value-type="float" office:value="48.4375000005156" calcext:value-type="float">
            <text:p>48.437500001</text:p>
          </table:table-cell>
          <table:table-cell table:number-columns-repeated="2"/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]-0)/(1-0))*(10-0)+0" office:value-type="float" office:value="9.84375" calcext:value-type="float">
            <text:p>9.843750000</text:p>
          </table:table-cell>
          <table:table-cell table:formula="of:=(([.B45]-0)/(1-0))*(1500-0.000000001)+0.000000001" office:value-type="float" office:value="492.187500000672" calcext:value-type="float">
            <text:p>492.187500001</text:p>
          </table:table-cell>
          <table:table-cell table:formula="of:=(([.C45]-0)/(1-0))*(1-0.000000001)+0.000000001" office:value-type="float" office:value="0.015625000984375" calcext:value-type="float">
            <text:p>0.015625001</text:p>
          </table:table-cell>
          <table:table-cell table:formula="of:=[.G45]*[.J45]" office:value-type="float" office:value="0.28125001771875" calcext:value-type="float">
            <text:p>0.281250018</text:p>
          </table:table-cell>
          <table:table-cell table:formula="of:=(([.D45]-0)/(1-0))*(100-0.000000001)+0.000000001" office:value-type="float" office:value="73.4375000002656" calcext:value-type="float">
            <text:p>73.437500000</text:p>
          </table:table-cell>
          <table:table-cell table:number-columns-repeated="2"/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]-0)/(1-0))*(10-0)+0" office:value-type="float" office:value="4.84375" calcext:value-type="float">
            <text:p>4.843750000</text:p>
          </table:table-cell>
          <table:table-cell table:formula="of:=(([.B46]-0)/(1-0))*(1500-0.000000001)+0.000000001" office:value-type="float" office:value="1242.18750000017" calcext:value-type="float">
            <text:p>1242.187500000</text:p>
          </table:table-cell>
          <table:table-cell table:formula="of:=(([.C46]-0)/(1-0))*(1-0.000000001)+0.000000001" office:value-type="float" office:value="0.515625000484375" calcext:value-type="float">
            <text:p>0.515625000</text:p>
          </table:table-cell>
          <table:table-cell table:formula="of:=[.G46]*[.J46]" office:value-type="float" office:value="9.28125000871875" calcext:value-type="float">
            <text:p>9.281250009</text:p>
          </table:table-cell>
          <table:table-cell table:formula="of:=(([.D46]-0)/(1-0))*(100-0.000000001)+0.000000001" office:value-type="float" office:value="23.4375000007656" calcext:value-type="float">
            <text:p>23.437500001</text:p>
          </table:table-cell>
          <table:table-cell table:number-columns-repeated="2"/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]-0)/(1-0))*(10-0)+0" office:value-type="float" office:value="3.59375" calcext:value-type="float">
            <text:p>3.593750000</text:p>
          </table:table-cell>
          <table:table-cell table:formula="of:=(([.B47]-0)/(1-0))*(1500-0.000000001)+0.000000001" office:value-type="float" office:value="679.687500000547" calcext:value-type="float">
            <text:p>679.687500001</text:p>
          </table:table-cell>
          <table:table-cell table:formula="of:=(([.C47]-0)/(1-0))*(1-0.000000001)+0.000000001" office:value-type="float" office:value="0.890625000109375" calcext:value-type="float">
            <text:p>0.890625000</text:p>
          </table:table-cell>
          <table:table-cell table:formula="of:=[.G47]*[.J47]" office:value-type="float" office:value="16.0312500019688" calcext:value-type="float">
            <text:p>16.031250002</text:p>
          </table:table-cell>
          <table:table-cell table:formula="of:=(([.D47]-0)/(1-0))*(100-0.000000001)+0.000000001" office:value-type="float" office:value="10.9375000008906" calcext:value-type="float">
            <text:p>10.937500001</text:p>
          </table:table-cell>
          <table:table-cell table:number-columns-repeated="2"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]-0)/(1-0))*(10-0)+0" office:value-type="float" office:value="8.59375" calcext:value-type="float">
            <text:p>8.593750000</text:p>
          </table:table-cell>
          <table:table-cell table:formula="of:=(([.B48]-0)/(1-0))*(1500-0.000000001)+0.000000001" office:value-type="float" office:value="1429.68750000005" calcext:value-type="float">
            <text:p>1429.687500000</text:p>
          </table:table-cell>
          <table:table-cell table:formula="of:=(([.C48]-0)/(1-0))*(1-0.000000001)+0.000000001" office:value-type="float" office:value="0.390625000609375" calcext:value-type="float">
            <text:p>0.390625001</text:p>
          </table:table-cell>
          <table:table-cell table:formula="of:=[.G48]*[.J48]" office:value-type="float" office:value="7.03125001096875" calcext:value-type="float">
            <text:p>7.031250011</text:p>
          </table:table-cell>
          <table:table-cell table:formula="of:=(([.D48]-0)/(1-0))*(100-0.000000001)+0.000000001" office:value-type="float" office:value="60.9375000003906" calcext:value-type="float">
            <text:p>60.937500000</text:p>
          </table:table-cell>
          <table:table-cell table:number-columns-repeated="2"/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]-0)/(1-0))*(10-0)+0" office:value-type="float" office:value="6.09375" calcext:value-type="float">
            <text:p>6.093750000</text:p>
          </table:table-cell>
          <table:table-cell table:formula="of:=(([.B49]-0)/(1-0))*(1500-0.000000001)+0.000000001" office:value-type="float" office:value="304.687500000797" calcext:value-type="float">
            <text:p>304.687500001</text:p>
          </table:table-cell>
          <table:table-cell table:formula="of:=(([.C49]-0)/(1-0))*(1-0.000000001)+0.000000001" office:value-type="float" office:value="0.640625000359375" calcext:value-type="float">
            <text:p>0.640625000</text:p>
          </table:table-cell>
          <table:table-cell table:formula="of:=[.G49]*[.J49]" office:value-type="float" office:value="11.5312500064688" calcext:value-type="float">
            <text:p>11.531250006</text:p>
          </table:table-cell>
          <table:table-cell table:formula="of:=(([.D49]-0)/(1-0))*(100-0.000000001)+0.000000001" office:value-type="float" office:value="35.9375000006406" calcext:value-type="float">
            <text:p>35.937500001</text:p>
          </table:table-cell>
          <table:table-cell table:number-columns-repeated="2"/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]-0)/(1-0))*(10-0)+0" office:value-type="float" office:value="1.09375" calcext:value-type="float">
            <text:p>1.093750000</text:p>
          </table:table-cell>
          <table:table-cell table:formula="of:=(([.B50]-0)/(1-0))*(1500-0.000000001)+0.000000001" office:value-type="float" office:value="1054.6875000003" calcext:value-type="float">
            <text:p>1054.687500000</text:p>
          </table:table-cell>
          <table:table-cell table:formula="of:=(([.C50]-0)/(1-0))*(1-0.000000001)+0.000000001" office:value-type="float" office:value="0.140625000859375" calcext:value-type="float">
            <text:p>0.140625001</text:p>
          </table:table-cell>
          <table:table-cell table:formula="of:=[.G50]*[.J50]" office:value-type="float" office:value="2.53125001546875" calcext:value-type="float">
            <text:p>2.531250015</text:p>
          </table:table-cell>
          <table:table-cell table:formula="of:=(([.D50]-0)/(1-0))*(100-0.000000001)+0.000000001" office:value-type="float" office:value="85.9375000001406" calcext:value-type="float">
            <text:p>85.937500000</text:p>
          </table:table-cell>
          <table:table-cell table:number-columns-repeated="2"/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]-0)/(1-0))*(10-0)+0" office:value-type="float" office:value="0.78125" calcext:value-type="float">
            <text:p>0.781250000</text:p>
          </table:table-cell>
          <table:table-cell table:formula="of:=(([.B51]-0)/(1-0))*(1500-0.000000001)+0.000000001" office:value-type="float" office:value="351.562500000766" calcext:value-type="float">
            <text:p>351.562500001</text:p>
          </table:table-cell>
          <table:table-cell table:formula="of:=(([.C51]-0)/(1-0))*(1-0.000000001)+0.000000001" office:value-type="float" office:value="0.796875000203125" calcext:value-type="float">
            <text:p>0.796875000</text:p>
          </table:table-cell>
          <table:table-cell table:formula="of:=[.G51]*[.J51]" office:value-type="float" office:value="14.3437500036562" calcext:value-type="float">
            <text:p>14.343750004</text:p>
          </table:table-cell>
          <table:table-cell table:formula="of:=(([.D51]-0)/(1-0))*(100-0.000000001)+0.000000001" office:value-type="float" office:value="14.0625000008594" calcext:value-type="float">
            <text:p>14.062500001</text:p>
          </table:table-cell>
          <table:table-cell table:number-columns-repeated="2"/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2]-0)/(1-0))*(10-0)+0" office:value-type="float" office:value="5.78125" calcext:value-type="float">
            <text:p>5.781250000</text:p>
          </table:table-cell>
          <table:table-cell table:formula="of:=(([.B52]-0)/(1-0))*(1500-0.000000001)+0.000000001" office:value-type="float" office:value="1101.56250000027" calcext:value-type="float">
            <text:p>1101.562500000</text:p>
          </table:table-cell>
          <table:table-cell table:formula="of:=(([.C52]-0)/(1-0))*(1-0.000000001)+0.000000001" office:value-type="float" office:value="0.296875000703125" calcext:value-type="float">
            <text:p>0.296875001</text:p>
          </table:table-cell>
          <table:table-cell table:formula="of:=[.G52]*[.J52]" office:value-type="float" office:value="5.34375001265625" calcext:value-type="float">
            <text:p>5.343750013</text:p>
          </table:table-cell>
          <table:table-cell table:formula="of:=(([.D52]-0)/(1-0))*(100-0.000000001)+0.000000001" office:value-type="float" office:value="64.0625000003594" calcext:value-type="float">
            <text:p>64.062500000</text:p>
          </table:table-cell>
          <table:table-cell table:number-columns-repeated="2"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3]-0)/(1-0))*(10-0)+0" office:value-type="float" office:value="8.28125" calcext:value-type="float">
            <text:p>8.281250000</text:p>
          </table:table-cell>
          <table:table-cell table:formula="of:=(([.B53]-0)/(1-0))*(1500-0.000000001)+0.000000001" office:value-type="float" office:value="726.562500000516" calcext:value-type="float">
            <text:p>726.562500001</text:p>
          </table:table-cell>
          <table:table-cell table:formula="of:=(([.C53]-0)/(1-0))*(1-0.000000001)+0.000000001" office:value-type="float" office:value="0.546875000453125" calcext:value-type="float">
            <text:p>0.546875000</text:p>
          </table:table-cell>
          <table:table-cell table:formula="of:=[.G53]*[.J53]" office:value-type="float" office:value="9.84375000815625" calcext:value-type="float">
            <text:p>9.843750008</text:p>
          </table:table-cell>
          <table:table-cell table:formula="of:=(([.D53]-0)/(1-0))*(100-0.000000001)+0.000000001" office:value-type="float" office:value="39.0625000006094" calcext:value-type="float">
            <text:p>39.062500001</text:p>
          </table:table-cell>
          <table:table-cell table:number-columns-repeated="2"/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4]-0)/(1-0))*(10-0)+0" office:value-type="float" office:value="3.28125" calcext:value-type="float">
            <text:p>3.281250000</text:p>
          </table:table-cell>
          <table:table-cell table:formula="of:=(([.B54]-0)/(1-0))*(1500-0.000000001)+0.000000001" office:value-type="float" office:value="1476.56250000002" calcext:value-type="float">
            <text:p>1476.562500000</text:p>
          </table:table-cell>
          <table:table-cell table:formula="of:=(([.C54]-0)/(1-0))*(1-0.000000001)+0.000000001" office:value-type="float" office:value="0.046875000953125" calcext:value-type="float">
            <text:p>0.046875001</text:p>
          </table:table-cell>
          <table:table-cell table:formula="of:=[.G54]*[.J54]" office:value-type="float" office:value="0.84375001715625" calcext:value-type="float">
            <text:p>0.843750017</text:p>
          </table:table-cell>
          <table:table-cell table:formula="of:=(([.D54]-0)/(1-0))*(100-0.000000001)+0.000000001" office:value-type="float" office:value="89.0625000001094" calcext:value-type="float">
            <text:p>89.062500000</text:p>
          </table:table-cell>
          <table:table-cell table:number-columns-repeated="2"/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5]-0)/(1-0))*(10-0)+0" office:value-type="float" office:value="4.53125" calcext:value-type="float">
            <text:p>4.531250000</text:p>
          </table:table-cell>
          <table:table-cell table:formula="of:=(([.B55]-0)/(1-0))*(1500-0.000000001)+0.000000001" office:value-type="float" office:value="539.062500000641" calcext:value-type="float">
            <text:p>539.062500001</text:p>
          </table:table-cell>
          <table:table-cell table:formula="of:=(([.C55]-0)/(1-0))*(1-0.000000001)+0.000000001" office:value-type="float" office:value="0.421875000578125" calcext:value-type="float">
            <text:p>0.421875001</text:p>
          </table:table-cell>
          <table:table-cell table:formula="of:=[.G55]*[.J55]" office:value-type="float" office:value="7.59375001040625" calcext:value-type="float">
            <text:p>7.593750010</text:p>
          </table:table-cell>
          <table:table-cell table:formula="of:=(([.D55]-0)/(1-0))*(100-0.000000001)+0.000000001" office:value-type="float" office:value="76.5625000002344" calcext:value-type="float">
            <text:p>76.562500000</text:p>
          </table:table-cell>
          <table:table-cell table:number-columns-repeated="2"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6]-0)/(1-0))*(10-0)+0" office:value-type="float" office:value="9.53125" calcext:value-type="float">
            <text:p>9.531250000</text:p>
          </table:table-cell>
          <table:table-cell table:formula="of:=(([.B56]-0)/(1-0))*(1500-0.000000001)+0.000000001" office:value-type="float" office:value="1289.06250000014" calcext:value-type="float">
            <text:p>1289.062500000</text:p>
          </table:table-cell>
          <table:table-cell table:formula="of:=(([.C56]-0)/(1-0))*(1-0.000000001)+0.000000001" office:value-type="float" office:value="0.921875000078125" calcext:value-type="float">
            <text:p>0.921875000</text:p>
          </table:table-cell>
          <table:table-cell table:formula="of:=[.G56]*[.J56]" office:value-type="float" office:value="16.5937500014062" calcext:value-type="float">
            <text:p>16.593750001</text:p>
          </table:table-cell>
          <table:table-cell table:formula="of:=(([.D56]-0)/(1-0))*(100-0.000000001)+0.000000001" office:value-type="float" office:value="26.5625000007344" calcext:value-type="float">
            <text:p>26.562500001</text:p>
          </table:table-cell>
          <table:table-cell table:number-columns-repeated="2"/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7]-0)/(1-0))*(10-0)+0" office:value-type="float" office:value="7.03125" calcext:value-type="float">
            <text:p>7.031250000</text:p>
          </table:table-cell>
          <table:table-cell table:formula="of:=(([.B57]-0)/(1-0))*(1500-0.000000001)+0.000000001" office:value-type="float" office:value="164.062500000891" calcext:value-type="float">
            <text:p>164.062500001</text:p>
          </table:table-cell>
          <table:table-cell table:formula="of:=(([.C57]-0)/(1-0))*(1-0.000000001)+0.000000001" office:value-type="float" office:value="0.171875000828125" calcext:value-type="float">
            <text:p>0.171875001</text:p>
          </table:table-cell>
          <table:table-cell table:formula="of:=[.G57]*[.J57]" office:value-type="float" office:value="3.09375001490625" calcext:value-type="float">
            <text:p>3.093750015</text:p>
          </table:table-cell>
          <table:table-cell table:formula="of:=(([.D57]-0)/(1-0))*(100-0.000000001)+0.000000001" office:value-type="float" office:value="51.5625000004844" calcext:value-type="float">
            <text:p>51.562500000</text:p>
          </table:table-cell>
          <table:table-cell table:number-columns-repeated="2"/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8]-0)/(1-0))*(10-0)+0" office:value-type="float" office:value="2.03125" calcext:value-type="float">
            <text:p>2.031250000</text:p>
          </table:table-cell>
          <table:table-cell table:formula="of:=(([.B58]-0)/(1-0))*(1500-0.000000001)+0.000000001" office:value-type="float" office:value="914.062500000391" calcext:value-type="float">
            <text:p>914.062500000</text:p>
          </table:table-cell>
          <table:table-cell table:formula="of:=(([.C58]-0)/(1-0))*(1-0.000000001)+0.000000001" office:value-type="float" office:value="0.671875000328125" calcext:value-type="float">
            <text:p>0.671875000</text:p>
          </table:table-cell>
          <table:table-cell table:formula="of:=[.G58]*[.J58]" office:value-type="float" office:value="12.0937500059063" calcext:value-type="float">
            <text:p>12.093750006</text:p>
          </table:table-cell>
          <table:table-cell table:formula="of:=(([.D58]-0)/(1-0))*(100-0.000000001)+0.000000001" office:value-type="float" office:value="1.56250000098438" calcext:value-type="float">
            <text:p>1.562500001</text:p>
          </table:table-cell>
          <table:table-cell table:number-columns-repeated="2"/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9]-0)/(1-0))*(10-0)+0" office:value-type="float" office:value="1.40625" calcext:value-type="float">
            <text:p>1.406250000</text:p>
          </table:table-cell>
          <table:table-cell table:formula="of:=(([.B59]-0)/(1-0))*(1500-0.000000001)+0.000000001" office:value-type="float" office:value="632.812500000578" calcext:value-type="float">
            <text:p>632.812500001</text:p>
          </table:table-cell>
          <table:table-cell table:formula="of:=(([.C59]-0)/(1-0))*(1-0.000000001)+0.000000001" office:value-type="float" office:value="0.234375000765625" calcext:value-type="float">
            <text:p>0.234375001</text:p>
          </table:table-cell>
          <table:table-cell table:formula="of:=[.G59]*[.J59]" office:value-type="float" office:value="4.21875001378125" calcext:value-type="float">
            <text:p>4.218750014</text:p>
          </table:table-cell>
          <table:table-cell table:formula="of:=(([.D59]-0)/(1-0))*(100-0.000000001)+0.000000001" office:value-type="float" office:value="32.8125000006719" calcext:value-type="float">
            <text:p>32.812500001</text:p>
          </table:table-cell>
          <table:table-cell table:number-columns-repeated="2"/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0]-0)/(1-0))*(10-0)+0" office:value-type="float" office:value="6.40625" calcext:value-type="float">
            <text:p>6.406250000</text:p>
          </table:table-cell>
          <table:table-cell table:formula="of:=(([.B60]-0)/(1-0))*(1500-0.000000001)+0.000000001" office:value-type="float" office:value="1382.81250000008" calcext:value-type="float">
            <text:p>1382.812500000</text:p>
          </table:table-cell>
          <table:table-cell table:formula="of:=(([.C60]-0)/(1-0))*(1-0.000000001)+0.000000001" office:value-type="float" office:value="0.734375000265625" calcext:value-type="float">
            <text:p>0.734375000</text:p>
          </table:table-cell>
          <table:table-cell table:formula="of:=[.G60]*[.J60]" office:value-type="float" office:value="13.2187500047813" calcext:value-type="float">
            <text:p>13.218750005</text:p>
          </table:table-cell>
          <table:table-cell table:formula="of:=(([.D60]-0)/(1-0))*(100-0.000000001)+0.000000001" office:value-type="float" office:value="82.8125000001719" calcext:value-type="float">
            <text:p>82.812500000</text:p>
          </table:table-cell>
          <table:table-cell table:number-columns-repeated="2"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1]-0)/(1-0))*(10-0)+0" office:value-type="float" office:value="8.90625" calcext:value-type="float">
            <text:p>8.906250000</text:p>
          </table:table-cell>
          <table:table-cell table:formula="of:=(([.B61]-0)/(1-0))*(1500-0.000000001)+0.000000001" office:value-type="float" office:value="257.812500000828" calcext:value-type="float">
            <text:p>257.812500001</text:p>
          </table:table-cell>
          <table:table-cell table:formula="of:=(([.C61]-0)/(1-0))*(1-0.000000001)+0.000000001" office:value-type="float" office:value="0.484375000515625" calcext:value-type="float">
            <text:p>0.484375001</text:p>
          </table:table-cell>
          <table:table-cell table:formula="of:=[.G61]*[.J61]" office:value-type="float" office:value="8.71875000928125" calcext:value-type="float">
            <text:p>8.718750009</text:p>
          </table:table-cell>
          <table:table-cell table:formula="of:=(([.D61]-0)/(1-0))*(100-0.000000001)+0.000000001" office:value-type="float" office:value="7.81250000092188" calcext:value-type="float">
            <text:p>7.812500001</text:p>
          </table:table-cell>
          <table:table-cell table:number-columns-repeated="2"/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2]-0)/(1-0))*(10-0)+0" office:value-type="float" office:value="3.90625" calcext:value-type="float">
            <text:p>3.906250000</text:p>
          </table:table-cell>
          <table:table-cell table:formula="of:=(([.B62]-0)/(1-0))*(1500-0.000000001)+0.000000001" office:value-type="float" office:value="1007.81250000033" calcext:value-type="float">
            <text:p>1007.812500000</text:p>
          </table:table-cell>
          <table:table-cell table:formula="of:=(([.C62]-0)/(1-0))*(1-0.000000001)+0.000000001" office:value-type="float" office:value="0.984375000015625" calcext:value-type="float">
            <text:p>0.984375000</text:p>
          </table:table-cell>
          <table:table-cell table:formula="of:=[.G62]*[.J62]" office:value-type="float" office:value="17.7187500002813" calcext:value-type="float">
            <text:p>17.718750000</text:p>
          </table:table-cell>
          <table:table-cell table:formula="of:=(([.D62]-0)/(1-0))*(100-0.000000001)+0.000000001" office:value-type="float" office:value="57.8125000004219" calcext:value-type="float">
            <text:p>57.812500000</text:p>
          </table:table-cell>
          <table:table-cell table:number-columns-repeated="2"/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3]-0)/(1-0))*(10-0)+0" office:value-type="float" office:value="2.65625" calcext:value-type="float">
            <text:p>2.656250000</text:p>
          </table:table-cell>
          <table:table-cell table:formula="of:=(([.B63]-0)/(1-0))*(1500-0.000000001)+0.000000001" office:value-type="float" office:value="70.3125000009531" calcext:value-type="float">
            <text:p>70.312500001</text:p>
          </table:table-cell>
          <table:table-cell table:formula="of:=(([.C63]-0)/(1-0))*(1-0.000000001)+0.000000001" office:value-type="float" office:value="0.609375000390625" calcext:value-type="float">
            <text:p>0.609375000</text:p>
          </table:table-cell>
          <table:table-cell table:formula="of:=[.G63]*[.J63]" office:value-type="float" office:value="10.9687500070313" calcext:value-type="float">
            <text:p>10.968750007</text:p>
          </table:table-cell>
          <table:table-cell table:formula="of:=(([.D63]-0)/(1-0))*(100-0.000000001)+0.000000001" office:value-type="float" office:value="70.3125000002969" calcext:value-type="float">
            <text:p>70.312500000</text:p>
          </table:table-cell>
          <table:table-cell table:number-columns-repeated="2"/>
        </table:table-row>
        <table:table-row table:style-name="ro1">
          <table:table-cell office:value-type="float" office:value="0.765625" calcext:value-type="float">
            <text:p>0.7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4]-0)/(1-0))*(10-0)+0" office:value-type="float" office:value="7.65625" calcext:value-type="float">
            <text:p>7.656250000</text:p>
          </table:table-cell>
          <table:table-cell table:formula="of:=(([.B64]-0)/(1-0))*(1500-0.000000001)+0.000000001" office:value-type="float" office:value="820.312500000453" calcext:value-type="float">
            <text:p>820.312500000</text:p>
          </table:table-cell>
          <table:table-cell table:formula="of:=(([.C64]-0)/(1-0))*(1-0.000000001)+0.000000001" office:value-type="float" office:value="0.109375000890625" calcext:value-type="float">
            <text:p>0.109375001</text:p>
          </table:table-cell>
          <table:table-cell table:formula="of:=[.G64]*[.J64]" office:value-type="float" office:value="1.96875001603125" calcext:value-type="float">
            <text:p>1.968750016</text:p>
          </table:table-cell>
          <table:table-cell table:formula="of:=(([.D64]-0)/(1-0))*(100-0.000000001)+0.000000001" office:value-type="float" office:value="20.3125000007969" calcext:value-type="float">
            <text:p>20.312500001</text:p>
          </table:table-cell>
          <table:table-cell table:number-columns-repeated="2"/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5]-0)/(1-0))*(10-0)+0" office:value-type="float" office:value="5.15625" calcext:value-type="float">
            <text:p>5.156250000</text:p>
          </table:table-cell>
          <table:table-cell table:formula="of:=(([.B65]-0)/(1-0))*(1500-0.000000001)+0.000000001" office:value-type="float" office:value="445.312500000703" calcext:value-type="float">
            <text:p>445.312500001</text:p>
          </table:table-cell>
          <table:table-cell table:formula="of:=(([.C65]-0)/(1-0))*(1-0.000000001)+0.000000001" office:value-type="float" office:value="0.859375000140625" calcext:value-type="float">
            <text:p>0.859375000</text:p>
          </table:table-cell>
          <table:table-cell table:formula="of:=[.G65]*[.J65]" office:value-type="float" office:value="15.4687500025313" calcext:value-type="float">
            <text:p>15.468750003</text:p>
          </table:table-cell>
          <table:table-cell table:formula="of:=(([.D65]-0)/(1-0))*(100-0.000000001)+0.000000001" office:value-type="float" office:value="95.3125000000469" calcext:value-type="float">
            <text:p>95.312500000</text:p>
          </table:table-cell>
          <table:table-cell table:number-columns-repeated="2"/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6]-0)/(1-0))*(10-0)+0" office:value-type="float" office:value="0.15625" calcext:value-type="float">
            <text:p>0.156250000</text:p>
          </table:table-cell>
          <table:table-cell table:formula="of:=(([.B66]-0)/(1-0))*(1500-0.000000001)+0.000000001" office:value-type="float" office:value="1195.3125000002" calcext:value-type="float">
            <text:p>1195.312500000</text:p>
          </table:table-cell>
          <table:table-cell table:formula="of:=(([.C66]-0)/(1-0))*(1-0.000000001)+0.000000001" office:value-type="float" office:value="0.359375000640625" calcext:value-type="float">
            <text:p>0.359375001</text:p>
          </table:table-cell>
          <table:table-cell table:formula="of:=[.G66]*[.J66]" office:value-type="float" office:value="6.46875001153125" calcext:value-type="float">
            <text:p>6.468750012</text:p>
          </table:table-cell>
          <table:table-cell table:formula="of:=(([.D66]-0)/(1-0))*(100-0.000000001)+0.000000001" office:value-type="float" office:value="45.3125000005469" calcext:value-type="float">
            <text:p>45.312500001</text:p>
          </table:table-cell>
          <table:table-cell table:number-columns-repeated="2"/>
        </table:table-row>
        <table:table-row table:style-name="ro1">
          <table:table-cell office:value-type="float" office:value="0.0234375" calcext:value-type="float">
            <text:p>0.023437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6484375" calcext:value-type="float">
            <text:p>0.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7]-0)/(1-0))*(10-0)+0" office:value-type="float" office:value="0.234375" calcext:value-type="float">
            <text:p>0.234375000</text:p>
          </table:table-cell>
          <table:table-cell table:formula="of:=(([.B67]-0)/(1-0))*(1500-0.000000001)+0.000000001" office:value-type="float" office:value="597.656250000602" calcext:value-type="float">
            <text:p>597.656250001</text:p>
          </table:table-cell>
          <table:table-cell table:formula="of:=(([.C67]-0)/(1-0))*(1-0.000000001)+0.000000001" office:value-type="float" office:value="0.820312500179687" calcext:value-type="float">
            <text:p>0.820312500</text:p>
          </table:table-cell>
          <table:table-cell table:formula="of:=[.G67]*[.J67]" office:value-type="float" office:value="14.7656250032344" calcext:value-type="float">
            <text:p>14.765625003</text:p>
          </table:table-cell>
          <table:table-cell table:formula="of:=(([.D67]-0)/(1-0))*(100-0.000000001)+0.000000001" office:value-type="float" office:value="83.5937500001641" calcext:value-type="float">
            <text:p>83.593750000</text:p>
          </table:table-cell>
          <table:table-cell table:number-columns-repeated="2"/>
        </table:table-row>
        <table:table-row table:style-name="ro1">
          <table:table-cell office:value-type="float" office:value="0.5234375" calcext:value-type="float">
            <text:p>0.5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1484375" calcext:value-type="float">
            <text:p>0.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8]-0)/(1-0))*(10-0)+0" office:value-type="float" office:value="5.234375" calcext:value-type="float">
            <text:p>5.234375000</text:p>
          </table:table-cell>
          <table:table-cell table:formula="of:=(([.B68]-0)/(1-0))*(1500-0.000000001)+0.000000001" office:value-type="float" office:value="1347.6562500001" calcext:value-type="float">
            <text:p>1347.656250000</text:p>
          </table:table-cell>
          <table:table-cell table:formula="of:=(([.C68]-0)/(1-0))*(1-0.000000001)+0.000000001" office:value-type="float" office:value="0.320312500679687" calcext:value-type="float">
            <text:p>0.320312501</text:p>
          </table:table-cell>
          <table:table-cell table:formula="of:=[.G68]*[.J68]" office:value-type="float" office:value="5.76562501223438" calcext:value-type="float">
            <text:p>5.765625012</text:p>
          </table:table-cell>
          <table:table-cell table:formula="of:=(([.D68]-0)/(1-0))*(100-0.000000001)+0.000000001" office:value-type="float" office:value="33.5937500006641" calcext:value-type="float">
            <text:p>33.593750001</text:p>
          </table:table-cell>
          <table:table-cell table:number-columns-repeated="2"/>
        </table:table-row>
        <table:table-row table:style-name="ro1">
          <table:table-cell office:value-type="float" office:value="0.7734375" calcext:value-type="float">
            <text:p>0.773437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3984375" calcext:value-type="float">
            <text:p>0.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69]-0)/(1-0))*(10-0)+0" office:value-type="float" office:value="7.734375" calcext:value-type="float">
            <text:p>7.734375000</text:p>
          </table:table-cell>
          <table:table-cell table:formula="of:=(([.B69]-0)/(1-0))*(1500-0.000000001)+0.000000001" office:value-type="float" office:value="222.656250000852" calcext:value-type="float">
            <text:p>222.656250001</text:p>
          </table:table-cell>
          <table:table-cell table:formula="of:=(([.C69]-0)/(1-0))*(1-0.000000001)+0.000000001" office:value-type="float" office:value="0.570312500429688" calcext:value-type="float">
            <text:p>0.570312500</text:p>
          </table:table-cell>
          <table:table-cell table:formula="of:=[.G69]*[.J69]" office:value-type="float" office:value="10.2656250077344" calcext:value-type="float">
            <text:p>10.265625008</text:p>
          </table:table-cell>
          <table:table-cell table:formula="of:=(([.D69]-0)/(1-0))*(100-0.000000001)+0.000000001" office:value-type="float" office:value="58.5937500004141" calcext:value-type="float">
            <text:p>58.593750000</text:p>
          </table:table-cell>
          <table:table-cell table:number-columns-repeated="2"/>
        </table:table-row>
        <table:table-row table:style-name="ro1">
          <table:table-cell office:value-type="float" office:value="0.2734375" calcext:value-type="float">
            <text:p>0.273437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8984375" calcext:value-type="float">
            <text:p>0.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0]-0)/(1-0))*(10-0)+0" office:value-type="float" office:value="2.734375" calcext:value-type="float">
            <text:p>2.734375000</text:p>
          </table:table-cell>
          <table:table-cell table:formula="of:=(([.B70]-0)/(1-0))*(1500-0.000000001)+0.000000001" office:value-type="float" office:value="972.656250000352" calcext:value-type="float">
            <text:p>972.656250000</text:p>
          </table:table-cell>
          <table:table-cell table:formula="of:=(([.C70]-0)/(1-0))*(1-0.000000001)+0.000000001" office:value-type="float" office:value="0.0703125009296875" calcext:value-type="float">
            <text:p>0.070312501</text:p>
          </table:table-cell>
          <table:table-cell table:formula="of:=[.G70]*[.J70]" office:value-type="float" office:value="1.26562501673438" calcext:value-type="float">
            <text:p>1.265625017</text:p>
          </table:table-cell>
          <table:table-cell table:formula="of:=(([.D70]-0)/(1-0))*(100-0.000000001)+0.000000001" office:value-type="float" office:value="8.59375000091406" calcext:value-type="float">
            <text:p>8.593750001</text:p>
          </table:table-cell>
          <table:table-cell table:number-columns-repeated="2"/>
        </table:table-row>
        <table:table-row table:style-name="ro1">
          <table:table-cell office:value-type="float" office:value="0.3984375" calcext:value-type="float">
            <text:p>0.398437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734375" calcext:value-type="float">
            <text:p>0.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1]-0)/(1-0))*(10-0)+0" office:value-type="float" office:value="3.984375" calcext:value-type="float">
            <text:p>3.984375000</text:p>
          </table:table-cell>
          <table:table-cell table:formula="of:=(([.B71]-0)/(1-0))*(1500-0.000000001)+0.000000001" office:value-type="float" office:value="35.1562500009766" calcext:value-type="float">
            <text:p>35.156250001</text:p>
          </table:table-cell>
          <table:table-cell table:formula="of:=(([.C71]-0)/(1-0))*(1-0.000000001)+0.000000001" office:value-type="float" office:value="0.445312500554688" calcext:value-type="float">
            <text:p>0.445312501</text:p>
          </table:table-cell>
          <table:table-cell table:formula="of:=[.G71]*[.J71]" office:value-type="float" office:value="8.01562500998438" calcext:value-type="float">
            <text:p>8.015625010</text:p>
          </table:table-cell>
          <table:table-cell table:formula="of:=(([.D71]-0)/(1-0))*(100-0.000000001)+0.000000001" office:value-type="float" office:value="21.0937500007891" calcext:value-type="float">
            <text:p>21.093750001</text:p>
          </table:table-cell>
          <table:table-cell table:number-columns-repeated="2"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734375" calcext:value-type="float">
            <text:p>0.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2]-0)/(1-0))*(10-0)+0" office:value-type="float" office:value="8.984375" calcext:value-type="float">
            <text:p>8.984375000</text:p>
          </table:table-cell>
          <table:table-cell table:formula="of:=(([.B72]-0)/(1-0))*(1500-0.000000001)+0.000000001" office:value-type="float" office:value="785.156250000477" calcext:value-type="float">
            <text:p>785.156250000</text:p>
          </table:table-cell>
          <table:table-cell table:formula="of:=(([.C72]-0)/(1-0))*(1-0.000000001)+0.000000001" office:value-type="float" office:value="0.945312500054687" calcext:value-type="float">
            <text:p>0.945312500</text:p>
          </table:table-cell>
          <table:table-cell table:formula="of:=[.G72]*[.J72]" office:value-type="float" office:value="17.0156250009844" calcext:value-type="float">
            <text:p>17.015625001</text:p>
          </table:table-cell>
          <table:table-cell table:formula="of:=(([.D72]-0)/(1-0))*(100-0.000000001)+0.000000001" office:value-type="float" office:value="71.0937500002891" calcext:value-type="float">
            <text:p>71.093750000</text:p>
          </table:table-cell>
          <table:table-cell table:number-columns-repeated="2"/>
        </table:table-row>
        <table:table-row table:style-name="ro1">
          <table:table-cell office:value-type="float" office:value="0.6484375" calcext:value-type="float">
            <text:p>0.648437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234375" calcext:value-type="float">
            <text:p>0.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3]-0)/(1-0))*(10-0)+0" office:value-type="float" office:value="6.484375" calcext:value-type="float">
            <text:p>6.484375000</text:p>
          </table:table-cell>
          <table:table-cell table:formula="of:=(([.B73]-0)/(1-0))*(1500-0.000000001)+0.000000001" office:value-type="float" office:value="410.156250000727" calcext:value-type="float">
            <text:p>410.156250001</text:p>
          </table:table-cell>
          <table:table-cell table:formula="of:=(([.C73]-0)/(1-0))*(1-0.000000001)+0.000000001" office:value-type="float" office:value="0.195312500804688" calcext:value-type="float">
            <text:p>0.195312501</text:p>
          </table:table-cell>
          <table:table-cell table:formula="of:=[.G73]*[.J73]" office:value-type="float" office:value="3.51562501448437" calcext:value-type="float">
            <text:p>3.515625014</text:p>
          </table:table-cell>
          <table:table-cell table:formula="of:=(([.D73]-0)/(1-0))*(100-0.000000001)+0.000000001" office:value-type="float" office:value="46.0937500005391" calcext:value-type="float">
            <text:p>46.093750001</text:p>
          </table:table-cell>
          <table:table-cell table:number-columns-repeated="2"/>
        </table:table-row>
        <table:table-row table:style-name="ro1">
          <table:table-cell office:value-type="float" office:value="0.1484375" calcext:value-type="float">
            <text:p>0.148437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5234375" calcext:value-type="float">
            <text:p>0.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4]-0)/(1-0))*(10-0)+0" office:value-type="float" office:value="1.484375" calcext:value-type="float">
            <text:p>1.484375000</text:p>
          </table:table-cell>
          <table:table-cell table:formula="of:=(([.B74]-0)/(1-0))*(1500-0.000000001)+0.000000001" office:value-type="float" office:value="1160.15625000023" calcext:value-type="float">
            <text:p>1160.156250000</text:p>
          </table:table-cell>
          <table:table-cell table:formula="of:=(([.C74]-0)/(1-0))*(1-0.000000001)+0.000000001" office:value-type="float" office:value="0.695312500304688" calcext:value-type="float">
            <text:p>0.695312500</text:p>
          </table:table-cell>
          <table:table-cell table:formula="of:=[.G74]*[.J74]" office:value-type="float" office:value="12.5156250054844" calcext:value-type="float">
            <text:p>12.515625005</text:p>
          </table:table-cell>
          <table:table-cell table:formula="of:=(([.D74]-0)/(1-0))*(100-0.000000001)+0.000000001" office:value-type="float" office:value="96.0937500000391" calcext:value-type="float">
            <text:p>96.09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109375" calcext:value-type="float">
            <text:p>0.21093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2109375" calcext:value-type="float">
            <text:p>0.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5]-0)/(1-0))*(10-0)+0" office:value-type="float" office:value="2.109375" calcext:value-type="float">
            <text:p>2.109375000</text:p>
          </table:table-cell>
          <table:table-cell table:formula="of:=(([.B75]-0)/(1-0))*(1500-0.000000001)+0.000000001" office:value-type="float" office:value="316.406250000789" calcext:value-type="float">
            <text:p>316.406250001</text:p>
          </table:table-cell>
          <table:table-cell table:formula="of:=(([.C75]-0)/(1-0))*(1-0.000000001)+0.000000001" office:value-type="float" office:value="0.132812500867188" calcext:value-type="float">
            <text:p>0.132812501</text:p>
          </table:table-cell>
          <table:table-cell table:formula="of:=[.G75]*[.J75]" office:value-type="float" office:value="2.39062501560938" calcext:value-type="float">
            <text:p>2.390625016</text:p>
          </table:table-cell>
          <table:table-cell table:formula="of:=(([.D75]-0)/(1-0))*(100-0.000000001)+0.000000001" office:value-type="float" office:value="64.8437500003516" calcext:value-type="float">
            <text:p>64.8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109375" calcext:value-type="float">
            <text:p>0.710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7109375" calcext:value-type="float">
            <text:p>0.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6]-0)/(1-0))*(10-0)+0" office:value-type="float" office:value="7.109375" calcext:value-type="float">
            <text:p>7.109375000</text:p>
          </table:table-cell>
          <table:table-cell table:formula="of:=(([.B76]-0)/(1-0))*(1500-0.000000001)+0.000000001" office:value-type="float" office:value="1066.40625000029" calcext:value-type="float">
            <text:p>1066.406250000</text:p>
          </table:table-cell>
          <table:table-cell table:formula="of:=(([.C76]-0)/(1-0))*(1-0.000000001)+0.000000001" office:value-type="float" office:value="0.632812500367187" calcext:value-type="float">
            <text:p>0.632812500</text:p>
          </table:table-cell>
          <table:table-cell table:formula="of:=[.G76]*[.J76]" office:value-type="float" office:value="11.3906250066094" calcext:value-type="float">
            <text:p>11.390625007</text:p>
          </table:table-cell>
          <table:table-cell table:formula="of:=(([.D76]-0)/(1-0))*(100-0.000000001)+0.000000001" office:value-type="float" office:value="14.8437500008516" calcext:value-type="float">
            <text:p>14.843750001</text:p>
          </table:table-cell>
          <table:table-cell table:number-columns-repeated="2"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609375" calcext:value-type="float">
            <text:p>0.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7]-0)/(1-0))*(10-0)+0" office:value-type="float" office:value="9.609375" calcext:value-type="float">
            <text:p>9.609375000</text:p>
          </table:table-cell>
          <table:table-cell table:formula="of:=(([.B77]-0)/(1-0))*(1500-0.000000001)+0.000000001" office:value-type="float" office:value="691.406250000539" calcext:value-type="float">
            <text:p>691.406250001</text:p>
          </table:table-cell>
          <table:table-cell table:formula="of:=(([.C77]-0)/(1-0))*(1-0.000000001)+0.000000001" office:value-type="float" office:value="0.382812500617187" calcext:value-type="float">
            <text:p>0.382812501</text:p>
          </table:table-cell>
          <table:table-cell table:formula="of:=[.G77]*[.J77]" office:value-type="float" office:value="6.89062501110938" calcext:value-type="float">
            <text:p>6.890625011</text:p>
          </table:table-cell>
          <table:table-cell table:formula="of:=(([.D77]-0)/(1-0))*(100-0.000000001)+0.000000001" office:value-type="float" office:value="89.8437500001016" calcext:value-type="float">
            <text:p>89.843750000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609375" calcext:value-type="float">
            <text:p>0.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8]-0)/(1-0))*(10-0)+0" office:value-type="float" office:value="4.609375" calcext:value-type="float">
            <text:p>4.609375000</text:p>
          </table:table-cell>
          <table:table-cell table:formula="of:=(([.B78]-0)/(1-0))*(1500-0.000000001)+0.000000001" office:value-type="float" office:value="1441.40625000004" calcext:value-type="float">
            <text:p>1441.406250000</text:p>
          </table:table-cell>
          <table:table-cell table:formula="of:=(([.C78]-0)/(1-0))*(1-0.000000001)+0.000000001" office:value-type="float" office:value="0.882812500117188" calcext:value-type="float">
            <text:p>0.882812500</text:p>
          </table:table-cell>
          <table:table-cell table:formula="of:=[.G78]*[.J78]" office:value-type="float" office:value="15.8906250021094" calcext:value-type="float">
            <text:p>15.890625002</text:p>
          </table:table-cell>
          <table:table-cell table:formula="of:=(([.D78]-0)/(1-0))*(100-0.000000001)+0.000000001" office:value-type="float" office:value="39.8437500006016" calcext:value-type="float">
            <text:p>39.8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359375" calcext:value-type="float">
            <text:p>0.33593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359375" calcext:value-type="float">
            <text:p>0.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79]-0)/(1-0))*(10-0)+0" office:value-type="float" office:value="3.359375" calcext:value-type="float">
            <text:p>3.359375000</text:p>
          </table:table-cell>
          <table:table-cell table:formula="of:=(([.B79]-0)/(1-0))*(1500-0.000000001)+0.000000001" office:value-type="float" office:value="503.906250000664" calcext:value-type="float">
            <text:p>503.906250001</text:p>
          </table:table-cell>
          <table:table-cell table:formula="of:=(([.C79]-0)/(1-0))*(1-0.000000001)+0.000000001" office:value-type="float" office:value="0.507812500492187" calcext:value-type="float">
            <text:p>0.507812500</text:p>
          </table:table-cell>
          <table:table-cell table:formula="of:=[.G79]*[.J79]" office:value-type="float" office:value="9.14062500885938" calcext:value-type="float">
            <text:p>9.140625009</text:p>
          </table:table-cell>
          <table:table-cell table:formula="of:=(([.D79]-0)/(1-0))*(100-0.000000001)+0.000000001" office:value-type="float" office:value="27.3437500007266" calcext:value-type="float">
            <text:p>27.3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59375" calcext:value-type="float">
            <text:p>0.835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8359375" calcext:value-type="float">
            <text:p>0.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0]-0)/(1-0))*(10-0)+0" office:value-type="float" office:value="8.359375" calcext:value-type="float">
            <text:p>8.359375000</text:p>
          </table:table-cell>
          <table:table-cell table:formula="of:=(([.B80]-0)/(1-0))*(1500-0.000000001)+0.000000001" office:value-type="float" office:value="1253.90625000016" calcext:value-type="float">
            <text:p>1253.906250000</text:p>
          </table:table-cell>
          <table:table-cell table:formula="of:=(([.C80]-0)/(1-0))*(1-0.000000001)+0.000000001" office:value-type="float" office:value="0.0078125009921875" calcext:value-type="float">
            <text:p>0.007812501</text:p>
          </table:table-cell>
          <table:table-cell table:formula="of:=[.G80]*[.J80]" office:value-type="float" office:value="0.140625017859375" calcext:value-type="float">
            <text:p>0.140625018</text:p>
          </table:table-cell>
          <table:table-cell table:formula="of:=(([.D80]-0)/(1-0))*(100-0.000000001)+0.000000001" office:value-type="float" office:value="77.3437500002266" calcext:value-type="float">
            <text:p>77.343750000</text:p>
          </table:table-cell>
          <table:table-cell table:number-columns-repeated="2"/>
        </table:table-row>
        <table:table-row table:style-name="ro1">
          <table:table-cell office:value-type="float" office:value="0.5859375" calcext:value-type="float">
            <text:p>0.585937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5859375" calcext:value-type="float">
            <text:p>0.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1]-0)/(1-0))*(10-0)+0" office:value-type="float" office:value="5.859375" calcext:value-type="float">
            <text:p>5.859375000</text:p>
          </table:table-cell>
          <table:table-cell table:formula="of:=(([.B81]-0)/(1-0))*(1500-0.000000001)+0.000000001" office:value-type="float" office:value="128.906250000914" calcext:value-type="float">
            <text:p>128.906250001</text:p>
          </table:table-cell>
          <table:table-cell table:formula="of:=(([.C81]-0)/(1-0))*(1-0.000000001)+0.000000001" office:value-type="float" office:value="0.757812500242187" calcext:value-type="float">
            <text:p>0.757812500</text:p>
          </table:table-cell>
          <table:table-cell table:formula="of:=[.G81]*[.J81]" office:value-type="float" office:value="13.6406250043594" calcext:value-type="float">
            <text:p>13.640625004</text:p>
          </table:table-cell>
          <table:table-cell table:formula="of:=(([.D81]-0)/(1-0))*(100-0.000000001)+0.000000001" office:value-type="float" office:value="2.34375000097656" calcext:value-type="float">
            <text:p>2.343750001</text:p>
          </table:table-cell>
          <table:table-cell table:number-columns-repeated="2"/>
        </table:table-row>
        <table:table-row table:style-name="ro1">
          <table:table-cell office:value-type="float" office:value="0.0859375" calcext:value-type="float">
            <text:p>0.085937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0859375" calcext:value-type="float">
            <text:p>0.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2]-0)/(1-0))*(10-0)+0" office:value-type="float" office:value="0.859375" calcext:value-type="float">
            <text:p>0.859375000</text:p>
          </table:table-cell>
          <table:table-cell table:formula="of:=(([.B82]-0)/(1-0))*(1500-0.000000001)+0.000000001" office:value-type="float" office:value="878.906250000414" calcext:value-type="float">
            <text:p>878.906250000</text:p>
          </table:table-cell>
          <table:table-cell table:formula="of:=(([.C82]-0)/(1-0))*(1-0.000000001)+0.000000001" office:value-type="float" office:value="0.257812500742187" calcext:value-type="float">
            <text:p>0.257812501</text:p>
          </table:table-cell>
          <table:table-cell table:formula="of:=[.G82]*[.J82]" office:value-type="float" office:value="4.64062501335938" calcext:value-type="float">
            <text:p>4.640625013</text:p>
          </table:table-cell>
          <table:table-cell table:formula="of:=(([.D82]-0)/(1-0))*(100-0.000000001)+0.000000001" office:value-type="float" office:value="52.3437500004766" calcext:value-type="float">
            <text:p>52.3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171875" calcext:value-type="float">
            <text:p>0.11718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9296875" calcext:value-type="float">
            <text:p>0.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3]-0)/(1-0))*(10-0)+0" office:value-type="float" office:value="1.171875" calcext:value-type="float">
            <text:p>1.171875000</text:p>
          </table:table-cell>
          <table:table-cell table:formula="of:=(([.B83]-0)/(1-0))*(1500-0.000000001)+0.000000001" office:value-type="float" office:value="175.781250000883" calcext:value-type="float">
            <text:p>175.781250001</text:p>
          </table:table-cell>
          <table:table-cell table:formula="of:=(([.C83]-0)/(1-0))*(1-0.000000001)+0.000000001" office:value-type="float" office:value="0.664062500335938" calcext:value-type="float">
            <text:p>0.664062500</text:p>
          </table:table-cell>
          <table:table-cell table:formula="of:=[.G83]*[.J83]" office:value-type="float" office:value="11.9531250060469" calcext:value-type="float">
            <text:p>11.953125006</text:p>
          </table:table-cell>
          <table:table-cell table:formula="of:=(([.D83]-0)/(1-0))*(100-0.000000001)+0.000000001" office:value-type="float" office:value="49.2187500005078" calcext:value-type="float">
            <text:p>49.218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171875" calcext:value-type="float">
            <text:p>0.61718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4296875" calcext:value-type="float">
            <text:p>0.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4]-0)/(1-0))*(10-0)+0" office:value-type="float" office:value="6.171875" calcext:value-type="float">
            <text:p>6.171875000</text:p>
          </table:table-cell>
          <table:table-cell table:formula="of:=(([.B84]-0)/(1-0))*(1500-0.000000001)+0.000000001" office:value-type="float" office:value="925.781250000383" calcext:value-type="float">
            <text:p>925.781250000</text:p>
          </table:table-cell>
          <table:table-cell table:formula="of:=(([.C84]-0)/(1-0))*(1-0.000000001)+0.000000001" office:value-type="float" office:value="0.164062500835938" calcext:value-type="float">
            <text:p>0.164062501</text:p>
          </table:table-cell>
          <table:table-cell table:formula="of:=[.G84]*[.J84]" office:value-type="float" office:value="2.95312501504688" calcext:value-type="float">
            <text:p>2.953125015</text:p>
          </table:table-cell>
          <table:table-cell table:formula="of:=(([.D84]-0)/(1-0))*(100-0.000000001)+0.000000001" office:value-type="float" office:value="99.2187500000078" calcext:value-type="float">
            <text:p>99.218750000</text:p>
          </table:table-cell>
          <table:table-cell table:number-columns-repeated="2"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1796875" calcext:value-type="float">
            <text:p>0.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5]-0)/(1-0))*(10-0)+0" office:value-type="float" office:value="8.671875" calcext:value-type="float">
            <text:p>8.671875000</text:p>
          </table:table-cell>
          <table:table-cell table:formula="of:=(([.B85]-0)/(1-0))*(1500-0.000000001)+0.000000001" office:value-type="float" office:value="550.781250000633" calcext:value-type="float">
            <text:p>550.781250001</text:p>
          </table:table-cell>
          <table:table-cell table:formula="of:=(([.C85]-0)/(1-0))*(1-0.000000001)+0.000000001" office:value-type="float" office:value="0.914062500085938" calcext:value-type="float">
            <text:p>0.914062500</text:p>
          </table:table-cell>
          <table:table-cell table:formula="of:=[.G85]*[.J85]" office:value-type="float" office:value="16.4531250015469" calcext:value-type="float">
            <text:p>16.453125002</text:p>
          </table:table-cell>
          <table:table-cell table:formula="of:=(([.D85]-0)/(1-0))*(100-0.000000001)+0.000000001" office:value-type="float" office:value="24.2187500007578" calcext:value-type="float">
            <text:p>24.218750001</text:p>
          </table:table-cell>
          <table:table-cell table:number-columns-repeated="2"/>
        </table:table-row>
        <table:table-row table:style-name="ro1">
          <table:table-cell office:value-type="float" office:value="0.3671875" calcext:value-type="float">
            <text:p>0.3671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6796875" calcext:value-type="float">
            <text:p>0.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6]-0)/(1-0))*(10-0)+0" office:value-type="float" office:value="3.671875" calcext:value-type="float">
            <text:p>3.671875000</text:p>
          </table:table-cell>
          <table:table-cell table:formula="of:=(([.B86]-0)/(1-0))*(1500-0.000000001)+0.000000001" office:value-type="float" office:value="1300.78125000013" calcext:value-type="float">
            <text:p>1300.781250000</text:p>
          </table:table-cell>
          <table:table-cell table:formula="of:=(([.C86]-0)/(1-0))*(1-0.000000001)+0.000000001" office:value-type="float" office:value="0.414062500585938" calcext:value-type="float">
            <text:p>0.414062501</text:p>
          </table:table-cell>
          <table:table-cell table:formula="of:=[.G86]*[.J86]" office:value-type="float" office:value="7.45312501054688" calcext:value-type="float">
            <text:p>7.453125011</text:p>
          </table:table-cell>
          <table:table-cell table:formula="of:=(([.D86]-0)/(1-0))*(100-0.000000001)+0.000000001" office:value-type="float" office:value="74.2187500002578" calcext:value-type="float">
            <text:p>74.2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921875" calcext:value-type="float">
            <text:p>0.49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5546875" calcext:value-type="float">
            <text:p>0.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7]-0)/(1-0))*(10-0)+0" office:value-type="float" office:value="4.921875" calcext:value-type="float">
            <text:p>4.921875000</text:p>
          </table:table-cell>
          <table:table-cell table:formula="of:=(([.B87]-0)/(1-0))*(1500-0.000000001)+0.000000001" office:value-type="float" office:value="738.281250000508" calcext:value-type="float">
            <text:p>738.281250001</text:p>
          </table:table-cell>
          <table:table-cell table:formula="of:=(([.C87]-0)/(1-0))*(1-0.000000001)+0.000000001" office:value-type="float" office:value="0.0390625009609375" calcext:value-type="float">
            <text:p>0.039062501</text:p>
          </table:table-cell>
          <table:table-cell table:formula="of:=[.G87]*[.J87]" office:value-type="float" office:value="0.703125017296875" calcext:value-type="float">
            <text:p>0.703125017</text:p>
          </table:table-cell>
          <table:table-cell table:formula="of:=(([.D87]-0)/(1-0))*(100-0.000000001)+0.000000001" office:value-type="float" office:value="61.7187500003828" calcext:value-type="float">
            <text:p>61.7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921875" calcext:value-type="float">
            <text:p>0.99218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546875" calcext:value-type="float">
            <text:p>0.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8]-0)/(1-0))*(10-0)+0" office:value-type="float" office:value="9.921875" calcext:value-type="float">
            <text:p>9.921875000</text:p>
          </table:table-cell>
          <table:table-cell table:formula="of:=(([.B88]-0)/(1-0))*(1500-0.000000001)+0.000000001" office:value-type="float" office:value="1488.28125000001" calcext:value-type="float">
            <text:p>1488.281250000</text:p>
          </table:table-cell>
          <table:table-cell table:formula="of:=(([.C88]-0)/(1-0))*(1-0.000000001)+0.000000001" office:value-type="float" office:value="0.539062500460938" calcext:value-type="float">
            <text:p>0.539062500</text:p>
          </table:table-cell>
          <table:table-cell table:formula="of:=[.G88]*[.J88]" office:value-type="float" office:value="9.70312500829688" calcext:value-type="float">
            <text:p>9.703125008</text:p>
          </table:table-cell>
          <table:table-cell table:formula="of:=(([.D88]-0)/(1-0))*(100-0.000000001)+0.000000001" office:value-type="float" office:value="11.7187500008828" calcext:value-type="float">
            <text:p>11.718750001</text:p>
          </table:table-cell>
          <table:table-cell table:number-columns-repeated="2"/>
        </table:table-row>
        <table:table-row table:style-name="ro1">
          <table:table-cell office:value-type="float" office:value="0.7421875" calcext:value-type="float">
            <text:p>0.742187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3046875" calcext:value-type="float">
            <text:p>0.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89]-0)/(1-0))*(10-0)+0" office:value-type="float" office:value="7.421875" calcext:value-type="float">
            <text:p>7.421875000</text:p>
          </table:table-cell>
          <table:table-cell table:formula="of:=(([.B89]-0)/(1-0))*(1500-0.000000001)+0.000000001" office:value-type="float" office:value="363.281250000758" calcext:value-type="float">
            <text:p>363.281250001</text:p>
          </table:table-cell>
          <table:table-cell table:formula="of:=(([.C89]-0)/(1-0))*(1-0.000000001)+0.000000001" office:value-type="float" office:value="0.289062500710938" calcext:value-type="float">
            <text:p>0.289062501</text:p>
          </table:table-cell>
          <table:table-cell table:formula="of:=[.G89]*[.J89]" office:value-type="float" office:value="5.20312501279688" calcext:value-type="float">
            <text:p>5.203125013</text:p>
          </table:table-cell>
          <table:table-cell table:formula="of:=(([.D89]-0)/(1-0))*(100-0.000000001)+0.000000001" office:value-type="float" office:value="86.7187500001328" calcext:value-type="float">
            <text:p>86.718750000</text:p>
          </table:table-cell>
          <table:table-cell table:number-columns-repeated="2"/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8046875" calcext:value-type="float">
            <text:p>0.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0]-0)/(1-0))*(10-0)+0" office:value-type="float" office:value="2.421875" calcext:value-type="float">
            <text:p>2.421875000</text:p>
          </table:table-cell>
          <table:table-cell table:formula="of:=(([.B90]-0)/(1-0))*(1500-0.000000001)+0.000000001" office:value-type="float" office:value="1113.28125000026" calcext:value-type="float">
            <text:p>1113.281250000</text:p>
          </table:table-cell>
          <table:table-cell table:formula="of:=(([.C90]-0)/(1-0))*(1-0.000000001)+0.000000001" office:value-type="float" office:value="0.789062500210938" calcext:value-type="float">
            <text:p>0.789062500</text:p>
          </table:table-cell>
          <table:table-cell table:formula="of:=[.G90]*[.J90]" office:value-type="float" office:value="14.2031250037969" calcext:value-type="float">
            <text:p>14.203125004</text:p>
          </table:table-cell>
          <table:table-cell table:formula="of:=(([.D90]-0)/(1-0))*(100-0.000000001)+0.000000001" office:value-type="float" office:value="36.7187500006328" calcext:value-type="float">
            <text:p>36.718750001</text:p>
          </table:table-cell>
          <table:table-cell table:number-columns-repeated="2"/>
        </table:table-row>
        <table:table-row table:style-name="ro1">
          <table:table-cell office:value-type="float" office:value="0.1796875" calcext:value-type="float">
            <text:p>0.179687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4921875" calcext:value-type="float">
            <text:p>0.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1]-0)/(1-0))*(10-0)+0" office:value-type="float" office:value="1.796875" calcext:value-type="float">
            <text:p>1.796875000</text:p>
          </table:table-cell>
          <table:table-cell table:formula="of:=(([.B91]-0)/(1-0))*(1500-0.000000001)+0.000000001" office:value-type="float" office:value="457.031250000695" calcext:value-type="float">
            <text:p>457.031250001</text:p>
          </table:table-cell>
          <table:table-cell table:formula="of:=(([.C91]-0)/(1-0))*(1-0.000000001)+0.000000001" office:value-type="float" office:value="0.351562500648438" calcext:value-type="float">
            <text:p>0.351562501</text:p>
          </table:table-cell>
          <table:table-cell table:formula="of:=[.G91]*[.J91]" office:value-type="float" office:value="6.32812501167188" calcext:value-type="float">
            <text:p>6.328125012</text:p>
          </table:table-cell>
          <table:table-cell table:formula="of:=(([.D91]-0)/(1-0))*(100-0.000000001)+0.000000001" office:value-type="float" office:value="5.46875000094531" calcext:value-type="float">
            <text:p>5.468750001</text:p>
          </table:table-cell>
          <table:table-cell table:number-columns-repeated="2"/>
        </table:table-row>
        <table:table-row table:style-name="ro1">
          <table:table-cell office:value-type="float" office:value="0.6796875" calcext:value-type="float">
            <text:p>0.679687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9921875" calcext:value-type="float">
            <text:p>0.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2]-0)/(1-0))*(10-0)+0" office:value-type="float" office:value="6.796875" calcext:value-type="float">
            <text:p>6.796875000</text:p>
          </table:table-cell>
          <table:table-cell table:formula="of:=(([.B92]-0)/(1-0))*(1500-0.000000001)+0.000000001" office:value-type="float" office:value="1207.0312500002" calcext:value-type="float">
            <text:p>1207.031250000</text:p>
          </table:table-cell>
          <table:table-cell table:formula="of:=(([.C92]-0)/(1-0))*(1-0.000000001)+0.000000001" office:value-type="float" office:value="0.851562500148437" calcext:value-type="float">
            <text:p>0.851562500</text:p>
          </table:table-cell>
          <table:table-cell table:formula="of:=[.G92]*[.J92]" office:value-type="float" office:value="15.3281250026719" calcext:value-type="float">
            <text:p>15.328125003</text:p>
          </table:table-cell>
          <table:table-cell table:formula="of:=(([.D92]-0)/(1-0))*(100-0.000000001)+0.000000001" office:value-type="float" office:value="55.4687500004453" calcext:value-type="float">
            <text:p>55.468750000</text:p>
          </table:table-cell>
          <table:table-cell table:number-columns-repeated="2"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7421875" calcext:value-type="float">
            <text:p>0.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3]-0)/(1-0))*(10-0)+0" office:value-type="float" office:value="9.296875" calcext:value-type="float">
            <text:p>9.296875000</text:p>
          </table:table-cell>
          <table:table-cell table:formula="of:=(([.B93]-0)/(1-0))*(1500-0.000000001)+0.000000001" office:value-type="float" office:value="82.0312500009453" calcext:value-type="float">
            <text:p>82.031250001</text:p>
          </table:table-cell>
          <table:table-cell table:formula="of:=(([.C93]-0)/(1-0))*(1-0.000000001)+0.000000001" office:value-type="float" office:value="0.101562500898438" calcext:value-type="float">
            <text:p>0.101562501</text:p>
          </table:table-cell>
          <table:table-cell table:formula="of:=[.G93]*[.J93]" office:value-type="float" office:value="1.82812501617188" calcext:value-type="float">
            <text:p>1.828125016</text:p>
          </table:table-cell>
          <table:table-cell table:formula="of:=(([.D93]-0)/(1-0))*(100-0.000000001)+0.000000001" office:value-type="float" office:value="30.4687500006953" calcext:value-type="float">
            <text:p>30.468750001</text:p>
          </table:table-cell>
          <table:table-cell table:number-columns-repeated="2"/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2421875" calcext:value-type="float">
            <text:p>0.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4]-0)/(1-0))*(10-0)+0" office:value-type="float" office:value="4.296875" calcext:value-type="float">
            <text:p>4.296875000</text:p>
          </table:table-cell>
          <table:table-cell table:formula="of:=(([.B94]-0)/(1-0))*(1500-0.000000001)+0.000000001" office:value-type="float" office:value="832.031250000445" calcext:value-type="float">
            <text:p>832.031250000</text:p>
          </table:table-cell>
          <table:table-cell table:formula="of:=(([.C94]-0)/(1-0))*(1-0.000000001)+0.000000001" office:value-type="float" office:value="0.601562500398437" calcext:value-type="float">
            <text:p>0.601562500</text:p>
          </table:table-cell>
          <table:table-cell table:formula="of:=[.G94]*[.J94]" office:value-type="float" office:value="10.8281250071719" calcext:value-type="float">
            <text:p>10.828125007</text:p>
          </table:table-cell>
          <table:table-cell table:formula="of:=(([.D94]-0)/(1-0))*(100-0.000000001)+0.000000001" office:value-type="float" office:value="80.4687500001953" calcext:value-type="float">
            <text:p>80.468750000</text:p>
          </table:table-cell>
          <table:table-cell table:number-columns-repeated="2"/>
        </table:table-row>
        <table:table-row table:style-name="ro1">
          <table:table-cell office:value-type="float" office:value="0.3046875" calcext:value-type="float">
            <text:p>0.304687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1171875" calcext:value-type="float">
            <text:p>0.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5]-0)/(1-0))*(10-0)+0" office:value-type="float" office:value="3.046875" calcext:value-type="float">
            <text:p>3.046875000</text:p>
          </table:table-cell>
          <table:table-cell table:formula="of:=(([.B95]-0)/(1-0))*(1500-0.000000001)+0.000000001" office:value-type="float" office:value="269.53125000082" calcext:value-type="float">
            <text:p>269.531250001</text:p>
          </table:table-cell>
          <table:table-cell table:formula="of:=(([.C95]-0)/(1-0))*(1-0.000000001)+0.000000001" office:value-type="float" office:value="0.976562500023437" calcext:value-type="float">
            <text:p>0.976562500</text:p>
          </table:table-cell>
          <table:table-cell table:formula="of:=[.G95]*[.J95]" office:value-type="float" office:value="17.5781250004219" calcext:value-type="float">
            <text:p>17.578125000</text:p>
          </table:table-cell>
          <table:table-cell table:formula="of:=(([.D95]-0)/(1-0))*(100-0.000000001)+0.000000001" office:value-type="float" office:value="92.9687500000703" calcext:value-type="float">
            <text:p>92.968750000</text:p>
          </table:table-cell>
          <table:table-cell table:number-columns-repeated="2"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6171875" calcext:value-type="float">
            <text:p>0.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6]-0)/(1-0))*(10-0)+0" office:value-type="float" office:value="8.046875" calcext:value-type="float">
            <text:p>8.046875000</text:p>
          </table:table-cell>
          <table:table-cell table:formula="of:=(([.B96]-0)/(1-0))*(1500-0.000000001)+0.000000001" office:value-type="float" office:value="1019.53125000032" calcext:value-type="float">
            <text:p>1019.531250000</text:p>
          </table:table-cell>
          <table:table-cell table:formula="of:=(([.C96]-0)/(1-0))*(1-0.000000001)+0.000000001" office:value-type="float" office:value="0.476562500523438" calcext:value-type="float">
            <text:p>0.476562501</text:p>
          </table:table-cell>
          <table:table-cell table:formula="of:=[.G96]*[.J96]" office:value-type="float" office:value="8.57812500942188" calcext:value-type="float">
            <text:p>8.578125009</text:p>
          </table:table-cell>
          <table:table-cell table:formula="of:=(([.D96]-0)/(1-0))*(100-0.000000001)+0.000000001" office:value-type="float" office:value="42.9687500005703" calcext:value-type="float">
            <text:p>42.968750001</text:p>
          </table:table-cell>
          <table:table-cell table:number-columns-repeated="2"/>
        </table:table-row>
        <table:table-row table:style-name="ro1">
          <table:table-cell office:value-type="float" office:value="0.5546875" calcext:value-type="float">
            <text:p>0.554687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8671875" calcext:value-type="float">
            <text:p>0.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7]-0)/(1-0))*(10-0)+0" office:value-type="float" office:value="5.546875" calcext:value-type="float">
            <text:p>5.546875000</text:p>
          </table:table-cell>
          <table:table-cell table:formula="of:=(([.B97]-0)/(1-0))*(1500-0.000000001)+0.000000001" office:value-type="float" office:value="644.53125000057" calcext:value-type="float">
            <text:p>644.531250001</text:p>
          </table:table-cell>
          <table:table-cell table:formula="of:=(([.C97]-0)/(1-0))*(1-0.000000001)+0.000000001" office:value-type="float" office:value="0.726562500273437" calcext:value-type="float">
            <text:p>0.726562500</text:p>
          </table:table-cell>
          <table:table-cell table:formula="of:=[.G97]*[.J97]" office:value-type="float" office:value="13.0781250049219" calcext:value-type="float">
            <text:p>13.078125005</text:p>
          </table:table-cell>
          <table:table-cell table:formula="of:=(([.D97]-0)/(1-0))*(100-0.000000001)+0.000000001" office:value-type="float" office:value="67.9687500003203" calcext:value-type="float">
            <text:p>67.968750000</text:p>
          </table:table-cell>
          <table:table-cell table:number-columns-repeated="2"/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3671875" calcext:value-type="float">
            <text:p>0.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8]-0)/(1-0))*(10-0)+0" office:value-type="float" office:value="0.546875" calcext:value-type="float">
            <text:p>0.546875000</text:p>
          </table:table-cell>
          <table:table-cell table:formula="of:=(([.B98]-0)/(1-0))*(1500-0.000000001)+0.000000001" office:value-type="float" office:value="1394.53125000007" calcext:value-type="float">
            <text:p>1394.531250000</text:p>
          </table:table-cell>
          <table:table-cell table:formula="of:=(([.C98]-0)/(1-0))*(1-0.000000001)+0.000000001" office:value-type="float" office:value="0.226562500773437" calcext:value-type="float">
            <text:p>0.226562501</text:p>
          </table:table-cell>
          <table:table-cell table:formula="of:=[.G98]*[.J98]" office:value-type="float" office:value="4.07812501392188" calcext:value-type="float">
            <text:p>4.078125014</text:p>
          </table:table-cell>
          <table:table-cell table:formula="of:=(([.D98]-0)/(1-0))*(100-0.000000001)+0.000000001" office:value-type="float" office:value="17.9687500008203" calcext:value-type="float">
            <text:p>17.968750001</text:p>
          </table:table-cell>
          <table:table-cell table:number-columns-repeated="2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5078125" calcext:value-type="float">
            <text:p>0.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99]-0)/(1-0))*(10-0)+0" office:value-type="float" office:value="0.390625" calcext:value-type="float">
            <text:p>0.390625000</text:p>
          </table:table-cell>
          <table:table-cell table:formula="of:=(([.B99]-0)/(1-0))*(1500-0.000000001)+0.000000001" office:value-type="float" office:value="199.218750000867" calcext:value-type="float">
            <text:p>199.218750001</text:p>
          </table:table-cell>
          <table:table-cell table:formula="of:=(([.C99]-0)/(1-0))*(1-0.000000001)+0.000000001" office:value-type="float" office:value="0.398437500601562" calcext:value-type="float">
            <text:p>0.398437501</text:p>
          </table:table-cell>
          <table:table-cell table:formula="of:=[.G99]*[.J99]" office:value-type="float" office:value="7.17187501082813" calcext:value-type="float">
            <text:p>7.171875011</text:p>
          </table:table-cell>
          <table:table-cell table:formula="of:=(([.D99]-0)/(1-0))*(100-0.000000001)+0.000000001" office:value-type="float" office:value="35.1562500006484" calcext:value-type="float">
            <text:p>35.156250001</text:p>
          </table:table-cell>
          <table:table-cell table:number-columns-repeated="2"/>
        </table:table-row>
        <table:table-row table:style-name="ro1">
          <table:table-cell office:value-type="float" office:value="0.5390625" calcext:value-type="float">
            <text:p>0.5390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0078125" calcext:value-type="float">
            <text:p>0.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0]-0)/(1-0))*(10-0)+0" office:value-type="float" office:value="5.390625" calcext:value-type="float">
            <text:p>5.390625000</text:p>
          </table:table-cell>
          <table:table-cell table:formula="of:=(([.B100]-0)/(1-0))*(1500-0.000000001)+0.000000001" office:value-type="float" office:value="949.218750000367" calcext:value-type="float">
            <text:p>949.218750000</text:p>
          </table:table-cell>
          <table:table-cell table:formula="of:=(([.C100]-0)/(1-0))*(1-0.000000001)+0.000000001" office:value-type="float" office:value="0.898437500101563" calcext:value-type="float">
            <text:p>0.898437500</text:p>
          </table:table-cell>
          <table:table-cell table:formula="of:=[.G100]*[.J100]" office:value-type="float" office:value="16.1718750018281" calcext:value-type="float">
            <text:p>16.171875002</text:p>
          </table:table-cell>
          <table:table-cell table:formula="of:=(([.D100]-0)/(1-0))*(100-0.000000001)+0.000000001" office:value-type="float" office:value="85.1562500001484" calcext:value-type="float">
            <text:p>85.156250000</text:p>
          </table:table-cell>
          <table:table-cell table:number-columns-repeated="2"/>
        </table:table-row>
        <table:table-row table:style-name="ro1">
          <table:table-cell office:value-type="float" office:value="0.7890625" calcext:value-type="float">
            <text:p>0.789062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2578125" calcext:value-type="float">
            <text:p>0.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1]-0)/(1-0))*(10-0)+0" office:value-type="float" office:value="7.890625" calcext:value-type="float">
            <text:p>7.890625000</text:p>
          </table:table-cell>
          <table:table-cell table:formula="of:=(([.B101]-0)/(1-0))*(1500-0.000000001)+0.000000001" office:value-type="float" office:value="574.218750000617" calcext:value-type="float">
            <text:p>574.218750001</text:p>
          </table:table-cell>
          <table:table-cell table:formula="of:=(([.C101]-0)/(1-0))*(1-0.000000001)+0.000000001" office:value-type="float" office:value="0.148437500851563" calcext:value-type="float">
            <text:p>0.148437501</text:p>
          </table:table-cell>
          <table:table-cell table:formula="of:=[.G101]*[.J101]" office:value-type="float" office:value="2.67187501532813" calcext:value-type="float">
            <text:p>2.671875015</text:p>
          </table:table-cell>
          <table:table-cell table:formula="of:=(([.D101]-0)/(1-0))*(100-0.000000001)+0.000000001" office:value-type="float" office:value="10.1562500008984" calcext:value-type="float">
            <text:p>10.156250001</text:p>
          </table:table-cell>
          <table:table-cell table:number-columns-repeated="2"/>
        </table:table-row>
        <table:table-row table:style-name="ro1">
          <table:table-cell office:value-type="float" office:value="0.2890625" calcext:value-type="float">
            <text:p>0.2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7578125" calcext:value-type="float">
            <text:p>0.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2]-0)/(1-0))*(10-0)+0" office:value-type="float" office:value="2.890625" calcext:value-type="float">
            <text:p>2.890625000</text:p>
          </table:table-cell>
          <table:table-cell table:formula="of:=(([.B102]-0)/(1-0))*(1500-0.000000001)+0.000000001" office:value-type="float" office:value="1324.21875000012" calcext:value-type="float">
            <text:p>1324.218750000</text:p>
          </table:table-cell>
          <table:table-cell table:formula="of:=(([.C102]-0)/(1-0))*(1-0.000000001)+0.000000001" office:value-type="float" office:value="0.648437500351562" calcext:value-type="float">
            <text:p>0.648437500</text:p>
          </table:table-cell>
          <table:table-cell table:formula="of:=[.G102]*[.J102]" office:value-type="float" office:value="11.6718750063281" calcext:value-type="float">
            <text:p>11.671875006</text:p>
          </table:table-cell>
          <table:table-cell table:formula="of:=(([.D102]-0)/(1-0))*(100-0.000000001)+0.000000001" office:value-type="float" office:value="60.1562500003984" calcext:value-type="float">
            <text:p>60.156250000</text:p>
          </table:table-cell>
          <table:table-cell table:number-columns-repeated="2"/>
        </table:table-row>
        <table:table-row table:style-name="ro1">
          <table:table-cell office:value-type="float" office:value="0.4140625" calcext:value-type="float">
            <text:p>0.414062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8828125" calcext:value-type="float">
            <text:p>0.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3]-0)/(1-0))*(10-0)+0" office:value-type="float" office:value="4.140625" calcext:value-type="float">
            <text:p>4.140625000</text:p>
          </table:table-cell>
          <table:table-cell table:formula="of:=(([.B103]-0)/(1-0))*(1500-0.000000001)+0.000000001" office:value-type="float" office:value="386.718750000742" calcext:value-type="float">
            <text:p>386.718750001</text:p>
          </table:table-cell>
          <table:table-cell table:formula="of:=(([.C103]-0)/(1-0))*(1-0.000000001)+0.000000001" office:value-type="float" office:value="0.773437500226563" calcext:value-type="float">
            <text:p>0.773437500</text:p>
          </table:table-cell>
          <table:table-cell table:formula="of:=[.G103]*[.J103]" office:value-type="float" office:value="13.9218750040781" calcext:value-type="float">
            <text:p>13.921875004</text:p>
          </table:table-cell>
          <table:table-cell table:formula="of:=(([.D103]-0)/(1-0))*(100-0.000000001)+0.000000001" office:value-type="float" office:value="72.6562500002734" calcext:value-type="float">
            <text:p>72.656250000</text:p>
          </table:table-cell>
          <table:table-cell table:number-columns-repeated="2"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3828125" calcext:value-type="float">
            <text:p>0.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4]-0)/(1-0))*(10-0)+0" office:value-type="float" office:value="9.140625" calcext:value-type="float">
            <text:p>9.140625000</text:p>
          </table:table-cell>
          <table:table-cell table:formula="of:=(([.B104]-0)/(1-0))*(1500-0.000000001)+0.000000001" office:value-type="float" office:value="1136.71875000024" calcext:value-type="float">
            <text:p>1136.718750000</text:p>
          </table:table-cell>
          <table:table-cell table:formula="of:=(([.C104]-0)/(1-0))*(1-0.000000001)+0.000000001" office:value-type="float" office:value="0.273437500726562" calcext:value-type="float">
            <text:p>0.273437501</text:p>
          </table:table-cell>
          <table:table-cell table:formula="of:=[.G104]*[.J104]" office:value-type="float" office:value="4.92187501307813" calcext:value-type="float">
            <text:p>4.921875013</text:p>
          </table:table-cell>
          <table:table-cell table:formula="of:=(([.D104]-0)/(1-0))*(100-0.000000001)+0.000000001" office:value-type="float" office:value="22.6562500007734" calcext:value-type="float">
            <text:p>22.656250001</text:p>
          </table:table-cell>
          <table:table-cell table:number-columns-repeated="2"/>
        </table:table-row>
        <table:table-row table:style-name="ro1">
          <table:table-cell office:value-type="float" office:value="0.6640625" calcext:value-type="float">
            <text:p>0.664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1328125" calcext:value-type="float">
            <text:p>0.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5]-0)/(1-0))*(10-0)+0" office:value-type="float" office:value="6.640625" calcext:value-type="float">
            <text:p>6.640625000</text:p>
          </table:table-cell>
          <table:table-cell table:formula="of:=(([.B105]-0)/(1-0))*(1500-0.000000001)+0.000000001" office:value-type="float" office:value="11.7187500009922" calcext:value-type="float">
            <text:p>11.718750001</text:p>
          </table:table-cell>
          <table:table-cell table:formula="of:=(([.C105]-0)/(1-0))*(1-0.000000001)+0.000000001" office:value-type="float" office:value="0.523437500476562" calcext:value-type="float">
            <text:p>0.523437500</text:p>
          </table:table-cell>
          <table:table-cell table:formula="of:=[.G105]*[.J105]" office:value-type="float" office:value="9.42187500857813" calcext:value-type="float">
            <text:p>9.421875009</text:p>
          </table:table-cell>
          <table:table-cell table:formula="of:=(([.D105]-0)/(1-0))*(100-0.000000001)+0.000000001" office:value-type="float" office:value="97.6562500000234" calcext:value-type="float">
            <text:p>97.656250000</text:p>
          </table:table-cell>
          <table:table-cell table:number-columns-repeated="2"/>
        </table:table-row>
        <table:table-row table:style-name="ro1">
          <table:table-cell office:value-type="float" office:value="0.1640625" calcext:value-type="float">
            <text:p>0.164062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6328125" calcext:value-type="float">
            <text:p>0.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6]-0)/(1-0))*(10-0)+0" office:value-type="float" office:value="1.640625" calcext:value-type="float">
            <text:p>1.640625000</text:p>
          </table:table-cell>
          <table:table-cell table:formula="of:=(([.B106]-0)/(1-0))*(1500-0.000000001)+0.000000001" office:value-type="float" office:value="761.718750000492" calcext:value-type="float">
            <text:p>761.718750000</text:p>
          </table:table-cell>
          <table:table-cell table:formula="of:=(([.C106]-0)/(1-0))*(1-0.000000001)+0.000000001" office:value-type="float" office:value="0.0234375009765625" calcext:value-type="float">
            <text:p>0.023437501</text:p>
          </table:table-cell>
          <table:table-cell table:formula="of:=[.G106]*[.J106]" office:value-type="float" office:value="0.421875017578125" calcext:value-type="float">
            <text:p>0.421875018</text:p>
          </table:table-cell>
          <table:table-cell table:formula="of:=(([.D106]-0)/(1-0))*(100-0.000000001)+0.000000001" office:value-type="float" office:value="47.6562500005234" calcext:value-type="float">
            <text:p>47.656250001</text:p>
          </table:table-cell>
          <table:table-cell table:number-columns-repeated="2"/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703125" calcext:value-type="float">
            <text:p>0.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7]-0)/(1-0))*(10-0)+0" office:value-type="float" office:value="2.265625" calcext:value-type="float">
            <text:p>2.265625000</text:p>
          </table:table-cell>
          <table:table-cell table:formula="of:=(([.B107]-0)/(1-0))*(1500-0.000000001)+0.000000001" office:value-type="float" office:value="667.968750000555" calcext:value-type="float">
            <text:p>667.968750001</text:p>
          </table:table-cell>
          <table:table-cell table:formula="of:=(([.C107]-0)/(1-0))*(1-0.000000001)+0.000000001" office:value-type="float" office:value="0.585937500414062" calcext:value-type="float">
            <text:p>0.585937500</text:p>
          </table:table-cell>
          <table:table-cell table:formula="of:=[.G107]*[.J107]" office:value-type="float" office:value="10.5468750074531" calcext:value-type="float">
            <text:p>10.546875007</text:p>
          </table:table-cell>
          <table:table-cell table:formula="of:=(([.D107]-0)/(1-0))*(100-0.000000001)+0.000000001" office:value-type="float" office:value="16.4062500008359" calcext:value-type="float">
            <text:p>16.406250001</text:p>
          </table:table-cell>
          <table:table-cell table:number-columns-repeated="2"/>
        </table:table-row>
        <table:table-row table:style-name="ro1">
          <table:table-cell office:value-type="float" office:value="0.7265625" calcext:value-type="float">
            <text:p>0.726562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703125" calcext:value-type="float">
            <text:p>0.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8]-0)/(1-0))*(10-0)+0" office:value-type="float" office:value="7.265625" calcext:value-type="float">
            <text:p>7.265625000</text:p>
          </table:table-cell>
          <table:table-cell table:formula="of:=(([.B108]-0)/(1-0))*(1500-0.000000001)+0.000000001" office:value-type="float" office:value="1417.96875000005" calcext:value-type="float">
            <text:p>1417.968750000</text:p>
          </table:table-cell>
          <table:table-cell table:formula="of:=(([.C108]-0)/(1-0))*(1-0.000000001)+0.000000001" office:value-type="float" office:value="0.0859375009140625" calcext:value-type="float">
            <text:p>0.085937501</text:p>
          </table:table-cell>
          <table:table-cell table:formula="of:=[.G108]*[.J108]" office:value-type="float" office:value="1.54687501645313" calcext:value-type="float">
            <text:p>1.546875016</text:p>
          </table:table-cell>
          <table:table-cell table:formula="of:=(([.D108]-0)/(1-0))*(100-0.000000001)+0.000000001" office:value-type="float" office:value="66.4062500003359" calcext:value-type="float">
            <text:p>66.406250000</text:p>
          </table:table-cell>
          <table:table-cell table:number-columns-repeated="2"/>
        </table:table-row>
        <table:table-row table:style-name="ro1">
          <table:table-cell office:value-type="float" office:value="0.9765625" calcext:value-type="float">
            <text:p>0.976562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8203125" calcext:value-type="float">
            <text:p>0.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09]-0)/(1-0))*(10-0)+0" office:value-type="float" office:value="9.765625" calcext:value-type="float">
            <text:p>9.765625000</text:p>
          </table:table-cell>
          <table:table-cell table:formula="of:=(([.B109]-0)/(1-0))*(1500-0.000000001)+0.000000001" office:value-type="float" office:value="292.968750000805" calcext:value-type="float">
            <text:p>292.968750001</text:p>
          </table:table-cell>
          <table:table-cell table:formula="of:=(([.C109]-0)/(1-0))*(1-0.000000001)+0.000000001" office:value-type="float" office:value="0.835937500164063" calcext:value-type="float">
            <text:p>0.835937500</text:p>
          </table:table-cell>
          <table:table-cell table:formula="of:=[.G109]*[.J109]" office:value-type="float" office:value="15.0468750029531" calcext:value-type="float">
            <text:p>15.046875003</text:p>
          </table:table-cell>
          <table:table-cell table:formula="of:=(([.D109]-0)/(1-0))*(100-0.000000001)+0.000000001" office:value-type="float" office:value="41.4062500005859" calcext:value-type="float">
            <text:p>41.406250001</text:p>
          </table:table-cell>
          <table:table-cell table:number-columns-repeated="2"/>
        </table:table-row>
        <table:table-row table:style-name="ro1">
          <table:table-cell office:value-type="float" office:value="0.4765625" calcext:value-type="float">
            <text:p>0.476562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3203125" calcext:value-type="float">
            <text:p>0.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0]-0)/(1-0))*(10-0)+0" office:value-type="float" office:value="4.765625" calcext:value-type="float">
            <text:p>4.765625000</text:p>
          </table:table-cell>
          <table:table-cell table:formula="of:=(([.B110]-0)/(1-0))*(1500-0.000000001)+0.000000001" office:value-type="float" office:value="1042.9687500003" calcext:value-type="float">
            <text:p>1042.968750000</text:p>
          </table:table-cell>
          <table:table-cell table:formula="of:=(([.C110]-0)/(1-0))*(1-0.000000001)+0.000000001" office:value-type="float" office:value="0.335937500664062" calcext:value-type="float">
            <text:p>0.335937501</text:p>
          </table:table-cell>
          <table:table-cell table:formula="of:=[.G110]*[.J110]" office:value-type="float" office:value="6.04687501195313" calcext:value-type="float">
            <text:p>6.046875012</text:p>
          </table:table-cell>
          <table:table-cell table:formula="of:=(([.D110]-0)/(1-0))*(100-0.000000001)+0.000000001" office:value-type="float" office:value="91.4062500000859" calcext:value-type="float">
            <text:p>91.406250000</text:p>
          </table:table-cell>
          <table:table-cell table:number-columns-repeated="2"/>
        </table:table-row>
        <table:table-row table:style-name="ro1">
          <table:table-cell office:value-type="float" office:value="0.3515625" calcext:value-type="float">
            <text:p>0.35156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4453125" calcext:value-type="float">
            <text:p>0.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1]-0)/(1-0))*(10-0)+0" office:value-type="float" office:value="3.515625" calcext:value-type="float">
            <text:p>3.515625000</text:p>
          </table:table-cell>
          <table:table-cell table:formula="of:=(([.B111]-0)/(1-0))*(1500-0.000000001)+0.000000001" office:value-type="float" office:value="105.46875000093" calcext:value-type="float">
            <text:p>105.468750001</text:p>
          </table:table-cell>
          <table:table-cell table:formula="of:=(([.C111]-0)/(1-0))*(1-0.000000001)+0.000000001" office:value-type="float" office:value="0.210937500789062" calcext:value-type="float">
            <text:p>0.210937501</text:p>
          </table:table-cell>
          <table:table-cell table:formula="of:=[.G111]*[.J111]" office:value-type="float" office:value="3.79687501420313" calcext:value-type="float">
            <text:p>3.796875014</text:p>
          </table:table-cell>
          <table:table-cell table:formula="of:=(([.D111]-0)/(1-0))*(100-0.000000001)+0.000000001" office:value-type="float" office:value="78.9062500002109" calcext:value-type="float">
            <text:p>78.906250000</text:p>
          </table:table-cell>
          <table:table-cell table:number-columns-repeated="2"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9453125" calcext:value-type="float">
            <text:p>0.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2]-0)/(1-0))*(10-0)+0" office:value-type="float" office:value="8.515625" calcext:value-type="float">
            <text:p>8.515625000</text:p>
          </table:table-cell>
          <table:table-cell table:formula="of:=(([.B112]-0)/(1-0))*(1500-0.000000001)+0.000000001" office:value-type="float" office:value="855.46875000043" calcext:value-type="float">
            <text:p>855.468750000</text:p>
          </table:table-cell>
          <table:table-cell table:formula="of:=(([.C112]-0)/(1-0))*(1-0.000000001)+0.000000001" office:value-type="float" office:value="0.710937500289062" calcext:value-type="float">
            <text:p>0.710937500</text:p>
          </table:table-cell>
          <table:table-cell table:formula="of:=[.G112]*[.J112]" office:value-type="float" office:value="12.7968750052031" calcext:value-type="float">
            <text:p>12.796875005</text:p>
          </table:table-cell>
          <table:table-cell table:formula="of:=(([.D112]-0)/(1-0))*(100-0.000000001)+0.000000001" office:value-type="float" office:value="28.9062500007109" calcext:value-type="float">
            <text:p>28.906250001</text:p>
          </table:table-cell>
          <table:table-cell table:number-columns-repeated="2"/>
        </table:table-row>
        <table:table-row table:style-name="ro1">
          <table:table-cell office:value-type="float" office:value="0.6015625" calcext:value-type="float">
            <text:p>0.601562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953125" calcext:value-type="float">
            <text:p>0.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3]-0)/(1-0))*(10-0)+0" office:value-type="float" office:value="6.015625" calcext:value-type="float">
            <text:p>6.015625000</text:p>
          </table:table-cell>
          <table:table-cell table:formula="of:=(([.B113]-0)/(1-0))*(1500-0.000000001)+0.000000001" office:value-type="float" office:value="480.46875000068" calcext:value-type="float">
            <text:p>480.468750001</text:p>
          </table:table-cell>
          <table:table-cell table:formula="of:=(([.C113]-0)/(1-0))*(1-0.000000001)+0.000000001" office:value-type="float" office:value="0.460937500539063" calcext:value-type="float">
            <text:p>0.460937501</text:p>
          </table:table-cell>
          <table:table-cell table:formula="of:=[.G113]*[.J113]" office:value-type="float" office:value="8.29687500970313" calcext:value-type="float">
            <text:p>8.296875010</text:p>
          </table:table-cell>
          <table:table-cell table:formula="of:=(([.D113]-0)/(1-0))*(100-0.000000001)+0.000000001" office:value-type="float" office:value="53.9062500004609" calcext:value-type="float">
            <text:p>53.906250000</text:p>
          </table:table-cell>
          <table:table-cell table:number-columns-repeated="2"/>
        </table:table-row>
        <table:table-row table:style-name="ro1">
          <table:table-cell office:value-type="float" office:value="0.1015625" calcext:value-type="float">
            <text:p>0.101562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1953125" calcext:value-type="float">
            <text:p>0.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4]-0)/(1-0))*(10-0)+0" office:value-type="float" office:value="1.015625" calcext:value-type="float">
            <text:p>1.015625000</text:p>
          </table:table-cell>
          <table:table-cell table:formula="of:=(([.B114]-0)/(1-0))*(1500-0.000000001)+0.000000001" office:value-type="float" office:value="1230.46875000018" calcext:value-type="float">
            <text:p>1230.468750000</text:p>
          </table:table-cell>
          <table:table-cell table:formula="of:=(([.C114]-0)/(1-0))*(1-0.000000001)+0.000000001" office:value-type="float" office:value="0.960937500039062" calcext:value-type="float">
            <text:p>0.960937500</text:p>
          </table:table-cell>
          <table:table-cell table:formula="of:=[.G114]*[.J114]" office:value-type="float" office:value="17.2968750007031" calcext:value-type="float">
            <text:p>17.296875001</text:p>
          </table:table-cell>
          <table:table-cell table:formula="of:=(([.D114]-0)/(1-0))*(100-0.000000001)+0.000000001" office:value-type="float" office:value="3.90625000096094" calcext:value-type="float">
            <text:p>3.906250001</text:p>
          </table:table-cell>
          <table:table-cell table:number-columns-repeated="2"/>
        </table:table-row>
        <table:table-row table:style-name="ro1">
          <table:table-cell office:value-type="float" office:value="0.0703125" calcext:value-type="float">
            <text:p>0.070312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890625" calcext:value-type="float">
            <text:p>0.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5]-0)/(1-0))*(10-0)+0" office:value-type="float" office:value="0.703125" calcext:value-type="float">
            <text:p>0.703125000</text:p>
          </table:table-cell>
          <table:table-cell table:formula="of:=(([.B115]-0)/(1-0))*(1500-0.000000001)+0.000000001" office:value-type="float" office:value="527.343750000648" calcext:value-type="float">
            <text:p>527.343750001</text:p>
          </table:table-cell>
          <table:table-cell table:formula="of:=(([.C115]-0)/(1-0))*(1-0.000000001)+0.000000001" office:value-type="float" office:value="0.117187500882813" calcext:value-type="float">
            <text:p>0.117187501</text:p>
          </table:table-cell>
          <table:table-cell table:formula="of:=[.G115]*[.J115]" office:value-type="float" office:value="2.10937501589063" calcext:value-type="float">
            <text:p>2.109375016</text:p>
          </table:table-cell>
          <table:table-cell table:formula="of:=(([.D115]-0)/(1-0))*(100-0.000000001)+0.000000001" office:value-type="float" office:value="94.5312500000547" calcext:value-type="float">
            <text:p>94.531250000</text:p>
          </table:table-cell>
          <table:table-cell table:number-columns-repeated="2"/>
        </table:table-row>
        <table:table-row table:style-name="ro1">
          <table:table-cell office:value-type="float" office:value="0.5703125" calcext:value-type="float">
            <text:p>0.5703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890625" calcext:value-type="float">
            <text:p>0.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6]-0)/(1-0))*(10-0)+0" office:value-type="float" office:value="5.703125" calcext:value-type="float">
            <text:p>5.703125000</text:p>
          </table:table-cell>
          <table:table-cell table:formula="of:=(([.B116]-0)/(1-0))*(1500-0.000000001)+0.000000001" office:value-type="float" office:value="1277.34375000015" calcext:value-type="float">
            <text:p>1277.343750000</text:p>
          </table:table-cell>
          <table:table-cell table:formula="of:=(([.C116]-0)/(1-0))*(1-0.000000001)+0.000000001" office:value-type="float" office:value="0.617187500382812" calcext:value-type="float">
            <text:p>0.617187500</text:p>
          </table:table-cell>
          <table:table-cell table:formula="of:=[.G116]*[.J116]" office:value-type="float" office:value="11.1093750068906" calcext:value-type="float">
            <text:p>11.109375007</text:p>
          </table:table-cell>
          <table:table-cell table:formula="of:=(([.D116]-0)/(1-0))*(100-0.000000001)+0.000000001" office:value-type="float" office:value="44.5312500005547" calcext:value-type="float">
            <text:p>44.531250001</text:p>
          </table:table-cell>
          <table:table-cell table:number-columns-repeated="2"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7]-0)/(1-0))*(10-0)+0" office:value-type="float" office:value="8.203125" calcext:value-type="float">
            <text:p>8.203125000</text:p>
          </table:table-cell>
          <table:table-cell table:formula="of:=(([.B117]-0)/(1-0))*(1500-0.000000001)+0.000000001" office:value-type="float" office:value="152.343750000898" calcext:value-type="float">
            <text:p>152.343750001</text:p>
          </table:table-cell>
          <table:table-cell table:formula="of:=(([.C117]-0)/(1-0))*(1-0.000000001)+0.000000001" office:value-type="float" office:value="0.367187500632813" calcext:value-type="float">
            <text:p>0.367187501</text:p>
          </table:table-cell>
          <table:table-cell table:formula="of:=[.G117]*[.J117]" office:value-type="float" office:value="6.60937501139063" calcext:value-type="float">
            <text:p>6.609375011</text:p>
          </table:table-cell>
          <table:table-cell table:formula="of:=(([.D117]-0)/(1-0))*(100-0.000000001)+0.000000001" office:value-type="float" office:value="69.5312500003047" calcext:value-type="float">
            <text:p>69.531250000</text:p>
          </table:table-cell>
          <table:table-cell table:number-columns-repeated="2"/>
        </table:table-row>
        <table:table-row table:style-name="ro1">
          <table:table-cell office:value-type="float" office:value="0.3203125" calcext:value-type="float">
            <text:p>0.320312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5390625" calcext:value-type="float">
            <text:p>0.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8]-0)/(1-0))*(10-0)+0" office:value-type="float" office:value="3.203125" calcext:value-type="float">
            <text:p>3.203125000</text:p>
          </table:table-cell>
          <table:table-cell table:formula="of:=(([.B118]-0)/(1-0))*(1500-0.000000001)+0.000000001" office:value-type="float" office:value="902.343750000398" calcext:value-type="float">
            <text:p>902.343750000</text:p>
          </table:table-cell>
          <table:table-cell table:formula="of:=(([.C118]-0)/(1-0))*(1-0.000000001)+0.000000001" office:value-type="float" office:value="0.867187500132813" calcext:value-type="float">
            <text:p>0.867187500</text:p>
          </table:table-cell>
          <table:table-cell table:formula="of:=[.G118]*[.J118]" office:value-type="float" office:value="15.6093750023906" calcext:value-type="float">
            <text:p>15.609375002</text:p>
          </table:table-cell>
          <table:table-cell table:formula="of:=(([.D118]-0)/(1-0))*(100-0.000000001)+0.000000001" office:value-type="float" office:value="19.5312500008047" calcext:value-type="float">
            <text:p>19.531250001</text:p>
          </table:table-cell>
          <table:table-cell table:number-columns-repeated="2"/>
        </table:table-row>
        <table:table-row table:style-name="ro1">
          <table:table-cell office:value-type="float" office:value="0.4453125" calcext:value-type="float">
            <text:p>0.445312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6640625" calcext:value-type="float">
            <text:p>0.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19]-0)/(1-0))*(10-0)+0" office:value-type="float" office:value="4.453125" calcext:value-type="float">
            <text:p>4.453125000</text:p>
          </table:table-cell>
          <table:table-cell table:formula="of:=(([.B119]-0)/(1-0))*(1500-0.000000001)+0.000000001" office:value-type="float" office:value="339.843750000773" calcext:value-type="float">
            <text:p>339.843750001</text:p>
          </table:table-cell>
          <table:table-cell table:formula="of:=(([.C119]-0)/(1-0))*(1-0.000000001)+0.000000001" office:value-type="float" office:value="0.742187500257812" calcext:value-type="float">
            <text:p>0.742187500</text:p>
          </table:table-cell>
          <table:table-cell table:formula="of:=[.G119]*[.J119]" office:value-type="float" office:value="13.3593750046406" calcext:value-type="float">
            <text:p>13.359375005</text:p>
          </table:table-cell>
          <table:table-cell table:formula="of:=(([.D119]-0)/(1-0))*(100-0.000000001)+0.000000001" office:value-type="float" office:value="7.03125000092969" calcext:value-type="float">
            <text:p>7.031250001</text:p>
          </table:table-cell>
          <table:table-cell table:number-columns-repeated="2"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1640625" calcext:value-type="float">
            <text:p>0.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0]-0)/(1-0))*(10-0)+0" office:value-type="float" office:value="9.453125" calcext:value-type="float">
            <text:p>9.453125000</text:p>
          </table:table-cell>
          <table:table-cell table:formula="of:=(([.B120]-0)/(1-0))*(1500-0.000000001)+0.000000001" office:value-type="float" office:value="1089.84375000027" calcext:value-type="float">
            <text:p>1089.843750000</text:p>
          </table:table-cell>
          <table:table-cell table:formula="of:=(([.C120]-0)/(1-0))*(1-0.000000001)+0.000000001" office:value-type="float" office:value="0.242187500757812" calcext:value-type="float">
            <text:p>0.242187501</text:p>
          </table:table-cell>
          <table:table-cell table:formula="of:=[.G120]*[.J120]" office:value-type="float" office:value="4.35937501364063" calcext:value-type="float">
            <text:p>4.359375014</text:p>
          </table:table-cell>
          <table:table-cell table:formula="of:=(([.D120]-0)/(1-0))*(100-0.000000001)+0.000000001" office:value-type="float" office:value="57.0312500004297" calcext:value-type="float">
            <text:p>57.031250000</text:p>
          </table:table-cell>
          <table:table-cell table:number-columns-repeated="2"/>
        </table:table-row>
        <table:table-row table:style-name="ro1">
          <table:table-cell office:value-type="float" office:value="0.6953125" calcext:value-type="float">
            <text:p>0.695312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140625" calcext:value-type="float">
            <text:p>0.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1]-0)/(1-0))*(10-0)+0" office:value-type="float" office:value="6.953125" calcext:value-type="float">
            <text:p>6.953125000</text:p>
          </table:table-cell>
          <table:table-cell table:formula="of:=(([.B121]-0)/(1-0))*(1500-0.000000001)+0.000000001" office:value-type="float" office:value="714.843750000523" calcext:value-type="float">
            <text:p>714.843750001</text:p>
          </table:table-cell>
          <table:table-cell table:formula="of:=(([.C121]-0)/(1-0))*(1-0.000000001)+0.000000001" office:value-type="float" office:value="0.992187500007812" calcext:value-type="float">
            <text:p>0.992187500</text:p>
          </table:table-cell>
          <table:table-cell table:formula="of:=[.G121]*[.J121]" office:value-type="float" office:value="17.8593750001406" calcext:value-type="float">
            <text:p>17.859375000</text:p>
          </table:table-cell>
          <table:table-cell table:formula="of:=(([.D121]-0)/(1-0))*(100-0.000000001)+0.000000001" office:value-type="float" office:value="32.0312500006797" calcext:value-type="float">
            <text:p>32.031250001</text:p>
          </table:table-cell>
          <table:table-cell table:number-columns-repeated="2"/>
        </table:table-row>
        <table:table-row table:style-name="ro1">
          <table:table-cell office:value-type="float" office:value="0.1953125" calcext:value-type="float">
            <text:p>0.195312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2]-0)/(1-0))*(10-0)+0" office:value-type="float" office:value="1.953125" calcext:value-type="float">
            <text:p>1.953125000</text:p>
          </table:table-cell>
          <table:table-cell table:formula="of:=(([.B122]-0)/(1-0))*(1500-0.000000001)+0.000000001" office:value-type="float" office:value="1464.84375000002" calcext:value-type="float">
            <text:p>1464.843750000</text:p>
          </table:table-cell>
          <table:table-cell table:formula="of:=(([.C122]-0)/(1-0))*(1-0.000000001)+0.000000001" office:value-type="float" office:value="0.492187500507812" calcext:value-type="float">
            <text:p>0.492187501</text:p>
          </table:table-cell>
          <table:table-cell table:formula="of:=[.G122]*[.J122]" office:value-type="float" office:value="8.85937500914063" calcext:value-type="float">
            <text:p>8.859375009</text:p>
          </table:table-cell>
          <table:table-cell table:formula="of:=(([.D122]-0)/(1-0))*(100-0.000000001)+0.000000001" office:value-type="float" office:value="82.0312500001797" calcext:value-type="float">
            <text:p>82.031250000</text:p>
          </table:table-cell>
          <table:table-cell table:number-columns-repeated="2"/>
        </table:table-row>
        <table:table-row table:style-name="ro1">
          <table:table-cell office:value-type="float" office:value="0.1328125" calcext:value-type="float">
            <text:p>0.1328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3515625" calcext:value-type="float">
            <text:p>0.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3]-0)/(1-0))*(10-0)+0" office:value-type="float" office:value="1.328125" calcext:value-type="float">
            <text:p>1.328125000</text:p>
          </table:table-cell>
          <table:table-cell table:formula="of:=(([.B123]-0)/(1-0))*(1500-0.000000001)+0.000000001" office:value-type="float" office:value="58.5937500009609" calcext:value-type="float">
            <text:p>58.593750001</text:p>
          </table:table-cell>
          <table:table-cell table:formula="of:=(([.C123]-0)/(1-0))*(1-0.000000001)+0.000000001" office:value-type="float" office:value="0.929687500070312" calcext:value-type="float">
            <text:p>0.929687500</text:p>
          </table:table-cell>
          <table:table-cell table:formula="of:=[.G123]*[.J123]" office:value-type="float" office:value="16.7343750012656" calcext:value-type="float">
            <text:p>16.734375001</text:p>
          </table:table-cell>
          <table:table-cell table:formula="of:=(([.D123]-0)/(1-0))*(100-0.000000001)+0.000000001" office:value-type="float" office:value="50.7812500004922" calcext:value-type="float">
            <text:p>50.781250000</text:p>
          </table:table-cell>
          <table:table-cell table:number-columns-repeated="2"/>
        </table:table-row>
        <table:table-row table:style-name="ro1">
          <table:table-cell office:value-type="float" office:value="0.6328125" calcext:value-type="float">
            <text:p>0.632812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8515625" calcext:value-type="float">
            <text:p>0.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4]-0)/(1-0))*(10-0)+0" office:value-type="float" office:value="6.328125" calcext:value-type="float">
            <text:p>6.328125000</text:p>
          </table:table-cell>
          <table:table-cell table:formula="of:=(([.B124]-0)/(1-0))*(1500-0.000000001)+0.000000001" office:value-type="float" office:value="808.593750000461" calcext:value-type="float">
            <text:p>808.593750000</text:p>
          </table:table-cell>
          <table:table-cell table:formula="of:=(([.C124]-0)/(1-0))*(1-0.000000001)+0.000000001" office:value-type="float" office:value="0.429687500570313" calcext:value-type="float">
            <text:p>0.429687501</text:p>
          </table:table-cell>
          <table:table-cell table:formula="of:=[.G124]*[.J124]" office:value-type="float" office:value="7.73437501026563" calcext:value-type="float">
            <text:p>7.734375010</text:p>
          </table:table-cell>
          <table:table-cell table:formula="of:=(([.D124]-0)/(1-0))*(100-0.000000001)+0.000000001" office:value-type="float" office:value="0.781250000992187" calcext:value-type="float">
            <text:p>0.781250001</text:p>
          </table:table-cell>
          <table:table-cell table:number-columns-repeated="2"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6015625" calcext:value-type="float">
            <text:p>0.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5]-0)/(1-0))*(10-0)+0" office:value-type="float" office:value="8.828125" calcext:value-type="float">
            <text:p>8.828125000</text:p>
          </table:table-cell>
          <table:table-cell table:formula="of:=(([.B125]-0)/(1-0))*(1500-0.000000001)+0.000000001" office:value-type="float" office:value="433.593750000711" calcext:value-type="float">
            <text:p>433.593750001</text:p>
          </table:table-cell>
          <table:table-cell table:formula="of:=(([.C125]-0)/(1-0))*(1-0.000000001)+0.000000001" office:value-type="float" office:value="0.679687500320312" calcext:value-type="float">
            <text:p>0.679687500</text:p>
          </table:table-cell>
          <table:table-cell table:formula="of:=[.G125]*[.J125]" office:value-type="float" office:value="12.2343750057656" calcext:value-type="float">
            <text:p>12.234375006</text:p>
          </table:table-cell>
          <table:table-cell table:formula="of:=(([.D125]-0)/(1-0))*(100-0.000000001)+0.000000001" office:value-type="float" office:value="75.7812500002422" calcext:value-type="float">
            <text:p>75.781250000</text:p>
          </table:table-cell>
          <table:table-cell table:number-columns-repeated="2"/>
        </table:table-row>
        <table:table-row table:style-name="ro1">
          <table:table-cell office:value-type="float" office:value="0.3828125" calcext:value-type="float">
            <text:p>0.382812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1015625" calcext:value-type="float">
            <text:p>0.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6]-0)/(1-0))*(10-0)+0" office:value-type="float" office:value="3.828125" calcext:value-type="float">
            <text:p>3.828125000</text:p>
          </table:table-cell>
          <table:table-cell table:formula="of:=(([.B126]-0)/(1-0))*(1500-0.000000001)+0.000000001" office:value-type="float" office:value="1183.59375000021" calcext:value-type="float">
            <text:p>1183.593750000</text:p>
          </table:table-cell>
          <table:table-cell table:formula="of:=(([.C126]-0)/(1-0))*(1-0.000000001)+0.000000001" office:value-type="float" office:value="0.179687500820313" calcext:value-type="float">
            <text:p>0.179687501</text:p>
          </table:table-cell>
          <table:table-cell table:formula="of:=[.G126]*[.J126]" office:value-type="float" office:value="3.23437501476563" calcext:value-type="float">
            <text:p>3.234375015</text:p>
          </table:table-cell>
          <table:table-cell table:formula="of:=(([.D126]-0)/(1-0))*(100-0.000000001)+0.000000001" office:value-type="float" office:value="25.7812500007422" calcext:value-type="float">
            <text:p>25.781250001</text:p>
          </table:table-cell>
          <table:table-cell table:number-columns-repeated="2"/>
        </table:table-row>
        <table:table-row table:style-name="ro1">
          <table:table-cell office:value-type="float" office:value="0.2578125" calcext:value-type="float">
            <text:p>0.257812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2265625" calcext:value-type="float">
            <text:p>0.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7]-0)/(1-0))*(10-0)+0" office:value-type="float" office:value="2.578125" calcext:value-type="float">
            <text:p>2.578125000</text:p>
          </table:table-cell>
          <table:table-cell table:formula="of:=(([.B127]-0)/(1-0))*(1500-0.000000001)+0.000000001" office:value-type="float" office:value="621.093750000586" calcext:value-type="float">
            <text:p>621.093750001</text:p>
          </table:table-cell>
          <table:table-cell table:formula="of:=(([.C127]-0)/(1-0))*(1-0.000000001)+0.000000001" office:value-type="float" office:value="0.304687500695313" calcext:value-type="float">
            <text:p>0.304687501</text:p>
          </table:table-cell>
          <table:table-cell table:formula="of:=[.G127]*[.J127]" office:value-type="float" office:value="5.48437501251563" calcext:value-type="float">
            <text:p>5.484375013</text:p>
          </table:table-cell>
          <table:table-cell table:formula="of:=(([.D127]-0)/(1-0))*(100-0.000000001)+0.000000001" office:value-type="float" office:value="38.2812500006172" calcext:value-type="float">
            <text:p>38.281250001</text:p>
          </table:table-cell>
          <table:table-cell table:number-columns-repeated="2"/>
        </table:table-row>
        <table:table-row table:style-name="ro1">
          <table:table-cell office:value-type="float" office:value="0.7578125" calcext:value-type="float">
            <text:p>0.757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7265625" calcext:value-type="float">
            <text:p>0.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8]-0)/(1-0))*(10-0)+0" office:value-type="float" office:value="7.578125" calcext:value-type="float">
            <text:p>7.578125000</text:p>
          </table:table-cell>
          <table:table-cell table:formula="of:=(([.B128]-0)/(1-0))*(1500-0.000000001)+0.000000001" office:value-type="float" office:value="1371.09375000009" calcext:value-type="float">
            <text:p>1371.093750000</text:p>
          </table:table-cell>
          <table:table-cell table:formula="of:=(([.C128]-0)/(1-0))*(1-0.000000001)+0.000000001" office:value-type="float" office:value="0.804687500195313" calcext:value-type="float">
            <text:p>0.804687500</text:p>
          </table:table-cell>
          <table:table-cell table:formula="of:=[.G128]*[.J128]" office:value-type="float" office:value="14.4843750035156" calcext:value-type="float">
            <text:p>14.484375004</text:p>
          </table:table-cell>
          <table:table-cell table:formula="of:=(([.D128]-0)/(1-0))*(100-0.000000001)+0.000000001" office:value-type="float" office:value="88.2812500001172" calcext:value-type="float">
            <text:p>88.281250000</text:p>
          </table:table-cell>
          <table:table-cell table:number-columns-repeated="2"/>
        </table:table-row>
        <table:table-row table:style-name="ro1">
          <table:table-cell office:value-type="float" office:value="0.5078125" calcext:value-type="float">
            <text:p>0.507812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9765625" calcext:value-type="float">
            <text:p>0.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29]-0)/(1-0))*(10-0)+0" office:value-type="float" office:value="5.078125" calcext:value-type="float">
            <text:p>5.078125000</text:p>
          </table:table-cell>
          <table:table-cell table:formula="of:=(([.B129]-0)/(1-0))*(1500-0.000000001)+0.000000001" office:value-type="float" office:value="246.093750000836" calcext:value-type="float">
            <text:p>246.093750001</text:p>
          </table:table-cell>
          <table:table-cell table:formula="of:=(([.C129]-0)/(1-0))*(1-0.000000001)+0.000000001" office:value-type="float" office:value="0.0546875009453125" calcext:value-type="float">
            <text:p>0.054687501</text:p>
          </table:table-cell>
          <table:table-cell table:formula="of:=[.G129]*[.J129]" office:value-type="float" office:value="0.984375017015625" calcext:value-type="float">
            <text:p>0.984375017</text:p>
          </table:table-cell>
          <table:table-cell table:formula="of:=(([.D129]-0)/(1-0))*(100-0.000000001)+0.000000001" office:value-type="float" office:value="13.2812500008672" calcext:value-type="float">
            <text:p>13.281250001</text:p>
          </table:table-cell>
          <table:table-cell table:number-columns-repeated="2"/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4765625" calcext:value-type="float">
            <text:p>0.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0]-0)/(1-0))*(10-0)+0" office:value-type="float" office:value="0.078125" calcext:value-type="float">
            <text:p>0.078125000</text:p>
          </table:table-cell>
          <table:table-cell table:formula="of:=(([.B130]-0)/(1-0))*(1500-0.000000001)+0.000000001" office:value-type="float" office:value="996.093750000336" calcext:value-type="float">
            <text:p>996.093750000</text:p>
          </table:table-cell>
          <table:table-cell table:formula="of:=(([.C130]-0)/(1-0))*(1-0.000000001)+0.000000001" office:value-type="float" office:value="0.554687500445312" calcext:value-type="float">
            <text:p>0.554687500</text:p>
          </table:table-cell>
          <table:table-cell table:formula="of:=[.G130]*[.J130]" office:value-type="float" office:value="9.98437500801562" calcext:value-type="float">
            <text:p>9.984375008</text:p>
          </table:table-cell>
          <table:table-cell table:formula="of:=(([.D130]-0)/(1-0))*(100-0.000000001)+0.000000001" office:value-type="float" office:value="63.2812500003672" calcext:value-type="float">
            <text:p>63.281250000</text:p>
          </table:table-cell>
          <table:table-cell table:number-columns-repeated="2"/>
        </table:table-row>
        <table:table-row table:style-name="ro1">
          <table:table-cell office:value-type="float" office:value="0.01171875" calcext:value-type="float">
            <text:p>0.011718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90234375" calcext:value-type="float">
            <text:p>0.9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1]-0)/(1-0))*(10-0)+0" office:value-type="float" office:value="0.1171875" calcext:value-type="float">
            <text:p>0.117187500</text:p>
          </table:table-cell>
          <table:table-cell table:formula="of:=(([.B131]-0)/(1-0))*(1500-0.000000001)+0.000000001" office:value-type="float" office:value="498.046875000668" calcext:value-type="float">
            <text:p>498.046875001</text:p>
          </table:table-cell>
          <table:table-cell table:formula="of:=(([.C131]-0)/(1-0))*(1-0.000000001)+0.000000001" office:value-type="float" office:value="0.292968750707031" calcext:value-type="float">
            <text:p>0.292968751</text:p>
          </table:table-cell>
          <table:table-cell table:formula="of:=[.G131]*[.J131]" office:value-type="float" office:value="5.27343751272656" calcext:value-type="float">
            <text:p>5.273437513</text:p>
          </table:table-cell>
          <table:table-cell table:formula="of:=(([.D131]-0)/(1-0))*(100-0.000000001)+0.000000001" office:value-type="float" office:value="19.1406250008086" calcext:value-type="float">
            <text:p>19.140625001</text:p>
          </table:table-cell>
          <table:table-cell table:number-columns-repeated="2"/>
        </table:table-row>
        <table:table-row table:style-name="ro1">
          <table:table-cell office:value-type="float" office:value="0.51171875" calcext:value-type="float">
            <text:p>0.511718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40234375" calcext:value-type="float">
            <text:p>0.4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2]-0)/(1-0))*(10-0)+0" office:value-type="float" office:value="5.1171875" calcext:value-type="float">
            <text:p>5.117187500</text:p>
          </table:table-cell>
          <table:table-cell table:formula="of:=(([.B132]-0)/(1-0))*(1500-0.000000001)+0.000000001" office:value-type="float" office:value="1248.04687500017" calcext:value-type="float">
            <text:p>1248.046875000</text:p>
          </table:table-cell>
          <table:table-cell table:formula="of:=(([.C132]-0)/(1-0))*(1-0.000000001)+0.000000001" office:value-type="float" office:value="0.792968750207031" calcext:value-type="float">
            <text:p>0.792968750</text:p>
          </table:table-cell>
          <table:table-cell table:formula="of:=[.G132]*[.J132]" office:value-type="float" office:value="14.2734375037266" calcext:value-type="float">
            <text:p>14.273437504</text:p>
          </table:table-cell>
          <table:table-cell table:formula="of:=(([.D132]-0)/(1-0))*(100-0.000000001)+0.000000001" office:value-type="float" office:value="69.1406250003086" calcext:value-type="float">
            <text:p>69.140625000</text:p>
          </table:table-cell>
          <table:table-cell table:number-columns-repeated="2"/>
        </table:table-row>
        <table:table-row table:style-name="ro1">
          <table:table-cell office:value-type="float" office:value="0.76171875" calcext:value-type="float">
            <text:p>0.761718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5234375" calcext:value-type="float">
            <text:p>0.1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3]-0)/(1-0))*(10-0)+0" office:value-type="float" office:value="7.6171875" calcext:value-type="float">
            <text:p>7.617187500</text:p>
          </table:table-cell>
          <table:table-cell table:formula="of:=(([.B133]-0)/(1-0))*(1500-0.000000001)+0.000000001" office:value-type="float" office:value="123.046875000918" calcext:value-type="float">
            <text:p>123.046875001</text:p>
          </table:table-cell>
          <table:table-cell table:formula="of:=(([.C133]-0)/(1-0))*(1-0.000000001)+0.000000001" office:value-type="float" office:value="0.0429687509570313" calcext:value-type="float">
            <text:p>0.042968751</text:p>
          </table:table-cell>
          <table:table-cell table:formula="of:=[.G133]*[.J133]" office:value-type="float" office:value="0.773437517226563" calcext:value-type="float">
            <text:p>0.773437517</text:p>
          </table:table-cell>
          <table:table-cell table:formula="of:=(([.D133]-0)/(1-0))*(100-0.000000001)+0.000000001" office:value-type="float" office:value="44.1406250005586" calcext:value-type="float">
            <text:p>44.140625001</text:p>
          </table:table-cell>
          <table:table-cell table:number-columns-repeated="2"/>
        </table:table-row>
        <table:table-row table:style-name="ro1">
          <table:table-cell office:value-type="float" office:value="0.26171875" calcext:value-type="float">
            <text:p>0.261718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5234375" calcext:value-type="float">
            <text:p>0.6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4]-0)/(1-0))*(10-0)+0" office:value-type="float" office:value="2.6171875" calcext:value-type="float">
            <text:p>2.617187500</text:p>
          </table:table-cell>
          <table:table-cell table:formula="of:=(([.B134]-0)/(1-0))*(1500-0.000000001)+0.000000001" office:value-type="float" office:value="873.046875000418" calcext:value-type="float">
            <text:p>873.046875000</text:p>
          </table:table-cell>
          <table:table-cell table:formula="of:=(([.C134]-0)/(1-0))*(1-0.000000001)+0.000000001" office:value-type="float" office:value="0.542968750457031" calcext:value-type="float">
            <text:p>0.542968750</text:p>
          </table:table-cell>
          <table:table-cell table:formula="of:=[.G134]*[.J134]" office:value-type="float" office:value="9.77343750822656" calcext:value-type="float">
            <text:p>9.773437508</text:p>
          </table:table-cell>
          <table:table-cell table:formula="of:=(([.D134]-0)/(1-0))*(100-0.000000001)+0.000000001" office:value-type="float" office:value="94.1406250000586" calcext:value-type="float">
            <text:p>94.140625000</text:p>
          </table:table-cell>
          <table:table-cell table:number-columns-repeated="2"/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52734375" calcext:value-type="float">
            <text:p>0.5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5]-0)/(1-0))*(10-0)+0" office:value-type="float" office:value="3.8671875" calcext:value-type="float">
            <text:p>3.867187500</text:p>
          </table:table-cell>
          <table:table-cell table:formula="of:=(([.B135]-0)/(1-0))*(1500-0.000000001)+0.000000001" office:value-type="float" office:value="310.546875000793" calcext:value-type="float">
            <text:p>310.546875001</text:p>
          </table:table-cell>
          <table:table-cell table:formula="of:=(([.C135]-0)/(1-0))*(1-0.000000001)+0.000000001" office:value-type="float" office:value="0.917968750082031" calcext:value-type="float">
            <text:p>0.917968750</text:p>
          </table:table-cell>
          <table:table-cell table:formula="of:=[.G135]*[.J135]" office:value-type="float" office:value="16.5234375014766" calcext:value-type="float">
            <text:p>16.523437501</text:p>
          </table:table-cell>
          <table:table-cell table:formula="of:=(([.D135]-0)/(1-0))*(100-0.000000001)+0.000000001" office:value-type="float" office:value="81.6406250001836" calcext:value-type="float">
            <text:p>81.640625000</text:p>
          </table:table-cell>
          <table:table-cell table:number-columns-repeated="2"/>
        </table:table-row>
        <table:table-row table:style-name="ro1">
          <table:table-cell office:value-type="float" office:value="0.88671875" calcext:value-type="float">
            <text:p>0.886718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02734375" calcext:value-type="float">
            <text:p>0.0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6]-0)/(1-0))*(10-0)+0" office:value-type="float" office:value="8.8671875" calcext:value-type="float">
            <text:p>8.867187500</text:p>
          </table:table-cell>
          <table:table-cell table:formula="of:=(([.B136]-0)/(1-0))*(1500-0.000000001)+0.000000001" office:value-type="float" office:value="1060.54687500029" calcext:value-type="float">
            <text:p>1060.546875000</text:p>
          </table:table-cell>
          <table:table-cell table:formula="of:=(([.C136]-0)/(1-0))*(1-0.000000001)+0.000000001" office:value-type="float" office:value="0.417968750582031" calcext:value-type="float">
            <text:p>0.417968751</text:p>
          </table:table-cell>
          <table:table-cell table:formula="of:=[.G136]*[.J136]" office:value-type="float" office:value="7.52343751047656" calcext:value-type="float">
            <text:p>7.523437510</text:p>
          </table:table-cell>
          <table:table-cell table:formula="of:=(([.D136]-0)/(1-0))*(100-0.000000001)+0.000000001" office:value-type="float" office:value="31.6406250006836" calcext:value-type="float">
            <text:p>31.640625001</text:p>
          </table:table-cell>
          <table:table-cell table:number-columns-repeated="2"/>
        </table:table-row>
        <table:table-row table:style-name="ro1">
          <table:table-cell office:value-type="float" office:value="0.63671875" calcext:value-type="float">
            <text:p>0.636718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27734375" calcext:value-type="float">
            <text:p>0.2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7]-0)/(1-0))*(10-0)+0" office:value-type="float" office:value="6.3671875" calcext:value-type="float">
            <text:p>6.367187500</text:p>
          </table:table-cell>
          <table:table-cell table:formula="of:=(([.B137]-0)/(1-0))*(1500-0.000000001)+0.000000001" office:value-type="float" office:value="685.546875000543" calcext:value-type="float">
            <text:p>685.546875001</text:p>
          </table:table-cell>
          <table:table-cell table:formula="of:=(([.C137]-0)/(1-0))*(1-0.000000001)+0.000000001" office:value-type="float" office:value="0.667968750332031" calcext:value-type="float">
            <text:p>0.667968750</text:p>
          </table:table-cell>
          <table:table-cell table:formula="of:=[.G137]*[.J137]" office:value-type="float" office:value="12.0234375059766" calcext:value-type="float">
            <text:p>12.023437506</text:p>
          </table:table-cell>
          <table:table-cell table:formula="of:=(([.D137]-0)/(1-0))*(100-0.000000001)+0.000000001" office:value-type="float" office:value="56.6406250004336" calcext:value-type="float">
            <text:p>56.640625000</text:p>
          </table:table-cell>
          <table:table-cell table:number-columns-repeated="2"/>
        </table:table-row>
        <table:table-row table:style-name="ro1">
          <table:table-cell office:value-type="float" office:value="0.13671875" calcext:value-type="float">
            <text:p>0.136718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77734375" calcext:value-type="float">
            <text:p>0.7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8]-0)/(1-0))*(10-0)+0" office:value-type="float" office:value="1.3671875" calcext:value-type="float">
            <text:p>1.367187500</text:p>
          </table:table-cell>
          <table:table-cell table:formula="of:=(([.B138]-0)/(1-0))*(1500-0.000000001)+0.000000001" office:value-type="float" office:value="1435.54687500004" calcext:value-type="float">
            <text:p>1435.546875000</text:p>
          </table:table-cell>
          <table:table-cell table:formula="of:=(([.C138]-0)/(1-0))*(1-0.000000001)+0.000000001" office:value-type="float" office:value="0.167968750832031" calcext:value-type="float">
            <text:p>0.167968751</text:p>
          </table:table-cell>
          <table:table-cell table:formula="of:=[.G138]*[.J138]" office:value-type="float" office:value="3.02343751497656" calcext:value-type="float">
            <text:p>3.023437515</text:p>
          </table:table-cell>
          <table:table-cell table:formula="of:=(([.D138]-0)/(1-0))*(100-0.000000001)+0.000000001" office:value-type="float" office:value="6.64062500093359" calcext:value-type="float">
            <text:p>6.640625001</text:p>
          </table:table-cell>
          <table:table-cell table:number-columns-repeated="2"/>
        </table:table-row>
        <table:table-row table:style-name="ro1">
          <table:table-cell office:value-type="float" office:value="0.19921875" calcext:value-type="float">
            <text:p>0.199218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46484375" calcext:value-type="float">
            <text:p>0.4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39]-0)/(1-0))*(10-0)+0" office:value-type="float" office:value="1.9921875" calcext:value-type="float">
            <text:p>1.992187500</text:p>
          </table:table-cell>
          <table:table-cell table:formula="of:=(([.B139]-0)/(1-0))*(1500-0.000000001)+0.000000001" office:value-type="float" office:value="29.2968750009805" calcext:value-type="float">
            <text:p>29.296875001</text:p>
          </table:table-cell>
          <table:table-cell table:formula="of:=(([.C139]-0)/(1-0))*(1-0.000000001)+0.000000001" office:value-type="float" office:value="0.730468750269531" calcext:value-type="float">
            <text:p>0.730468750</text:p>
          </table:table-cell>
          <table:table-cell table:formula="of:=[.G139]*[.J139]" office:value-type="float" office:value="13.1484375048516" calcext:value-type="float">
            <text:p>13.148437505</text:p>
          </table:table-cell>
          <table:table-cell table:formula="of:=(([.D139]-0)/(1-0))*(100-0.000000001)+0.000000001" office:value-type="float" office:value="25.3906250007461" calcext:value-type="float">
            <text:p>25.390625001</text:p>
          </table:table-cell>
          <table:table-cell table:number-columns-repeated="2"/>
        </table:table-row>
        <table:table-row table:style-name="ro1">
          <table:table-cell office:value-type="float" office:value="0.69921875" calcext:value-type="float">
            <text:p>0.699218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96484375" calcext:value-type="float">
            <text:p>0.9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0]-0)/(1-0))*(10-0)+0" office:value-type="float" office:value="6.9921875" calcext:value-type="float">
            <text:p>6.992187500</text:p>
          </table:table-cell>
          <table:table-cell table:formula="of:=(([.B140]-0)/(1-0))*(1500-0.000000001)+0.000000001" office:value-type="float" office:value="779.29687500048" calcext:value-type="float">
            <text:p>779.296875000</text:p>
          </table:table-cell>
          <table:table-cell table:formula="of:=(([.C140]-0)/(1-0))*(1-0.000000001)+0.000000001" office:value-type="float" office:value="0.230468750769531" calcext:value-type="float">
            <text:p>0.230468751</text:p>
          </table:table-cell>
          <table:table-cell table:formula="of:=[.G140]*[.J140]" office:value-type="float" office:value="4.14843751385156" calcext:value-type="float">
            <text:p>4.148437514</text:p>
          </table:table-cell>
          <table:table-cell table:formula="of:=(([.D140]-0)/(1-0))*(100-0.000000001)+0.000000001" office:value-type="float" office:value="75.3906250002461" calcext:value-type="float">
            <text:p>75.390625000</text:p>
          </table:table-cell>
          <table:table-cell table:number-columns-repeated="2"/>
        </table:table-row>
        <table:table-row table:style-name="ro1">
          <table:table-cell office:value-type="float" office:value="0.94921875" calcext:value-type="float">
            <text:p>0.949218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71484375" calcext:value-type="float">
            <text:p>0.7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1]-0)/(1-0))*(10-0)+0" office:value-type="float" office:value="9.4921875" calcext:value-type="float">
            <text:p>9.492187500</text:p>
          </table:table-cell>
          <table:table-cell table:formula="of:=(([.B141]-0)/(1-0))*(1500-0.000000001)+0.000000001" office:value-type="float" office:value="404.29687500073" calcext:value-type="float">
            <text:p>404.296875001</text:p>
          </table:table-cell>
          <table:table-cell table:formula="of:=(([.C141]-0)/(1-0))*(1-0.000000001)+0.000000001" office:value-type="float" office:value="0.980468750019531" calcext:value-type="float">
            <text:p>0.980468750</text:p>
          </table:table-cell>
          <table:table-cell table:formula="of:=[.G141]*[.J141]" office:value-type="float" office:value="17.6484375003516" calcext:value-type="float">
            <text:p>17.648437500</text:p>
          </table:table-cell>
          <table:table-cell table:formula="of:=(([.D141]-0)/(1-0))*(100-0.000000001)+0.000000001" office:value-type="float" office:value="0.390625000996094" calcext:value-type="float">
            <text:p>0.390625001</text:p>
          </table:table-cell>
          <table:table-cell table:number-columns-repeated="2"/>
        </table:table-row>
        <table:table-row table:style-name="ro1">
          <table:table-cell office:value-type="float" office:value="0.44921875" calcext:value-type="float">
            <text:p>0.449218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21484375" calcext:value-type="float">
            <text:p>0.2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2]-0)/(1-0))*(10-0)+0" office:value-type="float" office:value="4.4921875" calcext:value-type="float">
            <text:p>4.492187500</text:p>
          </table:table-cell>
          <table:table-cell table:formula="of:=(([.B142]-0)/(1-0))*(1500-0.000000001)+0.000000001" office:value-type="float" office:value="1154.29687500023" calcext:value-type="float">
            <text:p>1154.296875000</text:p>
          </table:table-cell>
          <table:table-cell table:formula="of:=(([.C142]-0)/(1-0))*(1-0.000000001)+0.000000001" office:value-type="float" office:value="0.480468750519531" calcext:value-type="float">
            <text:p>0.480468751</text:p>
          </table:table-cell>
          <table:table-cell table:formula="of:=[.G142]*[.J142]" office:value-type="float" office:value="8.64843750935156" calcext:value-type="float">
            <text:p>8.648437509</text:p>
          </table:table-cell>
          <table:table-cell table:formula="of:=(([.D142]-0)/(1-0))*(100-0.000000001)+0.000000001" office:value-type="float" office:value="50.3906250004961" calcext:value-type="float">
            <text:p>50.390625000</text:p>
          </table:table-cell>
          <table:table-cell table:number-columns-repeated="2"/>
        </table:table-row>
        <table:table-row table:style-name="ro1">
          <table:table-cell office:value-type="float" office:value="0.32421875" calcext:value-type="float">
            <text:p>0.324218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8984375" calcext:value-type="float">
            <text:p>0.0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3]-0)/(1-0))*(10-0)+0" office:value-type="float" office:value="3.2421875" calcext:value-type="float">
            <text:p>3.242187500</text:p>
          </table:table-cell>
          <table:table-cell table:formula="of:=(([.B143]-0)/(1-0))*(1500-0.000000001)+0.000000001" office:value-type="float" office:value="591.796875000606" calcext:value-type="float">
            <text:p>591.796875001</text:p>
          </table:table-cell>
          <table:table-cell table:formula="of:=(([.C143]-0)/(1-0))*(1-0.000000001)+0.000000001" office:value-type="float" office:value="0.105468750894531" calcext:value-type="float">
            <text:p>0.105468751</text:p>
          </table:table-cell>
          <table:table-cell table:formula="of:=[.G143]*[.J143]" office:value-type="float" office:value="1.89843751610156" calcext:value-type="float">
            <text:p>1.898437516</text:p>
          </table:table-cell>
          <table:table-cell table:formula="of:=(([.D143]-0)/(1-0))*(100-0.000000001)+0.000000001" office:value-type="float" office:value="62.8906250003711" calcext:value-type="float">
            <text:p>62.890625000</text:p>
          </table:table-cell>
          <table:table-cell table:number-columns-repeated="2"/>
        </table:table-row>
        <table:table-row table:style-name="ro1">
          <table:table-cell office:value-type="float" office:value="0.82421875" calcext:value-type="float">
            <text:p>0.824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8984375" calcext:value-type="float">
            <text:p>0.5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4]-0)/(1-0))*(10-0)+0" office:value-type="float" office:value="8.2421875" calcext:value-type="float">
            <text:p>8.242187500</text:p>
          </table:table-cell>
          <table:table-cell table:formula="of:=(([.B144]-0)/(1-0))*(1500-0.000000001)+0.000000001" office:value-type="float" office:value="1341.79687500011" calcext:value-type="float">
            <text:p>1341.796875000</text:p>
          </table:table-cell>
          <table:table-cell table:formula="of:=(([.C144]-0)/(1-0))*(1-0.000000001)+0.000000001" office:value-type="float" office:value="0.605468750394531" calcext:value-type="float">
            <text:p>0.605468750</text:p>
          </table:table-cell>
          <table:table-cell table:formula="of:=[.G144]*[.J144]" office:value-type="float" office:value="10.8984375071016" calcext:value-type="float">
            <text:p>10.898437507</text:p>
          </table:table-cell>
          <table:table-cell table:formula="of:=(([.D144]-0)/(1-0))*(100-0.000000001)+0.000000001" office:value-type="float" office:value="12.8906250008711" calcext:value-type="float">
            <text:p>12.890625001</text:p>
          </table:table-cell>
          <table:table-cell table:number-columns-repeated="2"/>
        </table:table-row>
        <table:table-row table:style-name="ro1">
          <table:table-cell office:value-type="float" office:value="0.57421875" calcext:value-type="float">
            <text:p>0.574218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3984375" calcext:value-type="float">
            <text:p>0.8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5]-0)/(1-0))*(10-0)+0" office:value-type="float" office:value="5.7421875" calcext:value-type="float">
            <text:p>5.742187500</text:p>
          </table:table-cell>
          <table:table-cell table:formula="of:=(([.B145]-0)/(1-0))*(1500-0.000000001)+0.000000001" office:value-type="float" office:value="216.796875000855" calcext:value-type="float">
            <text:p>216.796875001</text:p>
          </table:table-cell>
          <table:table-cell table:formula="of:=(([.C145]-0)/(1-0))*(1-0.000000001)+0.000000001" office:value-type="float" office:value="0.355468750644531" calcext:value-type="float">
            <text:p>0.355468751</text:p>
          </table:table-cell>
          <table:table-cell table:formula="of:=[.G145]*[.J145]" office:value-type="float" office:value="6.39843751160156" calcext:value-type="float">
            <text:p>6.398437512</text:p>
          </table:table-cell>
          <table:table-cell table:formula="of:=(([.D145]-0)/(1-0))*(100-0.000000001)+0.000000001" office:value-type="float" office:value="87.8906250001211" calcext:value-type="float">
            <text:p>87.890625000</text:p>
          </table:table-cell>
          <table:table-cell table:number-columns-repeated="2"/>
        </table:table-row>
        <table:table-row table:style-name="ro1">
          <table:table-cell office:value-type="float" office:value="0.07421875" calcext:value-type="float">
            <text:p>0.074218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33984375" calcext:value-type="float">
            <text:p>0.3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6]-0)/(1-0))*(10-0)+0" office:value-type="float" office:value="0.7421875" calcext:value-type="float">
            <text:p>0.742187500</text:p>
          </table:table-cell>
          <table:table-cell table:formula="of:=(([.B146]-0)/(1-0))*(1500-0.000000001)+0.000000001" office:value-type="float" office:value="966.796875000355" calcext:value-type="float">
            <text:p>966.796875000</text:p>
          </table:table-cell>
          <table:table-cell table:formula="of:=(([.C146]-0)/(1-0))*(1-0.000000001)+0.000000001" office:value-type="float" office:value="0.855468750144531" calcext:value-type="float">
            <text:p>0.855468750</text:p>
          </table:table-cell>
          <table:table-cell table:formula="of:=[.G146]*[.J146]" office:value-type="float" office:value="15.3984375026016" calcext:value-type="float">
            <text:p>15.398437503</text:p>
          </table:table-cell>
          <table:table-cell table:formula="of:=(([.D146]-0)/(1-0))*(100-0.000000001)+0.000000001" office:value-type="float" office:value="37.8906250006211" calcext:value-type="float">
            <text:p>37.890625001</text:p>
          </table:table-cell>
          <table:table-cell table:number-columns-repeated="2"/>
        </table:table-row>
        <table:table-row table:style-name="ro1">
          <table:table-cell office:value-type="float" office:value="0.10546875" calcext:value-type="float">
            <text:p>0.105468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68359375" calcext:value-type="float">
            <text:p>0.6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7]-0)/(1-0))*(10-0)+0" office:value-type="float" office:value="1.0546875" calcext:value-type="float">
            <text:p>1.054687500</text:p>
          </table:table-cell>
          <table:table-cell table:formula="of:=(([.B147]-0)/(1-0))*(1500-0.000000001)+0.000000001" office:value-type="float" office:value="263.671875000824" calcext:value-type="float">
            <text:p>263.671875001</text:p>
          </table:table-cell>
          <table:table-cell table:formula="of:=(([.C147]-0)/(1-0))*(1-0.000000001)+0.000000001" office:value-type="float" office:value="0.199218750800781" calcext:value-type="float">
            <text:p>0.199218751</text:p>
          </table:table-cell>
          <table:table-cell table:formula="of:=[.G147]*[.J147]" office:value-type="float" office:value="3.58593751441406" calcext:value-type="float">
            <text:p>3.585937514</text:p>
          </table:table-cell>
          <table:table-cell table:formula="of:=(([.D147]-0)/(1-0))*(100-0.000000001)+0.000000001" office:value-type="float" office:value="59.7656250004023" calcext:value-type="float">
            <text:p>59.765625000</text:p>
          </table:table-cell>
          <table:table-cell table:number-columns-repeated="2"/>
        </table:table-row>
        <table:table-row table:style-name="ro1">
          <table:table-cell office:value-type="float" office:value="0.60546875" calcext:value-type="float">
            <text:p>0.605468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18359375" calcext:value-type="float">
            <text:p>0.1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8]-0)/(1-0))*(10-0)+0" office:value-type="float" office:value="6.0546875" calcext:value-type="float">
            <text:p>6.054687500</text:p>
          </table:table-cell>
          <table:table-cell table:formula="of:=(([.B148]-0)/(1-0))*(1500-0.000000001)+0.000000001" office:value-type="float" office:value="1013.67187500032" calcext:value-type="float">
            <text:p>1013.671875000</text:p>
          </table:table-cell>
          <table:table-cell table:formula="of:=(([.C148]-0)/(1-0))*(1-0.000000001)+0.000000001" office:value-type="float" office:value="0.699218750300781" calcext:value-type="float">
            <text:p>0.699218750</text:p>
          </table:table-cell>
          <table:table-cell table:formula="of:=[.G148]*[.J148]" office:value-type="float" office:value="12.5859375054141" calcext:value-type="float">
            <text:p>12.585937505</text:p>
          </table:table-cell>
          <table:table-cell table:formula="of:=(([.D148]-0)/(1-0))*(100-0.000000001)+0.000000001" office:value-type="float" office:value="9.76562500090234" calcext:value-type="float">
            <text:p>9.765625001</text:p>
          </table:table-cell>
          <table:table-cell table:number-columns-repeated="2"/>
        </table:table-row>
        <table:table-row table:style-name="ro1">
          <table:table-cell office:value-type="float" office:value="0.85546875" calcext:value-type="float">
            <text:p>0.855468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43359375" calcext:value-type="float">
            <text:p>0.4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49]-0)/(1-0))*(10-0)+0" office:value-type="float" office:value="8.5546875" calcext:value-type="float">
            <text:p>8.554687500</text:p>
          </table:table-cell>
          <table:table-cell table:formula="of:=(([.B149]-0)/(1-0))*(1500-0.000000001)+0.000000001" office:value-type="float" office:value="638.671875000574" calcext:value-type="float">
            <text:p>638.671875001</text:p>
          </table:table-cell>
          <table:table-cell table:formula="of:=(([.C149]-0)/(1-0))*(1-0.000000001)+0.000000001" office:value-type="float" office:value="0.449218750550781" calcext:value-type="float">
            <text:p>0.449218751</text:p>
          </table:table-cell>
          <table:table-cell table:formula="of:=[.G149]*[.J149]" office:value-type="float" office:value="8.08593750991406" calcext:value-type="float">
            <text:p>8.085937510</text:p>
          </table:table-cell>
          <table:table-cell table:formula="of:=(([.D149]-0)/(1-0))*(100-0.000000001)+0.000000001" office:value-type="float" office:value="84.7656250001523" calcext:value-type="float">
            <text:p>84.765625000</text:p>
          </table:table-cell>
          <table:table-cell table:number-columns-repeated="2"/>
        </table:table-row>
        <table:table-row table:style-name="ro1">
          <table:table-cell office:value-type="float" office:value="0.35546875" calcext:value-type="float">
            <text:p>0.3554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93359375" calcext:value-type="float">
            <text:p>0.9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0]-0)/(1-0))*(10-0)+0" office:value-type="float" office:value="3.5546875" calcext:value-type="float">
            <text:p>3.554687500</text:p>
          </table:table-cell>
          <table:table-cell table:formula="of:=(([.B150]-0)/(1-0))*(1500-0.000000001)+0.000000001" office:value-type="float" office:value="1388.67187500007" calcext:value-type="float">
            <text:p>1388.671875000</text:p>
          </table:table-cell>
          <table:table-cell table:formula="of:=(([.C150]-0)/(1-0))*(1-0.000000001)+0.000000001" office:value-type="float" office:value="0.949218750050781" calcext:value-type="float">
            <text:p>0.949218750</text:p>
          </table:table-cell>
          <table:table-cell table:formula="of:=[.G150]*[.J150]" office:value-type="float" office:value="17.0859375009141" calcext:value-type="float">
            <text:p>17.085937501</text:p>
          </table:table-cell>
          <table:table-cell table:formula="of:=(([.D150]-0)/(1-0))*(100-0.000000001)+0.000000001" office:value-type="float" office:value="34.7656250006523" calcext:value-type="float">
            <text:p>34.765625001</text:p>
          </table:table-cell>
          <table:table-cell table:number-columns-repeated="2"/>
        </table:table-row>
        <table:table-row table:style-name="ro1">
          <table:table-cell office:value-type="float" office:value="0.48046875" calcext:value-type="float">
            <text:p>0.480468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80859375" calcext:value-type="float">
            <text:p>0.8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1]-0)/(1-0))*(10-0)+0" office:value-type="float" office:value="4.8046875" calcext:value-type="float">
            <text:p>4.804687500</text:p>
          </table:table-cell>
          <table:table-cell table:formula="of:=(([.B151]-0)/(1-0))*(1500-0.000000001)+0.000000001" office:value-type="float" office:value="451.171875000699" calcext:value-type="float">
            <text:p>451.171875001</text:p>
          </table:table-cell>
          <table:table-cell table:formula="of:=(([.C151]-0)/(1-0))*(1-0.000000001)+0.000000001" office:value-type="float" office:value="0.574218750425781" calcext:value-type="float">
            <text:p>0.574218750</text:p>
          </table:table-cell>
          <table:table-cell table:formula="of:=[.G151]*[.J151]" office:value-type="float" office:value="10.3359375076641" calcext:value-type="float">
            <text:p>10.335937508</text:p>
          </table:table-cell>
          <table:table-cell table:formula="of:=(([.D151]-0)/(1-0))*(100-0.000000001)+0.000000001" office:value-type="float" office:value="47.2656250005273" calcext:value-type="float">
            <text:p>47.265625001</text:p>
          </table:table-cell>
          <table:table-cell table:number-columns-repeated="2"/>
        </table:table-row>
        <table:table-row table:style-name="ro1">
          <table:table-cell office:value-type="float" office:value="0.98046875" calcext:value-type="float">
            <text:p>0.980468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30859375" calcext:value-type="float">
            <text:p>0.3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2]-0)/(1-0))*(10-0)+0" office:value-type="float" office:value="9.8046875" calcext:value-type="float">
            <text:p>9.804687500</text:p>
          </table:table-cell>
          <table:table-cell table:formula="of:=(([.B152]-0)/(1-0))*(1500-0.000000001)+0.000000001" office:value-type="float" office:value="1201.1718750002" calcext:value-type="float">
            <text:p>1201.171875000</text:p>
          </table:table-cell>
          <table:table-cell table:formula="of:=(([.C152]-0)/(1-0))*(1-0.000000001)+0.000000001" office:value-type="float" office:value="0.0742187509257813" calcext:value-type="float">
            <text:p>0.074218751</text:p>
          </table:table-cell>
          <table:table-cell table:formula="of:=[.G152]*[.J152]" office:value-type="float" office:value="1.33593751666406" calcext:value-type="float">
            <text:p>1.335937517</text:p>
          </table:table-cell>
          <table:table-cell table:formula="of:=(([.D152]-0)/(1-0))*(100-0.000000001)+0.000000001" office:value-type="float" office:value="97.2656250000273" calcext:value-type="float">
            <text:p>97.265625000</text:p>
          </table:table-cell>
          <table:table-cell table:number-columns-repeated="2"/>
        </table:table-row>
        <table:table-row table:style-name="ro1">
          <table:table-cell office:value-type="float" office:value="0.73046875" calcext:value-type="float">
            <text:p>0.730468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5859375" calcext:value-type="float">
            <text:p>0.0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3]-0)/(1-0))*(10-0)+0" office:value-type="float" office:value="7.3046875" calcext:value-type="float">
            <text:p>7.304687500</text:p>
          </table:table-cell>
          <table:table-cell table:formula="of:=(([.B153]-0)/(1-0))*(1500-0.000000001)+0.000000001" office:value-type="float" office:value="76.1718750009492" calcext:value-type="float">
            <text:p>76.171875001</text:p>
          </table:table-cell>
          <table:table-cell table:formula="of:=(([.C153]-0)/(1-0))*(1-0.000000001)+0.000000001" office:value-type="float" office:value="0.824218750175781" calcext:value-type="float">
            <text:p>0.824218750</text:p>
          </table:table-cell>
          <table:table-cell table:formula="of:=[.G153]*[.J153]" office:value-type="float" office:value="14.8359375031641" calcext:value-type="float">
            <text:p>14.835937503</text:p>
          </table:table-cell>
          <table:table-cell table:formula="of:=(([.D153]-0)/(1-0))*(100-0.000000001)+0.000000001" office:value-type="float" office:value="22.2656250007773" calcext:value-type="float">
            <text:p>22.265625001</text:p>
          </table:table-cell>
          <table:table-cell table:number-columns-repeated="2"/>
        </table:table-row>
        <table:table-row table:style-name="ro1">
          <table:table-cell office:value-type="float" office:value="0.23046875" calcext:value-type="float">
            <text:p>0.230468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5859375" calcext:value-type="float">
            <text:p>0.5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4]-0)/(1-0))*(10-0)+0" office:value-type="float" office:value="2.3046875" calcext:value-type="float">
            <text:p>2.304687500</text:p>
          </table:table-cell>
          <table:table-cell table:formula="of:=(([.B154]-0)/(1-0))*(1500-0.000000001)+0.000000001" office:value-type="float" office:value="826.171875000449" calcext:value-type="float">
            <text:p>826.171875000</text:p>
          </table:table-cell>
          <table:table-cell table:formula="of:=(([.C154]-0)/(1-0))*(1-0.000000001)+0.000000001" office:value-type="float" office:value="0.324218750675781" calcext:value-type="float">
            <text:p>0.324218751</text:p>
          </table:table-cell>
          <table:table-cell table:formula="of:=[.G154]*[.J154]" office:value-type="float" office:value="5.83593751216406" calcext:value-type="float">
            <text:p>5.835937512</text:p>
          </table:table-cell>
          <table:table-cell table:formula="of:=(([.D154]-0)/(1-0))*(100-0.000000001)+0.000000001" office:value-type="float" office:value="72.2656250002773" calcext:value-type="float">
            <text:p>72.265625000</text:p>
          </table:table-cell>
          <table:table-cell table:number-columns-repeated="2"/>
        </table:table-row>
        <table:table-row table:style-name="ro1">
          <table:table-cell office:value-type="float" office:value="0.16796875" calcext:value-type="float">
            <text:p>0.167968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24609375" calcext:value-type="float">
            <text:p>0.2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5]-0)/(1-0))*(10-0)+0" office:value-type="float" office:value="1.6796875" calcext:value-type="float">
            <text:p>1.679687500</text:p>
          </table:table-cell>
          <table:table-cell table:formula="of:=(([.B155]-0)/(1-0))*(1500-0.000000001)+0.000000001" office:value-type="float" office:value="732.421875000512" calcext:value-type="float">
            <text:p>732.421875001</text:p>
          </table:table-cell>
          <table:table-cell table:formula="of:=(([.C155]-0)/(1-0))*(1-0.000000001)+0.000000001" office:value-type="float" office:value="0.761718750238281" calcext:value-type="float">
            <text:p>0.761718750</text:p>
          </table:table-cell>
          <table:table-cell table:formula="of:=[.G155]*[.J155]" office:value-type="float" office:value="13.7109375042891" calcext:value-type="float">
            <text:p>13.710937504</text:p>
          </table:table-cell>
          <table:table-cell table:formula="of:=(([.D155]-0)/(1-0))*(100-0.000000001)+0.000000001" office:value-type="float" office:value="91.0156250000899" calcext:value-type="float">
            <text:p>91.015625000</text:p>
          </table:table-cell>
          <table:table-cell table:number-columns-repeated="2"/>
        </table:table-row>
        <table:table-row table:style-name="ro1">
          <table:table-cell office:value-type="float" office:value="0.66796875" calcext:value-type="float">
            <text:p>0.667968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74609375" calcext:value-type="float">
            <text:p>0.7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6]-0)/(1-0))*(10-0)+0" office:value-type="float" office:value="6.6796875" calcext:value-type="float">
            <text:p>6.679687500</text:p>
          </table:table-cell>
          <table:table-cell table:formula="of:=(([.B156]-0)/(1-0))*(1500-0.000000001)+0.000000001" office:value-type="float" office:value="1482.42187500001" calcext:value-type="float">
            <text:p>1482.421875000</text:p>
          </table:table-cell>
          <table:table-cell table:formula="of:=(([.C156]-0)/(1-0))*(1-0.000000001)+0.000000001" office:value-type="float" office:value="0.261718750738281" calcext:value-type="float">
            <text:p>0.261718751</text:p>
          </table:table-cell>
          <table:table-cell table:formula="of:=[.G156]*[.J156]" office:value-type="float" office:value="4.71093751328906" calcext:value-type="float">
            <text:p>4.710937513</text:p>
          </table:table-cell>
          <table:table-cell table:formula="of:=(([.D156]-0)/(1-0))*(100-0.000000001)+0.000000001" office:value-type="float" office:value="41.0156250005898" calcext:value-type="float">
            <text:p>41.015625001</text:p>
          </table:table-cell>
          <table:table-cell table:number-columns-repeated="2"/>
        </table:table-row>
        <table:table-row table:style-name="ro1">
          <table:table-cell office:value-type="float" office:value="0.91796875" calcext:value-type="float">
            <text:p>0.917968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99609375" calcext:value-type="float">
            <text:p>0.9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7]-0)/(1-0))*(10-0)+0" office:value-type="float" office:value="9.1796875" calcext:value-type="float">
            <text:p>9.179687500</text:p>
          </table:table-cell>
          <table:table-cell table:formula="of:=(([.B157]-0)/(1-0))*(1500-0.000000001)+0.000000001" office:value-type="float" office:value="357.421875000762" calcext:value-type="float">
            <text:p>357.421875001</text:p>
          </table:table-cell>
          <table:table-cell table:formula="of:=(([.C157]-0)/(1-0))*(1-0.000000001)+0.000000001" office:value-type="float" office:value="0.511718750488281" calcext:value-type="float">
            <text:p>0.511718750</text:p>
          </table:table-cell>
          <table:table-cell table:formula="of:=[.G157]*[.J157]" office:value-type="float" office:value="9.21093750878906" calcext:value-type="float">
            <text:p>9.210937509</text:p>
          </table:table-cell>
          <table:table-cell table:formula="of:=(([.D157]-0)/(1-0))*(100-0.000000001)+0.000000001" office:value-type="float" office:value="66.0156250003398" calcext:value-type="float">
            <text:p>66.015625000</text:p>
          </table:table-cell>
          <table:table-cell table:number-columns-repeated="2"/>
        </table:table-row>
        <table:table-row table:style-name="ro1">
          <table:table-cell office:value-type="float" office:value="0.41796875" calcext:value-type="float">
            <text:p>0.417968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49609375" calcext:value-type="float">
            <text:p>0.4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8]-0)/(1-0))*(10-0)+0" office:value-type="float" office:value="4.1796875" calcext:value-type="float">
            <text:p>4.179687500</text:p>
          </table:table-cell>
          <table:table-cell table:formula="of:=(([.B158]-0)/(1-0))*(1500-0.000000001)+0.000000001" office:value-type="float" office:value="1107.42187500026" calcext:value-type="float">
            <text:p>1107.421875000</text:p>
          </table:table-cell>
          <table:table-cell table:formula="of:=(([.C158]-0)/(1-0))*(1-0.000000001)+0.000000001" office:value-type="float" office:value="0.0117187509882813" calcext:value-type="float">
            <text:p>0.011718751</text:p>
          </table:table-cell>
          <table:table-cell table:formula="of:=[.G158]*[.J158]" office:value-type="float" office:value="0.210937517789062" calcext:value-type="float">
            <text:p>0.210937518</text:p>
          </table:table-cell>
          <table:table-cell table:formula="of:=(([.D158]-0)/(1-0))*(100-0.000000001)+0.000000001" office:value-type="float" office:value="16.0156250008398" calcext:value-type="float">
            <text:p>16.015625001</text:p>
          </table:table-cell>
          <table:table-cell table:number-columns-repeated="2"/>
        </table:table-row>
        <table:table-row table:style-name="ro1">
          <table:table-cell office:value-type="float" office:value="0.29296875" calcext:value-type="float">
            <text:p>0.292968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37109375" calcext:value-type="float">
            <text:p>0.3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59]-0)/(1-0))*(10-0)+0" office:value-type="float" office:value="2.9296875" calcext:value-type="float">
            <text:p>2.929687500</text:p>
          </table:table-cell>
          <table:table-cell table:formula="of:=(([.B159]-0)/(1-0))*(1500-0.000000001)+0.000000001" office:value-type="float" office:value="169.921875000887" calcext:value-type="float">
            <text:p>169.921875001</text:p>
          </table:table-cell>
          <table:table-cell table:formula="of:=(([.C159]-0)/(1-0))*(1-0.000000001)+0.000000001" office:value-type="float" office:value="0.386718750613281" calcext:value-type="float">
            <text:p>0.386718751</text:p>
          </table:table-cell>
          <table:table-cell table:formula="of:=[.G159]*[.J159]" office:value-type="float" office:value="6.96093751103906" calcext:value-type="float">
            <text:p>6.960937511</text:p>
          </table:table-cell>
          <table:table-cell table:formula="of:=(([.D159]-0)/(1-0))*(100-0.000000001)+0.000000001" office:value-type="float" office:value="3.51562500096484" calcext:value-type="float">
            <text:p>3.515625001</text:p>
          </table:table-cell>
          <table:table-cell table:number-columns-repeated="2"/>
        </table:table-row>
        <table:table-row table:style-name="ro1">
          <table:table-cell office:value-type="float" office:value="0.79296875" calcext:value-type="float">
            <text:p>0.792968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87109375" calcext:value-type="float">
            <text:p>0.8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0]-0)/(1-0))*(10-0)+0" office:value-type="float" office:value="7.9296875" calcext:value-type="float">
            <text:p>7.929687500</text:p>
          </table:table-cell>
          <table:table-cell table:formula="of:=(([.B160]-0)/(1-0))*(1500-0.000000001)+0.000000001" office:value-type="float" office:value="919.921875000387" calcext:value-type="float">
            <text:p>919.921875000</text:p>
          </table:table-cell>
          <table:table-cell table:formula="of:=(([.C160]-0)/(1-0))*(1-0.000000001)+0.000000001" office:value-type="float" office:value="0.886718750113281" calcext:value-type="float">
            <text:p>0.886718750</text:p>
          </table:table-cell>
          <table:table-cell table:formula="of:=[.G160]*[.J160]" office:value-type="float" office:value="15.9609375020391" calcext:value-type="float">
            <text:p>15.960937502</text:p>
          </table:table-cell>
          <table:table-cell table:formula="of:=(([.D160]-0)/(1-0))*(100-0.000000001)+0.000000001" office:value-type="float" office:value="53.5156250004648" calcext:value-type="float">
            <text:p>53.515625000</text:p>
          </table:table-cell>
          <table:table-cell table:number-columns-repeated="2"/>
        </table:table-row>
        <table:table-row table:style-name="ro1">
          <table:table-cell office:value-type="float" office:value="0.54296875" calcext:value-type="float">
            <text:p>0.542968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62109375" calcext:value-type="float">
            <text:p>0.6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1]-0)/(1-0))*(10-0)+0" office:value-type="float" office:value="5.4296875" calcext:value-type="float">
            <text:p>5.429687500</text:p>
          </table:table-cell>
          <table:table-cell table:formula="of:=(([.B161]-0)/(1-0))*(1500-0.000000001)+0.000000001" office:value-type="float" office:value="544.921875000637" calcext:value-type="float">
            <text:p>544.921875001</text:p>
          </table:table-cell>
          <table:table-cell table:formula="of:=(([.C161]-0)/(1-0))*(1-0.000000001)+0.000000001" office:value-type="float" office:value="0.136718750863281" calcext:value-type="float">
            <text:p>0.136718751</text:p>
          </table:table-cell>
          <table:table-cell table:formula="of:=[.G161]*[.J161]" office:value-type="float" office:value="2.46093751553906" calcext:value-type="float">
            <text:p>2.460937516</text:p>
          </table:table-cell>
          <table:table-cell table:formula="of:=(([.D161]-0)/(1-0))*(100-0.000000001)+0.000000001" office:value-type="float" office:value="28.5156250007148" calcext:value-type="float">
            <text:p>28.515625001</text:p>
          </table:table-cell>
          <table:table-cell table:number-columns-repeated="2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12109375" calcext:value-type="float">
            <text:p>0.1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2]-0)/(1-0))*(10-0)+0" office:value-type="float" office:value="0.4296875" calcext:value-type="float">
            <text:p>0.429687500</text:p>
          </table:table-cell>
          <table:table-cell table:formula="of:=(([.B162]-0)/(1-0))*(1500-0.000000001)+0.000000001" office:value-type="float" office:value="1294.92187500014" calcext:value-type="float">
            <text:p>1294.921875000</text:p>
          </table:table-cell>
          <table:table-cell table:formula="of:=(([.C162]-0)/(1-0))*(1-0.000000001)+0.000000001" office:value-type="float" office:value="0.636718750363281" calcext:value-type="float">
            <text:p>0.636718750</text:p>
          </table:table-cell>
          <table:table-cell table:formula="of:=[.G162]*[.J162]" office:value-type="float" office:value="11.4609375065391" calcext:value-type="float">
            <text:p>11.460937507</text:p>
          </table:table-cell>
          <table:table-cell table:formula="of:=(([.D162]-0)/(1-0))*(100-0.000000001)+0.000000001" office:value-type="float" office:value="78.5156250002148" calcext:value-type="float">
            <text:p>78.515625000</text:p>
          </table:table-cell>
          <table:table-cell table:number-columns-repeated="2"/>
        </table:table-row>
        <table:table-row table:style-name="ro1">
          <table:table-cell office:value-type="float" office:value="0.05859375" calcext:value-type="float">
            <text:p>0.058593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76171875" calcext:value-type="float">
            <text:p>0.7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3]-0)/(1-0))*(10-0)+0" office:value-type="float" office:value="0.5859375" calcext:value-type="float">
            <text:p>0.585937500</text:p>
          </table:table-cell>
          <table:table-cell table:formula="of:=(([.B163]-0)/(1-0))*(1500-0.000000001)+0.000000001" office:value-type="float" office:value="99.6093750009336" calcext:value-type="float">
            <text:p>99.609375001</text:p>
          </table:table-cell>
          <table:table-cell table:formula="of:=(([.C163]-0)/(1-0))*(1-0.000000001)+0.000000001" office:value-type="float" office:value="0.996093750003906" calcext:value-type="float">
            <text:p>0.996093750</text:p>
          </table:table-cell>
          <table:table-cell table:formula="of:=[.G163]*[.J163]" office:value-type="float" office:value="17.9296875000703" calcext:value-type="float">
            <text:p>17.929687500</text:p>
          </table:table-cell>
          <table:table-cell table:formula="of:=(([.D163]-0)/(1-0))*(100-0.000000001)+0.000000001" office:value-type="float" office:value="73.8281250002617" calcext:value-type="float">
            <text:p>73.828125000</text:p>
          </table:table-cell>
          <table:table-cell table:number-columns-repeated="2"/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26171875" calcext:value-type="float">
            <text:p>0.2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4]-0)/(1-0))*(10-0)+0" office:value-type="float" office:value="5.5859375" calcext:value-type="float">
            <text:p>5.585937500</text:p>
          </table:table-cell>
          <table:table-cell table:formula="of:=(([.B164]-0)/(1-0))*(1500-0.000000001)+0.000000001" office:value-type="float" office:value="849.609375000434" calcext:value-type="float">
            <text:p>849.609375000</text:p>
          </table:table-cell>
          <table:table-cell table:formula="of:=(([.C164]-0)/(1-0))*(1-0.000000001)+0.000000001" office:value-type="float" office:value="0.496093750503906" calcext:value-type="float">
            <text:p>0.496093751</text:p>
          </table:table-cell>
          <table:table-cell table:formula="of:=[.G164]*[.J164]" office:value-type="float" office:value="8.92968750907031" calcext:value-type="float">
            <text:p>8.929687509</text:p>
          </table:table-cell>
          <table:table-cell table:formula="of:=(([.D164]-0)/(1-0))*(100-0.000000001)+0.000000001" office:value-type="float" office:value="23.8281250007617" calcext:value-type="float">
            <text:p>23.828125001</text:p>
          </table:table-cell>
          <table:table-cell table:number-columns-repeated="2"/>
        </table:table-row>
        <table:table-row table:style-name="ro1">
          <table:table-cell office:value-type="float" office:value="0.80859375" calcext:value-type="float">
            <text:p>0.808593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01171875" calcext:value-type="float">
            <text:p>0.0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5]-0)/(1-0))*(10-0)+0" office:value-type="float" office:value="8.0859375" calcext:value-type="float">
            <text:p>8.085937500</text:p>
          </table:table-cell>
          <table:table-cell table:formula="of:=(([.B165]-0)/(1-0))*(1500-0.000000001)+0.000000001" office:value-type="float" office:value="474.609375000684" calcext:value-type="float">
            <text:p>474.609375001</text:p>
          </table:table-cell>
          <table:table-cell table:formula="of:=(([.C165]-0)/(1-0))*(1-0.000000001)+0.000000001" office:value-type="float" office:value="0.746093750253906" calcext:value-type="float">
            <text:p>0.746093750</text:p>
          </table:table-cell>
          <table:table-cell table:formula="of:=[.G165]*[.J165]" office:value-type="float" office:value="13.4296875045703" calcext:value-type="float">
            <text:p>13.429687505</text:p>
          </table:table-cell>
          <table:table-cell table:formula="of:=(([.D165]-0)/(1-0))*(100-0.000000001)+0.000000001" office:value-type="float" office:value="98.8281250000117" calcext:value-type="float">
            <text:p>98.828125000</text:p>
          </table:table-cell>
          <table:table-cell table:number-columns-repeated="2"/>
        </table:table-row>
        <table:table-row table:style-name="ro1">
          <table:table-cell office:value-type="float" office:value="0.30859375" calcext:value-type="float">
            <text:p>0.308593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51171875" calcext:value-type="float">
            <text:p>0.5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6]-0)/(1-0))*(10-0)+0" office:value-type="float" office:value="3.0859375" calcext:value-type="float">
            <text:p>3.085937500</text:p>
          </table:table-cell>
          <table:table-cell table:formula="of:=(([.B166]-0)/(1-0))*(1500-0.000000001)+0.000000001" office:value-type="float" office:value="1224.60937500018" calcext:value-type="float">
            <text:p>1224.609375000</text:p>
          </table:table-cell>
          <table:table-cell table:formula="of:=(([.C166]-0)/(1-0))*(1-0.000000001)+0.000000001" office:value-type="float" office:value="0.246093750753906" calcext:value-type="float">
            <text:p>0.246093751</text:p>
          </table:table-cell>
          <table:table-cell table:formula="of:=[.G166]*[.J166]" office:value-type="float" office:value="4.42968751357031" calcext:value-type="float">
            <text:p>4.429687514</text:p>
          </table:table-cell>
          <table:table-cell table:formula="of:=(([.D166]-0)/(1-0))*(100-0.000000001)+0.000000001" office:value-type="float" office:value="48.8281250005117" calcext:value-type="float">
            <text:p>48.828125001</text:p>
          </table:table-cell>
          <table:table-cell table:number-columns-repeated="2"/>
        </table:table-row>
        <table:table-row table:style-name="ro1">
          <table:table-cell office:value-type="float" office:value="0.43359375" calcext:value-type="float">
            <text:p>0.433593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3671875" calcext:value-type="float">
            <text:p>0.6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7]-0)/(1-0))*(10-0)+0" office:value-type="float" office:value="4.3359375" calcext:value-type="float">
            <text:p>4.335937500</text:p>
          </table:table-cell>
          <table:table-cell table:formula="of:=(([.B167]-0)/(1-0))*(1500-0.000000001)+0.000000001" office:value-type="float" office:value="662.109375000559" calcext:value-type="float">
            <text:p>662.109375001</text:p>
          </table:table-cell>
          <table:table-cell table:formula="of:=(([.C167]-0)/(1-0))*(1-0.000000001)+0.000000001" office:value-type="float" office:value="0.371093750628906" calcext:value-type="float">
            <text:p>0.371093751</text:p>
          </table:table-cell>
          <table:table-cell table:formula="of:=[.G167]*[.J167]" office:value-type="float" office:value="6.67968751132031" calcext:value-type="float">
            <text:p>6.679687511</text:p>
          </table:table-cell>
          <table:table-cell table:formula="of:=(([.D167]-0)/(1-0))*(100-0.000000001)+0.000000001" office:value-type="float" office:value="36.3281250006367" calcext:value-type="float">
            <text:p>36.328125001</text:p>
          </table:table-cell>
          <table:table-cell table:number-columns-repeated="2"/>
        </table:table-row>
        <table:table-row table:style-name="ro1">
          <table:table-cell office:value-type="float" office:value="0.93359375" calcext:value-type="float">
            <text:p>0.9335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3671875" calcext:value-type="float">
            <text:p>0.1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8]-0)/(1-0))*(10-0)+0" office:value-type="float" office:value="9.3359375" calcext:value-type="float">
            <text:p>9.335937500</text:p>
          </table:table-cell>
          <table:table-cell table:formula="of:=(([.B168]-0)/(1-0))*(1500-0.000000001)+0.000000001" office:value-type="float" office:value="1412.10937500006" calcext:value-type="float">
            <text:p>1412.109375000</text:p>
          </table:table-cell>
          <table:table-cell table:formula="of:=(([.C168]-0)/(1-0))*(1-0.000000001)+0.000000001" office:value-type="float" office:value="0.871093750128906" calcext:value-type="float">
            <text:p>0.871093750</text:p>
          </table:table-cell>
          <table:table-cell table:formula="of:=[.G168]*[.J168]" office:value-type="float" office:value="15.6796875023203" calcext:value-type="float">
            <text:p>15.679687502</text:p>
          </table:table-cell>
          <table:table-cell table:formula="of:=(([.D168]-0)/(1-0))*(100-0.000000001)+0.000000001" office:value-type="float" office:value="86.3281250001367" calcext:value-type="float">
            <text:p>86.328125000</text:p>
          </table:table-cell>
          <table:table-cell table:number-columns-repeated="2"/>
        </table:table-row>
        <table:table-row table:style-name="ro1">
          <table:table-cell office:value-type="float" office:value="0.68359375" calcext:value-type="float">
            <text:p>0.683593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69]-0)/(1-0))*(10-0)+0" office:value-type="float" office:value="6.8359375" calcext:value-type="float">
            <text:p>6.835937500</text:p>
          </table:table-cell>
          <table:table-cell table:formula="of:=(([.B169]-0)/(1-0))*(1500-0.000000001)+0.000000001" office:value-type="float" office:value="287.109375000809" calcext:value-type="float">
            <text:p>287.109375001</text:p>
          </table:table-cell>
          <table:table-cell table:formula="of:=(([.C169]-0)/(1-0))*(1-0.000000001)+0.000000001" office:value-type="float" office:value="0.121093750878906" calcext:value-type="float">
            <text:p>0.121093751</text:p>
          </table:table-cell>
          <table:table-cell table:formula="of:=[.G169]*[.J169]" office:value-type="float" office:value="2.17968751582031" calcext:value-type="float">
            <text:p>2.179687516</text:p>
          </table:table-cell>
          <table:table-cell table:formula="of:=(([.D169]-0)/(1-0))*(100-0.000000001)+0.000000001" office:value-type="float" office:value="11.3281250008867" calcext:value-type="float">
            <text:p>11.328125001</text:p>
          </table:table-cell>
          <table:table-cell table:number-columns-repeated="2"/>
        </table:table-row>
        <table:table-row table:style-name="ro1">
          <table:table-cell office:value-type="float" office:value="0.18359375" calcext:value-type="float">
            <text:p>0.183593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0]-0)/(1-0))*(10-0)+0" office:value-type="float" office:value="1.8359375" calcext:value-type="float">
            <text:p>1.835937500</text:p>
          </table:table-cell>
          <table:table-cell table:formula="of:=(([.B170]-0)/(1-0))*(1500-0.000000001)+0.000000001" office:value-type="float" office:value="1037.10937500031" calcext:value-type="float">
            <text:p>1037.109375000</text:p>
          </table:table-cell>
          <table:table-cell table:formula="of:=(([.C170]-0)/(1-0))*(1-0.000000001)+0.000000001" office:value-type="float" office:value="0.621093750378906" calcext:value-type="float">
            <text:p>0.621093750</text:p>
          </table:table-cell>
          <table:table-cell table:formula="of:=[.G170]*[.J170]" office:value-type="float" office:value="11.1796875068203" calcext:value-type="float">
            <text:p>11.179687507</text:p>
          </table:table-cell>
          <table:table-cell table:formula="of:=(([.D170]-0)/(1-0))*(100-0.000000001)+0.000000001" office:value-type="float" office:value="61.3281250003867" calcext:value-type="float">
            <text:p>61.328125000</text:p>
          </table:table-cell>
          <table:table-cell table:number-columns-repeated="2"/>
        </table:table-row>
        <table:table-row table:style-name="ro1">
          <table:table-cell office:value-type="float" office:value="0.24609375" calcext:value-type="float">
            <text:p>0.246093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32421875" calcext:value-type="float">
            <text:p>0.3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1]-0)/(1-0))*(10-0)+0" office:value-type="float" office:value="2.4609375" calcext:value-type="float">
            <text:p>2.460937500</text:p>
          </table:table-cell>
          <table:table-cell table:formula="of:=(([.B171]-0)/(1-0))*(1500-0.000000001)+0.000000001" office:value-type="float" office:value="380.859375000746" calcext:value-type="float">
            <text:p>380.859375001</text:p>
          </table:table-cell>
          <table:table-cell table:formula="of:=(([.C171]-0)/(1-0))*(1-0.000000001)+0.000000001" office:value-type="float" office:value="0.0585937509414063" calcext:value-type="float">
            <text:p>0.058593751</text:p>
          </table:table-cell>
          <table:table-cell table:formula="of:=[.G171]*[.J171]" office:value-type="float" office:value="1.05468751694531" calcext:value-type="float">
            <text:p>1.054687517</text:p>
          </table:table-cell>
          <table:table-cell table:formula="of:=(([.D171]-0)/(1-0))*(100-0.000000001)+0.000000001" office:value-type="float" office:value="80.0781250001992" calcext:value-type="float">
            <text:p>80.078125000</text:p>
          </table:table-cell>
          <table:table-cell table:number-columns-repeated="2"/>
        </table:table-row>
        <table:table-row table:style-name="ro1">
          <table:table-cell office:value-type="float" office:value="0.74609375" calcext:value-type="float">
            <text:p>0.746093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82421875" calcext:value-type="float">
            <text:p>0.8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2]-0)/(1-0))*(10-0)+0" office:value-type="float" office:value="7.4609375" calcext:value-type="float">
            <text:p>7.460937500</text:p>
          </table:table-cell>
          <table:table-cell table:formula="of:=(([.B172]-0)/(1-0))*(1500-0.000000001)+0.000000001" office:value-type="float" office:value="1130.85937500025" calcext:value-type="float">
            <text:p>1130.859375000</text:p>
          </table:table-cell>
          <table:table-cell table:formula="of:=(([.C172]-0)/(1-0))*(1-0.000000001)+0.000000001" office:value-type="float" office:value="0.558593750441406" calcext:value-type="float">
            <text:p>0.558593750</text:p>
          </table:table-cell>
          <table:table-cell table:formula="of:=[.G172]*[.J172]" office:value-type="float" office:value="10.0546875079453" calcext:value-type="float">
            <text:p>10.054687508</text:p>
          </table:table-cell>
          <table:table-cell table:formula="of:=(([.D172]-0)/(1-0))*(100-0.000000001)+0.000000001" office:value-type="float" office:value="30.0781250006992" calcext:value-type="float">
            <text:p>30.078125001</text:p>
          </table:table-cell>
          <table:table-cell table:number-columns-repeated="2"/>
        </table:table-row>
        <table:table-row table:style-name="ro1">
          <table:table-cell office:value-type="float" office:value="0.99609375" calcext:value-type="float">
            <text:p>0.99609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7421875" calcext:value-type="float">
            <text:p>0.5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3]-0)/(1-0))*(10-0)+0" office:value-type="float" office:value="9.9609375" calcext:value-type="float">
            <text:p>9.960937500</text:p>
          </table:table-cell>
          <table:table-cell table:formula="of:=(([.B173]-0)/(1-0))*(1500-0.000000001)+0.000000001" office:value-type="float" office:value="5.85937500099609" calcext:value-type="float">
            <text:p>5.859375001</text:p>
          </table:table-cell>
          <table:table-cell table:formula="of:=(([.C173]-0)/(1-0))*(1-0.000000001)+0.000000001" office:value-type="float" office:value="0.308593750691406" calcext:value-type="float">
            <text:p>0.308593751</text:p>
          </table:table-cell>
          <table:table-cell table:formula="of:=[.G173]*[.J173]" office:value-type="float" office:value="5.55468751244531" calcext:value-type="float">
            <text:p>5.554687512</text:p>
          </table:table-cell>
          <table:table-cell table:formula="of:=(([.D173]-0)/(1-0))*(100-0.000000001)+0.000000001" office:value-type="float" office:value="55.0781250004492" calcext:value-type="float">
            <text:p>55.078125000</text:p>
          </table:table-cell>
          <table:table-cell table:number-columns-repeated="2"/>
        </table:table-row>
        <table:table-row table:style-name="ro1">
          <table:table-cell office:value-type="float" office:value="0.49609375" calcext:value-type="float">
            <text:p>0.496093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7421875" calcext:value-type="float">
            <text:p>0.0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4]-0)/(1-0))*(10-0)+0" office:value-type="float" office:value="4.9609375" calcext:value-type="float">
            <text:p>4.960937500</text:p>
          </table:table-cell>
          <table:table-cell table:formula="of:=(([.B174]-0)/(1-0))*(1500-0.000000001)+0.000000001" office:value-type="float" office:value="755.859375000496" calcext:value-type="float">
            <text:p>755.859375000</text:p>
          </table:table-cell>
          <table:table-cell table:formula="of:=(([.C174]-0)/(1-0))*(1-0.000000001)+0.000000001" office:value-type="float" office:value="0.808593750191406" calcext:value-type="float">
            <text:p>0.808593750</text:p>
          </table:table-cell>
          <table:table-cell table:formula="of:=[.G174]*[.J174]" office:value-type="float" office:value="14.5546875034453" calcext:value-type="float">
            <text:p>14.554687503</text:p>
          </table:table-cell>
          <table:table-cell table:formula="of:=(([.D174]-0)/(1-0))*(100-0.000000001)+0.000000001" office:value-type="float" office:value="5.07812500094922" calcext:value-type="float">
            <text:p>5.078125001</text:p>
          </table:table-cell>
          <table:table-cell table:number-columns-repeated="2"/>
        </table:table-row>
        <table:table-row table:style-name="ro1">
          <table:table-cell office:value-type="float" office:value="0.37109375" calcext:value-type="float">
            <text:p>0.371093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5]-0)/(1-0))*(10-0)+0" office:value-type="float" office:value="3.7109375" calcext:value-type="float">
            <text:p>3.710937500</text:p>
          </table:table-cell>
          <table:table-cell table:formula="of:=(([.B175]-0)/(1-0))*(1500-0.000000001)+0.000000001" office:value-type="float" office:value="193.359375000871" calcext:value-type="float">
            <text:p>193.359375001</text:p>
          </table:table-cell>
          <table:table-cell table:formula="of:=(([.C175]-0)/(1-0))*(1-0.000000001)+0.000000001" office:value-type="float" office:value="0.683593750316406" calcext:value-type="float">
            <text:p>0.683593750</text:p>
          </table:table-cell>
          <table:table-cell table:formula="of:=[.G175]*[.J175]" office:value-type="float" office:value="12.3046875056953" calcext:value-type="float">
            <text:p>12.304687506</text:p>
          </table:table-cell>
          <table:table-cell table:formula="of:=(([.D175]-0)/(1-0))*(100-0.000000001)+0.000000001" office:value-type="float" office:value="17.5781250008242" calcext:value-type="float">
            <text:p>17.578125001</text:p>
          </table:table-cell>
          <table:table-cell table:number-columns-repeated="2"/>
        </table:table-row>
        <table:table-row table:style-name="ro1">
          <table:table-cell office:value-type="float" office:value="0.87109375" calcext:value-type="float">
            <text:p>0.871093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6]-0)/(1-0))*(10-0)+0" office:value-type="float" office:value="8.7109375" calcext:value-type="float">
            <text:p>8.710937500</text:p>
          </table:table-cell>
          <table:table-cell table:formula="of:=(([.B176]-0)/(1-0))*(1500-0.000000001)+0.000000001" office:value-type="float" office:value="943.359375000371" calcext:value-type="float">
            <text:p>943.359375000</text:p>
          </table:table-cell>
          <table:table-cell table:formula="of:=(([.C176]-0)/(1-0))*(1-0.000000001)+0.000000001" office:value-type="float" office:value="0.183593750816406" calcext:value-type="float">
            <text:p>0.183593751</text:p>
          </table:table-cell>
          <table:table-cell table:formula="of:=[.G176]*[.J176]" office:value-type="float" office:value="3.30468751469531" calcext:value-type="float">
            <text:p>3.304687515</text:p>
          </table:table-cell>
          <table:table-cell table:formula="of:=(([.D176]-0)/(1-0))*(100-0.000000001)+0.000000001" office:value-type="float" office:value="67.5781250003242" calcext:value-type="float">
            <text:p>67.578125000</text:p>
          </table:table-cell>
          <table:table-cell table:number-columns-repeated="2"/>
        </table:table-row>
        <table:table-row table:style-name="ro1">
          <table:table-cell office:value-type="float" office:value="0.62109375" calcext:value-type="float">
            <text:p>0.621093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94921875" calcext:value-type="float">
            <text:p>0.9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7]-0)/(1-0))*(10-0)+0" office:value-type="float" office:value="6.2109375" calcext:value-type="float">
            <text:p>6.210937500</text:p>
          </table:table-cell>
          <table:table-cell table:formula="of:=(([.B177]-0)/(1-0))*(1500-0.000000001)+0.000000001" office:value-type="float" office:value="568.359375000621" calcext:value-type="float">
            <text:p>568.359375001</text:p>
          </table:table-cell>
          <table:table-cell table:formula="of:=(([.C177]-0)/(1-0))*(1-0.000000001)+0.000000001" office:value-type="float" office:value="0.933593750066406" calcext:value-type="float">
            <text:p>0.933593750</text:p>
          </table:table-cell>
          <table:table-cell table:formula="of:=[.G177]*[.J177]" office:value-type="float" office:value="16.8046875011953" calcext:value-type="float">
            <text:p>16.804687501</text:p>
          </table:table-cell>
          <table:table-cell table:formula="of:=(([.D177]-0)/(1-0))*(100-0.000000001)+0.000000001" office:value-type="float" office:value="42.5781250005742" calcext:value-type="float">
            <text:p>42.578125001</text:p>
          </table:table-cell>
          <table:table-cell table:number-columns-repeated="2"/>
        </table:table-row>
        <table:table-row table:style-name="ro1">
          <table:table-cell office:value-type="float" office:value="0.12109375" calcext:value-type="float">
            <text:p>0.12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44921875" calcext:value-type="float">
            <text:p>0.4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8]-0)/(1-0))*(10-0)+0" office:value-type="float" office:value="1.2109375" calcext:value-type="float">
            <text:p>1.210937500</text:p>
          </table:table-cell>
          <table:table-cell table:formula="of:=(([.B178]-0)/(1-0))*(1500-0.000000001)+0.000000001" office:value-type="float" office:value="1318.35937500012" calcext:value-type="float">
            <text:p>1318.359375000</text:p>
          </table:table-cell>
          <table:table-cell table:formula="of:=(([.C178]-0)/(1-0))*(1-0.000000001)+0.000000001" office:value-type="float" office:value="0.433593750566406" calcext:value-type="float">
            <text:p>0.433593751</text:p>
          </table:table-cell>
          <table:table-cell table:formula="of:=[.G178]*[.J178]" office:value-type="float" office:value="7.80468751019531" calcext:value-type="float">
            <text:p>7.804687510</text:p>
          </table:table-cell>
          <table:table-cell table:formula="of:=(([.D178]-0)/(1-0))*(100-0.000000001)+0.000000001" office:value-type="float" office:value="92.5781250000742" calcext:value-type="float">
            <text:p>92.578125000</text:p>
          </table:table-cell>
          <table:table-cell table:number-columns-repeated="2"/>
        </table:table-row>
        <table:table-row table:style-name="ro1">
          <table:table-cell office:value-type="float" office:value="0.08984375" calcext:value-type="float">
            <text:p>0.089843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4296875" calcext:value-type="float">
            <text:p>0.5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79]-0)/(1-0))*(10-0)+0" office:value-type="float" office:value="0.8984375" calcext:value-type="float">
            <text:p>0.898437500</text:p>
          </table:table-cell>
          <table:table-cell table:formula="of:=(([.B179]-0)/(1-0))*(1500-0.000000001)+0.000000001" office:value-type="float" office:value="615.23437500059" calcext:value-type="float">
            <text:p>615.234375001</text:p>
          </table:table-cell>
          <table:table-cell table:formula="of:=(([.C179]-0)/(1-0))*(1-0.000000001)+0.000000001" office:value-type="float" office:value="0.527343750472656" calcext:value-type="float">
            <text:p>0.527343750</text:p>
          </table:table-cell>
          <table:table-cell table:formula="of:=[.G179]*[.J179]" office:value-type="float" office:value="9.49218750850781" calcext:value-type="float">
            <text:p>9.492187509</text:p>
          </table:table-cell>
          <table:table-cell table:formula="of:=(([.D179]-0)/(1-0))*(100-0.000000001)+0.000000001" office:value-type="float" office:value="8.20312500091797" calcext:value-type="float">
            <text:p>8.203125001</text:p>
          </table:table-cell>
          <table:table-cell table:number-columns-repeated="2"/>
        </table:table-row>
        <table:table-row table:style-name="ro1">
          <table:table-cell office:value-type="float" office:value="0.58984375" calcext:value-type="float">
            <text:p>0.5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4296875" calcext:value-type="float">
            <text:p>0.0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0]-0)/(1-0))*(10-0)+0" office:value-type="float" office:value="5.8984375" calcext:value-type="float">
            <text:p>5.898437500</text:p>
          </table:table-cell>
          <table:table-cell table:formula="of:=(([.B180]-0)/(1-0))*(1500-0.000000001)+0.000000001" office:value-type="float" office:value="1365.23437500009" calcext:value-type="float">
            <text:p>1365.234375000</text:p>
          </table:table-cell>
          <table:table-cell table:formula="of:=(([.C180]-0)/(1-0))*(1-0.000000001)+0.000000001" office:value-type="float" office:value="0.0273437509726562" calcext:value-type="float">
            <text:p>0.027343751</text:p>
          </table:table-cell>
          <table:table-cell table:formula="of:=[.G180]*[.J180]" office:value-type="float" office:value="0.492187517507813" calcext:value-type="float">
            <text:p>0.492187518</text:p>
          </table:table-cell>
          <table:table-cell table:formula="of:=(([.D180]-0)/(1-0))*(100-0.000000001)+0.000000001" office:value-type="float" office:value="58.203125000418" calcext:value-type="float">
            <text:p>58.203125000</text:p>
          </table:table-cell>
          <table:table-cell table:number-columns-repeated="2"/>
        </table:table-row>
        <table:table-row table:style-name="ro1">
          <table:table-cell office:value-type="float" office:value="0.83984375" calcext:value-type="float">
            <text:p>0.839843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1]-0)/(1-0))*(10-0)+0" office:value-type="float" office:value="8.3984375" calcext:value-type="float">
            <text:p>8.398437500</text:p>
          </table:table-cell>
          <table:table-cell table:formula="of:=(([.B181]-0)/(1-0))*(1500-0.000000001)+0.000000001" office:value-type="float" office:value="240.23437500084" calcext:value-type="float">
            <text:p>240.234375001</text:p>
          </table:table-cell>
          <table:table-cell table:formula="of:=(([.C181]-0)/(1-0))*(1-0.000000001)+0.000000001" office:value-type="float" office:value="0.777343750222656" calcext:value-type="float">
            <text:p>0.777343750</text:p>
          </table:table-cell>
          <table:table-cell table:formula="of:=[.G181]*[.J181]" office:value-type="float" office:value="13.9921875040078" calcext:value-type="float">
            <text:p>13.992187504</text:p>
          </table:table-cell>
          <table:table-cell table:formula="of:=(([.D181]-0)/(1-0))*(100-0.000000001)+0.000000001" office:value-type="float" office:value="33.203125000668" calcext:value-type="float">
            <text:p>33.203125001</text:p>
          </table:table-cell>
          <table:table-cell table:number-columns-repeated="2"/>
        </table:table-row>
        <table:table-row table:style-name="ro1">
          <table:table-cell office:value-type="float" office:value="0.33984375" calcext:value-type="float">
            <text:p>0.339843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2]-0)/(1-0))*(10-0)+0" office:value-type="float" office:value="3.3984375" calcext:value-type="float">
            <text:p>3.398437500</text:p>
          </table:table-cell>
          <table:table-cell table:formula="of:=(([.B182]-0)/(1-0))*(1500-0.000000001)+0.000000001" office:value-type="float" office:value="990.23437500034" calcext:value-type="float">
            <text:p>990.234375000</text:p>
          </table:table-cell>
          <table:table-cell table:formula="of:=(([.C182]-0)/(1-0))*(1-0.000000001)+0.000000001" office:value-type="float" office:value="0.277343750722656" calcext:value-type="float">
            <text:p>0.277343751</text:p>
          </table:table-cell>
          <table:table-cell table:formula="of:=[.G182]*[.J182]" office:value-type="float" office:value="4.99218751300781" calcext:value-type="float">
            <text:p>4.992187513</text:p>
          </table:table-cell>
          <table:table-cell table:formula="of:=(([.D182]-0)/(1-0))*(100-0.000000001)+0.000000001" office:value-type="float" office:value="83.203125000168" calcext:value-type="float">
            <text:p>83.203125000</text:p>
          </table:table-cell>
          <table:table-cell table:number-columns-repeated="2"/>
        </table:table-row>
        <table:table-row table:style-name="ro1">
          <table:table-cell office:value-type="float" office:value="0.46484375" calcext:value-type="float">
            <text:p>0.464843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91796875" calcext:value-type="float">
            <text:p>0.9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3]-0)/(1-0))*(10-0)+0" office:value-type="float" office:value="4.6484375" calcext:value-type="float">
            <text:p>4.648437500</text:p>
          </table:table-cell>
          <table:table-cell table:formula="of:=(([.B183]-0)/(1-0))*(1500-0.000000001)+0.000000001" office:value-type="float" office:value="52.7343750009648" calcext:value-type="float">
            <text:p>52.734375001</text:p>
          </table:table-cell>
          <table:table-cell table:formula="of:=(([.C183]-0)/(1-0))*(1-0.000000001)+0.000000001" office:value-type="float" office:value="0.152343750847656" calcext:value-type="float">
            <text:p>0.152343751</text:p>
          </table:table-cell>
          <table:table-cell table:formula="of:=[.G183]*[.J183]" office:value-type="float" office:value="2.74218751525781" calcext:value-type="float">
            <text:p>2.742187515</text:p>
          </table:table-cell>
          <table:table-cell table:formula="of:=(([.D183]-0)/(1-0))*(100-0.000000001)+0.000000001" office:value-type="float" office:value="95.703125000043" calcext:value-type="float">
            <text:p>95.703125000</text:p>
          </table:table-cell>
          <table:table-cell table:number-columns-repeated="2"/>
        </table:table-row>
        <table:table-row table:style-name="ro1">
          <table:table-cell office:value-type="float" office:value="0.96484375" calcext:value-type="float">
            <text:p>0.964843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41796875" calcext:value-type="float">
            <text:p>0.4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4]-0)/(1-0))*(10-0)+0" office:value-type="float" office:value="9.6484375" calcext:value-type="float">
            <text:p>9.648437500</text:p>
          </table:table-cell>
          <table:table-cell table:formula="of:=(([.B184]-0)/(1-0))*(1500-0.000000001)+0.000000001" office:value-type="float" office:value="802.734375000465" calcext:value-type="float">
            <text:p>802.734375000</text:p>
          </table:table-cell>
          <table:table-cell table:formula="of:=(([.C184]-0)/(1-0))*(1-0.000000001)+0.000000001" office:value-type="float" office:value="0.652343750347656" calcext:value-type="float">
            <text:p>0.652343750</text:p>
          </table:table-cell>
          <table:table-cell table:formula="of:=[.G184]*[.J184]" office:value-type="float" office:value="11.7421875062578" calcext:value-type="float">
            <text:p>11.742187506</text:p>
          </table:table-cell>
          <table:table-cell table:formula="of:=(([.D184]-0)/(1-0))*(100-0.000000001)+0.000000001" office:value-type="float" office:value="45.703125000543" calcext:value-type="float">
            <text:p>45.703125001</text:p>
          </table:table-cell>
          <table:table-cell table:number-columns-repeated="2"/>
        </table:table-row>
        <table:table-row table:style-name="ro1">
          <table:table-cell office:value-type="float" office:value="0.71484375" calcext:value-type="float">
            <text:p>0.714843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16796875" calcext:value-type="float">
            <text:p>0.1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5]-0)/(1-0))*(10-0)+0" office:value-type="float" office:value="7.1484375" calcext:value-type="float">
            <text:p>7.148437500</text:p>
          </table:table-cell>
          <table:table-cell table:formula="of:=(([.B185]-0)/(1-0))*(1500-0.000000001)+0.000000001" office:value-type="float" office:value="427.734375000715" calcext:value-type="float">
            <text:p>427.734375001</text:p>
          </table:table-cell>
          <table:table-cell table:formula="of:=(([.C185]-0)/(1-0))*(1-0.000000001)+0.000000001" office:value-type="float" office:value="0.402343750597656" calcext:value-type="float">
            <text:p>0.402343751</text:p>
          </table:table-cell>
          <table:table-cell table:formula="of:=[.G185]*[.J185]" office:value-type="float" office:value="7.24218751075781" calcext:value-type="float">
            <text:p>7.242187511</text:p>
          </table:table-cell>
          <table:table-cell table:formula="of:=(([.D185]-0)/(1-0))*(100-0.000000001)+0.000000001" office:value-type="float" office:value="70.703125000293" calcext:value-type="float">
            <text:p>70.703125000</text:p>
          </table:table-cell>
          <table:table-cell table:number-columns-repeated="2"/>
        </table:table-row>
        <table:table-row table:style-name="ro1">
          <table:table-cell office:value-type="float" office:value="0.21484375" calcext:value-type="float">
            <text:p>0.214843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66796875" calcext:value-type="float">
            <text:p>0.6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6]-0)/(1-0))*(10-0)+0" office:value-type="float" office:value="2.1484375" calcext:value-type="float">
            <text:p>2.148437500</text:p>
          </table:table-cell>
          <table:table-cell table:formula="of:=(([.B186]-0)/(1-0))*(1500-0.000000001)+0.000000001" office:value-type="float" office:value="1177.73437500022" calcext:value-type="float">
            <text:p>1177.734375000</text:p>
          </table:table-cell>
          <table:table-cell table:formula="of:=(([.C186]-0)/(1-0))*(1-0.000000001)+0.000000001" office:value-type="float" office:value="0.902343750097656" calcext:value-type="float">
            <text:p>0.902343750</text:p>
          </table:table-cell>
          <table:table-cell table:formula="of:=[.G186]*[.J186]" office:value-type="float" office:value="16.2421875017578" calcext:value-type="float">
            <text:p>16.242187502</text:p>
          </table:table-cell>
          <table:table-cell table:formula="of:=(([.D186]-0)/(1-0))*(100-0.000000001)+0.000000001" office:value-type="float" office:value="20.703125000793" calcext:value-type="float">
            <text:p>20.703125001</text:p>
          </table:table-cell>
          <table:table-cell table:number-columns-repeated="2"/>
        </table:table-row>
        <table:table-row table:style-name="ro1">
          <table:table-cell office:value-type="float" office:value="0.15234375" calcext:value-type="float">
            <text:p>0.152343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7]-0)/(1-0))*(10-0)+0" office:value-type="float" office:value="1.5234375" calcext:value-type="float">
            <text:p>1.523437500</text:p>
          </table:table-cell>
          <table:table-cell table:formula="of:=(([.B187]-0)/(1-0))*(1500-0.000000001)+0.000000001" office:value-type="float" office:value="333.984375000777" calcext:value-type="float">
            <text:p>333.984375001</text:p>
          </table:table-cell>
          <table:table-cell table:formula="of:=(([.C187]-0)/(1-0))*(1-0.000000001)+0.000000001" office:value-type="float" office:value="0.464843750535156" calcext:value-type="float">
            <text:p>0.464843751</text:p>
          </table:table-cell>
          <table:table-cell table:formula="of:=[.G187]*[.J187]" office:value-type="float" office:value="8.36718750963281" calcext:value-type="float">
            <text:p>8.367187510</text:p>
          </table:table-cell>
          <table:table-cell table:formula="of:=(([.D187]-0)/(1-0))*(100-0.000000001)+0.000000001" office:value-type="float" office:value="39.4531250006055" calcext:value-type="float">
            <text:p>39.453125001</text:p>
          </table:table-cell>
          <table:table-cell table:number-columns-repeated="2"/>
        </table:table-row>
        <table:table-row table:style-name="ro1">
          <table:table-cell office:value-type="float" office:value="0.65234375" calcext:value-type="float">
            <text:p>0.652343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8]-0)/(1-0))*(10-0)+0" office:value-type="float" office:value="6.5234375" calcext:value-type="float">
            <text:p>6.523437500</text:p>
          </table:table-cell>
          <table:table-cell table:formula="of:=(([.B188]-0)/(1-0))*(1500-0.000000001)+0.000000001" office:value-type="float" office:value="1083.98437500028" calcext:value-type="float">
            <text:p>1083.984375000</text:p>
          </table:table-cell>
          <table:table-cell table:formula="of:=(([.C188]-0)/(1-0))*(1-0.000000001)+0.000000001" office:value-type="float" office:value="0.964843750035156" calcext:value-type="float">
            <text:p>0.964843750</text:p>
          </table:table-cell>
          <table:table-cell table:formula="of:=[.G188]*[.J188]" office:value-type="float" office:value="17.3671875006328" calcext:value-type="float">
            <text:p>17.367187501</text:p>
          </table:table-cell>
          <table:table-cell table:formula="of:=(([.D188]-0)/(1-0))*(100-0.000000001)+0.000000001" office:value-type="float" office:value="89.4531250001055" calcext:value-type="float">
            <text:p>89.453125000</text:p>
          </table:table-cell>
          <table:table-cell table:number-columns-repeated="2"/>
        </table:table-row>
        <table:table-row table:style-name="ro1">
          <table:table-cell office:value-type="float" office:value="0.90234375" calcext:value-type="float">
            <text:p>0.902343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85546875" calcext:value-type="float">
            <text:p>0.8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89]-0)/(1-0))*(10-0)+0" office:value-type="float" office:value="9.0234375" calcext:value-type="float">
            <text:p>9.023437500</text:p>
          </table:table-cell>
          <table:table-cell table:formula="of:=(([.B189]-0)/(1-0))*(1500-0.000000001)+0.000000001" office:value-type="float" office:value="708.984375000527" calcext:value-type="float">
            <text:p>708.984375001</text:p>
          </table:table-cell>
          <table:table-cell table:formula="of:=(([.C189]-0)/(1-0))*(1-0.000000001)+0.000000001" office:value-type="float" office:value="0.214843750785156" calcext:value-type="float">
            <text:p>0.214843751</text:p>
          </table:table-cell>
          <table:table-cell table:formula="of:=[.G189]*[.J189]" office:value-type="float" office:value="3.86718751413281" calcext:value-type="float">
            <text:p>3.867187514</text:p>
          </table:table-cell>
          <table:table-cell table:formula="of:=(([.D189]-0)/(1-0))*(100-0.000000001)+0.000000001" office:value-type="float" office:value="14.4531250008555" calcext:value-type="float">
            <text:p>14.453125001</text:p>
          </table:table-cell>
          <table:table-cell table:number-columns-repeated="2"/>
        </table:table-row>
        <table:table-row table:style-name="ro1">
          <table:table-cell office:value-type="float" office:value="0.40234375" calcext:value-type="float">
            <text:p>0.402343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35546875" calcext:value-type="float">
            <text:p>0.3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0]-0)/(1-0))*(10-0)+0" office:value-type="float" office:value="4.0234375" calcext:value-type="float">
            <text:p>4.023437500</text:p>
          </table:table-cell>
          <table:table-cell table:formula="of:=(([.B190]-0)/(1-0))*(1500-0.000000001)+0.000000001" office:value-type="float" office:value="1458.98437500003" calcext:value-type="float">
            <text:p>1458.984375000</text:p>
          </table:table-cell>
          <table:table-cell table:formula="of:=(([.C190]-0)/(1-0))*(1-0.000000001)+0.000000001" office:value-type="float" office:value="0.714843750285156" calcext:value-type="float">
            <text:p>0.714843750</text:p>
          </table:table-cell>
          <table:table-cell table:formula="of:=[.G190]*[.J190]" office:value-type="float" office:value="12.8671875051328" calcext:value-type="float">
            <text:p>12.867187505</text:p>
          </table:table-cell>
          <table:table-cell table:formula="of:=(([.D190]-0)/(1-0))*(100-0.000000001)+0.000000001" office:value-type="float" office:value="64.4531250003555" calcext:value-type="float">
            <text:p>64.453125000</text:p>
          </table:table-cell>
          <table:table-cell table:number-columns-repeated="2"/>
        </table:table-row>
        <table:table-row table:style-name="ro1">
          <table:table-cell office:value-type="float" office:value="0.27734375" calcext:value-type="float">
            <text:p>0.277343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48046875" calcext:value-type="float">
            <text:p>0.4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1]-0)/(1-0))*(10-0)+0" office:value-type="float" office:value="2.7734375" calcext:value-type="float">
            <text:p>2.773437500</text:p>
          </table:table-cell>
          <table:table-cell table:formula="of:=(([.B191]-0)/(1-0))*(1500-0.000000001)+0.000000001" office:value-type="float" office:value="521.484375000652" calcext:value-type="float">
            <text:p>521.484375001</text:p>
          </table:table-cell>
          <table:table-cell table:formula="of:=(([.C191]-0)/(1-0))*(1-0.000000001)+0.000000001" office:value-type="float" office:value="0.839843750160156" calcext:value-type="float">
            <text:p>0.839843750</text:p>
          </table:table-cell>
          <table:table-cell table:formula="of:=[.G191]*[.J191]" office:value-type="float" office:value="15.1171875028828" calcext:value-type="float">
            <text:p>15.117187503</text:p>
          </table:table-cell>
          <table:table-cell table:formula="of:=(([.D191]-0)/(1-0))*(100-0.000000001)+0.000000001" office:value-type="float" office:value="51.9531250004805" calcext:value-type="float">
            <text:p>51.953125000</text:p>
          </table:table-cell>
          <table:table-cell table:number-columns-repeated="2"/>
        </table:table-row>
        <table:table-row table:style-name="ro1">
          <table:table-cell office:value-type="float" office:value="0.77734375" calcext:value-type="float">
            <text:p>0.7773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98046875" calcext:value-type="float">
            <text:p>0.9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2]-0)/(1-0))*(10-0)+0" office:value-type="float" office:value="7.7734375" calcext:value-type="float">
            <text:p>7.773437500</text:p>
          </table:table-cell>
          <table:table-cell table:formula="of:=(([.B192]-0)/(1-0))*(1500-0.000000001)+0.000000001" office:value-type="float" office:value="1271.48437500015" calcext:value-type="float">
            <text:p>1271.484375000</text:p>
          </table:table-cell>
          <table:table-cell table:formula="of:=(([.C192]-0)/(1-0))*(1-0.000000001)+0.000000001" office:value-type="float" office:value="0.339843750660156" calcext:value-type="float">
            <text:p>0.339843751</text:p>
          </table:table-cell>
          <table:table-cell table:formula="of:=[.G192]*[.J192]" office:value-type="float" office:value="6.11718751188281" calcext:value-type="float">
            <text:p>6.117187512</text:p>
          </table:table-cell>
          <table:table-cell table:formula="of:=(([.D192]-0)/(1-0))*(100-0.000000001)+0.000000001" office:value-type="float" office:value="1.95312500098047" calcext:value-type="float">
            <text:p>1.953125001</text:p>
          </table:table-cell>
          <table:table-cell table:number-columns-repeated="2"/>
        </table:table-row>
        <table:table-row table:style-name="ro1">
          <table:table-cell office:value-type="float" office:value="0.52734375" calcext:value-type="float">
            <text:p>0.527343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73046875" calcext:value-type="float">
            <text:p>0.7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3]-0)/(1-0))*(10-0)+0" office:value-type="float" office:value="5.2734375" calcext:value-type="float">
            <text:p>5.273437500</text:p>
          </table:table-cell>
          <table:table-cell table:formula="of:=(([.B193]-0)/(1-0))*(1500-0.000000001)+0.000000001" office:value-type="float" office:value="146.484375000902" calcext:value-type="float">
            <text:p>146.484375001</text:p>
          </table:table-cell>
          <table:table-cell table:formula="of:=(([.C193]-0)/(1-0))*(1-0.000000001)+0.000000001" office:value-type="float" office:value="0.589843750410156" calcext:value-type="float">
            <text:p>0.589843750</text:p>
          </table:table-cell>
          <table:table-cell table:formula="of:=[.G193]*[.J193]" office:value-type="float" office:value="10.6171875073828" calcext:value-type="float">
            <text:p>10.617187507</text:p>
          </table:table-cell>
          <table:table-cell table:formula="of:=(([.D193]-0)/(1-0))*(100-0.000000001)+0.000000001" office:value-type="float" office:value="76.9531250002305" calcext:value-type="float">
            <text:p>76.953125000</text:p>
          </table:table-cell>
          <table:table-cell table:number-columns-repeated="2"/>
        </table:table-row>
        <table:table-row table:style-name="ro1">
          <table:table-cell office:value-type="float" office:value="0.02734375" calcext:value-type="float">
            <text:p>0.027343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23046875" calcext:value-type="float">
            <text:p>0.2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4]-0)/(1-0))*(10-0)+0" office:value-type="float" office:value="0.2734375" calcext:value-type="float">
            <text:p>0.273437500</text:p>
          </table:table-cell>
          <table:table-cell table:formula="of:=(([.B194]-0)/(1-0))*(1500-0.000000001)+0.000000001" office:value-type="float" office:value="896.484375000402" calcext:value-type="float">
            <text:p>896.484375000</text:p>
          </table:table-cell>
          <table:table-cell table:formula="of:=(([.C194]-0)/(1-0))*(1-0.000000001)+0.000000001" office:value-type="float" office:value="0.0898437509101563" calcext:value-type="float">
            <text:p>0.089843751</text:p>
          </table:table-cell>
          <table:table-cell table:formula="of:=[.G194]*[.J194]" office:value-type="float" office:value="1.61718751638281" calcext:value-type="float">
            <text:p>1.617187516</text:p>
          </table:table-cell>
          <table:table-cell table:formula="of:=(([.D194]-0)/(1-0))*(100-0.000000001)+0.000000001" office:value-type="float" office:value="26.9531250007305" calcext:value-type="float">
            <text:p>26.953125001</text:p>
          </table:table-cell>
          <table:table-cell table:number-columns-repeated="2"/>
        </table:table-row>
        <table:table-row table:style-name="ro1">
          <table:table-cell office:value-type="float" office:value="0.01953125" calcext:value-type="float">
            <text:p>0.019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5390625" calcext:value-type="float">
            <text:p>0.2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5]-0)/(1-0))*(10-0)+0" office:value-type="float" office:value="0.1953125" calcext:value-type="float">
            <text:p>0.195312500</text:p>
          </table:table-cell>
          <table:table-cell table:formula="of:=(([.B195]-0)/(1-0))*(1500-0.000000001)+0.000000001" office:value-type="float" office:value="298.828125000801" calcext:value-type="float">
            <text:p>298.828125001</text:p>
          </table:table-cell>
          <table:table-cell table:formula="of:=(([.C195]-0)/(1-0))*(1-0.000000001)+0.000000001" office:value-type="float" office:value="0.597656250402344" calcext:value-type="float">
            <text:p>0.597656250</text:p>
          </table:table-cell>
          <table:table-cell table:formula="of:=[.G195]*[.J195]" office:value-type="float" office:value="10.7578125072422" calcext:value-type="float">
            <text:p>10.757812507</text:p>
          </table:table-cell>
          <table:table-cell table:formula="of:=(([.D195]-0)/(1-0))*(100-0.000000001)+0.000000001" office:value-type="float" office:value="90.2343750000977" calcext:value-type="float">
            <text:p>90.234375000</text:p>
          </table:table-cell>
          <table:table-cell table:number-columns-repeated="2"/>
        </table:table-row>
        <table:table-row table:style-name="ro1">
          <table:table-cell office:value-type="float" office:value="0.51953125" calcext:value-type="float">
            <text:p>0.519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5390625" calcext:value-type="float">
            <text:p>0.7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6]-0)/(1-0))*(10-0)+0" office:value-type="float" office:value="5.1953125" calcext:value-type="float">
            <text:p>5.195312500</text:p>
          </table:table-cell>
          <table:table-cell table:formula="of:=(([.B196]-0)/(1-0))*(1500-0.000000001)+0.000000001" office:value-type="float" office:value="1048.8281250003" calcext:value-type="float">
            <text:p>1048.828125000</text:p>
          </table:table-cell>
          <table:table-cell table:formula="of:=(([.C196]-0)/(1-0))*(1-0.000000001)+0.000000001" office:value-type="float" office:value="0.0976562509023437" calcext:value-type="float">
            <text:p>0.097656251</text:p>
          </table:table-cell>
          <table:table-cell table:formula="of:=[.G196]*[.J196]" office:value-type="float" office:value="1.75781251624219" calcext:value-type="float">
            <text:p>1.757812516</text:p>
          </table:table-cell>
          <table:table-cell table:formula="of:=(([.D196]-0)/(1-0))*(100-0.000000001)+0.000000001" office:value-type="float" office:value="40.2343750005977" calcext:value-type="float">
            <text:p>40.234375001</text:p>
          </table:table-cell>
          <table:table-cell table:number-columns-repeated="2"/>
        </table:table-row>
        <table:table-row table:style-name="ro1">
          <table:table-cell office:value-type="float" office:value="0.76953125" calcext:value-type="float">
            <text:p>0.769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50390625" calcext:value-type="float">
            <text:p>0.5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7]-0)/(1-0))*(10-0)+0" office:value-type="float" office:value="7.6953125" calcext:value-type="float">
            <text:p>7.695312500</text:p>
          </table:table-cell>
          <table:table-cell table:formula="of:=(([.B197]-0)/(1-0))*(1500-0.000000001)+0.000000001" office:value-type="float" office:value="673.828125000551" calcext:value-type="float">
            <text:p>673.828125001</text:p>
          </table:table-cell>
          <table:table-cell table:formula="of:=(([.C197]-0)/(1-0))*(1-0.000000001)+0.000000001" office:value-type="float" office:value="0.847656250152344" calcext:value-type="float">
            <text:p>0.847656250</text:p>
          </table:table-cell>
          <table:table-cell table:formula="of:=[.G197]*[.J197]" office:value-type="float" office:value="15.2578125027422" calcext:value-type="float">
            <text:p>15.257812503</text:p>
          </table:table-cell>
          <table:table-cell table:formula="of:=(([.D197]-0)/(1-0))*(100-0.000000001)+0.000000001" office:value-type="float" office:value="65.2343750003477" calcext:value-type="float">
            <text:p>65.234375000</text:p>
          </table:table-cell>
          <table:table-cell table:number-columns-repeated="2"/>
        </table:table-row>
        <table:table-row table:style-name="ro1">
          <table:table-cell office:value-type="float" office:value="0.26953125" calcext:value-type="float">
            <text:p>0.269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00390625" calcext:value-type="float">
            <text:p>0.0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8]-0)/(1-0))*(10-0)+0" office:value-type="float" office:value="2.6953125" calcext:value-type="float">
            <text:p>2.695312500</text:p>
          </table:table-cell>
          <table:table-cell table:formula="of:=(([.B198]-0)/(1-0))*(1500-0.000000001)+0.000000001" office:value-type="float" office:value="1423.82812500005" calcext:value-type="float">
            <text:p>1423.828125000</text:p>
          </table:table-cell>
          <table:table-cell table:formula="of:=(([.C198]-0)/(1-0))*(1-0.000000001)+0.000000001" office:value-type="float" office:value="0.347656250652344" calcext:value-type="float">
            <text:p>0.347656251</text:p>
          </table:table-cell>
          <table:table-cell table:formula="of:=[.G198]*[.J198]" office:value-type="float" office:value="6.25781251174219" calcext:value-type="float">
            <text:p>6.257812512</text:p>
          </table:table-cell>
          <table:table-cell table:formula="of:=(([.D198]-0)/(1-0))*(100-0.000000001)+0.000000001" office:value-type="float" office:value="15.2343750008477" calcext:value-type="float">
            <text:p>15.234375001</text:p>
          </table:table-cell>
          <table:table-cell table:number-columns-repeated="2"/>
        </table:table-row>
        <table:table-row table:style-name="ro1">
          <table:table-cell office:value-type="float" office:value="0.39453125" calcext:value-type="float">
            <text:p>0.394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12890625" calcext:value-type="float">
            <text:p>0.1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199]-0)/(1-0))*(10-0)+0" office:value-type="float" office:value="3.9453125" calcext:value-type="float">
            <text:p>3.945312500</text:p>
          </table:table-cell>
          <table:table-cell table:formula="of:=(([.B199]-0)/(1-0))*(1500-0.000000001)+0.000000001" office:value-type="float" office:value="486.328125000676" calcext:value-type="float">
            <text:p>486.328125001</text:p>
          </table:table-cell>
          <table:table-cell table:formula="of:=(([.C199]-0)/(1-0))*(1-0.000000001)+0.000000001" office:value-type="float" office:value="0.222656250777344" calcext:value-type="float">
            <text:p>0.222656251</text:p>
          </table:table-cell>
          <table:table-cell table:formula="of:=[.G199]*[.J199]" office:value-type="float" office:value="4.00781251399219" calcext:value-type="float">
            <text:p>4.007812514</text:p>
          </table:table-cell>
          <table:table-cell table:formula="of:=(([.D199]-0)/(1-0))*(100-0.000000001)+0.000000001" office:value-type="float" office:value="2.73437500097266" calcext:value-type="float">
            <text:p>2.734375001</text:p>
          </table:table-cell>
          <table:table-cell table:number-columns-repeated="2"/>
        </table:table-row>
        <table:table-row table:style-name="ro1">
          <table:table-cell office:value-type="float" office:value="0.89453125" calcext:value-type="float">
            <text:p>0.894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62890625" calcext:value-type="float">
            <text:p>0.6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0]-0)/(1-0))*(10-0)+0" office:value-type="float" office:value="8.9453125" calcext:value-type="float">
            <text:p>8.945312500</text:p>
          </table:table-cell>
          <table:table-cell table:formula="of:=(([.B200]-0)/(1-0))*(1500-0.000000001)+0.000000001" office:value-type="float" office:value="1236.32812500018" calcext:value-type="float">
            <text:p>1236.328125000</text:p>
          </table:table-cell>
          <table:table-cell table:formula="of:=(([.C200]-0)/(1-0))*(1-0.000000001)+0.000000001" office:value-type="float" office:value="0.722656250277344" calcext:value-type="float">
            <text:p>0.722656250</text:p>
          </table:table-cell>
          <table:table-cell table:formula="of:=[.G200]*[.J200]" office:value-type="float" office:value="13.0078125049922" calcext:value-type="float">
            <text:p>13.007812505</text:p>
          </table:table-cell>
          <table:table-cell table:formula="of:=(([.D200]-0)/(1-0))*(100-0.000000001)+0.000000001" office:value-type="float" office:value="52.7343750004727" calcext:value-type="float">
            <text:p>52.734375000</text:p>
          </table:table-cell>
          <table:table-cell table:number-columns-repeated="2"/>
        </table:table-row>
        <table:table-row table:style-name="ro1">
          <table:table-cell office:value-type="float" office:value="0.64453125" calcext:value-type="float">
            <text:p>0.644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7890625" calcext:value-type="float">
            <text:p>0.8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1]-0)/(1-0))*(10-0)+0" office:value-type="float" office:value="6.4453125" calcext:value-type="float">
            <text:p>6.445312500</text:p>
          </table:table-cell>
          <table:table-cell table:formula="of:=(([.B201]-0)/(1-0))*(1500-0.000000001)+0.000000001" office:value-type="float" office:value="111.328125000926" calcext:value-type="float">
            <text:p>111.328125001</text:p>
          </table:table-cell>
          <table:table-cell table:formula="of:=(([.C201]-0)/(1-0))*(1-0.000000001)+0.000000001" office:value-type="float" office:value="0.472656250527344" calcext:value-type="float">
            <text:p>0.472656251</text:p>
          </table:table-cell>
          <table:table-cell table:formula="of:=[.G201]*[.J201]" office:value-type="float" office:value="8.50781250949219" calcext:value-type="float">
            <text:p>8.507812509</text:p>
          </table:table-cell>
          <table:table-cell table:formula="of:=(([.D201]-0)/(1-0))*(100-0.000000001)+0.000000001" office:value-type="float" office:value="27.7343750007227" calcext:value-type="float">
            <text:p>27.734375001</text:p>
          </table:table-cell>
          <table:table-cell table:number-columns-repeated="2"/>
        </table:table-row>
        <table:table-row table:style-name="ro1">
          <table:table-cell office:value-type="float" office:value="0.14453125" calcext:value-type="float">
            <text:p>0.144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7890625" calcext:value-type="float">
            <text:p>0.3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2]-0)/(1-0))*(10-0)+0" office:value-type="float" office:value="1.4453125" calcext:value-type="float">
            <text:p>1.445312500</text:p>
          </table:table-cell>
          <table:table-cell table:formula="of:=(([.B202]-0)/(1-0))*(1500-0.000000001)+0.000000001" office:value-type="float" office:value="861.328125000426" calcext:value-type="float">
            <text:p>861.328125000</text:p>
          </table:table-cell>
          <table:table-cell table:formula="of:=(([.C202]-0)/(1-0))*(1-0.000000001)+0.000000001" office:value-type="float" office:value="0.972656250027344" calcext:value-type="float">
            <text:p>0.972656250</text:p>
          </table:table-cell>
          <table:table-cell table:formula="of:=[.G202]*[.J202]" office:value-type="float" office:value="17.5078125004922" calcext:value-type="float">
            <text:p>17.507812500</text:p>
          </table:table-cell>
          <table:table-cell table:formula="of:=(([.D202]-0)/(1-0))*(100-0.000000001)+0.000000001" office:value-type="float" office:value="77.7343750002227" calcext:value-type="float">
            <text:p>77.734375000</text:p>
          </table:table-cell>
          <table:table-cell table:number-columns-repeated="2"/>
        </table:table-row>
        <table:table-row table:style-name="ro1">
          <table:table-cell office:value-type="float" office:value="0.20703125" calcext:value-type="float">
            <text:p>0.2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81640625" calcext:value-type="float">
            <text:p>0.8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3]-0)/(1-0))*(10-0)+0" office:value-type="float" office:value="2.0703125" calcext:value-type="float">
            <text:p>2.070312500</text:p>
          </table:table-cell>
          <table:table-cell table:formula="of:=(([.B203]-0)/(1-0))*(1500-0.000000001)+0.000000001" office:value-type="float" office:value="580.078125000613" calcext:value-type="float">
            <text:p>580.078125001</text:p>
          </table:table-cell>
          <table:table-cell table:formula="of:=(([.C203]-0)/(1-0))*(1-0.000000001)+0.000000001" office:value-type="float" office:value="0.410156250589844" calcext:value-type="float">
            <text:p>0.410156251</text:p>
          </table:table-cell>
          <table:table-cell table:formula="of:=[.G203]*[.J203]" office:value-type="float" office:value="7.38281251061719" calcext:value-type="float">
            <text:p>7.382812511</text:p>
          </table:table-cell>
          <table:table-cell table:formula="of:=(([.D203]-0)/(1-0))*(100-0.000000001)+0.000000001" office:value-type="float" office:value="58.9843750004102" calcext:value-type="float">
            <text:p>58.984375000</text:p>
          </table:table-cell>
          <table:table-cell table:number-columns-repeated="2"/>
        </table:table-row>
        <table:table-row table:style-name="ro1">
          <table:table-cell office:value-type="float" office:value="0.70703125" calcext:value-type="float">
            <text:p>0.7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31640625" calcext:value-type="float">
            <text:p>0.3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4]-0)/(1-0))*(10-0)+0" office:value-type="float" office:value="7.0703125" calcext:value-type="float">
            <text:p>7.070312500</text:p>
          </table:table-cell>
          <table:table-cell table:formula="of:=(([.B204]-0)/(1-0))*(1500-0.000000001)+0.000000001" office:value-type="float" office:value="1330.07812500011" calcext:value-type="float">
            <text:p>1330.078125000</text:p>
          </table:table-cell>
          <table:table-cell table:formula="of:=(([.C204]-0)/(1-0))*(1-0.000000001)+0.000000001" office:value-type="float" office:value="0.910156250089844" calcext:value-type="float">
            <text:p>0.910156250</text:p>
          </table:table-cell>
          <table:table-cell table:formula="of:=[.G204]*[.J204]" office:value-type="float" office:value="16.3828125016172" calcext:value-type="float">
            <text:p>16.382812502</text:p>
          </table:table-cell>
          <table:table-cell table:formula="of:=(([.D204]-0)/(1-0))*(100-0.000000001)+0.000000001" office:value-type="float" office:value="8.98437500091016" calcext:value-type="float">
            <text:p>8.984375001</text:p>
          </table:table-cell>
          <table:table-cell table:number-columns-repeated="2"/>
        </table:table-row>
        <table:table-row table:style-name="ro1"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06640625" calcext:value-type="float">
            <text:p>0.0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5]-0)/(1-0))*(10-0)+0" office:value-type="float" office:value="9.5703125" calcext:value-type="float">
            <text:p>9.570312500</text:p>
          </table:table-cell>
          <table:table-cell table:formula="of:=(([.B205]-0)/(1-0))*(1500-0.000000001)+0.000000001" office:value-type="float" office:value="205.078125000863" calcext:value-type="float">
            <text:p>205.078125001</text:p>
          </table:table-cell>
          <table:table-cell table:formula="of:=(([.C205]-0)/(1-0))*(1-0.000000001)+0.000000001" office:value-type="float" office:value="0.160156250839844" calcext:value-type="float">
            <text:p>0.160156251</text:p>
          </table:table-cell>
          <table:table-cell table:formula="of:=[.G205]*[.J205]" office:value-type="float" office:value="2.88281251511719" calcext:value-type="float">
            <text:p>2.882812515</text:p>
          </table:table-cell>
          <table:table-cell table:formula="of:=(([.D205]-0)/(1-0))*(100-0.000000001)+0.000000001" office:value-type="float" office:value="83.9843750001602" calcext:value-type="float">
            <text:p>83.984375000</text:p>
          </table:table-cell>
          <table:table-cell table:number-columns-repeated="2"/>
        </table:table-row>
        <table:table-row table:style-name="ro1"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56640625" calcext:value-type="float">
            <text:p>0.5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6]-0)/(1-0))*(10-0)+0" office:value-type="float" office:value="4.5703125" calcext:value-type="float">
            <text:p>4.570312500</text:p>
          </table:table-cell>
          <table:table-cell table:formula="of:=(([.B206]-0)/(1-0))*(1500-0.000000001)+0.000000001" office:value-type="float" office:value="955.078125000363" calcext:value-type="float">
            <text:p>955.078125000</text:p>
          </table:table-cell>
          <table:table-cell table:formula="of:=(([.C206]-0)/(1-0))*(1-0.000000001)+0.000000001" office:value-type="float" office:value="0.660156250339844" calcext:value-type="float">
            <text:p>0.660156250</text:p>
          </table:table-cell>
          <table:table-cell table:formula="of:=[.G206]*[.J206]" office:value-type="float" office:value="11.8828125061172" calcext:value-type="float">
            <text:p>11.882812506</text:p>
          </table:table-cell>
          <table:table-cell table:formula="of:=(([.D206]-0)/(1-0))*(100-0.000000001)+0.000000001" office:value-type="float" office:value="33.9843750006602" calcext:value-type="float">
            <text:p>33.984375001</text:p>
          </table:table-cell>
          <table:table-cell table:number-columns-repeated="2"/>
        </table:table-row>
        <table:table-row table:style-name="ro1">
          <table:table-cell office:value-type="float" office:value="0.33203125" calcext:value-type="float">
            <text:p>0.33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69140625" calcext:value-type="float">
            <text:p>0.6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7]-0)/(1-0))*(10-0)+0" office:value-type="float" office:value="3.3203125" calcext:value-type="float">
            <text:p>3.320312500</text:p>
          </table:table-cell>
          <table:table-cell table:formula="of:=(([.B207]-0)/(1-0))*(1500-0.000000001)+0.000000001" office:value-type="float" office:value="17.5781250009883" calcext:value-type="float">
            <text:p>17.578125001</text:p>
          </table:table-cell>
          <table:table-cell table:formula="of:=(([.C207]-0)/(1-0))*(1-0.000000001)+0.000000001" office:value-type="float" office:value="0.785156250214844" calcext:value-type="float">
            <text:p>0.785156250</text:p>
          </table:table-cell>
          <table:table-cell table:formula="of:=[.G207]*[.J207]" office:value-type="float" office:value="14.1328125038672" calcext:value-type="float">
            <text:p>14.132812504</text:p>
          </table:table-cell>
          <table:table-cell table:formula="of:=(([.D207]-0)/(1-0))*(100-0.000000001)+0.000000001" office:value-type="float" office:value="46.4843750005352" calcext:value-type="float">
            <text:p>46.484375001</text:p>
          </table:table-cell>
          <table:table-cell table:number-columns-repeated="2"/>
        </table:table-row>
        <table:table-row table:style-name="ro1">
          <table:table-cell office:value-type="float" office:value="0.83203125" calcext:value-type="float">
            <text:p>0.83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19140625" calcext:value-type="float">
            <text:p>0.1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8]-0)/(1-0))*(10-0)+0" office:value-type="float" office:value="8.3203125" calcext:value-type="float">
            <text:p>8.320312500</text:p>
          </table:table-cell>
          <table:table-cell table:formula="of:=(([.B208]-0)/(1-0))*(1500-0.000000001)+0.000000001" office:value-type="float" office:value="767.578125000488" calcext:value-type="float">
            <text:p>767.578125000</text:p>
          </table:table-cell>
          <table:table-cell table:formula="of:=(([.C208]-0)/(1-0))*(1-0.000000001)+0.000000001" office:value-type="float" office:value="0.285156250714844" calcext:value-type="float">
            <text:p>0.285156251</text:p>
          </table:table-cell>
          <table:table-cell table:formula="of:=[.G208]*[.J208]" office:value-type="float" office:value="5.13281251286719" calcext:value-type="float">
            <text:p>5.132812513</text:p>
          </table:table-cell>
          <table:table-cell table:formula="of:=(([.D208]-0)/(1-0))*(100-0.000000001)+0.000000001" office:value-type="float" office:value="96.4843750000352" calcext:value-type="float">
            <text:p>96.484375000</text:p>
          </table:table-cell>
          <table:table-cell table:number-columns-repeated="2"/>
        </table:table-row>
        <table:table-row table:style-name="ro1">
          <table:table-cell office:value-type="float" office:value="0.58203125" calcext:value-type="float">
            <text:p>0.58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4140625" calcext:value-type="float">
            <text:p>0.4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09]-0)/(1-0))*(10-0)+0" office:value-type="float" office:value="5.8203125" calcext:value-type="float">
            <text:p>5.820312500</text:p>
          </table:table-cell>
          <table:table-cell table:formula="of:=(([.B209]-0)/(1-0))*(1500-0.000000001)+0.000000001" office:value-type="float" office:value="392.578125000738" calcext:value-type="float">
            <text:p>392.578125001</text:p>
          </table:table-cell>
          <table:table-cell table:formula="of:=(([.C209]-0)/(1-0))*(1-0.000000001)+0.000000001" office:value-type="float" office:value="0.535156250464844" calcext:value-type="float">
            <text:p>0.535156250</text:p>
          </table:table-cell>
          <table:table-cell table:formula="of:=[.G209]*[.J209]" office:value-type="float" office:value="9.63281250836719" calcext:value-type="float">
            <text:p>9.632812508</text:p>
          </table:table-cell>
          <table:table-cell table:formula="of:=(([.D209]-0)/(1-0))*(100-0.000000001)+0.000000001" office:value-type="float" office:value="21.4843750007852" calcext:value-type="float">
            <text:p>21.484375001</text:p>
          </table:table-cell>
          <table:table-cell table:number-columns-repeated="2"/>
        </table:table-row>
        <table:table-row table:style-name="ro1">
          <table:table-cell office:value-type="float" office:value="0.08203125" calcext:value-type="float">
            <text:p>0.08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4140625" calcext:value-type="float">
            <text:p>0.9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0]-0)/(1-0))*(10-0)+0" office:value-type="float" office:value="0.8203125" calcext:value-type="float">
            <text:p>0.820312500</text:p>
          </table:table-cell>
          <table:table-cell table:formula="of:=(([.B210]-0)/(1-0))*(1500-0.000000001)+0.000000001" office:value-type="float" office:value="1142.57812500024" calcext:value-type="float">
            <text:p>1142.578125000</text:p>
          </table:table-cell>
          <table:table-cell table:formula="of:=(([.C210]-0)/(1-0))*(1-0.000000001)+0.000000001" office:value-type="float" office:value="0.0351562509648438" calcext:value-type="float">
            <text:p>0.035156251</text:p>
          </table:table-cell>
          <table:table-cell table:formula="of:=[.G210]*[.J210]" office:value-type="float" office:value="0.632812517367188" calcext:value-type="float">
            <text:p>0.632812517</text:p>
          </table:table-cell>
          <table:table-cell table:formula="of:=(([.D210]-0)/(1-0))*(100-0.000000001)+0.000000001" office:value-type="float" office:value="71.4843750002852" calcext:value-type="float">
            <text:p>71.484375000</text:p>
          </table:table-cell>
          <table:table-cell table:number-columns-repeated="2"/>
        </table:table-row>
        <table:table-row table:style-name="ro1">
          <table:table-cell office:value-type="float" office:value="0.11328125" calcext:value-type="float">
            <text:p>0.1132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3515625" calcext:value-type="float">
            <text:p>0.0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1]-0)/(1-0))*(10-0)+0" office:value-type="float" office:value="1.1328125" calcext:value-type="float">
            <text:p>1.132812500</text:p>
          </table:table-cell>
          <table:table-cell table:formula="of:=(([.B211]-0)/(1-0))*(1500-0.000000001)+0.000000001" office:value-type="float" office:value="439.453125000707" calcext:value-type="float">
            <text:p>439.453125001</text:p>
          </table:table-cell>
          <table:table-cell table:formula="of:=(([.C211]-0)/(1-0))*(1-0.000000001)+0.000000001" office:value-type="float" office:value="0.878906250121094" calcext:value-type="float">
            <text:p>0.878906250</text:p>
          </table:table-cell>
          <table:table-cell table:formula="of:=[.G211]*[.J211]" office:value-type="float" office:value="15.8203125021797" calcext:value-type="float">
            <text:p>15.820312502</text:p>
          </table:table-cell>
          <table:table-cell table:formula="of:=(([.D211]-0)/(1-0))*(100-0.000000001)+0.000000001" office:value-type="float" office:value="30.8593750006914" calcext:value-type="float">
            <text:p>30.859375001</text:p>
          </table:table-cell>
          <table:table-cell table:number-columns-repeated="2"/>
        </table:table-row>
        <table:table-row table:style-name="ro1">
          <table:table-cell office:value-type="float" office:value="0.61328125" calcext:value-type="float">
            <text:p>0.6132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3515625" calcext:value-type="float">
            <text:p>0.5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2]-0)/(1-0))*(10-0)+0" office:value-type="float" office:value="6.1328125" calcext:value-type="float">
            <text:p>6.132812500</text:p>
          </table:table-cell>
          <table:table-cell table:formula="of:=(([.B212]-0)/(1-0))*(1500-0.000000001)+0.000000001" office:value-type="float" office:value="1189.45312500021" calcext:value-type="float">
            <text:p>1189.453125000</text:p>
          </table:table-cell>
          <table:table-cell table:formula="of:=(([.C212]-0)/(1-0))*(1-0.000000001)+0.000000001" office:value-type="float" office:value="0.378906250621094" calcext:value-type="float">
            <text:p>0.378906251</text:p>
          </table:table-cell>
          <table:table-cell table:formula="of:=[.G212]*[.J212]" office:value-type="float" office:value="6.82031251117969" calcext:value-type="float">
            <text:p>6.820312511</text:p>
          </table:table-cell>
          <table:table-cell table:formula="of:=(([.D212]-0)/(1-0))*(100-0.000000001)+0.000000001" office:value-type="float" office:value="80.8593750001914" calcext:value-type="float">
            <text:p>80.859375000</text:p>
          </table:table-cell>
          <table:table-cell table:number-columns-repeated="2"/>
        </table:table-row>
        <table:table-row table:style-name="ro1">
          <table:table-cell office:value-type="float" office:value="0.86328125" calcext:value-type="float">
            <text:p>0.8632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78515625" calcext:value-type="float">
            <text:p>0.7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3]-0)/(1-0))*(10-0)+0" office:value-type="float" office:value="8.6328125" calcext:value-type="float">
            <text:p>8.632812500</text:p>
          </table:table-cell>
          <table:table-cell table:formula="of:=(([.B213]-0)/(1-0))*(1500-0.000000001)+0.000000001" office:value-type="float" office:value="64.453125000957" calcext:value-type="float">
            <text:p>64.453125001</text:p>
          </table:table-cell>
          <table:table-cell table:formula="of:=(([.C213]-0)/(1-0))*(1-0.000000001)+0.000000001" office:value-type="float" office:value="0.628906250371094" calcext:value-type="float">
            <text:p>0.628906250</text:p>
          </table:table-cell>
          <table:table-cell table:formula="of:=[.G213]*[.J213]" office:value-type="float" office:value="11.3203125066797" calcext:value-type="float">
            <text:p>11.320312507</text:p>
          </table:table-cell>
          <table:table-cell table:formula="of:=(([.D213]-0)/(1-0))*(100-0.000000001)+0.000000001" office:value-type="float" office:value="5.85937500094141" calcext:value-type="float">
            <text:p>5.859375001</text:p>
          </table:table-cell>
          <table:table-cell table:number-columns-repeated="2"/>
        </table:table-row>
        <table:table-row table:style-name="ro1">
          <table:table-cell office:value-type="float" office:value="0.36328125" calcext:value-type="float">
            <text:p>0.3632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28515625" calcext:value-type="float">
            <text:p>0.2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4]-0)/(1-0))*(10-0)+0" office:value-type="float" office:value="3.6328125" calcext:value-type="float">
            <text:p>3.632812500</text:p>
          </table:table-cell>
          <table:table-cell table:formula="of:=(([.B214]-0)/(1-0))*(1500-0.000000001)+0.000000001" office:value-type="float" office:value="814.453125000457" calcext:value-type="float">
            <text:p>814.453125000</text:p>
          </table:table-cell>
          <table:table-cell table:formula="of:=(([.C214]-0)/(1-0))*(1-0.000000001)+0.000000001" office:value-type="float" office:value="0.128906250871094" calcext:value-type="float">
            <text:p>0.128906251</text:p>
          </table:table-cell>
          <table:table-cell table:formula="of:=[.G214]*[.J214]" office:value-type="float" office:value="2.32031251567969" calcext:value-type="float">
            <text:p>2.320312516</text:p>
          </table:table-cell>
          <table:table-cell table:formula="of:=(([.D214]-0)/(1-0))*(100-0.000000001)+0.000000001" office:value-type="float" office:value="55.8593750004414" calcext:value-type="float">
            <text:p>55.859375000</text:p>
          </table:table-cell>
          <table:table-cell table:number-columns-repeated="2"/>
        </table:table-row>
        <table:table-row table:style-name="ro1">
          <table:table-cell office:value-type="float" office:value="0.48828125" calcext:value-type="float">
            <text:p>0.4882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41015625" calcext:value-type="float">
            <text:p>0.4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5]-0)/(1-0))*(10-0)+0" office:value-type="float" office:value="4.8828125" calcext:value-type="float">
            <text:p>4.882812500</text:p>
          </table:table-cell>
          <table:table-cell table:formula="of:=(([.B215]-0)/(1-0))*(1500-0.000000001)+0.000000001" office:value-type="float" office:value="251.953125000832" calcext:value-type="float">
            <text:p>251.953125001</text:p>
          </table:table-cell>
          <table:table-cell table:formula="of:=(([.C215]-0)/(1-0))*(1-0.000000001)+0.000000001" office:value-type="float" office:value="0.253906250746094" calcext:value-type="float">
            <text:p>0.253906251</text:p>
          </table:table-cell>
          <table:table-cell table:formula="of:=[.G215]*[.J215]" office:value-type="float" office:value="4.57031251342969" calcext:value-type="float">
            <text:p>4.570312513</text:p>
          </table:table-cell>
          <table:table-cell table:formula="of:=(([.D215]-0)/(1-0))*(100-0.000000001)+0.000000001" office:value-type="float" office:value="68.3593750003164" calcext:value-type="float">
            <text:p>68.359375000</text:p>
          </table:table-cell>
          <table:table-cell table:number-columns-repeated="2"/>
        </table:table-row>
        <table:table-row table:style-name="ro1">
          <table:table-cell office:value-type="float" office:value="0.98828125" calcext:value-type="float">
            <text:p>0.9882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91015625" calcext:value-type="float">
            <text:p>0.9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6]-0)/(1-0))*(10-0)+0" office:value-type="float" office:value="9.8828125" calcext:value-type="float">
            <text:p>9.882812500</text:p>
          </table:table-cell>
          <table:table-cell table:formula="of:=(([.B216]-0)/(1-0))*(1500-0.000000001)+0.000000001" office:value-type="float" office:value="1001.95312500033" calcext:value-type="float">
            <text:p>1001.953125000</text:p>
          </table:table-cell>
          <table:table-cell table:formula="of:=(([.C216]-0)/(1-0))*(1-0.000000001)+0.000000001" office:value-type="float" office:value="0.753906250246094" calcext:value-type="float">
            <text:p>0.753906250</text:p>
          </table:table-cell>
          <table:table-cell table:formula="of:=[.G216]*[.J216]" office:value-type="float" office:value="13.5703125044297" calcext:value-type="float">
            <text:p>13.570312504</text:p>
          </table:table-cell>
          <table:table-cell table:formula="of:=(([.D216]-0)/(1-0))*(100-0.000000001)+0.000000001" office:value-type="float" office:value="18.3593750008164" calcext:value-type="float">
            <text:p>18.359375001</text:p>
          </table:table-cell>
          <table:table-cell table:number-columns-repeated="2"/>
        </table:table-row>
        <table:table-row table:style-name="ro1">
          <table:table-cell office:value-type="float" office:value="0.73828125" calcext:value-type="float">
            <text:p>0.7382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66015625" calcext:value-type="float">
            <text:p>0.6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7]-0)/(1-0))*(10-0)+0" office:value-type="float" office:value="7.3828125" calcext:value-type="float">
            <text:p>7.382812500</text:p>
          </table:table-cell>
          <table:table-cell table:formula="of:=(([.B217]-0)/(1-0))*(1500-0.000000001)+0.000000001" office:value-type="float" office:value="626.953125000582" calcext:value-type="float">
            <text:p>626.953125001</text:p>
          </table:table-cell>
          <table:table-cell table:formula="of:=(([.C217]-0)/(1-0))*(1-0.000000001)+0.000000001" office:value-type="float" office:value="0.00390625099609375" calcext:value-type="float">
            <text:p>0.003906251</text:p>
          </table:table-cell>
          <table:table-cell table:formula="of:=[.G217]*[.J217]" office:value-type="float" office:value="0.0703125179296875" calcext:value-type="float">
            <text:p>0.070312518</text:p>
          </table:table-cell>
          <table:table-cell table:formula="of:=(([.D217]-0)/(1-0))*(100-0.000000001)+0.000000001" office:value-type="float" office:value="93.3593750000664" calcext:value-type="float">
            <text:p>93.359375000</text:p>
          </table:table-cell>
          <table:table-cell table:number-columns-repeated="2"/>
        </table:table-row>
        <table:table-row table:style-name="ro1">
          <table:table-cell office:value-type="float" office:value="0.23828125" calcext:value-type="float">
            <text:p>0.2382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16015625" calcext:value-type="float">
            <text:p>0.1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8]-0)/(1-0))*(10-0)+0" office:value-type="float" office:value="2.3828125" calcext:value-type="float">
            <text:p>2.382812500</text:p>
          </table:table-cell>
          <table:table-cell table:formula="of:=(([.B218]-0)/(1-0))*(1500-0.000000001)+0.000000001" office:value-type="float" office:value="1376.95312500008" calcext:value-type="float">
            <text:p>1376.953125000</text:p>
          </table:table-cell>
          <table:table-cell table:formula="of:=(([.C218]-0)/(1-0))*(1-0.000000001)+0.000000001" office:value-type="float" office:value="0.503906250496094" calcext:value-type="float">
            <text:p>0.503906250</text:p>
          </table:table-cell>
          <table:table-cell table:formula="of:=[.G218]*[.J218]" office:value-type="float" office:value="9.07031250892969" calcext:value-type="float">
            <text:p>9.070312509</text:p>
          </table:table-cell>
          <table:table-cell table:formula="of:=(([.D218]-0)/(1-0))*(100-0.000000001)+0.000000001" office:value-type="float" office:value="43.3593750005664" calcext:value-type="float">
            <text:p>43.359375001</text:p>
          </table:table-cell>
          <table:table-cell table:number-columns-repeated="2"/>
        </table:table-row>
        <table:table-row table:style-name="ro1">
          <table:table-cell office:value-type="float" office:value="0.17578125" calcext:value-type="float">
            <text:p>0.1757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59765625" calcext:value-type="float">
            <text:p>0.5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19]-0)/(1-0))*(10-0)+0" office:value-type="float" office:value="1.7578125" calcext:value-type="float">
            <text:p>1.757812500</text:p>
          </table:table-cell>
          <table:table-cell table:formula="of:=(([.B219]-0)/(1-0))*(1500-0.000000001)+0.000000001" office:value-type="float" office:value="158.203125000895" calcext:value-type="float">
            <text:p>158.203125001</text:p>
          </table:table-cell>
          <table:table-cell table:formula="of:=(([.C219]-0)/(1-0))*(1-0.000000001)+0.000000001" office:value-type="float" office:value="0.0664062509335938" calcext:value-type="float">
            <text:p>0.066406251</text:p>
          </table:table-cell>
          <table:table-cell table:formula="of:=[.G219]*[.J219]" office:value-type="float" office:value="1.19531251680469" calcext:value-type="float">
            <text:p>1.195312517</text:p>
          </table:table-cell>
          <table:table-cell table:formula="of:=(([.D219]-0)/(1-0))*(100-0.000000001)+0.000000001" office:value-type="float" office:value="24.6093750007539" calcext:value-type="float">
            <text:p>24.609375001</text:p>
          </table:table-cell>
          <table:table-cell table:number-columns-repeated="2"/>
        </table:table-row>
        <table:table-row table:style-name="ro1">
          <table:table-cell office:value-type="float" office:value="0.67578125" calcext:value-type="float">
            <text:p>0.6757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09765625" calcext:value-type="float">
            <text:p>0.0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0]-0)/(1-0))*(10-0)+0" office:value-type="float" office:value="6.7578125" calcext:value-type="float">
            <text:p>6.757812500</text:p>
          </table:table-cell>
          <table:table-cell table:formula="of:=(([.B220]-0)/(1-0))*(1500-0.000000001)+0.000000001" office:value-type="float" office:value="908.203125000395" calcext:value-type="float">
            <text:p>908.203125000</text:p>
          </table:table-cell>
          <table:table-cell table:formula="of:=(([.C220]-0)/(1-0))*(1-0.000000001)+0.000000001" office:value-type="float" office:value="0.566406250433594" calcext:value-type="float">
            <text:p>0.566406250</text:p>
          </table:table-cell>
          <table:table-cell table:formula="of:=[.G220]*[.J220]" office:value-type="float" office:value="10.1953125078047" calcext:value-type="float">
            <text:p>10.195312508</text:p>
          </table:table-cell>
          <table:table-cell table:formula="of:=(([.D220]-0)/(1-0))*(100-0.000000001)+0.000000001" office:value-type="float" office:value="74.6093750002539" calcext:value-type="float">
            <text:p>74.609375000</text:p>
          </table:table-cell>
          <table:table-cell table:number-columns-repeated="2"/>
        </table:table-row>
        <table:table-row table:style-name="ro1">
          <table:table-cell office:value-type="float" office:value="0.92578125" calcext:value-type="float">
            <text:p>0.9257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34765625" calcext:value-type="float">
            <text:p>0.3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1]-0)/(1-0))*(10-0)+0" office:value-type="float" office:value="9.2578125" calcext:value-type="float">
            <text:p>9.257812500</text:p>
          </table:table-cell>
          <table:table-cell table:formula="of:=(([.B221]-0)/(1-0))*(1500-0.000000001)+0.000000001" office:value-type="float" office:value="533.203125000644" calcext:value-type="float">
            <text:p>533.203125001</text:p>
          </table:table-cell>
          <table:table-cell table:formula="of:=(([.C221]-0)/(1-0))*(1-0.000000001)+0.000000001" office:value-type="float" office:value="0.316406250683594" calcext:value-type="float">
            <text:p>0.316406251</text:p>
          </table:table-cell>
          <table:table-cell table:formula="of:=[.G221]*[.J221]" office:value-type="float" office:value="5.69531251230469" calcext:value-type="float">
            <text:p>5.695312512</text:p>
          </table:table-cell>
          <table:table-cell table:formula="of:=(([.D221]-0)/(1-0))*(100-0.000000001)+0.000000001" office:value-type="float" office:value="49.6093750005039" calcext:value-type="float">
            <text:p>49.609375001</text:p>
          </table:table-cell>
          <table:table-cell table:number-columns-repeated="2"/>
        </table:table-row>
        <table:table-row table:style-name="ro1">
          <table:table-cell office:value-type="float" office:value="0.42578125" calcext:value-type="float">
            <text:p>0.4257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84765625" calcext:value-type="float">
            <text:p>0.8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2]-0)/(1-0))*(10-0)+0" office:value-type="float" office:value="4.2578125" calcext:value-type="float">
            <text:p>4.257812500</text:p>
          </table:table-cell>
          <table:table-cell table:formula="of:=(([.B222]-0)/(1-0))*(1500-0.000000001)+0.000000001" office:value-type="float" office:value="1283.20312500014" calcext:value-type="float">
            <text:p>1283.203125000</text:p>
          </table:table-cell>
          <table:table-cell table:formula="of:=(([.C222]-0)/(1-0))*(1-0.000000001)+0.000000001" office:value-type="float" office:value="0.816406250183594" calcext:value-type="float">
            <text:p>0.816406250</text:p>
          </table:table-cell>
          <table:table-cell table:formula="of:=[.G222]*[.J222]" office:value-type="float" office:value="14.6953125033047" calcext:value-type="float">
            <text:p>14.695312503</text:p>
          </table:table-cell>
          <table:table-cell table:formula="of:=(([.D222]-0)/(1-0))*(100-0.000000001)+0.000000001" office:value-type="float" office:value="99.6093750000039" calcext:value-type="float">
            <text:p>99.609375000</text:p>
          </table:table-cell>
          <table:table-cell table:number-columns-repeated="2"/>
        </table:table-row>
        <table:table-row table:style-name="ro1">
          <table:table-cell office:value-type="float" office:value="0.30078125" calcext:value-type="float">
            <text:p>0.3007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97265625" calcext:value-type="float">
            <text:p>0.9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3]-0)/(1-0))*(10-0)+0" office:value-type="float" office:value="3.0078125" calcext:value-type="float">
            <text:p>3.007812500</text:p>
          </table:table-cell>
          <table:table-cell table:formula="of:=(([.B223]-0)/(1-0))*(1500-0.000000001)+0.000000001" office:value-type="float" office:value="720.70312500052" calcext:value-type="float">
            <text:p>720.703125001</text:p>
          </table:table-cell>
          <table:table-cell table:formula="of:=(([.C223]-0)/(1-0))*(1-0.000000001)+0.000000001" office:value-type="float" office:value="0.691406250308594" calcext:value-type="float">
            <text:p>0.691406250</text:p>
          </table:table-cell>
          <table:table-cell table:formula="of:=[.G223]*[.J223]" office:value-type="float" office:value="12.4453125055547" calcext:value-type="float">
            <text:p>12.445312506</text:p>
          </table:table-cell>
          <table:table-cell table:formula="of:=(([.D223]-0)/(1-0))*(100-0.000000001)+0.000000001" office:value-type="float" office:value="87.1093750001289" calcext:value-type="float">
            <text:p>87.109375000</text:p>
          </table:table-cell>
          <table:table-cell table:number-columns-repeated="2"/>
        </table:table-row>
        <table:table-row table:style-name="ro1">
          <table:table-cell office:value-type="float" office:value="0.80078125" calcext:value-type="float">
            <text:p>0.8007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47265625" calcext:value-type="float">
            <text:p>0.4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4]-0)/(1-0))*(10-0)+0" office:value-type="float" office:value="8.0078125" calcext:value-type="float">
            <text:p>8.007812500</text:p>
          </table:table-cell>
          <table:table-cell table:formula="of:=(([.B224]-0)/(1-0))*(1500-0.000000001)+0.000000001" office:value-type="float" office:value="1470.70312500002" calcext:value-type="float">
            <text:p>1470.703125000</text:p>
          </table:table-cell>
          <table:table-cell table:formula="of:=(([.C224]-0)/(1-0))*(1-0.000000001)+0.000000001" office:value-type="float" office:value="0.191406250808594" calcext:value-type="float">
            <text:p>0.191406251</text:p>
          </table:table-cell>
          <table:table-cell table:formula="of:=[.G224]*[.J224]" office:value-type="float" office:value="3.44531251455469" calcext:value-type="float">
            <text:p>3.445312515</text:p>
          </table:table-cell>
          <table:table-cell table:formula="of:=(([.D224]-0)/(1-0))*(100-0.000000001)+0.000000001" office:value-type="float" office:value="37.1093750006289" calcext:value-type="float">
            <text:p>37.109375001</text:p>
          </table:table-cell>
          <table:table-cell table:number-columns-repeated="2"/>
        </table:table-row>
        <table:table-row table:style-name="ro1">
          <table:table-cell office:value-type="float" office:value="0.55078125" calcext:value-type="float">
            <text:p>0.5507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22265625" calcext:value-type="float">
            <text:p>0.2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5]-0)/(1-0))*(10-0)+0" office:value-type="float" office:value="5.5078125" calcext:value-type="float">
            <text:p>5.507812500</text:p>
          </table:table-cell>
          <table:table-cell table:formula="of:=(([.B225]-0)/(1-0))*(1500-0.000000001)+0.000000001" office:value-type="float" office:value="345.70312500077" calcext:value-type="float">
            <text:p>345.703125001</text:p>
          </table:table-cell>
          <table:table-cell table:formula="of:=(([.C225]-0)/(1-0))*(1-0.000000001)+0.000000001" office:value-type="float" office:value="0.941406250058594" calcext:value-type="float">
            <text:p>0.941406250</text:p>
          </table:table-cell>
          <table:table-cell table:formula="of:=[.G225]*[.J225]" office:value-type="float" office:value="16.9453125010547" calcext:value-type="float">
            <text:p>16.945312501</text:p>
          </table:table-cell>
          <table:table-cell table:formula="of:=(([.D225]-0)/(1-0))*(100-0.000000001)+0.000000001" office:value-type="float" office:value="62.1093750003789" calcext:value-type="float">
            <text:p>62.109375000</text:p>
          </table:table-cell>
          <table:table-cell table:number-columns-repeated="2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72265625" calcext:value-type="float">
            <text:p>0.7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6]-0)/(1-0))*(10-0)+0" office:value-type="float" office:value="0.5078125" calcext:value-type="float">
            <text:p>0.507812500</text:p>
          </table:table-cell>
          <table:table-cell table:formula="of:=(([.B226]-0)/(1-0))*(1500-0.000000001)+0.000000001" office:value-type="float" office:value="1095.70312500027" calcext:value-type="float">
            <text:p>1095.703125000</text:p>
          </table:table-cell>
          <table:table-cell table:formula="of:=(([.C226]-0)/(1-0))*(1-0.000000001)+0.000000001" office:value-type="float" office:value="0.441406250558594" calcext:value-type="float">
            <text:p>0.441406251</text:p>
          </table:table-cell>
          <table:table-cell table:formula="of:=[.G226]*[.J226]" office:value-type="float" office:value="7.94531251005469" calcext:value-type="float">
            <text:p>7.945312510</text:p>
          </table:table-cell>
          <table:table-cell table:formula="of:=(([.D226]-0)/(1-0))*(100-0.000000001)+0.000000001" office:value-type="float" office:value="12.1093750008789" calcext:value-type="float">
            <text:p>12.109375001</text:p>
          </table:table-cell>
          <table:table-cell table:number-columns-repeated="2"/>
        </table:table-row>
        <table:table-row table:style-name="ro1">
          <table:table-cell office:value-type="float" office:value="0.03515625" calcext:value-type="float">
            <text:p>0.03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9453125" calcext:value-type="float">
            <text:p>0.3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7]-0)/(1-0))*(10-0)+0" office:value-type="float" office:value="0.3515625" calcext:value-type="float">
            <text:p>0.351562500</text:p>
          </table:table-cell>
          <table:table-cell table:formula="of:=(([.B227]-0)/(1-0))*(1500-0.000000001)+0.000000001" office:value-type="float" office:value="697.265625000535" calcext:value-type="float">
            <text:p>697.265625001</text:p>
          </table:table-cell>
          <table:table-cell table:formula="of:=(([.C227]-0)/(1-0))*(1-0.000000001)+0.000000001" office:value-type="float" office:value="0.175781250824219" calcext:value-type="float">
            <text:p>0.175781251</text:p>
          </table:table-cell>
          <table:table-cell table:formula="of:=[.G227]*[.J227]" office:value-type="float" office:value="3.16406251483594" calcext:value-type="float">
            <text:p>3.164062515</text:p>
          </table:table-cell>
          <table:table-cell table:formula="of:=(([.D227]-0)/(1-0))*(100-0.000000001)+0.000000001" office:value-type="float" office:value="41.796875000582" calcext:value-type="float">
            <text:p>41.796875001</text:p>
          </table:table-cell>
          <table:table-cell table:number-columns-repeated="2"/>
        </table:table-row>
        <table:table-row table:style-name="ro1">
          <table:table-cell office:value-type="float" office:value="0.53515625" calcext:value-type="float">
            <text:p>0.53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453125" calcext:value-type="float">
            <text:p>0.8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8]-0)/(1-0))*(10-0)+0" office:value-type="float" office:value="5.3515625" calcext:value-type="float">
            <text:p>5.351562500</text:p>
          </table:table-cell>
          <table:table-cell table:formula="of:=(([.B228]-0)/(1-0))*(1500-0.000000001)+0.000000001" office:value-type="float" office:value="1447.26562500004" calcext:value-type="float">
            <text:p>1447.265625000</text:p>
          </table:table-cell>
          <table:table-cell table:formula="of:=(([.C228]-0)/(1-0))*(1-0.000000001)+0.000000001" office:value-type="float" office:value="0.675781250324219" calcext:value-type="float">
            <text:p>0.675781250</text:p>
          </table:table-cell>
          <table:table-cell table:formula="of:=[.G228]*[.J228]" office:value-type="float" office:value="12.1640625058359" calcext:value-type="float">
            <text:p>12.164062506</text:p>
          </table:table-cell>
          <table:table-cell table:formula="of:=(([.D228]-0)/(1-0))*(100-0.000000001)+0.000000001" office:value-type="float" office:value="91.796875000082" calcext:value-type="float">
            <text:p>91.796875000</text:p>
          </table:table-cell>
          <table:table-cell table:number-columns-repeated="2"/>
        </table:table-row>
        <table:table-row table:style-name="ro1">
          <table:table-cell office:value-type="float" office:value="0.78515625" calcext:value-type="float">
            <text:p>0.78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64453125" calcext:value-type="float">
            <text:p>0.6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29]-0)/(1-0))*(10-0)+0" office:value-type="float" office:value="7.8515625" calcext:value-type="float">
            <text:p>7.851562500</text:p>
          </table:table-cell>
          <table:table-cell table:formula="of:=(([.B229]-0)/(1-0))*(1500-0.000000001)+0.000000001" office:value-type="float" office:value="322.265625000785" calcext:value-type="float">
            <text:p>322.265625001</text:p>
          </table:table-cell>
          <table:table-cell table:formula="of:=(([.C229]-0)/(1-0))*(1-0.000000001)+0.000000001" office:value-type="float" office:value="0.425781250574219" calcext:value-type="float">
            <text:p>0.425781251</text:p>
          </table:table-cell>
          <table:table-cell table:formula="of:=[.G229]*[.J229]" office:value-type="float" office:value="7.66406251033594" calcext:value-type="float">
            <text:p>7.664062510</text:p>
          </table:table-cell>
          <table:table-cell table:formula="of:=(([.D229]-0)/(1-0))*(100-0.000000001)+0.000000001" office:value-type="float" office:value="16.796875000832" calcext:value-type="float">
            <text:p>16.796875001</text:p>
          </table:table-cell>
          <table:table-cell table:number-columns-repeated="2"/>
        </table:table-row>
        <table:table-row table:style-name="ro1">
          <table:table-cell office:value-type="float" office:value="0.28515625" calcext:value-type="float">
            <text:p>0.28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14453125" calcext:value-type="float">
            <text:p>0.1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0]-0)/(1-0))*(10-0)+0" office:value-type="float" office:value="2.8515625" calcext:value-type="float">
            <text:p>2.851562500</text:p>
          </table:table-cell>
          <table:table-cell table:formula="of:=(([.B230]-0)/(1-0))*(1500-0.000000001)+0.000000001" office:value-type="float" office:value="1072.26562500029" calcext:value-type="float">
            <text:p>1072.265625000</text:p>
          </table:table-cell>
          <table:table-cell table:formula="of:=(([.C230]-0)/(1-0))*(1-0.000000001)+0.000000001" office:value-type="float" office:value="0.925781250074219" calcext:value-type="float">
            <text:p>0.925781250</text:p>
          </table:table-cell>
          <table:table-cell table:formula="of:=[.G230]*[.J230]" office:value-type="float" office:value="16.6640625013359" calcext:value-type="float">
            <text:p>16.664062501</text:p>
          </table:table-cell>
          <table:table-cell table:formula="of:=(([.D230]-0)/(1-0))*(100-0.000000001)+0.000000001" office:value-type="float" office:value="66.796875000332" calcext:value-type="float">
            <text:p>66.796875000</text:p>
          </table:table-cell>
          <table:table-cell table:number-columns-repeated="2"/>
        </table:table-row>
        <table:table-row table:style-name="ro1">
          <table:table-cell office:value-type="float" office:value="0.41015625" calcext:value-type="float">
            <text:p>0.4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01953125" calcext:value-type="float">
            <text:p>0.0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1]-0)/(1-0))*(10-0)+0" office:value-type="float" office:value="4.1015625" calcext:value-type="float">
            <text:p>4.101562500</text:p>
          </table:table-cell>
          <table:table-cell table:formula="of:=(([.B231]-0)/(1-0))*(1500-0.000000001)+0.000000001" office:value-type="float" office:value="134.76562500091" calcext:value-type="float">
            <text:p>134.765625001</text:p>
          </table:table-cell>
          <table:table-cell table:formula="of:=(([.C231]-0)/(1-0))*(1-0.000000001)+0.000000001" office:value-type="float" office:value="0.550781250449219" calcext:value-type="float">
            <text:p>0.550781250</text:p>
          </table:table-cell>
          <table:table-cell table:formula="of:=[.G231]*[.J231]" office:value-type="float" office:value="9.91406250808594" calcext:value-type="float">
            <text:p>9.914062508</text:p>
          </table:table-cell>
          <table:table-cell table:formula="of:=(([.D231]-0)/(1-0))*(100-0.000000001)+0.000000001" office:value-type="float" office:value="54.296875000457" calcext:value-type="float">
            <text:p>54.296875000</text:p>
          </table:table-cell>
          <table:table-cell table:number-columns-repeated="2"/>
        </table:table-row>
        <table:table-row table:style-name="ro1">
          <table:table-cell office:value-type="float" office:value="0.91015625" calcext:value-type="float">
            <text:p>0.9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51953125" calcext:value-type="float">
            <text:p>0.5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2]-0)/(1-0))*(10-0)+0" office:value-type="float" office:value="9.1015625" calcext:value-type="float">
            <text:p>9.101562500</text:p>
          </table:table-cell>
          <table:table-cell table:formula="of:=(([.B232]-0)/(1-0))*(1500-0.000000001)+0.000000001" office:value-type="float" office:value="884.76562500041" calcext:value-type="float">
            <text:p>884.765625000</text:p>
          </table:table-cell>
          <table:table-cell table:formula="of:=(([.C232]-0)/(1-0))*(1-0.000000001)+0.000000001" office:value-type="float" office:value="0.0507812509492188" calcext:value-type="float">
            <text:p>0.050781251</text:p>
          </table:table-cell>
          <table:table-cell table:formula="of:=[.G232]*[.J232]" office:value-type="float" office:value="0.914062517085937" calcext:value-type="float">
            <text:p>0.914062517</text:p>
          </table:table-cell>
          <table:table-cell table:formula="of:=(([.D232]-0)/(1-0))*(100-0.000000001)+0.000000001" office:value-type="float" office:value="4.29687500095703" calcext:value-type="float">
            <text:p>4.296875001</text:p>
          </table:table-cell>
          <table:table-cell table:number-columns-repeated="2"/>
        </table:table-row>
        <table:table-row table:style-name="ro1"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76953125" calcext:value-type="float">
            <text:p>0.7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3]-0)/(1-0))*(10-0)+0" office:value-type="float" office:value="6.6015625" calcext:value-type="float">
            <text:p>6.601562500</text:p>
          </table:table-cell>
          <table:table-cell table:formula="of:=(([.B233]-0)/(1-0))*(1500-0.000000001)+0.000000001" office:value-type="float" office:value="509.76562500066" calcext:value-type="float">
            <text:p>509.765625001</text:p>
          </table:table-cell>
          <table:table-cell table:formula="of:=(([.C233]-0)/(1-0))*(1-0.000000001)+0.000000001" office:value-type="float" office:value="0.800781250199219" calcext:value-type="float">
            <text:p>0.800781250</text:p>
          </table:table-cell>
          <table:table-cell table:formula="of:=[.G233]*[.J233]" office:value-type="float" office:value="14.4140625035859" calcext:value-type="float">
            <text:p>14.414062504</text:p>
          </table:table-cell>
          <table:table-cell table:formula="of:=(([.D233]-0)/(1-0))*(100-0.000000001)+0.000000001" office:value-type="float" office:value="79.296875000207" calcext:value-type="float">
            <text:p>79.296875000</text:p>
          </table:table-cell>
          <table:table-cell table:number-columns-repeated="2"/>
        </table:table-row>
        <table:table-row table:style-name="ro1"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26953125" calcext:value-type="float">
            <text:p>0.2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4]-0)/(1-0))*(10-0)+0" office:value-type="float" office:value="1.6015625" calcext:value-type="float">
            <text:p>1.601562500</text:p>
          </table:table-cell>
          <table:table-cell table:formula="of:=(([.B234]-0)/(1-0))*(1500-0.000000001)+0.000000001" office:value-type="float" office:value="1259.76562500016" calcext:value-type="float">
            <text:p>1259.765625000</text:p>
          </table:table-cell>
          <table:table-cell table:formula="of:=(([.C234]-0)/(1-0))*(1-0.000000001)+0.000000001" office:value-type="float" office:value="0.300781250699219" calcext:value-type="float">
            <text:p>0.300781251</text:p>
          </table:table-cell>
          <table:table-cell table:formula="of:=[.G234]*[.J234]" office:value-type="float" office:value="5.41406251258594" calcext:value-type="float">
            <text:p>5.414062513</text:p>
          </table:table-cell>
          <table:table-cell table:formula="of:=(([.D234]-0)/(1-0))*(100-0.000000001)+0.000000001" office:value-type="float" office:value="29.296875000707" calcext:value-type="float">
            <text:p>29.296875001</text:p>
          </table:table-cell>
          <table:table-cell table:number-columns-repeated="2"/>
        </table:table-row>
        <table:table-row table:style-name="ro1">
          <table:table-cell office:value-type="float" office:value="0.22265625" calcext:value-type="float">
            <text:p>0.222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95703125" calcext:value-type="float">
            <text:p>0.9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5]-0)/(1-0))*(10-0)+0" office:value-type="float" office:value="2.2265625" calcext:value-type="float">
            <text:p>2.226562500</text:p>
          </table:table-cell>
          <table:table-cell table:formula="of:=(([.B235]-0)/(1-0))*(1500-0.000000001)+0.000000001" office:value-type="float" office:value="228.515625000848" calcext:value-type="float">
            <text:p>228.515625001</text:p>
          </table:table-cell>
          <table:table-cell table:formula="of:=(([.C235]-0)/(1-0))*(1-0.000000001)+0.000000001" office:value-type="float" office:value="0.863281250136719" calcext:value-type="float">
            <text:p>0.863281250</text:p>
          </table:table-cell>
          <table:table-cell table:formula="of:=[.G235]*[.J235]" office:value-type="float" office:value="15.5390625024609" calcext:value-type="float">
            <text:p>15.539062502</text:p>
          </table:table-cell>
          <table:table-cell table:formula="of:=(([.D235]-0)/(1-0))*(100-0.000000001)+0.000000001" office:value-type="float" office:value="10.5468750008945" calcext:value-type="float">
            <text:p>10.546875001</text:p>
          </table:table-cell>
          <table:table-cell table:number-columns-repeated="2"/>
        </table:table-row>
        <table:table-row table:style-name="ro1">
          <table:table-cell office:value-type="float" office:value="0.72265625" calcext:value-type="float">
            <text:p>0.722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45703125" calcext:value-type="float">
            <text:p>0.4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6]-0)/(1-0))*(10-0)+0" office:value-type="float" office:value="7.2265625" calcext:value-type="float">
            <text:p>7.226562500</text:p>
          </table:table-cell>
          <table:table-cell table:formula="of:=(([.B236]-0)/(1-0))*(1500-0.000000001)+0.000000001" office:value-type="float" office:value="978.515625000348" calcext:value-type="float">
            <text:p>978.515625000</text:p>
          </table:table-cell>
          <table:table-cell table:formula="of:=(([.C236]-0)/(1-0))*(1-0.000000001)+0.000000001" office:value-type="float" office:value="0.363281250636719" calcext:value-type="float">
            <text:p>0.363281251</text:p>
          </table:table-cell>
          <table:table-cell table:formula="of:=[.G236]*[.J236]" office:value-type="float" office:value="6.53906251146094" calcext:value-type="float">
            <text:p>6.539062511</text:p>
          </table:table-cell>
          <table:table-cell table:formula="of:=(([.D236]-0)/(1-0))*(100-0.000000001)+0.000000001" office:value-type="float" office:value="60.5468750003945" calcext:value-type="float">
            <text:p>60.546875000</text:p>
          </table:table-cell>
          <table:table-cell table:number-columns-repeated="2"/>
        </table:table-row>
        <table:table-row table:style-name="ro1">
          <table:table-cell office:value-type="float" office:value="0.97265625" calcext:value-type="float">
            <text:p>0.972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20703125" calcext:value-type="float">
            <text:p>0.2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7]-0)/(1-0))*(10-0)+0" office:value-type="float" office:value="9.7265625" calcext:value-type="float">
            <text:p>9.726562500</text:p>
          </table:table-cell>
          <table:table-cell table:formula="of:=(([.B237]-0)/(1-0))*(1500-0.000000001)+0.000000001" office:value-type="float" office:value="603.515625000598" calcext:value-type="float">
            <text:p>603.515625001</text:p>
          </table:table-cell>
          <table:table-cell table:formula="of:=(([.C237]-0)/(1-0))*(1-0.000000001)+0.000000001" office:value-type="float" office:value="0.613281250386719" calcext:value-type="float">
            <text:p>0.613281250</text:p>
          </table:table-cell>
          <table:table-cell table:formula="of:=[.G237]*[.J237]" office:value-type="float" office:value="11.0390625069609" calcext:value-type="float">
            <text:p>11.039062507</text:p>
          </table:table-cell>
          <table:table-cell table:formula="of:=(([.D237]-0)/(1-0))*(100-0.000000001)+0.000000001" office:value-type="float" office:value="35.5468750006445" calcext:value-type="float">
            <text:p>35.546875001</text:p>
          </table:table-cell>
          <table:table-cell table:number-columns-repeated="2"/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70703125" calcext:value-type="float">
            <text:p>0.7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8]-0)/(1-0))*(10-0)+0" office:value-type="float" office:value="4.7265625" calcext:value-type="float">
            <text:p>4.726562500</text:p>
          </table:table-cell>
          <table:table-cell table:formula="of:=(([.B238]-0)/(1-0))*(1500-0.000000001)+0.000000001" office:value-type="float" office:value="1353.5156250001" calcext:value-type="float">
            <text:p>1353.515625000</text:p>
          </table:table-cell>
          <table:table-cell table:formula="of:=(([.C238]-0)/(1-0))*(1-0.000000001)+0.000000001" office:value-type="float" office:value="0.113281250886719" calcext:value-type="float">
            <text:p>0.113281251</text:p>
          </table:table-cell>
          <table:table-cell table:formula="of:=[.G238]*[.J238]" office:value-type="float" office:value="2.03906251596094" calcext:value-type="float">
            <text:p>2.039062516</text:p>
          </table:table-cell>
          <table:table-cell table:formula="of:=(([.D238]-0)/(1-0))*(100-0.000000001)+0.000000001" office:value-type="float" office:value="85.5468750001445" calcext:value-type="float">
            <text:p>85.546875000</text:p>
          </table:table-cell>
          <table:table-cell table:number-columns-repeated="2"/>
        </table:table-row>
        <table:table-row table:style-name="ro1">
          <table:table-cell office:value-type="float" office:value="0.34765625" calcext:value-type="float">
            <text:p>0.347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58203125" calcext:value-type="float">
            <text:p>0.5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39]-0)/(1-0))*(10-0)+0" office:value-type="float" office:value="3.4765625" calcext:value-type="float">
            <text:p>3.476562500</text:p>
          </table:table-cell>
          <table:table-cell table:formula="of:=(([.B239]-0)/(1-0))*(1500-0.000000001)+0.000000001" office:value-type="float" office:value="416.015625000723" calcext:value-type="float">
            <text:p>416.015625001</text:p>
          </table:table-cell>
          <table:table-cell table:formula="of:=(([.C239]-0)/(1-0))*(1-0.000000001)+0.000000001" office:value-type="float" office:value="0.488281250511719" calcext:value-type="float">
            <text:p>0.488281251</text:p>
          </table:table-cell>
          <table:table-cell table:formula="of:=[.G239]*[.J239]" office:value-type="float" office:value="8.78906250921094" calcext:value-type="float">
            <text:p>8.789062509</text:p>
          </table:table-cell>
          <table:table-cell table:formula="of:=(([.D239]-0)/(1-0))*(100-0.000000001)+0.000000001" office:value-type="float" office:value="98.0468750000195" calcext:value-type="float">
            <text:p>98.046875000</text:p>
          </table:table-cell>
          <table:table-cell table:number-columns-repeated="2"/>
        </table:table-row>
        <table:table-row table:style-name="ro1">
          <table:table-cell office:value-type="float" office:value="0.84765625" calcext:value-type="float">
            <text:p>0.847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08203125" calcext:value-type="float">
            <text:p>0.0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0]-0)/(1-0))*(10-0)+0" office:value-type="float" office:value="8.4765625" calcext:value-type="float">
            <text:p>8.476562500</text:p>
          </table:table-cell>
          <table:table-cell table:formula="of:=(([.B240]-0)/(1-0))*(1500-0.000000001)+0.000000001" office:value-type="float" office:value="1166.01562500022" calcext:value-type="float">
            <text:p>1166.015625000</text:p>
          </table:table-cell>
          <table:table-cell table:formula="of:=(([.C240]-0)/(1-0))*(1-0.000000001)+0.000000001" office:value-type="float" office:value="0.988281250011719" calcext:value-type="float">
            <text:p>0.988281250</text:p>
          </table:table-cell>
          <table:table-cell table:formula="of:=[.G240]*[.J240]" office:value-type="float" office:value="17.7890625002109" calcext:value-type="float">
            <text:p>17.789062500</text:p>
          </table:table-cell>
          <table:table-cell table:formula="of:=(([.D240]-0)/(1-0))*(100-0.000000001)+0.000000001" office:value-type="float" office:value="48.0468750005195" calcext:value-type="float">
            <text:p>48.046875001</text:p>
          </table:table-cell>
          <table:table-cell table:number-columns-repeated="2"/>
        </table:table-row>
        <table:table-row table:style-name="ro1">
          <table:table-cell office:value-type="float" office:value="0.59765625" calcext:value-type="float">
            <text:p>0.597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33203125" calcext:value-type="float">
            <text:p>0.3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1]-0)/(1-0))*(10-0)+0" office:value-type="float" office:value="5.9765625" calcext:value-type="float">
            <text:p>5.976562500</text:p>
          </table:table-cell>
          <table:table-cell table:formula="of:=(([.B241]-0)/(1-0))*(1500-0.000000001)+0.000000001" office:value-type="float" office:value="41.0156250009727" calcext:value-type="float">
            <text:p>41.015625001</text:p>
          </table:table-cell>
          <table:table-cell table:formula="of:=(([.C241]-0)/(1-0))*(1-0.000000001)+0.000000001" office:value-type="float" office:value="0.238281250761719" calcext:value-type="float">
            <text:p>0.238281251</text:p>
          </table:table-cell>
          <table:table-cell table:formula="of:=[.G241]*[.J241]" office:value-type="float" office:value="4.28906251371094" calcext:value-type="float">
            <text:p>4.289062514</text:p>
          </table:table-cell>
          <table:table-cell table:formula="of:=(([.D241]-0)/(1-0))*(100-0.000000001)+0.000000001" office:value-type="float" office:value="73.0468750002695" calcext:value-type="float">
            <text:p>73.046875000</text:p>
          </table:table-cell>
          <table:table-cell table:number-columns-repeated="2"/>
        </table:table-row>
        <table:table-row table:style-name="ro1">
          <table:table-cell office:value-type="float" office:value="0.09765625" calcext:value-type="float">
            <text:p>0.097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83203125" calcext:value-type="float">
            <text:p>0.8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2]-0)/(1-0))*(10-0)+0" office:value-type="float" office:value="0.9765625" calcext:value-type="float">
            <text:p>0.976562500</text:p>
          </table:table-cell>
          <table:table-cell table:formula="of:=(([.B242]-0)/(1-0))*(1500-0.000000001)+0.000000001" office:value-type="float" office:value="791.015625000473" calcext:value-type="float">
            <text:p>791.015625000</text:p>
          </table:table-cell>
          <table:table-cell table:formula="of:=(([.C242]-0)/(1-0))*(1-0.000000001)+0.000000001" office:value-type="float" office:value="0.738281250261719" calcext:value-type="float">
            <text:p>0.738281250</text:p>
          </table:table-cell>
          <table:table-cell table:formula="of:=[.G242]*[.J242]" office:value-type="float" office:value="13.2890625047109" calcext:value-type="float">
            <text:p>13.289062505</text:p>
          </table:table-cell>
          <table:table-cell table:formula="of:=(([.D242]-0)/(1-0))*(100-0.000000001)+0.000000001" office:value-type="float" office:value="23.0468750007695" calcext:value-type="float">
            <text:p>23.046875001</text:p>
          </table:table-cell>
          <table:table-cell table:number-columns-repeated="2"/>
        </table:table-row>
        <table:table-row table:style-name="ro1">
          <table:table-cell office:value-type="float" office:value="0.06640625" calcext:value-type="float">
            <text:p>0.0664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17578125" calcext:value-type="float">
            <text:p>0.1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3]-0)/(1-0))*(10-0)+0" office:value-type="float" office:value="0.6640625" calcext:value-type="float">
            <text:p>0.664062500</text:p>
          </table:table-cell>
          <table:table-cell table:formula="of:=(([.B243]-0)/(1-0))*(1500-0.000000001)+0.000000001" office:value-type="float" office:value="87.8906250009414" calcext:value-type="float">
            <text:p>87.890625001</text:p>
          </table:table-cell>
          <table:table-cell table:formula="of:=(([.C243]-0)/(1-0))*(1-0.000000001)+0.000000001" office:value-type="float" office:value="0.332031250667969" calcext:value-type="float">
            <text:p>0.332031251</text:p>
          </table:table-cell>
          <table:table-cell table:formula="of:=[.G243]*[.J243]" office:value-type="float" office:value="5.97656251202344" calcext:value-type="float">
            <text:p>5.976562512</text:p>
          </table:table-cell>
          <table:table-cell table:formula="of:=(([.D243]-0)/(1-0))*(100-0.000000001)+0.000000001" office:value-type="float" office:value="76.1718750002383" calcext:value-type="float">
            <text:p>76.171875000</text:p>
          </table:table-cell>
          <table:table-cell table:number-columns-repeated="2"/>
        </table:table-row>
        <table:table-row table:style-name="ro1">
          <table:table-cell office:value-type="float" office:value="0.56640625" calcext:value-type="float">
            <text:p>0.5664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67578125" calcext:value-type="float">
            <text:p>0.6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4]-0)/(1-0))*(10-0)+0" office:value-type="float" office:value="5.6640625" calcext:value-type="float">
            <text:p>5.664062500</text:p>
          </table:table-cell>
          <table:table-cell table:formula="of:=(([.B244]-0)/(1-0))*(1500-0.000000001)+0.000000001" office:value-type="float" office:value="837.890625000441" calcext:value-type="float">
            <text:p>837.890625000</text:p>
          </table:table-cell>
          <table:table-cell table:formula="of:=(([.C244]-0)/(1-0))*(1-0.000000001)+0.000000001" office:value-type="float" office:value="0.832031250167969" calcext:value-type="float">
            <text:p>0.832031250</text:p>
          </table:table-cell>
          <table:table-cell table:formula="of:=[.G244]*[.J244]" office:value-type="float" office:value="14.9765625030234" calcext:value-type="float">
            <text:p>14.976562503</text:p>
          </table:table-cell>
          <table:table-cell table:formula="of:=(([.D244]-0)/(1-0))*(100-0.000000001)+0.000000001" office:value-type="float" office:value="26.1718750007383" calcext:value-type="float">
            <text:p>26.171875001</text:p>
          </table:table-cell>
          <table:table-cell table:number-columns-repeated="2"/>
        </table:table-row>
        <table:table-row table:style-name="ro1">
          <table:table-cell office:value-type="float" office:value="0.81640625" calcext:value-type="float">
            <text:p>0.8164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92578125" calcext:value-type="float">
            <text:p>0.9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5]-0)/(1-0))*(10-0)+0" office:value-type="float" office:value="8.1640625" calcext:value-type="float">
            <text:p>8.164062500</text:p>
          </table:table-cell>
          <table:table-cell table:formula="of:=(([.B245]-0)/(1-0))*(1500-0.000000001)+0.000000001" office:value-type="float" office:value="462.890625000691" calcext:value-type="float">
            <text:p>462.890625001</text:p>
          </table:table-cell>
          <table:table-cell table:formula="of:=(([.C245]-0)/(1-0))*(1-0.000000001)+0.000000001" office:value-type="float" office:value="0.0820312509179688" calcext:value-type="float">
            <text:p>0.082031251</text:p>
          </table:table-cell>
          <table:table-cell table:formula="of:=[.G245]*[.J245]" office:value-type="float" office:value="1.47656251652344" calcext:value-type="float">
            <text:p>1.476562517</text:p>
          </table:table-cell>
          <table:table-cell table:formula="of:=(([.D245]-0)/(1-0))*(100-0.000000001)+0.000000001" office:value-type="float" office:value="51.1718750004883" calcext:value-type="float">
            <text:p>51.171875000</text:p>
          </table:table-cell>
          <table:table-cell table:number-columns-repeated="2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42578125" calcext:value-type="float">
            <text:p>0.4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6]-0)/(1-0))*(10-0)+0" office:value-type="float" office:value="3.1640625" calcext:value-type="float">
            <text:p>3.164062500</text:p>
          </table:table-cell>
          <table:table-cell table:formula="of:=(([.B246]-0)/(1-0))*(1500-0.000000001)+0.000000001" office:value-type="float" office:value="1212.89062500019" calcext:value-type="float">
            <text:p>1212.890625000</text:p>
          </table:table-cell>
          <table:table-cell table:formula="of:=(([.C246]-0)/(1-0))*(1-0.000000001)+0.000000001" office:value-type="float" office:value="0.582031250417969" calcext:value-type="float">
            <text:p>0.582031250</text:p>
          </table:table-cell>
          <table:table-cell table:formula="of:=[.G246]*[.J246]" office:value-type="float" office:value="10.4765625075234" calcext:value-type="float">
            <text:p>10.476562508</text:p>
          </table:table-cell>
          <table:table-cell table:formula="of:=(([.D246]-0)/(1-0))*(100-0.000000001)+0.000000001" office:value-type="float" office:value="1.17187500098828" calcext:value-type="float">
            <text:p>1.171875001</text:p>
          </table:table-cell>
          <table:table-cell table:number-columns-repeated="2"/>
        </table:table-row>
        <table:table-row table:style-name="ro1">
          <table:table-cell office:value-type="float" office:value="0.44140625" calcext:value-type="float">
            <text:p>0.4414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30078125" calcext:value-type="float">
            <text:p>0.3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7]-0)/(1-0))*(10-0)+0" office:value-type="float" office:value="4.4140625" calcext:value-type="float">
            <text:p>4.414062500</text:p>
          </table:table-cell>
          <table:table-cell table:formula="of:=(([.B247]-0)/(1-0))*(1500-0.000000001)+0.000000001" office:value-type="float" office:value="650.390625000566" calcext:value-type="float">
            <text:p>650.390625001</text:p>
          </table:table-cell>
          <table:table-cell table:formula="of:=(([.C247]-0)/(1-0))*(1-0.000000001)+0.000000001" office:value-type="float" office:value="0.957031250042969" calcext:value-type="float">
            <text:p>0.957031250</text:p>
          </table:table-cell>
          <table:table-cell table:formula="of:=[.G247]*[.J247]" office:value-type="float" office:value="17.2265625007734" calcext:value-type="float">
            <text:p>17.226562501</text:p>
          </table:table-cell>
          <table:table-cell table:formula="of:=(([.D247]-0)/(1-0))*(100-0.000000001)+0.000000001" office:value-type="float" office:value="13.6718750008633" calcext:value-type="float">
            <text:p>13.671875001</text:p>
          </table:table-cell>
          <table:table-cell table:number-columns-repeated="2"/>
        </table:table-row>
        <table:table-row table:style-name="ro1">
          <table:table-cell office:value-type="float" office:value="0.94140625" calcext:value-type="float">
            <text:p>0.9414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80078125" calcext:value-type="float">
            <text:p>0.8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8]-0)/(1-0))*(10-0)+0" office:value-type="float" office:value="9.4140625" calcext:value-type="float">
            <text:p>9.414062500</text:p>
          </table:table-cell>
          <table:table-cell table:formula="of:=(([.B248]-0)/(1-0))*(1500-0.000000001)+0.000000001" office:value-type="float" office:value="1400.39062500007" calcext:value-type="float">
            <text:p>1400.390625000</text:p>
          </table:table-cell>
          <table:table-cell table:formula="of:=(([.C248]-0)/(1-0))*(1-0.000000001)+0.000000001" office:value-type="float" office:value="0.457031250542969" calcext:value-type="float">
            <text:p>0.457031251</text:p>
          </table:table-cell>
          <table:table-cell table:formula="of:=[.G248]*[.J248]" office:value-type="float" office:value="8.22656250977344" calcext:value-type="float">
            <text:p>8.226562510</text:p>
          </table:table-cell>
          <table:table-cell table:formula="of:=(([.D248]-0)/(1-0))*(100-0.000000001)+0.000000001" office:value-type="float" office:value="63.6718750003633" calcext:value-type="float">
            <text:p>63.671875000</text:p>
          </table:table-cell>
          <table:table-cell table:number-columns-repeated="2"/>
        </table:table-row>
        <table:table-row table:style-name="ro1">
          <table:table-cell office:value-type="float" office:value="0.69140625" calcext:value-type="float">
            <text:p>0.6914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55078125" calcext:value-type="float">
            <text:p>0.5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49]-0)/(1-0))*(10-0)+0" office:value-type="float" office:value="6.9140625" calcext:value-type="float">
            <text:p>6.914062500</text:p>
          </table:table-cell>
          <table:table-cell table:formula="of:=(([.B249]-0)/(1-0))*(1500-0.000000001)+0.000000001" office:value-type="float" office:value="275.390625000816" calcext:value-type="float">
            <text:p>275.390625001</text:p>
          </table:table-cell>
          <table:table-cell table:formula="of:=(([.C249]-0)/(1-0))*(1-0.000000001)+0.000000001" office:value-type="float" office:value="0.707031250292969" calcext:value-type="float">
            <text:p>0.707031250</text:p>
          </table:table-cell>
          <table:table-cell table:formula="of:=[.G249]*[.J249]" office:value-type="float" office:value="12.7265625052734" calcext:value-type="float">
            <text:p>12.726562505</text:p>
          </table:table-cell>
          <table:table-cell table:formula="of:=(([.D249]-0)/(1-0))*(100-0.000000001)+0.000000001" office:value-type="float" office:value="38.6718750006133" calcext:value-type="float">
            <text:p>38.671875001</text:p>
          </table:table-cell>
          <table:table-cell table:number-columns-repeated="2"/>
        </table:table-row>
        <table:table-row table:style-name="ro1">
          <table:table-cell office:value-type="float" office:value="0.19140625" calcext:value-type="float">
            <text:p>0.1914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05078125" calcext:value-type="float">
            <text:p>0.0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0]-0)/(1-0))*(10-0)+0" office:value-type="float" office:value="1.9140625" calcext:value-type="float">
            <text:p>1.914062500</text:p>
          </table:table-cell>
          <table:table-cell table:formula="of:=(([.B250]-0)/(1-0))*(1500-0.000000001)+0.000000001" office:value-type="float" office:value="1025.39062500032" calcext:value-type="float">
            <text:p>1025.390625000</text:p>
          </table:table-cell>
          <table:table-cell table:formula="of:=(([.C250]-0)/(1-0))*(1-0.000000001)+0.000000001" office:value-type="float" office:value="0.207031250792969" calcext:value-type="float">
            <text:p>0.207031251</text:p>
          </table:table-cell>
          <table:table-cell table:formula="of:=[.G250]*[.J250]" office:value-type="float" office:value="3.72656251427344" calcext:value-type="float">
            <text:p>3.726562514</text:p>
          </table:table-cell>
          <table:table-cell table:formula="of:=(([.D250]-0)/(1-0))*(100-0.000000001)+0.000000001" office:value-type="float" office:value="88.6718750001133" calcext:value-type="float">
            <text:p>88.671875000</text:p>
          </table:table-cell>
          <table:table-cell table:number-columns-repeated="2"/>
        </table:table-row>
        <table:table-row table:style-name="ro1">
          <table:table-cell office:value-type="float" office:value="0.12890625" calcext:value-type="float">
            <text:p>0.1289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73828125" calcext:value-type="float">
            <text:p>0.7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1]-0)/(1-0))*(10-0)+0" office:value-type="float" office:value="1.2890625" calcext:value-type="float">
            <text:p>1.289062500</text:p>
          </table:table-cell>
          <table:table-cell table:formula="of:=(([.B251]-0)/(1-0))*(1500-0.000000001)+0.000000001" office:value-type="float" office:value="556.640625000629" calcext:value-type="float">
            <text:p>556.640625001</text:p>
          </table:table-cell>
          <table:table-cell table:formula="of:=(([.C251]-0)/(1-0))*(1-0.000000001)+0.000000001" office:value-type="float" office:value="0.644531250355469" calcext:value-type="float">
            <text:p>0.644531250</text:p>
          </table:table-cell>
          <table:table-cell table:formula="of:=[.G251]*[.J251]" office:value-type="float" office:value="11.6015625063984" calcext:value-type="float">
            <text:p>11.601562506</text:p>
          </table:table-cell>
          <table:table-cell table:formula="of:=(([.D251]-0)/(1-0))*(100-0.000000001)+0.000000001" office:value-type="float" office:value="69.9218750003008" calcext:value-type="float">
            <text:p>69.921875000</text:p>
          </table:table-cell>
          <table:table-cell table:number-columns-repeated="2"/>
        </table:table-row>
        <table:table-row table:style-name="ro1">
          <table:table-cell office:value-type="float" office:value="0.62890625" calcext:value-type="float">
            <text:p>0.62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23828125" calcext:value-type="float">
            <text:p>0.2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2]-0)/(1-0))*(10-0)+0" office:value-type="float" office:value="6.2890625" calcext:value-type="float">
            <text:p>6.289062500</text:p>
          </table:table-cell>
          <table:table-cell table:formula="of:=(([.B252]-0)/(1-0))*(1500-0.000000001)+0.000000001" office:value-type="float" office:value="1306.64062500013" calcext:value-type="float">
            <text:p>1306.640625000</text:p>
          </table:table-cell>
          <table:table-cell table:formula="of:=(([.C252]-0)/(1-0))*(1-0.000000001)+0.000000001" office:value-type="float" office:value="0.144531250855469" calcext:value-type="float">
            <text:p>0.144531251</text:p>
          </table:table-cell>
          <table:table-cell table:formula="of:=[.G252]*[.J252]" office:value-type="float" office:value="2.60156251539844" calcext:value-type="float">
            <text:p>2.601562515</text:p>
          </table:table-cell>
          <table:table-cell table:formula="of:=(([.D252]-0)/(1-0))*(100-0.000000001)+0.000000001" office:value-type="float" office:value="19.9218750008008" calcext:value-type="float">
            <text:p>19.921875001</text:p>
          </table:table-cell>
          <table:table-cell table:number-columns-repeated="2"/>
        </table:table-row>
        <table:table-row table:style-name="ro1">
          <table:table-cell office:value-type="float" office:value="0.87890625" calcext:value-type="float">
            <text:p>0.8789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48828125" calcext:value-type="float">
            <text:p>0.4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3]-0)/(1-0))*(10-0)+0" office:value-type="float" office:value="8.7890625" calcext:value-type="float">
            <text:p>8.789062500</text:p>
          </table:table-cell>
          <table:table-cell table:formula="of:=(([.B253]-0)/(1-0))*(1500-0.000000001)+0.000000001" office:value-type="float" office:value="181.640625000879" calcext:value-type="float">
            <text:p>181.640625001</text:p>
          </table:table-cell>
          <table:table-cell table:formula="of:=(([.C253]-0)/(1-0))*(1-0.000000001)+0.000000001" office:value-type="float" office:value="0.894531250105469" calcext:value-type="float">
            <text:p>0.894531250</text:p>
          </table:table-cell>
          <table:table-cell table:formula="of:=[.G253]*[.J253]" office:value-type="float" office:value="16.1015625018984" calcext:value-type="float">
            <text:p>16.101562502</text:p>
          </table:table-cell>
          <table:table-cell table:formula="of:=(([.D253]-0)/(1-0))*(100-0.000000001)+0.000000001" office:value-type="float" office:value="94.9218750000508" calcext:value-type="float">
            <text:p>94.921875000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98828125" calcext:value-type="float">
            <text:p>0.9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4]-0)/(1-0))*(10-0)+0" office:value-type="float" office:value="3.7890625" calcext:value-type="float">
            <text:p>3.789062500</text:p>
          </table:table-cell>
          <table:table-cell table:formula="of:=(([.B254]-0)/(1-0))*(1500-0.000000001)+0.000000001" office:value-type="float" office:value="931.640625000379" calcext:value-type="float">
            <text:p>931.640625000</text:p>
          </table:table-cell>
          <table:table-cell table:formula="of:=(([.C254]-0)/(1-0))*(1-0.000000001)+0.000000001" office:value-type="float" office:value="0.394531250605469" calcext:value-type="float">
            <text:p>0.394531251</text:p>
          </table:table-cell>
          <table:table-cell table:formula="of:=[.G254]*[.J254]" office:value-type="float" office:value="7.10156251089844" calcext:value-type="float">
            <text:p>7.101562511</text:p>
          </table:table-cell>
          <table:table-cell table:formula="of:=(([.D254]-0)/(1-0))*(100-0.000000001)+0.000000001" office:value-type="float" office:value="44.9218750005508" calcext:value-type="float">
            <text:p>44.921875001</text:p>
          </table:table-cell>
          <table:table-cell table:number-columns-repeated="2"/>
        </table:table-row>
        <table:table-row table:style-name="ro1">
          <table:table-cell office:value-type="float" office:value="0.25390625" calcext:value-type="float">
            <text:p>0.2539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86328125" calcext:value-type="float">
            <text:p>0.8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5]-0)/(1-0))*(10-0)+0" office:value-type="float" office:value="2.5390625" calcext:value-type="float">
            <text:p>2.539062500</text:p>
          </table:table-cell>
          <table:table-cell table:formula="of:=(([.B255]-0)/(1-0))*(1500-0.000000001)+0.000000001" office:value-type="float" office:value="369.140625000754" calcext:value-type="float">
            <text:p>369.140625001</text:p>
          </table:table-cell>
          <table:table-cell table:formula="of:=(([.C255]-0)/(1-0))*(1-0.000000001)+0.000000001" office:value-type="float" office:value="0.0195312509804688" calcext:value-type="float">
            <text:p>0.019531251</text:p>
          </table:table-cell>
          <table:table-cell table:formula="of:=[.G255]*[.J255]" office:value-type="float" office:value="0.351562517648437" calcext:value-type="float">
            <text:p>0.351562518</text:p>
          </table:table-cell>
          <table:table-cell table:formula="of:=(([.D255]-0)/(1-0))*(100-0.000000001)+0.000000001" office:value-type="float" office:value="32.4218750006758" calcext:value-type="float">
            <text:p>32.421875001</text:p>
          </table:table-cell>
          <table:table-cell table:number-columns-repeated="2"/>
        </table:table-row>
        <table:table-row table:style-name="ro1">
          <table:table-cell office:value-type="float" office:value="0.75390625" calcext:value-type="float">
            <text:p>0.7539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36328125" calcext:value-type="float">
            <text:p>0.3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6]-0)/(1-0))*(10-0)+0" office:value-type="float" office:value="7.5390625" calcext:value-type="float">
            <text:p>7.539062500</text:p>
          </table:table-cell>
          <table:table-cell table:formula="of:=(([.B256]-0)/(1-0))*(1500-0.000000001)+0.000000001" office:value-type="float" office:value="1119.14062500025" calcext:value-type="float">
            <text:p>1119.140625000</text:p>
          </table:table-cell>
          <table:table-cell table:formula="of:=(([.C256]-0)/(1-0))*(1-0.000000001)+0.000000001" office:value-type="float" office:value="0.519531250480469" calcext:value-type="float">
            <text:p>0.519531250</text:p>
          </table:table-cell>
          <table:table-cell table:formula="of:=[.G256]*[.J256]" office:value-type="float" office:value="9.35156250864844" calcext:value-type="float">
            <text:p>9.351562509</text:p>
          </table:table-cell>
          <table:table-cell table:formula="of:=(([.D256]-0)/(1-0))*(100-0.000000001)+0.000000001" office:value-type="float" office:value="82.4218750001758" calcext:value-type="float">
            <text:p>82.421875000</text:p>
          </table:table-cell>
          <table:table-cell table:number-columns-repeated="2"/>
        </table:table-row>
        <table:table-row table:style-name="ro1">
          <table:table-cell office:value-type="float" office:value="0.50390625" calcext:value-type="float">
            <text:p>0.5039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11328125" calcext:value-type="float">
            <text:p>0.1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7]-0)/(1-0))*(10-0)+0" office:value-type="float" office:value="5.0390625" calcext:value-type="float">
            <text:p>5.039062500</text:p>
          </table:table-cell>
          <table:table-cell table:formula="of:=(([.B257]-0)/(1-0))*(1500-0.000000001)+0.000000001" office:value-type="float" office:value="744.140625000504" calcext:value-type="float">
            <text:p>744.140625001</text:p>
          </table:table-cell>
          <table:table-cell table:formula="of:=(([.C257]-0)/(1-0))*(1-0.000000001)+0.000000001" office:value-type="float" office:value="0.269531250730469" calcext:value-type="float">
            <text:p>0.269531251</text:p>
          </table:table-cell>
          <table:table-cell table:formula="of:=[.G257]*[.J257]" office:value-type="float" office:value="4.85156251314844" calcext:value-type="float">
            <text:p>4.851562513</text:p>
          </table:table-cell>
          <table:table-cell table:formula="of:=(([.D257]-0)/(1-0))*(100-0.000000001)+0.000000001" office:value-type="float" office:value="7.42187500092578" calcext:value-type="float">
            <text:p>7.421875001</text:p>
          </table:table-cell>
          <table:table-cell table:number-columns-repeated="2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1328125" calcext:value-type="float">
            <text:p>0.6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8]-0)/(1-0))*(10-0)+0" office:value-type="float" office:value="0.0390625" calcext:value-type="float">
            <text:p>0.039062500</text:p>
          </table:table-cell>
          <table:table-cell table:formula="of:=(([.B258]-0)/(1-0))*(1500-0.000000001)+0.000000001" office:value-type="float" office:value="1494.140625" calcext:value-type="float">
            <text:p>1494.140625000</text:p>
          </table:table-cell>
          <table:table-cell table:formula="of:=(([.C258]-0)/(1-0))*(1-0.000000001)+0.000000001" office:value-type="float" office:value="0.769531250230469" calcext:value-type="float">
            <text:p>0.769531250</text:p>
          </table:table-cell>
          <table:table-cell table:formula="of:=[.G258]*[.J258]" office:value-type="float" office:value="13.8515625041484" calcext:value-type="float">
            <text:p>13.851562504</text:p>
          </table:table-cell>
          <table:table-cell table:formula="of:=(([.D258]-0)/(1-0))*(100-0.000000001)+0.000000001" office:value-type="float" office:value="57.4218750004258" calcext:value-type="float">
            <text:p>57.421875000</text:p>
          </table:table-cell>
          <table:table-cell table:number-columns-repeated="2"/>
        </table:table-row>
        <table:table-row table:style-name="ro1">
          <table:table-cell office:value-type="float" office:value="0.005859375" calcext:value-type="float">
            <text:p>0.0058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779296875" calcext:value-type="float">
            <text:p>0.77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59]-0)/(1-0))*(10-0)+0" office:value-type="float" office:value="0.05859375" calcext:value-type="float">
            <text:p>0.058593750</text:p>
          </table:table-cell>
          <table:table-cell table:formula="of:=(([.B259]-0)/(1-0))*(1500-0.000000001)+0.000000001" office:value-type="float" office:value="747.070312500502" calcext:value-type="float">
            <text:p>747.070312501</text:p>
          </table:table-cell>
          <table:table-cell table:formula="of:=(([.C259]-0)/(1-0))*(1-0.000000001)+0.000000001" office:value-type="float" office:value="0.677734375322266" calcext:value-type="float">
            <text:p>0.677734375</text:p>
          </table:table-cell>
          <table:table-cell table:formula="of:=[.G259]*[.J259]" office:value-type="float" office:value="12.1992187558008" calcext:value-type="float">
            <text:p>12.199218756</text:p>
          </table:table-cell>
          <table:table-cell table:formula="of:=(([.D259]-0)/(1-0))*(100-0.000000001)+0.000000001" office:value-type="float" office:value="29.4921875007051" calcext:value-type="float">
            <text:p>29.492187501</text:p>
          </table:table-cell>
          <table:table-cell table:number-columns-repeated="2"/>
        </table:table-row>
        <table:table-row table:style-name="ro1">
          <table:table-cell office:value-type="float" office:value="0.505859375" calcext:value-type="float">
            <text:p>0.5058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279296875" calcext:value-type="float">
            <text:p>0.27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0]-0)/(1-0))*(10-0)+0" office:value-type="float" office:value="5.05859375" calcext:value-type="float">
            <text:p>5.058593750</text:p>
          </table:table-cell>
          <table:table-cell table:formula="of:=(([.B260]-0)/(1-0))*(1500-0.000000001)+0.000000001" office:value-type="float" office:value="1497.0703125" calcext:value-type="float">
            <text:p>1497.070312500</text:p>
          </table:table-cell>
          <table:table-cell table:formula="of:=(([.C260]-0)/(1-0))*(1-0.000000001)+0.000000001" office:value-type="float" office:value="0.177734375822266" calcext:value-type="float">
            <text:p>0.177734376</text:p>
          </table:table-cell>
          <table:table-cell table:formula="of:=[.G260]*[.J260]" office:value-type="float" office:value="3.19921876480078" calcext:value-type="float">
            <text:p>3.199218765</text:p>
          </table:table-cell>
          <table:table-cell table:formula="of:=(([.D260]-0)/(1-0))*(100-0.000000001)+0.000000001" office:value-type="float" office:value="79.4921875002051" calcext:value-type="float">
            <text:p>79.492187500</text:p>
          </table:table-cell>
          <table:table-cell table:number-columns-repeated="2"/>
        </table:table-row>
        <table:table-row table:style-name="ro1">
          <table:table-cell office:value-type="float" office:value="0.755859375" calcext:value-type="float">
            <text:p>0.7558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9296875" calcext:value-type="float">
            <text:p>0.02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1]-0)/(1-0))*(10-0)+0" office:value-type="float" office:value="7.55859375" calcext:value-type="float">
            <text:p>7.558593750</text:p>
          </table:table-cell>
          <table:table-cell table:formula="of:=(([.B261]-0)/(1-0))*(1500-0.000000001)+0.000000001" office:value-type="float" office:value="372.070312500752" calcext:value-type="float">
            <text:p>372.070312501</text:p>
          </table:table-cell>
          <table:table-cell table:formula="of:=(([.C261]-0)/(1-0))*(1-0.000000001)+0.000000001" office:value-type="float" office:value="0.927734375072266" calcext:value-type="float">
            <text:p>0.927734375</text:p>
          </table:table-cell>
          <table:table-cell table:formula="of:=[.G261]*[.J261]" office:value-type="float" office:value="16.6992187513008" calcext:value-type="float">
            <text:p>16.699218751</text:p>
          </table:table-cell>
          <table:table-cell table:formula="of:=(([.D261]-0)/(1-0))*(100-0.000000001)+0.000000001" office:value-type="float" office:value="4.49218750095508" calcext:value-type="float">
            <text:p>4.492187501</text:p>
          </table:table-cell>
          <table:table-cell table:number-columns-repeated="2"/>
        </table:table-row>
        <table:table-row table:style-name="ro1">
          <table:table-cell office:value-type="float" office:value="0.255859375" calcext:value-type="float">
            <text:p>0.2558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529296875" calcext:value-type="float">
            <text:p>0.529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2]-0)/(1-0))*(10-0)+0" office:value-type="float" office:value="2.55859375" calcext:value-type="float">
            <text:p>2.558593750</text:p>
          </table:table-cell>
          <table:table-cell table:formula="of:=(([.B262]-0)/(1-0))*(1500-0.000000001)+0.000000001" office:value-type="float" office:value="1122.07031250025" calcext:value-type="float">
            <text:p>1122.070312500</text:p>
          </table:table-cell>
          <table:table-cell table:formula="of:=(([.C262]-0)/(1-0))*(1-0.000000001)+0.000000001" office:value-type="float" office:value="0.427734375572266" calcext:value-type="float">
            <text:p>0.427734376</text:p>
          </table:table-cell>
          <table:table-cell table:formula="of:=[.G262]*[.J262]" office:value-type="float" office:value="7.69921876030078" calcext:value-type="float">
            <text:p>7.699218760</text:p>
          </table:table-cell>
          <table:table-cell table:formula="of:=(([.D262]-0)/(1-0))*(100-0.000000001)+0.000000001" office:value-type="float" office:value="54.4921875004551" calcext:value-type="float">
            <text:p>54.492187500</text:p>
          </table:table-cell>
          <table:table-cell table:number-columns-repeated="2"/>
        </table:table-row>
        <table:table-row table:style-name="ro1">
          <table:table-cell office:value-type="float" office:value="0.380859375" calcext:value-type="float">
            <text:p>0.3808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654296875" calcext:value-type="float">
            <text:p>0.65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3]-0)/(1-0))*(10-0)+0" office:value-type="float" office:value="3.80859375" calcext:value-type="float">
            <text:p>3.808593750</text:p>
          </table:table-cell>
          <table:table-cell table:formula="of:=(([.B263]-0)/(1-0))*(1500-0.000000001)+0.000000001" office:value-type="float" office:value="184.570312500877" calcext:value-type="float">
            <text:p>184.570312501</text:p>
          </table:table-cell>
          <table:table-cell table:formula="of:=(([.C263]-0)/(1-0))*(1-0.000000001)+0.000000001" office:value-type="float" office:value="0.0527343759472656" calcext:value-type="float">
            <text:p>0.052734376</text:p>
          </table:table-cell>
          <table:table-cell table:formula="of:=[.G263]*[.J263]" office:value-type="float" office:value="0.949218767050781" calcext:value-type="float">
            <text:p>0.949218767</text:p>
          </table:table-cell>
          <table:table-cell table:formula="of:=(([.D263]-0)/(1-0))*(100-0.000000001)+0.000000001" office:value-type="float" office:value="66.9921875003301" calcext:value-type="float">
            <text:p>66.992187500</text:p>
          </table:table-cell>
          <table:table-cell table:number-columns-repeated="2"/>
        </table:table-row>
        <table:table-row table:style-name="ro1">
          <table:table-cell office:value-type="float" office:value="0.880859375" calcext:value-type="float">
            <text:p>0.8808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154296875" calcext:value-type="float">
            <text:p>0.15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4]-0)/(1-0))*(10-0)+0" office:value-type="float" office:value="8.80859375" calcext:value-type="float">
            <text:p>8.808593750</text:p>
          </table:table-cell>
          <table:table-cell table:formula="of:=(([.B264]-0)/(1-0))*(1500-0.000000001)+0.000000001" office:value-type="float" office:value="934.570312500377" calcext:value-type="float">
            <text:p>934.570312500</text:p>
          </table:table-cell>
          <table:table-cell table:formula="of:=(([.C264]-0)/(1-0))*(1-0.000000001)+0.000000001" office:value-type="float" office:value="0.552734375447266" calcext:value-type="float">
            <text:p>0.552734375</text:p>
          </table:table-cell>
          <table:table-cell table:formula="of:=[.G264]*[.J264]" office:value-type="float" office:value="9.94921875805078" calcext:value-type="float">
            <text:p>9.949218758</text:p>
          </table:table-cell>
          <table:table-cell table:formula="of:=(([.D264]-0)/(1-0))*(100-0.000000001)+0.000000001" office:value-type="float" office:value="16.9921875008301" calcext:value-type="float">
            <text:p>16.992187501</text:p>
          </table:table-cell>
          <table:table-cell table:number-columns-repeated="2"/>
        </table:table-row>
        <table:table-row table:style-name="ro1">
          <table:table-cell office:value-type="float" office:value="0.630859375" calcext:value-type="float">
            <text:p>0.6308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04296875" calcext:value-type="float">
            <text:p>0.40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5]-0)/(1-0))*(10-0)+0" office:value-type="float" office:value="6.30859375" calcext:value-type="float">
            <text:p>6.308593750</text:p>
          </table:table-cell>
          <table:table-cell table:formula="of:=(([.B265]-0)/(1-0))*(1500-0.000000001)+0.000000001" office:value-type="float" office:value="559.570312500627" calcext:value-type="float">
            <text:p>559.570312501</text:p>
          </table:table-cell>
          <table:table-cell table:formula="of:=(([.C265]-0)/(1-0))*(1-0.000000001)+0.000000001" office:value-type="float" office:value="0.302734375697266" calcext:value-type="float">
            <text:p>0.302734376</text:p>
          </table:table-cell>
          <table:table-cell table:formula="of:=[.G265]*[.J265]" office:value-type="float" office:value="5.44921876255078" calcext:value-type="float">
            <text:p>5.449218763</text:p>
          </table:table-cell>
          <table:table-cell table:formula="of:=(([.D265]-0)/(1-0))*(100-0.000000001)+0.000000001" office:value-type="float" office:value="91.9921875000801" calcext:value-type="float">
            <text:p>91.992187500</text:p>
          </table:table-cell>
          <table:table-cell table:number-columns-repeated="2"/>
        </table:table-row>
        <table:table-row table:style-name="ro1">
          <table:table-cell office:value-type="float" office:value="0.130859375" calcext:value-type="float">
            <text:p>0.130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04296875" calcext:value-type="float">
            <text:p>0.9042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6]-0)/(1-0))*(10-0)+0" office:value-type="float" office:value="1.30859375" calcext:value-type="float">
            <text:p>1.308593750</text:p>
          </table:table-cell>
          <table:table-cell table:formula="of:=(([.B266]-0)/(1-0))*(1500-0.000000001)+0.000000001" office:value-type="float" office:value="1309.57031250013" calcext:value-type="float">
            <text:p>1309.570312500</text:p>
          </table:table-cell>
          <table:table-cell table:formula="of:=(([.C266]-0)/(1-0))*(1-0.000000001)+0.000000001" office:value-type="float" office:value="0.802734375197266" calcext:value-type="float">
            <text:p>0.802734375</text:p>
          </table:table-cell>
          <table:table-cell table:formula="of:=[.G266]*[.J266]" office:value-type="float" office:value="14.4492187535508" calcext:value-type="float">
            <text:p>14.449218754</text:p>
          </table:table-cell>
          <table:table-cell table:formula="of:=(([.D266]-0)/(1-0))*(100-0.000000001)+0.000000001" office:value-type="float" office:value="41.9921875005801" calcext:value-type="float">
            <text:p>41.992187501</text:p>
          </table:table-cell>
          <table:table-cell table:number-columns-repeated="2"/>
        </table:table-row>
        <table:table-row table:style-name="ro1">
          <table:table-cell office:value-type="float" office:value="0.193359375" calcext:value-type="float">
            <text:p>0.1933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41796875" calcext:value-type="float">
            <text:p>0.34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7]-0)/(1-0))*(10-0)+0" office:value-type="float" office:value="1.93359375" calcext:value-type="float">
            <text:p>1.933593750</text:p>
          </table:table-cell>
          <table:table-cell table:formula="of:=(([.B267]-0)/(1-0))*(1500-0.000000001)+0.000000001" office:value-type="float" office:value="278.320312500814" calcext:value-type="float">
            <text:p>278.320312501</text:p>
          </table:table-cell>
          <table:table-cell table:formula="of:=(([.C267]-0)/(1-0))*(1-0.000000001)+0.000000001" office:value-type="float" office:value="0.365234375634766" calcext:value-type="float">
            <text:p>0.365234376</text:p>
          </table:table-cell>
          <table:table-cell table:formula="of:=[.G267]*[.J267]" office:value-type="float" office:value="6.57421876142578" calcext:value-type="float">
            <text:p>6.574218761</text:p>
          </table:table-cell>
          <table:table-cell table:formula="of:=(([.D267]-0)/(1-0))*(100-0.000000001)+0.000000001" office:value-type="float" office:value="23.2421875007676" calcext:value-type="float">
            <text:p>23.242187501</text:p>
          </table:table-cell>
          <table:table-cell table:number-columns-repeated="2"/>
        </table:table-row>
        <table:table-row table:style-name="ro1">
          <table:table-cell office:value-type="float" office:value="0.693359375" calcext:value-type="float">
            <text:p>0.6933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41796875" calcext:value-type="float">
            <text:p>0.84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8]-0)/(1-0))*(10-0)+0" office:value-type="float" office:value="6.93359375" calcext:value-type="float">
            <text:p>6.933593750</text:p>
          </table:table-cell>
          <table:table-cell table:formula="of:=(([.B268]-0)/(1-0))*(1500-0.000000001)+0.000000001" office:value-type="float" office:value="1028.32031250031" calcext:value-type="float">
            <text:p>1028.320312500</text:p>
          </table:table-cell>
          <table:table-cell table:formula="of:=(([.C268]-0)/(1-0))*(1-0.000000001)+0.000000001" office:value-type="float" office:value="0.865234375134766" calcext:value-type="float">
            <text:p>0.865234375</text:p>
          </table:table-cell>
          <table:table-cell table:formula="of:=[.G268]*[.J268]" office:value-type="float" office:value="15.5742187524258" calcext:value-type="float">
            <text:p>15.574218752</text:p>
          </table:table-cell>
          <table:table-cell table:formula="of:=(([.D268]-0)/(1-0))*(100-0.000000001)+0.000000001" office:value-type="float" office:value="73.2421875002676" calcext:value-type="float">
            <text:p>73.242187500</text:p>
          </table:table-cell>
          <table:table-cell table:number-columns-repeated="2"/>
        </table:table-row>
        <table:table-row table:style-name="ro1">
          <table:table-cell office:value-type="float" office:value="0.943359375" calcext:value-type="float">
            <text:p>0.9433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591796875" calcext:value-type="float">
            <text:p>0.59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69]-0)/(1-0))*(10-0)+0" office:value-type="float" office:value="9.43359375" calcext:value-type="float">
            <text:p>9.433593750</text:p>
          </table:table-cell>
          <table:table-cell table:formula="of:=(([.B269]-0)/(1-0))*(1500-0.000000001)+0.000000001" office:value-type="float" office:value="653.320312500564" calcext:value-type="float">
            <text:p>653.320312501</text:p>
          </table:table-cell>
          <table:table-cell table:formula="of:=(([.C269]-0)/(1-0))*(1-0.000000001)+0.000000001" office:value-type="float" office:value="0.115234375884766" calcext:value-type="float">
            <text:p>0.115234376</text:p>
          </table:table-cell>
          <table:table-cell table:formula="of:=[.G269]*[.J269]" office:value-type="float" office:value="2.07421876592578" calcext:value-type="float">
            <text:p>2.074218766</text:p>
          </table:table-cell>
          <table:table-cell table:formula="of:=(([.D269]-0)/(1-0))*(100-0.000000001)+0.000000001" office:value-type="float" office:value="48.2421875005176" calcext:value-type="float">
            <text:p>48.242187501</text:p>
          </table:table-cell>
          <table:table-cell table:number-columns-repeated="2"/>
        </table:table-row>
        <table:table-row table:style-name="ro1">
          <table:table-cell office:value-type="float" office:value="0.443359375" calcext:value-type="float">
            <text:p>0.4433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091796875" calcext:value-type="float">
            <text:p>0.091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0]-0)/(1-0))*(10-0)+0" office:value-type="float" office:value="4.43359375" calcext:value-type="float">
            <text:p>4.433593750</text:p>
          </table:table-cell>
          <table:table-cell table:formula="of:=(([.B270]-0)/(1-0))*(1500-0.000000001)+0.000000001" office:value-type="float" office:value="1403.32031250006" calcext:value-type="float">
            <text:p>1403.320312500</text:p>
          </table:table-cell>
          <table:table-cell table:formula="of:=(([.C270]-0)/(1-0))*(1-0.000000001)+0.000000001" office:value-type="float" office:value="0.615234375384766" calcext:value-type="float">
            <text:p>0.615234375</text:p>
          </table:table-cell>
          <table:table-cell table:formula="of:=[.G270]*[.J270]" office:value-type="float" office:value="11.0742187569258" calcext:value-type="float">
            <text:p>11.074218757</text:p>
          </table:table-cell>
          <table:table-cell table:formula="of:=(([.D270]-0)/(1-0))*(100-0.000000001)+0.000000001" office:value-type="float" office:value="98.2421875000176" calcext:value-type="float">
            <text:p>98.242187500</text:p>
          </table:table-cell>
          <table:table-cell table:number-columns-repeated="2"/>
        </table:table-row>
        <table:table-row table:style-name="ro1">
          <table:table-cell office:value-type="float" office:value="0.318359375" calcext:value-type="float">
            <text:p>0.3183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16796875" calcext:value-type="float">
            <text:p>0.21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1]-0)/(1-0))*(10-0)+0" office:value-type="float" office:value="3.18359375" calcext:value-type="float">
            <text:p>3.183593750</text:p>
          </table:table-cell>
          <table:table-cell table:formula="of:=(([.B271]-0)/(1-0))*(1500-0.000000001)+0.000000001" office:value-type="float" office:value="465.82031250069" calcext:value-type="float">
            <text:p>465.820312501</text:p>
          </table:table-cell>
          <table:table-cell table:formula="of:=(([.C271]-0)/(1-0))*(1-0.000000001)+0.000000001" office:value-type="float" office:value="0.990234375009766" calcext:value-type="float">
            <text:p>0.990234375</text:p>
          </table:table-cell>
          <table:table-cell table:formula="of:=[.G271]*[.J271]" office:value-type="float" office:value="17.8242187501758" calcext:value-type="float">
            <text:p>17.824218750</text:p>
          </table:table-cell>
          <table:table-cell table:formula="of:=(([.D271]-0)/(1-0))*(100-0.000000001)+0.000000001" office:value-type="float" office:value="85.7421875001426" calcext:value-type="float">
            <text:p>85.742187500</text:p>
          </table:table-cell>
          <table:table-cell table:number-columns-repeated="2"/>
        </table:table-row>
        <table:table-row table:style-name="ro1">
          <table:table-cell office:value-type="float" office:value="0.818359375" calcext:value-type="float">
            <text:p>0.8183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16796875" calcext:value-type="float">
            <text:p>0.71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2]-0)/(1-0))*(10-0)+0" office:value-type="float" office:value="8.18359375" calcext:value-type="float">
            <text:p>8.183593750</text:p>
          </table:table-cell>
          <table:table-cell table:formula="of:=(([.B272]-0)/(1-0))*(1500-0.000000001)+0.000000001" office:value-type="float" office:value="1215.82031250019" calcext:value-type="float">
            <text:p>1215.820312500</text:p>
          </table:table-cell>
          <table:table-cell table:formula="of:=(([.C272]-0)/(1-0))*(1-0.000000001)+0.000000001" office:value-type="float" office:value="0.490234375509766" calcext:value-type="float">
            <text:p>0.490234376</text:p>
          </table:table-cell>
          <table:table-cell table:formula="of:=[.G272]*[.J272]" office:value-type="float" office:value="8.82421875917578" calcext:value-type="float">
            <text:p>8.824218759</text:p>
          </table:table-cell>
          <table:table-cell table:formula="of:=(([.D272]-0)/(1-0))*(100-0.000000001)+0.000000001" office:value-type="float" office:value="35.7421875006426" calcext:value-type="float">
            <text:p>35.742187501</text:p>
          </table:table-cell>
          <table:table-cell table:number-columns-repeated="2"/>
        </table:table-row>
        <table:table-row table:style-name="ro1">
          <table:table-cell office:value-type="float" office:value="0.568359375" calcext:value-type="float">
            <text:p>0.5683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966796875" calcext:value-type="float">
            <text:p>0.96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3]-0)/(1-0))*(10-0)+0" office:value-type="float" office:value="5.68359375" calcext:value-type="float">
            <text:p>5.683593750</text:p>
          </table:table-cell>
          <table:table-cell table:formula="of:=(([.B273]-0)/(1-0))*(1500-0.000000001)+0.000000001" office:value-type="float" office:value="90.8203125009395" calcext:value-type="float">
            <text:p>90.820312501</text:p>
          </table:table-cell>
          <table:table-cell table:formula="of:=(([.C273]-0)/(1-0))*(1-0.000000001)+0.000000001" office:value-type="float" office:value="0.740234375259766" calcext:value-type="float">
            <text:p>0.740234375</text:p>
          </table:table-cell>
          <table:table-cell table:formula="of:=[.G273]*[.J273]" office:value-type="float" office:value="13.3242187546758" calcext:value-type="float">
            <text:p>13.324218755</text:p>
          </table:table-cell>
          <table:table-cell table:formula="of:=(([.D273]-0)/(1-0))*(100-0.000000001)+0.000000001" office:value-type="float" office:value="60.7421875003926" calcext:value-type="float">
            <text:p>60.742187500</text:p>
          </table:table-cell>
          <table:table-cell table:number-columns-repeated="2"/>
        </table:table-row>
        <table:table-row table:style-name="ro1">
          <table:table-cell office:value-type="float" office:value="0.068359375" calcext:value-type="float">
            <text:p>0.0683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466796875" calcext:value-type="float">
            <text:p>0.46679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4]-0)/(1-0))*(10-0)+0" office:value-type="float" office:value="0.68359375" calcext:value-type="float">
            <text:p>0.683593750</text:p>
          </table:table-cell>
          <table:table-cell table:formula="of:=(([.B274]-0)/(1-0))*(1500-0.000000001)+0.000000001" office:value-type="float" office:value="840.82031250044" calcext:value-type="float">
            <text:p>840.820312500</text:p>
          </table:table-cell>
          <table:table-cell table:formula="of:=(([.C274]-0)/(1-0))*(1-0.000000001)+0.000000001" office:value-type="float" office:value="0.240234375759766" calcext:value-type="float">
            <text:p>0.240234376</text:p>
          </table:table-cell>
          <table:table-cell table:formula="of:=[.G274]*[.J274]" office:value-type="float" office:value="4.32421876367578" calcext:value-type="float">
            <text:p>4.324218764</text:p>
          </table:table-cell>
          <table:table-cell table:formula="of:=(([.D274]-0)/(1-0))*(100-0.000000001)+0.000000001" office:value-type="float" office:value="10.7421875008926" calcext:value-type="float">
            <text:p>10.742187501</text:p>
          </table:table-cell>
          <table:table-cell table:number-columns-repeated="2"/>
        </table:table-row>
        <table:table-row table:style-name="ro1">
          <table:table-cell office:value-type="float" office:value="0.099609375" calcext:value-type="float">
            <text:p>0.09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560546875" calcext:value-type="float">
            <text:p>0.56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5]-0)/(1-0))*(10-0)+0" office:value-type="float" office:value="0.99609375" calcext:value-type="float">
            <text:p>0.996093750</text:p>
          </table:table-cell>
          <table:table-cell table:formula="of:=(([.B275]-0)/(1-0))*(1500-0.000000001)+0.000000001" office:value-type="float" office:value="43.9453125009707" calcext:value-type="float">
            <text:p>43.945312501</text:p>
          </table:table-cell>
          <table:table-cell table:formula="of:=(([.C275]-0)/(1-0))*(1-0.000000001)+0.000000001" office:value-type="float" office:value="0.833984375166016" calcext:value-type="float">
            <text:p>0.833984375</text:p>
          </table:table-cell>
          <table:table-cell table:formula="of:=[.G275]*[.J275]" office:value-type="float" office:value="15.0117187529883" calcext:value-type="float">
            <text:p>15.011718753</text:p>
          </table:table-cell>
          <table:table-cell table:formula="of:=(([.D275]-0)/(1-0))*(100-0.000000001)+0.000000001" office:value-type="float" office:value="88.8671875001113" calcext:value-type="float">
            <text:p>88.867187500</text:p>
          </table:table-cell>
          <table:table-cell table:number-columns-repeated="2"/>
        </table:table-row>
        <table:table-row table:style-name="ro1">
          <table:table-cell office:value-type="float" office:value="0.599609375" calcext:value-type="float">
            <text:p>0.59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0546875" calcext:value-type="float">
            <text:p>0.06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6]-0)/(1-0))*(10-0)+0" office:value-type="float" office:value="5.99609375" calcext:value-type="float">
            <text:p>5.996093750</text:p>
          </table:table-cell>
          <table:table-cell table:formula="of:=(([.B276]-0)/(1-0))*(1500-0.000000001)+0.000000001" office:value-type="float" office:value="793.945312500471" calcext:value-type="float">
            <text:p>793.945312500</text:p>
          </table:table-cell>
          <table:table-cell table:formula="of:=(([.C276]-0)/(1-0))*(1-0.000000001)+0.000000001" office:value-type="float" office:value="0.333984375666016" calcext:value-type="float">
            <text:p>0.333984376</text:p>
          </table:table-cell>
          <table:table-cell table:formula="of:=[.G276]*[.J276]" office:value-type="float" office:value="6.01171876198828" calcext:value-type="float">
            <text:p>6.011718762</text:p>
          </table:table-cell>
          <table:table-cell table:formula="of:=(([.D276]-0)/(1-0))*(100-0.000000001)+0.000000001" office:value-type="float" office:value="38.8671875006113" calcext:value-type="float">
            <text:p>38.867187501</text:p>
          </table:table-cell>
          <table:table-cell table:number-columns-repeated="2"/>
        </table:table-row>
        <table:table-row table:style-name="ro1">
          <table:table-cell office:value-type="float" office:value="0.849609375" calcext:value-type="float">
            <text:p>0.84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310546875" calcext:value-type="float">
            <text:p>0.31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7]-0)/(1-0))*(10-0)+0" office:value-type="float" office:value="8.49609375" calcext:value-type="float">
            <text:p>8.496093750</text:p>
          </table:table-cell>
          <table:table-cell table:formula="of:=(([.B277]-0)/(1-0))*(1500-0.000000001)+0.000000001" office:value-type="float" office:value="418.945312500721" calcext:value-type="float">
            <text:p>418.945312501</text:p>
          </table:table-cell>
          <table:table-cell table:formula="of:=(([.C277]-0)/(1-0))*(1-0.000000001)+0.000000001" office:value-type="float" office:value="0.583984375416016" calcext:value-type="float">
            <text:p>0.583984375</text:p>
          </table:table-cell>
          <table:table-cell table:formula="of:=[.G277]*[.J277]" office:value-type="float" office:value="10.5117187574883" calcext:value-type="float">
            <text:p>10.511718757</text:p>
          </table:table-cell>
          <table:table-cell table:formula="of:=(([.D277]-0)/(1-0))*(100-0.000000001)+0.000000001" office:value-type="float" office:value="63.8671875003613" calcext:value-type="float">
            <text:p>63.867187500</text:p>
          </table:table-cell>
          <table:table-cell table:number-columns-repeated="2"/>
        </table:table-row>
        <table:table-row table:style-name="ro1">
          <table:table-cell office:value-type="float" office:value="0.349609375" calcext:value-type="float">
            <text:p>0.34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810546875" calcext:value-type="float">
            <text:p>0.810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8]-0)/(1-0))*(10-0)+0" office:value-type="float" office:value="3.49609375" calcext:value-type="float">
            <text:p>3.496093750</text:p>
          </table:table-cell>
          <table:table-cell table:formula="of:=(([.B278]-0)/(1-0))*(1500-0.000000001)+0.000000001" office:value-type="float" office:value="1168.94531250022" calcext:value-type="float">
            <text:p>1168.945312500</text:p>
          </table:table-cell>
          <table:table-cell table:formula="of:=(([.C278]-0)/(1-0))*(1-0.000000001)+0.000000001" office:value-type="float" office:value="0.0839843759160156" calcext:value-type="float">
            <text:p>0.083984376</text:p>
          </table:table-cell>
          <table:table-cell table:formula="of:=[.G278]*[.J278]" office:value-type="float" office:value="1.51171876648828" calcext:value-type="float">
            <text:p>1.511718766</text:p>
          </table:table-cell>
          <table:table-cell table:formula="of:=(([.D278]-0)/(1-0))*(100-0.000000001)+0.000000001" office:value-type="float" office:value="13.8671875008613" calcext:value-type="float">
            <text:p>13.867187501</text:p>
          </table:table-cell>
          <table:table-cell table:number-columns-repeated="2"/>
        </table:table-row>
        <table:table-row table:style-name="ro1">
          <table:table-cell office:value-type="float" office:value="0.474609375" calcext:value-type="float">
            <text:p>0.4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935546875" calcext:value-type="float">
            <text:p>0.93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79]-0)/(1-0))*(10-0)+0" office:value-type="float" office:value="4.74609375" calcext:value-type="float">
            <text:p>4.746093750</text:p>
          </table:table-cell>
          <table:table-cell table:formula="of:=(([.B279]-0)/(1-0))*(1500-0.000000001)+0.000000001" office:value-type="float" office:value="606.445312500596" calcext:value-type="float">
            <text:p>606.445312501</text:p>
          </table:table-cell>
          <table:table-cell table:formula="of:=(([.C279]-0)/(1-0))*(1-0.000000001)+0.000000001" office:value-type="float" office:value="0.458984375541016" calcext:value-type="float">
            <text:p>0.458984376</text:p>
          </table:table-cell>
          <table:table-cell table:formula="of:=[.G279]*[.J279]" office:value-type="float" office:value="8.26171875973828" calcext:value-type="float">
            <text:p>8.261718760</text:p>
          </table:table-cell>
          <table:table-cell table:formula="of:=(([.D279]-0)/(1-0))*(100-0.000000001)+0.000000001" office:value-type="float" office:value="1.36718750098633" calcext:value-type="float">
            <text:p>1.367187501</text:p>
          </table:table-cell>
          <table:table-cell table:number-columns-repeated="2"/>
        </table:table-row>
        <table:table-row table:style-name="ro1">
          <table:table-cell office:value-type="float" office:value="0.974609375" calcext:value-type="float">
            <text:p>0.9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35546875" calcext:value-type="float">
            <text:p>0.43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0]-0)/(1-0))*(10-0)+0" office:value-type="float" office:value="9.74609375" calcext:value-type="float">
            <text:p>9.746093750</text:p>
          </table:table-cell>
          <table:table-cell table:formula="of:=(([.B280]-0)/(1-0))*(1500-0.000000001)+0.000000001" office:value-type="float" office:value="1356.4453125001" calcext:value-type="float">
            <text:p>1356.445312500</text:p>
          </table:table-cell>
          <table:table-cell table:formula="of:=(([.C280]-0)/(1-0))*(1-0.000000001)+0.000000001" office:value-type="float" office:value="0.958984375041016" calcext:value-type="float">
            <text:p>0.958984375</text:p>
          </table:table-cell>
          <table:table-cell table:formula="of:=[.G280]*[.J280]" office:value-type="float" office:value="17.2617187507383" calcext:value-type="float">
            <text:p>17.261718751</text:p>
          </table:table-cell>
          <table:table-cell table:formula="of:=(([.D280]-0)/(1-0))*(100-0.000000001)+0.000000001" office:value-type="float" office:value="51.3671875004863" calcext:value-type="float">
            <text:p>51.367187500</text:p>
          </table:table-cell>
          <table:table-cell table:number-columns-repeated="2"/>
        </table:table-row>
        <table:table-row table:style-name="ro1"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185546875" calcext:value-type="float">
            <text:p>0.18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1]-0)/(1-0))*(10-0)+0" office:value-type="float" office:value="7.24609375" calcext:value-type="float">
            <text:p>7.246093750</text:p>
          </table:table-cell>
          <table:table-cell table:formula="of:=(([.B281]-0)/(1-0))*(1500-0.000000001)+0.000000001" office:value-type="float" office:value="231.445312500846" calcext:value-type="float">
            <text:p>231.445312501</text:p>
          </table:table-cell>
          <table:table-cell table:formula="of:=(([.C281]-0)/(1-0))*(1-0.000000001)+0.000000001" office:value-type="float" office:value="0.208984375791016" calcext:value-type="float">
            <text:p>0.208984376</text:p>
          </table:table-cell>
          <table:table-cell table:formula="of:=[.G281]*[.J281]" office:value-type="float" office:value="3.76171876423828" calcext:value-type="float">
            <text:p>3.761718764</text:p>
          </table:table-cell>
          <table:table-cell table:formula="of:=(([.D281]-0)/(1-0))*(100-0.000000001)+0.000000001" office:value-type="float" office:value="26.3671875007363" calcext:value-type="float">
            <text:p>26.367187501</text:p>
          </table:table-cell>
          <table:table-cell table:number-columns-repeated="2"/>
        </table:table-row>
        <table:table-row table:style-name="ro1"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685546875" calcext:value-type="float">
            <text:p>0.6855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2]-0)/(1-0))*(10-0)+0" office:value-type="float" office:value="2.24609375" calcext:value-type="float">
            <text:p>2.246093750</text:p>
          </table:table-cell>
          <table:table-cell table:formula="of:=(([.B282]-0)/(1-0))*(1500-0.000000001)+0.000000001" office:value-type="float" office:value="981.445312500346" calcext:value-type="float">
            <text:p>981.445312500</text:p>
          </table:table-cell>
          <table:table-cell table:formula="of:=(([.C282]-0)/(1-0))*(1-0.000000001)+0.000000001" office:value-type="float" office:value="0.708984375291016" calcext:value-type="float">
            <text:p>0.708984375</text:p>
          </table:table-cell>
          <table:table-cell table:formula="of:=[.G282]*[.J282]" office:value-type="float" office:value="12.7617187552383" calcext:value-type="float">
            <text:p>12.761718755</text:p>
          </table:table-cell>
          <table:table-cell table:formula="of:=(([.D282]-0)/(1-0))*(100-0.000000001)+0.000000001" office:value-type="float" office:value="76.3671875002363" calcext:value-type="float">
            <text:p>76.367187500</text:p>
          </table:table-cell>
          <table:table-cell table:number-columns-repeated="2"/>
        </table:table-row>
        <table:table-row table:style-name="ro1">
          <table:table-cell office:value-type="float" office:value="0.162109375" calcext:value-type="float">
            <text:p>0.162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123046875" calcext:value-type="float">
            <text:p>0.12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3]-0)/(1-0))*(10-0)+0" office:value-type="float" office:value="1.62109375" calcext:value-type="float">
            <text:p>1.621093750</text:p>
          </table:table-cell>
          <table:table-cell table:formula="of:=(([.B283]-0)/(1-0))*(1500-0.000000001)+0.000000001" office:value-type="float" office:value="512.695312500658" calcext:value-type="float">
            <text:p>512.695312501</text:p>
          </table:table-cell>
          <table:table-cell table:formula="of:=(([.C283]-0)/(1-0))*(1-0.000000001)+0.000000001" office:value-type="float" office:value="0.146484375853516" calcext:value-type="float">
            <text:p>0.146484376</text:p>
          </table:table-cell>
          <table:table-cell table:formula="of:=[.G283]*[.J283]" office:value-type="float" office:value="2.63671876536328" calcext:value-type="float">
            <text:p>2.636718765</text:p>
          </table:table-cell>
          <table:table-cell table:formula="of:=(([.D283]-0)/(1-0))*(100-0.000000001)+0.000000001" office:value-type="float" office:value="57.6171875004238" calcext:value-type="float">
            <text:p>57.617187500</text:p>
          </table:table-cell>
          <table:table-cell table:number-columns-repeated="2"/>
        </table:table-row>
        <table:table-row table:style-name="ro1">
          <table:table-cell office:value-type="float" office:value="0.662109375" calcext:value-type="float">
            <text:p>0.662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623046875" calcext:value-type="float">
            <text:p>0.62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4]-0)/(1-0))*(10-0)+0" office:value-type="float" office:value="6.62109375" calcext:value-type="float">
            <text:p>6.621093750</text:p>
          </table:table-cell>
          <table:table-cell table:formula="of:=(([.B284]-0)/(1-0))*(1500-0.000000001)+0.000000001" office:value-type="float" office:value="1262.69531250016" calcext:value-type="float">
            <text:p>1262.695312500</text:p>
          </table:table-cell>
          <table:table-cell table:formula="of:=(([.C284]-0)/(1-0))*(1-0.000000001)+0.000000001" office:value-type="float" office:value="0.646484375353516" calcext:value-type="float">
            <text:p>0.646484375</text:p>
          </table:table-cell>
          <table:table-cell table:formula="of:=[.G284]*[.J284]" office:value-type="float" office:value="11.6367187563633" calcext:value-type="float">
            <text:p>11.636718756</text:p>
          </table:table-cell>
          <table:table-cell table:formula="of:=(([.D284]-0)/(1-0))*(100-0.000000001)+0.000000001" office:value-type="float" office:value="7.61718750092383" calcext:value-type="float">
            <text:p>7.617187501</text:p>
          </table:table-cell>
          <table:table-cell table:number-columns-repeated="2"/>
        </table:table-row>
        <table:table-row table:style-name="ro1">
          <table:table-cell office:value-type="float" office:value="0.912109375" calcext:value-type="float">
            <text:p>0.912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73046875" calcext:value-type="float">
            <text:p>0.87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5]-0)/(1-0))*(10-0)+0" office:value-type="float" office:value="9.12109375" calcext:value-type="float">
            <text:p>9.121093750</text:p>
          </table:table-cell>
          <table:table-cell table:formula="of:=(([.B285]-0)/(1-0))*(1500-0.000000001)+0.000000001" office:value-type="float" office:value="137.695312500908" calcext:value-type="float">
            <text:p>137.695312501</text:p>
          </table:table-cell>
          <table:table-cell table:formula="of:=(([.C285]-0)/(1-0))*(1-0.000000001)+0.000000001" office:value-type="float" office:value="0.396484375603516" calcext:value-type="float">
            <text:p>0.396484376</text:p>
          </table:table-cell>
          <table:table-cell table:formula="of:=[.G285]*[.J285]" office:value-type="float" office:value="7.13671876086328" calcext:value-type="float">
            <text:p>7.136718761</text:p>
          </table:table-cell>
          <table:table-cell table:formula="of:=(([.D285]-0)/(1-0))*(100-0.000000001)+0.000000001" office:value-type="float" office:value="82.6171875001738" calcext:value-type="float">
            <text:p>82.617187500</text:p>
          </table:table-cell>
          <table:table-cell table:number-columns-repeated="2"/>
        </table:table-row>
        <table:table-row table:style-name="ro1">
          <table:table-cell office:value-type="float" office:value="0.412109375" calcext:value-type="float">
            <text:p>0.412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373046875" calcext:value-type="float">
            <text:p>0.373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6]-0)/(1-0))*(10-0)+0" office:value-type="float" office:value="4.12109375" calcext:value-type="float">
            <text:p>4.121093750</text:p>
          </table:table-cell>
          <table:table-cell table:formula="of:=(([.B286]-0)/(1-0))*(1500-0.000000001)+0.000000001" office:value-type="float" office:value="887.695312500408" calcext:value-type="float">
            <text:p>887.695312500</text:p>
          </table:table-cell>
          <table:table-cell table:formula="of:=(([.C286]-0)/(1-0))*(1-0.000000001)+0.000000001" office:value-type="float" office:value="0.896484375103516" calcext:value-type="float">
            <text:p>0.896484375</text:p>
          </table:table-cell>
          <table:table-cell table:formula="of:=[.G286]*[.J286]" office:value-type="float" office:value="16.1367187518633" calcext:value-type="float">
            <text:p>16.136718752</text:p>
          </table:table-cell>
          <table:table-cell table:formula="of:=(([.D286]-0)/(1-0))*(100-0.000000001)+0.000000001" office:value-type="float" office:value="32.6171875006738" calcext:value-type="float">
            <text:p>32.617187501</text:p>
          </table:table-cell>
          <table:table-cell table:number-columns-repeated="2"/>
        </table:table-row>
        <table:table-row table:style-name="ro1">
          <table:table-cell office:value-type="float" office:value="0.287109375" calcext:value-type="float">
            <text:p>0.287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98046875" calcext:value-type="float">
            <text:p>0.49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7]-0)/(1-0))*(10-0)+0" office:value-type="float" office:value="2.87109375" calcext:value-type="float">
            <text:p>2.871093750</text:p>
          </table:table-cell>
          <table:table-cell table:formula="of:=(([.B287]-0)/(1-0))*(1500-0.000000001)+0.000000001" office:value-type="float" office:value="325.195312500783" calcext:value-type="float">
            <text:p>325.195312501</text:p>
          </table:table-cell>
          <table:table-cell table:formula="of:=(([.C287]-0)/(1-0))*(1-0.000000001)+0.000000001" office:value-type="float" office:value="0.521484375478516" calcext:value-type="float">
            <text:p>0.521484375</text:p>
          </table:table-cell>
          <table:table-cell table:formula="of:=[.G287]*[.J287]" office:value-type="float" office:value="9.38671875861328" calcext:value-type="float">
            <text:p>9.386718759</text:p>
          </table:table-cell>
          <table:table-cell table:formula="of:=(([.D287]-0)/(1-0))*(100-0.000000001)+0.000000001" office:value-type="float" office:value="45.1171875005488" calcext:value-type="float">
            <text:p>45.117187501</text:p>
          </table:table-cell>
          <table:table-cell table:number-columns-repeated="2"/>
        </table:table-row>
        <table:table-row table:style-name="ro1">
          <table:table-cell office:value-type="float" office:value="0.787109375" calcext:value-type="float">
            <text:p>0.787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98046875" calcext:value-type="float">
            <text:p>0.99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8]-0)/(1-0))*(10-0)+0" office:value-type="float" office:value="7.87109375" calcext:value-type="float">
            <text:p>7.871093750</text:p>
          </table:table-cell>
          <table:table-cell table:formula="of:=(([.B288]-0)/(1-0))*(1500-0.000000001)+0.000000001" office:value-type="float" office:value="1075.19531250028" calcext:value-type="float">
            <text:p>1075.195312500</text:p>
          </table:table-cell>
          <table:table-cell table:formula="of:=(([.C288]-0)/(1-0))*(1-0.000000001)+0.000000001" office:value-type="float" office:value="0.0214843759785156" calcext:value-type="float">
            <text:p>0.021484376</text:p>
          </table:table-cell>
          <table:table-cell table:formula="of:=[.G288]*[.J288]" office:value-type="float" office:value="0.386718767613281" calcext:value-type="float">
            <text:p>0.386718768</text:p>
          </table:table-cell>
          <table:table-cell table:formula="of:=(([.D288]-0)/(1-0))*(100-0.000000001)+0.000000001" office:value-type="float" office:value="95.1171875000489" calcext:value-type="float">
            <text:p>95.117187500</text:p>
          </table:table-cell>
          <table:table-cell table:number-columns-repeated="2"/>
        </table:table-row>
        <table:table-row table:style-name="ro1">
          <table:table-cell office:value-type="float" office:value="0.537109375" calcext:value-type="float">
            <text:p>0.537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748046875" calcext:value-type="float">
            <text:p>0.74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89]-0)/(1-0))*(10-0)+0" office:value-type="float" office:value="5.37109375" calcext:value-type="float">
            <text:p>5.371093750</text:p>
          </table:table-cell>
          <table:table-cell table:formula="of:=(([.B289]-0)/(1-0))*(1500-0.000000001)+0.000000001" office:value-type="float" office:value="700.195312500533" calcext:value-type="float">
            <text:p>700.195312501</text:p>
          </table:table-cell>
          <table:table-cell table:formula="of:=(([.C289]-0)/(1-0))*(1-0.000000001)+0.000000001" office:value-type="float" office:value="0.771484375228516" calcext:value-type="float">
            <text:p>0.771484375</text:p>
          </table:table-cell>
          <table:table-cell table:formula="of:=[.G289]*[.J289]" office:value-type="float" office:value="13.8867187541133" calcext:value-type="float">
            <text:p>13.886718754</text:p>
          </table:table-cell>
          <table:table-cell table:formula="of:=(([.D289]-0)/(1-0))*(100-0.000000001)+0.000000001" office:value-type="float" office:value="20.1171875007988" calcext:value-type="float">
            <text:p>20.117187501</text:p>
          </table:table-cell>
          <table:table-cell table:number-columns-repeated="2"/>
        </table:table-row>
        <table:table-row table:style-name="ro1">
          <table:table-cell office:value-type="float" office:value="0.037109375" calcext:value-type="float">
            <text:p>0.037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248046875" calcext:value-type="float">
            <text:p>0.248046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0]-0)/(1-0))*(10-0)+0" office:value-type="float" office:value="0.37109375" calcext:value-type="float">
            <text:p>0.371093750</text:p>
          </table:table-cell>
          <table:table-cell table:formula="of:=(([.B290]-0)/(1-0))*(1500-0.000000001)+0.000000001" office:value-type="float" office:value="1450.19531250003" calcext:value-type="float">
            <text:p>1450.195312500</text:p>
          </table:table-cell>
          <table:table-cell table:formula="of:=(([.C290]-0)/(1-0))*(1-0.000000001)+0.000000001" office:value-type="float" office:value="0.271484375728516" calcext:value-type="float">
            <text:p>0.271484376</text:p>
          </table:table-cell>
          <table:table-cell table:formula="of:=[.G290]*[.J290]" office:value-type="float" office:value="4.88671876311328" calcext:value-type="float">
            <text:p>4.886718763</text:p>
          </table:table-cell>
          <table:table-cell table:formula="of:=(([.D290]-0)/(1-0))*(100-0.000000001)+0.000000001" office:value-type="float" office:value="70.1171875002988" calcext:value-type="float">
            <text:p>70.117187500</text:p>
          </table:table-cell>
          <table:table-cell table:number-columns-repeated="2"/>
        </table:table-row>
        <table:table-row table:style-name="ro1"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888671875" calcext:value-type="float">
            <text:p>0.88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1]-0)/(1-0))*(10-0)+0" office:value-type="float" office:value="0.52734375" calcext:value-type="float">
            <text:p>0.527343750</text:p>
          </table:table-cell>
          <table:table-cell table:formula="of:=(([.B291]-0)/(1-0))*(1500-0.000000001)+0.000000001" office:value-type="float" office:value="348.632812500768" calcext:value-type="float">
            <text:p>348.632812501</text:p>
          </table:table-cell>
          <table:table-cell table:formula="of:=(([.C291]-0)/(1-0))*(1-0.000000001)+0.000000001" office:value-type="float" office:value="0.0996093759003906" calcext:value-type="float">
            <text:p>0.099609376</text:p>
          </table:table-cell>
          <table:table-cell table:formula="of:=[.G291]*[.J291]" office:value-type="float" office:value="1.79296876620703" calcext:value-type="float">
            <text:p>1.792968766</text:p>
          </table:table-cell>
          <table:table-cell table:formula="of:=(([.D291]-0)/(1-0))*(100-0.000000001)+0.000000001" office:value-type="float" office:value="77.9296875002207" calcext:value-type="float">
            <text:p>77.929687500</text:p>
          </table:table-cell>
          <table:table-cell table:number-columns-repeated="2"/>
        </table:table-row>
        <table:table-row table:style-name="ro1"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388671875" calcext:value-type="float">
            <text:p>0.38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2]-0)/(1-0))*(10-0)+0" office:value-type="float" office:value="5.52734375" calcext:value-type="float">
            <text:p>5.527343750</text:p>
          </table:table-cell>
          <table:table-cell table:formula="of:=(([.B292]-0)/(1-0))*(1500-0.000000001)+0.000000001" office:value-type="float" office:value="1098.63281250027" calcext:value-type="float">
            <text:p>1098.632812500</text:p>
          </table:table-cell>
          <table:table-cell table:formula="of:=(([.C292]-0)/(1-0))*(1-0.000000001)+0.000000001" office:value-type="float" office:value="0.599609375400391" calcext:value-type="float">
            <text:p>0.599609375</text:p>
          </table:table-cell>
          <table:table-cell table:formula="of:=[.G292]*[.J292]" office:value-type="float" office:value="10.792968757207" calcext:value-type="float">
            <text:p>10.792968757</text:p>
          </table:table-cell>
          <table:table-cell table:formula="of:=(([.D292]-0)/(1-0))*(100-0.000000001)+0.000000001" office:value-type="float" office:value="27.9296875007207" calcext:value-type="float">
            <text:p>27.929687501</text:p>
          </table:table-cell>
          <table:table-cell table:number-columns-repeated="2"/>
        </table:table-row>
        <table:table-row table:style-name="ro1">
          <table:table-cell office:value-type="float" office:value="0.802734375" calcext:value-type="float">
            <text:p>0.8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138671875" calcext:value-type="float">
            <text:p>0.13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3]-0)/(1-0))*(10-0)+0" office:value-type="float" office:value="8.02734375" calcext:value-type="float">
            <text:p>8.027343750</text:p>
          </table:table-cell>
          <table:table-cell table:formula="of:=(([.B293]-0)/(1-0))*(1500-0.000000001)+0.000000001" office:value-type="float" office:value="723.632812500518" calcext:value-type="float">
            <text:p>723.632812501</text:p>
          </table:table-cell>
          <table:table-cell table:formula="of:=(([.C293]-0)/(1-0))*(1-0.000000001)+0.000000001" office:value-type="float" office:value="0.349609375650391" calcext:value-type="float">
            <text:p>0.349609376</text:p>
          </table:table-cell>
          <table:table-cell table:formula="of:=[.G293]*[.J293]" office:value-type="float" office:value="6.29296876170703" calcext:value-type="float">
            <text:p>6.292968762</text:p>
          </table:table-cell>
          <table:table-cell table:formula="of:=(([.D293]-0)/(1-0))*(100-0.000000001)+0.000000001" office:value-type="float" office:value="52.9296875004707" calcext:value-type="float">
            <text:p>52.929687500</text:p>
          </table:table-cell>
          <table:table-cell table:number-columns-repeated="2"/>
        </table:table-row>
        <table:table-row table:style-name="ro1">
          <table:table-cell office:value-type="float" office:value="0.302734375" calcext:value-type="float">
            <text:p>0.3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638671875" calcext:value-type="float">
            <text:p>0.638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4]-0)/(1-0))*(10-0)+0" office:value-type="float" office:value="3.02734375" calcext:value-type="float">
            <text:p>3.027343750</text:p>
          </table:table-cell>
          <table:table-cell table:formula="of:=(([.B294]-0)/(1-0))*(1500-0.000000001)+0.000000001" office:value-type="float" office:value="1473.63281250002" calcext:value-type="float">
            <text:p>1473.632812500</text:p>
          </table:table-cell>
          <table:table-cell table:formula="of:=(([.C294]-0)/(1-0))*(1-0.000000001)+0.000000001" office:value-type="float" office:value="0.84960937515039" calcext:value-type="float">
            <text:p>0.849609375</text:p>
          </table:table-cell>
          <table:table-cell table:formula="of:=[.G294]*[.J294]" office:value-type="float" office:value="15.292968752707" calcext:value-type="float">
            <text:p>15.292968753</text:p>
          </table:table-cell>
          <table:table-cell table:formula="of:=(([.D294]-0)/(1-0))*(100-0.000000001)+0.000000001" office:value-type="float" office:value="2.9296875009707" calcext:value-type="float">
            <text:p>2.929687501</text:p>
          </table:table-cell>
          <table:table-cell table:number-columns-repeated="2"/>
        </table:table-row>
        <table:table-row table:style-name="ro1">
          <table:table-cell office:value-type="float" office:value="0.427734375" calcext:value-type="float">
            <text:p>0.42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513671875" calcext:value-type="float">
            <text:p>0.51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5]-0)/(1-0))*(10-0)+0" office:value-type="float" office:value="4.27734375" calcext:value-type="float">
            <text:p>4.277343750</text:p>
          </table:table-cell>
          <table:table-cell table:formula="of:=(([.B295]-0)/(1-0))*(1500-0.000000001)+0.000000001" office:value-type="float" office:value="536.132812500643" calcext:value-type="float">
            <text:p>536.132812501</text:p>
          </table:table-cell>
          <table:table-cell table:formula="of:=(([.C295]-0)/(1-0))*(1-0.000000001)+0.000000001" office:value-type="float" office:value="0.724609375275391" calcext:value-type="float">
            <text:p>0.724609375</text:p>
          </table:table-cell>
          <table:table-cell table:formula="of:=[.G295]*[.J295]" office:value-type="float" office:value="13.042968754957" calcext:value-type="float">
            <text:p>13.042968755</text:p>
          </table:table-cell>
          <table:table-cell table:formula="of:=(([.D295]-0)/(1-0))*(100-0.000000001)+0.000000001" office:value-type="float" office:value="15.4296875008457" calcext:value-type="float">
            <text:p>15.429687501</text:p>
          </table:table-cell>
          <table:table-cell table:number-columns-repeated="2"/>
        </table:table-row>
        <table:table-row table:style-name="ro1">
          <table:table-cell office:value-type="float" office:value="0.927734375" calcext:value-type="float">
            <text:p>0.92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013671875" calcext:value-type="float">
            <text:p>0.01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6]-0)/(1-0))*(10-0)+0" office:value-type="float" office:value="9.27734375" calcext:value-type="float">
            <text:p>9.277343750</text:p>
          </table:table-cell>
          <table:table-cell table:formula="of:=(([.B296]-0)/(1-0))*(1500-0.000000001)+0.000000001" office:value-type="float" office:value="1286.13281250014" calcext:value-type="float">
            <text:p>1286.132812500</text:p>
          </table:table-cell>
          <table:table-cell table:formula="of:=(([.C296]-0)/(1-0))*(1-0.000000001)+0.000000001" office:value-type="float" office:value="0.224609375775391" calcext:value-type="float">
            <text:p>0.224609376</text:p>
          </table:table-cell>
          <table:table-cell table:formula="of:=[.G296]*[.J296]" office:value-type="float" office:value="4.04296876395703" calcext:value-type="float">
            <text:p>4.042968764</text:p>
          </table:table-cell>
          <table:table-cell table:formula="of:=(([.D296]-0)/(1-0))*(100-0.000000001)+0.000000001" office:value-type="float" office:value="65.4296875003457" calcext:value-type="float">
            <text:p>65.429687500</text:p>
          </table:table-cell>
          <table:table-cell table:number-columns-repeated="2"/>
        </table:table-row>
        <table:table-row table:style-name="ro1">
          <table:table-cell office:value-type="float" office:value="0.677734375" calcext:value-type="float">
            <text:p>0.67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263671875" calcext:value-type="float">
            <text:p>0.26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7]-0)/(1-0))*(10-0)+0" office:value-type="float" office:value="6.77734375" calcext:value-type="float">
            <text:p>6.777343750</text:p>
          </table:table-cell>
          <table:table-cell table:formula="of:=(([.B297]-0)/(1-0))*(1500-0.000000001)+0.000000001" office:value-type="float" office:value="161.132812500893" calcext:value-type="float">
            <text:p>161.132812501</text:p>
          </table:table-cell>
          <table:table-cell table:formula="of:=(([.C297]-0)/(1-0))*(1-0.000000001)+0.000000001" office:value-type="float" office:value="0.974609375025391" calcext:value-type="float">
            <text:p>0.974609375</text:p>
          </table:table-cell>
          <table:table-cell table:formula="of:=[.G297]*[.J297]" office:value-type="float" office:value="17.542968750457" calcext:value-type="float">
            <text:p>17.542968750</text:p>
          </table:table-cell>
          <table:table-cell table:formula="of:=(([.D297]-0)/(1-0))*(100-0.000000001)+0.000000001" office:value-type="float" office:value="40.4296875005957" calcext:value-type="float">
            <text:p>40.429687501</text:p>
          </table:table-cell>
          <table:table-cell table:number-columns-repeated="2"/>
        </table:table-row>
        <table:table-row table:style-name="ro1">
          <table:table-cell office:value-type="float" office:value="0.177734375" calcext:value-type="float">
            <text:p>0.17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763671875" calcext:value-type="float">
            <text:p>0.7636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8]-0)/(1-0))*(10-0)+0" office:value-type="float" office:value="1.77734375" calcext:value-type="float">
            <text:p>1.777343750</text:p>
          </table:table-cell>
          <table:table-cell table:formula="of:=(([.B298]-0)/(1-0))*(1500-0.000000001)+0.000000001" office:value-type="float" office:value="911.132812500393" calcext:value-type="float">
            <text:p>911.132812500</text:p>
          </table:table-cell>
          <table:table-cell table:formula="of:=(([.C298]-0)/(1-0))*(1-0.000000001)+0.000000001" office:value-type="float" office:value="0.474609375525391" calcext:value-type="float">
            <text:p>0.474609376</text:p>
          </table:table-cell>
          <table:table-cell table:formula="of:=[.G298]*[.J298]" office:value-type="float" office:value="8.54296875945703" calcext:value-type="float">
            <text:p>8.542968759</text:p>
          </table:table-cell>
          <table:table-cell table:formula="of:=(([.D298]-0)/(1-0))*(100-0.000000001)+0.000000001" office:value-type="float" office:value="90.4296875000957" calcext:value-type="float">
            <text:p>90.429687500</text:p>
          </table:table-cell>
          <table:table-cell table:number-columns-repeated="2"/>
        </table:table-row>
        <table:table-row table:style-name="ro1"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451171875" calcext:value-type="float">
            <text:p>0.45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299]-0)/(1-0))*(10-0)+0" office:value-type="float" office:value="2.40234375" calcext:value-type="float">
            <text:p>2.402343750</text:p>
          </table:table-cell>
          <table:table-cell table:formula="of:=(([.B299]-0)/(1-0))*(1500-0.000000001)+0.000000001" office:value-type="float" office:value="629.88281250058" calcext:value-type="float">
            <text:p>629.882812501</text:p>
          </table:table-cell>
          <table:table-cell table:formula="of:=(([.C299]-0)/(1-0))*(1-0.000000001)+0.000000001" office:value-type="float" office:value="0.912109375087891" calcext:value-type="float">
            <text:p>0.912109375</text:p>
          </table:table-cell>
          <table:table-cell table:formula="of:=[.G299]*[.J299]" office:value-type="float" office:value="16.417968751582" calcext:value-type="float">
            <text:p>16.417968752</text:p>
          </table:table-cell>
          <table:table-cell table:formula="of:=(([.D299]-0)/(1-0))*(100-0.000000001)+0.000000001" office:value-type="float" office:value="71.6796875002832" calcext:value-type="float">
            <text:p>71.679687500</text:p>
          </table:table-cell>
          <table:table-cell table:number-columns-repeated="2"/>
        </table:table-row>
        <table:table-row table:style-name="ro1"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951171875" calcext:value-type="float">
            <text:p>0.95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0]-0)/(1-0))*(10-0)+0" office:value-type="float" office:value="7.40234375" calcext:value-type="float">
            <text:p>7.402343750</text:p>
          </table:table-cell>
          <table:table-cell table:formula="of:=(([.B300]-0)/(1-0))*(1500-0.000000001)+0.000000001" office:value-type="float" office:value="1379.88281250008" calcext:value-type="float">
            <text:p>1379.882812500</text:p>
          </table:table-cell>
          <table:table-cell table:formula="of:=(([.C300]-0)/(1-0))*(1-0.000000001)+0.000000001" office:value-type="float" office:value="0.412109375587891" calcext:value-type="float">
            <text:p>0.412109376</text:p>
          </table:table-cell>
          <table:table-cell table:formula="of:=[.G300]*[.J300]" office:value-type="float" office:value="7.41796876058203" calcext:value-type="float">
            <text:p>7.417968761</text:p>
          </table:table-cell>
          <table:table-cell table:formula="of:=(([.D300]-0)/(1-0))*(100-0.000000001)+0.000000001" office:value-type="float" office:value="21.6796875007832" calcext:value-type="float">
            <text:p>21.679687501</text:p>
          </table:table-cell>
          <table:table-cell table:number-columns-repeated="2"/>
        </table:table-row>
        <table:table-row table:style-name="ro1">
          <table:table-cell office:value-type="float" office:value="0.990234375" calcext:value-type="float">
            <text:p>0.9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701171875" calcext:value-type="float">
            <text:p>0.70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1]-0)/(1-0))*(10-0)+0" office:value-type="float" office:value="9.90234375" calcext:value-type="float">
            <text:p>9.902343750</text:p>
          </table:table-cell>
          <table:table-cell table:formula="of:=(([.B301]-0)/(1-0))*(1500-0.000000001)+0.000000001" office:value-type="float" office:value="254.88281250083" calcext:value-type="float">
            <text:p>254.882812501</text:p>
          </table:table-cell>
          <table:table-cell table:formula="of:=(([.C301]-0)/(1-0))*(1-0.000000001)+0.000000001" office:value-type="float" office:value="0.662109375337891" calcext:value-type="float">
            <text:p>0.662109375</text:p>
          </table:table-cell>
          <table:table-cell table:formula="of:=[.G301]*[.J301]" office:value-type="float" office:value="11.917968756082" calcext:value-type="float">
            <text:p>11.917968756</text:p>
          </table:table-cell>
          <table:table-cell table:formula="of:=(([.D301]-0)/(1-0))*(100-0.000000001)+0.000000001" office:value-type="float" office:value="96.6796875000332" calcext:value-type="float">
            <text:p>96.679687500</text:p>
          </table:table-cell>
          <table:table-cell table:number-columns-repeated="2"/>
        </table:table-row>
        <table:table-row table:style-name="ro1">
          <table:table-cell office:value-type="float" office:value="0.490234375" calcext:value-type="float">
            <text:p>0.4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201171875" calcext:value-type="float">
            <text:p>0.201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2]-0)/(1-0))*(10-0)+0" office:value-type="float" office:value="4.90234375" calcext:value-type="float">
            <text:p>4.902343750</text:p>
          </table:table-cell>
          <table:table-cell table:formula="of:=(([.B302]-0)/(1-0))*(1500-0.000000001)+0.000000001" office:value-type="float" office:value="1004.88281250033" calcext:value-type="float">
            <text:p>1004.882812500</text:p>
          </table:table-cell>
          <table:table-cell table:formula="of:=(([.C302]-0)/(1-0))*(1-0.000000001)+0.000000001" office:value-type="float" office:value="0.162109375837891" calcext:value-type="float">
            <text:p>0.162109376</text:p>
          </table:table-cell>
          <table:table-cell table:formula="of:=[.G302]*[.J302]" office:value-type="float" office:value="2.91796876508203" calcext:value-type="float">
            <text:p>2.917968765</text:p>
          </table:table-cell>
          <table:table-cell table:formula="of:=(([.D302]-0)/(1-0))*(100-0.000000001)+0.000000001" office:value-type="float" office:value="46.6796875005332" calcext:value-type="float">
            <text:p>46.679687501</text:p>
          </table:table-cell>
          <table:table-cell table:number-columns-repeated="2"/>
        </table:table-row>
        <table:table-row table:style-name="ro1">
          <table:table-cell office:value-type="float" office:value="0.365234375" calcext:value-type="float">
            <text:p>0.36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76171875" calcext:value-type="float">
            <text:p>0.07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3]-0)/(1-0))*(10-0)+0" office:value-type="float" office:value="3.65234375" calcext:value-type="float">
            <text:p>3.652343750</text:p>
          </table:table-cell>
          <table:table-cell table:formula="of:=(([.B303]-0)/(1-0))*(1500-0.000000001)+0.000000001" office:value-type="float" office:value="67.3828125009551" calcext:value-type="float">
            <text:p>67.382812501</text:p>
          </table:table-cell>
          <table:table-cell table:formula="of:=(([.C303]-0)/(1-0))*(1-0.000000001)+0.000000001" office:value-type="float" office:value="0.287109375712891" calcext:value-type="float">
            <text:p>0.287109376</text:p>
          </table:table-cell>
          <table:table-cell table:formula="of:=[.G303]*[.J303]" office:value-type="float" office:value="5.16796876283203" calcext:value-type="float">
            <text:p>5.167968763</text:p>
          </table:table-cell>
          <table:table-cell table:formula="of:=(([.D303]-0)/(1-0))*(100-0.000000001)+0.000000001" office:value-type="float" office:value="34.1796875006582" calcext:value-type="float">
            <text:p>34.179687501</text:p>
          </table:table-cell>
          <table:table-cell table:number-columns-repeated="2"/>
        </table:table-row>
        <table:table-row table:style-name="ro1">
          <table:table-cell office:value-type="float" office:value="0.865234375" calcext:value-type="float">
            <text:p>0.86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576171875" calcext:value-type="float">
            <text:p>0.57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4]-0)/(1-0))*(10-0)+0" office:value-type="float" office:value="8.65234375" calcext:value-type="float">
            <text:p>8.652343750</text:p>
          </table:table-cell>
          <table:table-cell table:formula="of:=(([.B304]-0)/(1-0))*(1500-0.000000001)+0.000000001" office:value-type="float" office:value="817.382812500455" calcext:value-type="float">
            <text:p>817.382812500</text:p>
          </table:table-cell>
          <table:table-cell table:formula="of:=(([.C304]-0)/(1-0))*(1-0.000000001)+0.000000001" office:value-type="float" office:value="0.787109375212891" calcext:value-type="float">
            <text:p>0.787109375</text:p>
          </table:table-cell>
          <table:table-cell table:formula="of:=[.G304]*[.J304]" office:value-type="float" office:value="14.167968753832" calcext:value-type="float">
            <text:p>14.167968754</text:p>
          </table:table-cell>
          <table:table-cell table:formula="of:=(([.D304]-0)/(1-0))*(100-0.000000001)+0.000000001" office:value-type="float" office:value="84.1796875001582" calcext:value-type="float">
            <text:p>84.179687500</text:p>
          </table:table-cell>
          <table:table-cell table:number-columns-repeated="2"/>
        </table:table-row>
        <table:table-row table:style-name="ro1">
          <table:table-cell office:value-type="float" office:value="0.615234375" calcext:value-type="float">
            <text:p>0.61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26171875" calcext:value-type="float">
            <text:p>0.82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5]-0)/(1-0))*(10-0)+0" office:value-type="float" office:value="6.15234375" calcext:value-type="float">
            <text:p>6.152343750</text:p>
          </table:table-cell>
          <table:table-cell table:formula="of:=(([.B305]-0)/(1-0))*(1500-0.000000001)+0.000000001" office:value-type="float" office:value="442.382812500705" calcext:value-type="float">
            <text:p>442.382812501</text:p>
          </table:table-cell>
          <table:table-cell table:formula="of:=(([.C305]-0)/(1-0))*(1-0.000000001)+0.000000001" office:value-type="float" office:value="0.0371093759628906" calcext:value-type="float">
            <text:p>0.037109376</text:p>
          </table:table-cell>
          <table:table-cell table:formula="of:=[.G305]*[.J305]" office:value-type="float" office:value="0.667968767332031" calcext:value-type="float">
            <text:p>0.667968767</text:p>
          </table:table-cell>
          <table:table-cell table:formula="of:=(([.D305]-0)/(1-0))*(100-0.000000001)+0.000000001" office:value-type="float" office:value="9.1796875009082" calcext:value-type="float">
            <text:p>9.179687501</text:p>
          </table:table-cell>
          <table:table-cell table:number-columns-repeated="2"/>
        </table:table-row>
        <table:table-row table:style-name="ro1">
          <table:table-cell office:value-type="float" office:value="0.115234375" calcext:value-type="float">
            <text:p>0.11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26171875" calcext:value-type="float">
            <text:p>0.32617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6]-0)/(1-0))*(10-0)+0" office:value-type="float" office:value="1.15234375" calcext:value-type="float">
            <text:p>1.152343750</text:p>
          </table:table-cell>
          <table:table-cell table:formula="of:=(([.B306]-0)/(1-0))*(1500-0.000000001)+0.000000001" office:value-type="float" office:value="1192.38281250021" calcext:value-type="float">
            <text:p>1192.382812500</text:p>
          </table:table-cell>
          <table:table-cell table:formula="of:=(([.C306]-0)/(1-0))*(1-0.000000001)+0.000000001" office:value-type="float" office:value="0.537109375462891" calcext:value-type="float">
            <text:p>0.537109375</text:p>
          </table:table-cell>
          <table:table-cell table:formula="of:=[.G306]*[.J306]" office:value-type="float" office:value="9.66796875833203" calcext:value-type="float">
            <text:p>9.667968758</text:p>
          </table:table-cell>
          <table:table-cell table:formula="of:=(([.D306]-0)/(1-0))*(100-0.000000001)+0.000000001" office:value-type="float" office:value="59.1796875004082" calcext:value-type="float">
            <text:p>59.179687500</text:p>
          </table:table-cell>
          <table:table-cell table:number-columns-repeated="2"/>
        </table:table-row>
        <table:table-row table:style-name="ro1">
          <table:table-cell office:value-type="float" office:value="0.083984375" calcext:value-type="float">
            <text:p>0.083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669921875" calcext:value-type="float">
            <text:p>0.66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7]-0)/(1-0))*(10-0)+0" office:value-type="float" office:value="0.83984375" calcext:value-type="float">
            <text:p>0.839843750</text:p>
          </table:table-cell>
          <table:table-cell table:formula="of:=(([.B307]-0)/(1-0))*(1500-0.000000001)+0.000000001" office:value-type="float" office:value="395.507812500736" calcext:value-type="float">
            <text:p>395.507812501</text:p>
          </table:table-cell>
          <table:table-cell table:formula="of:=(([.C307]-0)/(1-0))*(1-0.000000001)+0.000000001" office:value-type="float" office:value="0.380859375619141" calcext:value-type="float">
            <text:p>0.380859376</text:p>
          </table:table-cell>
          <table:table-cell table:formula="of:=[.G307]*[.J307]" office:value-type="float" office:value="6.85546876114453" calcext:value-type="float">
            <text:p>6.855468761</text:p>
          </table:table-cell>
          <table:table-cell table:formula="of:=(([.D307]-0)/(1-0))*(100-0.000000001)+0.000000001" office:value-type="float" office:value="43.5546875005644" calcext:value-type="float">
            <text:p>43.554687501</text:p>
          </table:table-cell>
          <table:table-cell table:number-columns-repeated="2"/>
        </table:table-row>
        <table:table-row table:style-name="ro1">
          <table:table-cell office:value-type="float" office:value="0.583984375" calcext:value-type="float">
            <text:p>0.583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169921875" calcext:value-type="float">
            <text:p>0.16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8]-0)/(1-0))*(10-0)+0" office:value-type="float" office:value="5.83984375" calcext:value-type="float">
            <text:p>5.839843750</text:p>
          </table:table-cell>
          <table:table-cell table:formula="of:=(([.B308]-0)/(1-0))*(1500-0.000000001)+0.000000001" office:value-type="float" office:value="1145.50781250024" calcext:value-type="float">
            <text:p>1145.507812500</text:p>
          </table:table-cell>
          <table:table-cell table:formula="of:=(([.C308]-0)/(1-0))*(1-0.000000001)+0.000000001" office:value-type="float" office:value="0.880859375119141" calcext:value-type="float">
            <text:p>0.880859375</text:p>
          </table:table-cell>
          <table:table-cell table:formula="of:=[.G308]*[.J308]" office:value-type="float" office:value="15.8554687521445" calcext:value-type="float">
            <text:p>15.855468752</text:p>
          </table:table-cell>
          <table:table-cell table:formula="of:=(([.D308]-0)/(1-0))*(100-0.000000001)+0.000000001" office:value-type="float" office:value="93.5546875000645" calcext:value-type="float">
            <text:p>93.554687500</text:p>
          </table:table-cell>
          <table:table-cell table:number-columns-repeated="2"/>
        </table:table-row>
        <table:table-row table:style-name="ro1">
          <table:table-cell office:value-type="float" office:value="0.833984375" calcext:value-type="float">
            <text:p>0.833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419921875" calcext:value-type="float">
            <text:p>0.41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09]-0)/(1-0))*(10-0)+0" office:value-type="float" office:value="8.33984375" calcext:value-type="float">
            <text:p>8.339843750</text:p>
          </table:table-cell>
          <table:table-cell table:formula="of:=(([.B309]-0)/(1-0))*(1500-0.000000001)+0.000000001" office:value-type="float" office:value="20.5078125009863" calcext:value-type="float">
            <text:p>20.507812501</text:p>
          </table:table-cell>
          <table:table-cell table:formula="of:=(([.C309]-0)/(1-0))*(1-0.000000001)+0.000000001" office:value-type="float" office:value="0.130859375869141" calcext:value-type="float">
            <text:p>0.130859376</text:p>
          </table:table-cell>
          <table:table-cell table:formula="of:=[.G309]*[.J309]" office:value-type="float" office:value="2.35546876564453" calcext:value-type="float">
            <text:p>2.355468766</text:p>
          </table:table-cell>
          <table:table-cell table:formula="of:=(([.D309]-0)/(1-0))*(100-0.000000001)+0.000000001" office:value-type="float" office:value="18.5546875008145" calcext:value-type="float">
            <text:p>18.554687501</text:p>
          </table:table-cell>
          <table:table-cell table:number-columns-repeated="2"/>
        </table:table-row>
        <table:table-row table:style-name="ro1">
          <table:table-cell office:value-type="float" office:value="0.333984375" calcext:value-type="float">
            <text:p>0.333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919921875" calcext:value-type="float">
            <text:p>0.919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0]-0)/(1-0))*(10-0)+0" office:value-type="float" office:value="3.33984375" calcext:value-type="float">
            <text:p>3.339843750</text:p>
          </table:table-cell>
          <table:table-cell table:formula="of:=(([.B310]-0)/(1-0))*(1500-0.000000001)+0.000000001" office:value-type="float" office:value="770.507812500486" calcext:value-type="float">
            <text:p>770.507812500</text:p>
          </table:table-cell>
          <table:table-cell table:formula="of:=(([.C310]-0)/(1-0))*(1-0.000000001)+0.000000001" office:value-type="float" office:value="0.630859375369141" calcext:value-type="float">
            <text:p>0.630859375</text:p>
          </table:table-cell>
          <table:table-cell table:formula="of:=[.G310]*[.J310]" office:value-type="float" office:value="11.3554687566445" calcext:value-type="float">
            <text:p>11.355468757</text:p>
          </table:table-cell>
          <table:table-cell table:formula="of:=(([.D310]-0)/(1-0))*(100-0.000000001)+0.000000001" office:value-type="float" office:value="68.5546875003145" calcext:value-type="float">
            <text:p>68.554687500</text:p>
          </table:table-cell>
          <table:table-cell table:number-columns-repeated="2"/>
        </table:table-row>
        <table:table-row table:style-name="ro1">
          <table:table-cell office:value-type="float" office:value="0.458984375" calcext:value-type="float">
            <text:p>0.458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794921875" calcext:value-type="float">
            <text:p>0.79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1]-0)/(1-0))*(10-0)+0" office:value-type="float" office:value="4.58984375" calcext:value-type="float">
            <text:p>4.589843750</text:p>
          </table:table-cell>
          <table:table-cell table:formula="of:=(([.B311]-0)/(1-0))*(1500-0.000000001)+0.000000001" office:value-type="float" office:value="208.007812500861" calcext:value-type="float">
            <text:p>208.007812501</text:p>
          </table:table-cell>
          <table:table-cell table:formula="of:=(([.C311]-0)/(1-0))*(1-0.000000001)+0.000000001" office:value-type="float" office:value="0.755859375244141" calcext:value-type="float">
            <text:p>0.755859375</text:p>
          </table:table-cell>
          <table:table-cell table:formula="of:=[.G311]*[.J311]" office:value-type="float" office:value="13.6054687543945" calcext:value-type="float">
            <text:p>13.605468754</text:p>
          </table:table-cell>
          <table:table-cell table:formula="of:=(([.D311]-0)/(1-0))*(100-0.000000001)+0.000000001" office:value-type="float" office:value="56.0546875004395" calcext:value-type="float">
            <text:p>56.054687500</text:p>
          </table:table-cell>
          <table:table-cell table:number-columns-repeated="2"/>
        </table:table-row>
        <table:table-row table:style-name="ro1">
          <table:table-cell office:value-type="float" office:value="0.958984375" calcext:value-type="float">
            <text:p>0.958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294921875" calcext:value-type="float">
            <text:p>0.29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2]-0)/(1-0))*(10-0)+0" office:value-type="float" office:value="9.58984375" calcext:value-type="float">
            <text:p>9.589843750</text:p>
          </table:table-cell>
          <table:table-cell table:formula="of:=(([.B312]-0)/(1-0))*(1500-0.000000001)+0.000000001" office:value-type="float" office:value="958.007812500361" calcext:value-type="float">
            <text:p>958.007812500</text:p>
          </table:table-cell>
          <table:table-cell table:formula="of:=(([.C312]-0)/(1-0))*(1-0.000000001)+0.000000001" office:value-type="float" office:value="0.255859375744141" calcext:value-type="float">
            <text:p>0.255859376</text:p>
          </table:table-cell>
          <table:table-cell table:formula="of:=[.G312]*[.J312]" office:value-type="float" office:value="4.60546876339453" calcext:value-type="float">
            <text:p>4.605468763</text:p>
          </table:table-cell>
          <table:table-cell table:formula="of:=(([.D312]-0)/(1-0))*(100-0.000000001)+0.000000001" office:value-type="float" office:value="6.05468750093945" calcext:value-type="float">
            <text:p>6.054687501</text:p>
          </table:table-cell>
          <table:table-cell table:number-columns-repeated="2"/>
        </table:table-row>
        <table:table-row table:style-name="ro1">
          <table:table-cell office:value-type="float" office:value="0.708984375" calcext:value-type="float">
            <text:p>0.708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044921875" calcext:value-type="float">
            <text:p>0.04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3]-0)/(1-0))*(10-0)+0" office:value-type="float" office:value="7.08984375" calcext:value-type="float">
            <text:p>7.089843750</text:p>
          </table:table-cell>
          <table:table-cell table:formula="of:=(([.B313]-0)/(1-0))*(1500-0.000000001)+0.000000001" office:value-type="float" office:value="583.007812500611" calcext:value-type="float">
            <text:p>583.007812501</text:p>
          </table:table-cell>
          <table:table-cell table:formula="of:=(([.C313]-0)/(1-0))*(1-0.000000001)+0.000000001" office:value-type="float" office:value="0.505859375494141" calcext:value-type="float">
            <text:p>0.505859375</text:p>
          </table:table-cell>
          <table:table-cell table:formula="of:=[.G313]*[.J313]" office:value-type="float" office:value="9.10546875889453" calcext:value-type="float">
            <text:p>9.105468759</text:p>
          </table:table-cell>
          <table:table-cell table:formula="of:=(([.D313]-0)/(1-0))*(100-0.000000001)+0.000000001" office:value-type="float" office:value="81.0546875001895" calcext:value-type="float">
            <text:p>81.054687500</text:p>
          </table:table-cell>
          <table:table-cell table:number-columns-repeated="2"/>
        </table:table-row>
        <table:table-row table:style-name="ro1">
          <table:table-cell office:value-type="float" office:value="0.208984375" calcext:value-type="float">
            <text:p>0.20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544921875" calcext:value-type="float">
            <text:p>0.5449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4]-0)/(1-0))*(10-0)+0" office:value-type="float" office:value="2.08984375" calcext:value-type="float">
            <text:p>2.089843750</text:p>
          </table:table-cell>
          <table:table-cell table:formula="of:=(([.B314]-0)/(1-0))*(1500-0.000000001)+0.000000001" office:value-type="float" office:value="1333.00781250011" calcext:value-type="float">
            <text:p>1333.007812500</text:p>
          </table:table-cell>
          <table:table-cell table:formula="of:=(([.C314]-0)/(1-0))*(1-0.000000001)+0.000000001" office:value-type="float" office:value="0.00585937599414063" calcext:value-type="float">
            <text:p>0.005859376</text:p>
          </table:table-cell>
          <table:table-cell table:formula="of:=[.G314]*[.J314]" office:value-type="float" office:value="0.105468767894531" calcext:value-type="float">
            <text:p>0.105468768</text:p>
          </table:table-cell>
          <table:table-cell table:formula="of:=(([.D314]-0)/(1-0))*(100-0.000000001)+0.000000001" office:value-type="float" office:value="31.0546875006895" calcext:value-type="float">
            <text:p>31.054687501</text:p>
          </table:table-cell>
          <table:table-cell table:number-columns-repeated="2"/>
        </table:table-row>
        <table:table-row table:style-name="ro1">
          <table:table-cell office:value-type="float" office:value="0.146484375" calcext:value-type="float">
            <text:p>0.1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232421875" calcext:value-type="float">
            <text:p>0.23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5]-0)/(1-0))*(10-0)+0" office:value-type="float" office:value="1.46484375" calcext:value-type="float">
            <text:p>1.464843750</text:p>
          </table:table-cell>
          <table:table-cell table:formula="of:=(([.B315]-0)/(1-0))*(1500-0.000000001)+0.000000001" office:value-type="float" office:value="114.257812500924" calcext:value-type="float">
            <text:p>114.257812501</text:p>
          </table:table-cell>
          <table:table-cell table:formula="of:=(([.C315]-0)/(1-0))*(1-0.000000001)+0.000000001" office:value-type="float" office:value="0.568359375431641" calcext:value-type="float">
            <text:p>0.568359375</text:p>
          </table:table-cell>
          <table:table-cell table:formula="of:=[.G315]*[.J315]" office:value-type="float" office:value="10.2304687577695" calcext:value-type="float">
            <text:p>10.230468758</text:p>
          </table:table-cell>
          <table:table-cell table:formula="of:=(([.D315]-0)/(1-0))*(100-0.000000001)+0.000000001" office:value-type="float" office:value="12.304687500877" calcext:value-type="float">
            <text:p>12.304687501</text:p>
          </table:table-cell>
          <table:table-cell table:number-columns-repeated="2"/>
        </table:table-row>
        <table:table-row table:style-name="ro1">
          <table:table-cell office:value-type="float" office:value="0.646484375" calcext:value-type="float">
            <text:p>0.6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732421875" calcext:value-type="float">
            <text:p>0.73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6]-0)/(1-0))*(10-0)+0" office:value-type="float" office:value="6.46484375" calcext:value-type="float">
            <text:p>6.464843750</text:p>
          </table:table-cell>
          <table:table-cell table:formula="of:=(([.B316]-0)/(1-0))*(1500-0.000000001)+0.000000001" office:value-type="float" office:value="864.257812500424" calcext:value-type="float">
            <text:p>864.257812500</text:p>
          </table:table-cell>
          <table:table-cell table:formula="of:=(([.C316]-0)/(1-0))*(1-0.000000001)+0.000000001" office:value-type="float" office:value="0.0683593759316406" calcext:value-type="float">
            <text:p>0.068359376</text:p>
          </table:table-cell>
          <table:table-cell table:formula="of:=[.G316]*[.J316]" office:value-type="float" office:value="1.23046876676953" calcext:value-type="float">
            <text:p>1.230468767</text:p>
          </table:table-cell>
          <table:table-cell table:formula="of:=(([.D316]-0)/(1-0))*(100-0.000000001)+0.000000001" office:value-type="float" office:value="62.304687500377" calcext:value-type="float">
            <text:p>62.304687500</text:p>
          </table:table-cell>
          <table:table-cell table:number-columns-repeated="2"/>
        </table:table-row>
        <table:table-row table:style-name="ro1"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82421875" calcext:value-type="float">
            <text:p>0.98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7]-0)/(1-0))*(10-0)+0" office:value-type="float" office:value="8.96484375" calcext:value-type="float">
            <text:p>8.964843750</text:p>
          </table:table-cell>
          <table:table-cell table:formula="of:=(([.B317]-0)/(1-0))*(1500-0.000000001)+0.000000001" office:value-type="float" office:value="489.257812500674" calcext:value-type="float">
            <text:p>489.257812501</text:p>
          </table:table-cell>
          <table:table-cell table:formula="of:=(([.C317]-0)/(1-0))*(1-0.000000001)+0.000000001" office:value-type="float" office:value="0.818359375181641" calcext:value-type="float">
            <text:p>0.818359375</text:p>
          </table:table-cell>
          <table:table-cell table:formula="of:=[.G317]*[.J317]" office:value-type="float" office:value="14.7304687532695" calcext:value-type="float">
            <text:p>14.730468753</text:p>
          </table:table-cell>
          <table:table-cell table:formula="of:=(([.D317]-0)/(1-0))*(100-0.000000001)+0.000000001" office:value-type="float" office:value="37.3046875006269" calcext:value-type="float">
            <text:p>37.304687501</text:p>
          </table:table-cell>
          <table:table-cell table:number-columns-repeated="2"/>
        </table:table-row>
        <table:table-row table:style-name="ro1"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82421875" calcext:value-type="float">
            <text:p>0.482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8]-0)/(1-0))*(10-0)+0" office:value-type="float" office:value="3.96484375" calcext:value-type="float">
            <text:p>3.964843750</text:p>
          </table:table-cell>
          <table:table-cell table:formula="of:=(([.B318]-0)/(1-0))*(1500-0.000000001)+0.000000001" office:value-type="float" office:value="1239.25781250017" calcext:value-type="float">
            <text:p>1239.257812500</text:p>
          </table:table-cell>
          <table:table-cell table:formula="of:=(([.C318]-0)/(1-0))*(1-0.000000001)+0.000000001" office:value-type="float" office:value="0.318359375681641" calcext:value-type="float">
            <text:p>0.318359376</text:p>
          </table:table-cell>
          <table:table-cell table:formula="of:=[.G318]*[.J318]" office:value-type="float" office:value="5.73046876226953" calcext:value-type="float">
            <text:p>5.730468762</text:p>
          </table:table-cell>
          <table:table-cell table:formula="of:=(([.D318]-0)/(1-0))*(100-0.000000001)+0.000000001" office:value-type="float" office:value="87.304687500127" calcext:value-type="float">
            <text:p>87.304687500</text:p>
          </table:table-cell>
          <table:table-cell table:number-columns-repeated="2"/>
        </table:table-row>
        <table:table-row table:style-name="ro1">
          <table:table-cell office:value-type="float" office:value="0.271484375" calcext:value-type="float">
            <text:p>0.27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357421875" calcext:value-type="float">
            <text:p>0.35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19]-0)/(1-0))*(10-0)+0" office:value-type="float" office:value="2.71484375" calcext:value-type="float">
            <text:p>2.714843750</text:p>
          </table:table-cell>
          <table:table-cell table:formula="of:=(([.B319]-0)/(1-0))*(1500-0.000000001)+0.000000001" office:value-type="float" office:value="676.757812500549" calcext:value-type="float">
            <text:p>676.757812501</text:p>
          </table:table-cell>
          <table:table-cell table:formula="of:=(([.C319]-0)/(1-0))*(1-0.000000001)+0.000000001" office:value-type="float" office:value="0.193359375806641" calcext:value-type="float">
            <text:p>0.193359376</text:p>
          </table:table-cell>
          <table:table-cell table:formula="of:=[.G319]*[.J319]" office:value-type="float" office:value="3.48046876451953" calcext:value-type="float">
            <text:p>3.480468765</text:p>
          </table:table-cell>
          <table:table-cell table:formula="of:=(([.D319]-0)/(1-0))*(100-0.000000001)+0.000000001" office:value-type="float" office:value="99.804687500002" calcext:value-type="float">
            <text:p>99.804687500</text:p>
          </table:table-cell>
          <table:table-cell table:number-columns-repeated="2"/>
        </table:table-row>
        <table:table-row table:style-name="ro1">
          <table:table-cell office:value-type="float" office:value="0.771484375" calcext:value-type="float">
            <text:p>0.77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857421875" calcext:value-type="float">
            <text:p>0.85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0]-0)/(1-0))*(10-0)+0" office:value-type="float" office:value="7.71484375" calcext:value-type="float">
            <text:p>7.714843750</text:p>
          </table:table-cell>
          <table:table-cell table:formula="of:=(([.B320]-0)/(1-0))*(1500-0.000000001)+0.000000001" office:value-type="float" office:value="1426.75781250005" calcext:value-type="float">
            <text:p>1426.757812500</text:p>
          </table:table-cell>
          <table:table-cell table:formula="of:=(([.C320]-0)/(1-0))*(1-0.000000001)+0.000000001" office:value-type="float" office:value="0.693359375306641" calcext:value-type="float">
            <text:p>0.693359375</text:p>
          </table:table-cell>
          <table:table-cell table:formula="of:=[.G320]*[.J320]" office:value-type="float" office:value="12.4804687555195" calcext:value-type="float">
            <text:p>12.480468756</text:p>
          </table:table-cell>
          <table:table-cell table:formula="of:=(([.D320]-0)/(1-0))*(100-0.000000001)+0.000000001" office:value-type="float" office:value="49.804687500502" calcext:value-type="float">
            <text:p>49.804687501</text:p>
          </table:table-cell>
          <table:table-cell table:number-columns-repeated="2"/>
        </table:table-row>
        <table:table-row table:style-name="ro1">
          <table:table-cell office:value-type="float" office:value="0.521484375" calcext:value-type="float">
            <text:p>0.52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607421875" calcext:value-type="float">
            <text:p>0.60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1]-0)/(1-0))*(10-0)+0" office:value-type="float" office:value="5.21484375" calcext:value-type="float">
            <text:p>5.214843750</text:p>
          </table:table-cell>
          <table:table-cell table:formula="of:=(([.B321]-0)/(1-0))*(1500-0.000000001)+0.000000001" office:value-type="float" office:value="301.757812500799" calcext:value-type="float">
            <text:p>301.757812501</text:p>
          </table:table-cell>
          <table:table-cell table:formula="of:=(([.C321]-0)/(1-0))*(1-0.000000001)+0.000000001" office:value-type="float" office:value="0.443359375556641" calcext:value-type="float">
            <text:p>0.443359376</text:p>
          </table:table-cell>
          <table:table-cell table:formula="of:=[.G321]*[.J321]" office:value-type="float" office:value="7.98046876001953" calcext:value-type="float">
            <text:p>7.980468760</text:p>
          </table:table-cell>
          <table:table-cell table:formula="of:=(([.D321]-0)/(1-0))*(100-0.000000001)+0.000000001" office:value-type="float" office:value="74.804687500252" calcext:value-type="float">
            <text:p>74.804687500</text:p>
          </table:table-cell>
          <table:table-cell table:number-columns-repeated="2"/>
        </table:table-row>
        <table:table-row table:style-name="ro1">
          <table:table-cell office:value-type="float" office:value="0.021484375" calcext:value-type="float">
            <text:p>0.02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107421875" calcext:value-type="float">
            <text:p>0.1074218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2]-0)/(1-0))*(10-0)+0" office:value-type="float" office:value="0.21484375" calcext:value-type="float">
            <text:p>0.214843750</text:p>
          </table:table-cell>
          <table:table-cell table:formula="of:=(([.B322]-0)/(1-0))*(1500-0.000000001)+0.000000001" office:value-type="float" office:value="1051.7578125003" calcext:value-type="float">
            <text:p>1051.757812500</text:p>
          </table:table-cell>
          <table:table-cell table:formula="of:=(([.C322]-0)/(1-0))*(1-0.000000001)+0.000000001" office:value-type="float" office:value="0.943359375056641" calcext:value-type="float">
            <text:p>0.943359375</text:p>
          </table:table-cell>
          <table:table-cell table:formula="of:=[.G322]*[.J322]" office:value-type="float" office:value="16.9804687510195" calcext:value-type="float">
            <text:p>16.980468751</text:p>
          </table:table-cell>
          <table:table-cell table:formula="of:=(([.D322]-0)/(1-0))*(100-0.000000001)+0.000000001" office:value-type="float" office:value="24.804687500752" calcext:value-type="float">
            <text:p>24.804687501</text:p>
          </table:table-cell>
          <table:table-cell table:number-columns-repeated="2"/>
        </table:table-row>
        <table:table-row table:style-name="ro1">
          <table:table-cell office:value-type="float" office:value="0.029296875" calcext:value-type="float">
            <text:p>0.029296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380859375" calcext:value-type="float">
            <text:p>0.38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3]-0)/(1-0))*(10-0)+0" office:value-type="float" office:value="0.29296875" calcext:value-type="float">
            <text:p>0.292968750</text:p>
          </table:table-cell>
          <table:table-cell table:formula="of:=(([.B323]-0)/(1-0))*(1500-0.000000001)+0.000000001" office:value-type="float" office:value="149.4140625009" calcext:value-type="float">
            <text:p>149.414062501</text:p>
          </table:table-cell>
          <table:table-cell table:formula="of:=(([.C323]-0)/(1-0))*(1-0.000000001)+0.000000001" office:value-type="float" office:value="0.498046875501953" calcext:value-type="float">
            <text:p>0.498046876</text:p>
          </table:table-cell>
          <table:table-cell table:formula="of:=[.G323]*[.J323]" office:value-type="float" office:value="8.96484375903516" calcext:value-type="float">
            <text:p>8.964843759</text:p>
          </table:table-cell>
          <table:table-cell table:formula="of:=(([.D323]-0)/(1-0))*(100-0.000000001)+0.000000001" office:value-type="float" office:value="61.5234375003848" calcext:value-type="float">
            <text:p>61.523437500</text:p>
          </table:table-cell>
          <table:table-cell table:number-columns-repeated="2"/>
        </table:table-row>
        <table:table-row table:style-name="ro1">
          <table:table-cell office:value-type="float" office:value="0.529296875" calcext:value-type="float">
            <text:p>0.529296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880859375" calcext:value-type="float">
            <text:p>0.88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4]-0)/(1-0))*(10-0)+0" office:value-type="float" office:value="5.29296875" calcext:value-type="float">
            <text:p>5.292968750</text:p>
          </table:table-cell>
          <table:table-cell table:formula="of:=(([.B324]-0)/(1-0))*(1500-0.000000001)+0.000000001" office:value-type="float" office:value="899.4140625004" calcext:value-type="float">
            <text:p>899.414062500</text:p>
          </table:table-cell>
          <table:table-cell table:formula="of:=(([.C324]-0)/(1-0))*(1-0.000000001)+0.000000001" office:value-type="float" office:value="0.998046875001953" calcext:value-type="float">
            <text:p>0.998046875</text:p>
          </table:table-cell>
          <table:table-cell table:formula="of:=[.G324]*[.J324]" office:value-type="float" office:value="17.9648437500352" calcext:value-type="float">
            <text:p>17.964843750</text:p>
          </table:table-cell>
          <table:table-cell table:formula="of:=(([.D324]-0)/(1-0))*(100-0.000000001)+0.000000001" office:value-type="float" office:value="11.5234375008848" calcext:value-type="float">
            <text:p>11.523437501</text:p>
          </table:table-cell>
          <table:table-cell table:number-columns-repeated="2"/>
        </table:table-row>
        <table:table-row table:style-name="ro1">
          <table:table-cell office:value-type="float" office:value="0.779296875" calcext:value-type="float">
            <text:p>0.779296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630859375" calcext:value-type="float">
            <text:p>0.63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5]-0)/(1-0))*(10-0)+0" office:value-type="float" office:value="7.79296875" calcext:value-type="float">
            <text:p>7.792968750</text:p>
          </table:table-cell>
          <table:table-cell table:formula="of:=(([.B325]-0)/(1-0))*(1500-0.000000001)+0.000000001" office:value-type="float" office:value="524.41406250065" calcext:value-type="float">
            <text:p>524.414062501</text:p>
          </table:table-cell>
          <table:table-cell table:formula="of:=(([.C325]-0)/(1-0))*(1-0.000000001)+0.000000001" office:value-type="float" office:value="0.248046875751953" calcext:value-type="float">
            <text:p>0.248046876</text:p>
          </table:table-cell>
          <table:table-cell table:formula="of:=[.G325]*[.J325]" office:value-type="float" office:value="4.46484376353516" calcext:value-type="float">
            <text:p>4.464843764</text:p>
          </table:table-cell>
          <table:table-cell table:formula="of:=(([.D325]-0)/(1-0))*(100-0.000000001)+0.000000001" office:value-type="float" office:value="86.5234375001348" calcext:value-type="float">
            <text:p>86.523437500</text:p>
          </table:table-cell>
          <table:table-cell table:number-columns-repeated="2"/>
        </table:table-row>
        <table:table-row table:style-name="ro1">
          <table:table-cell office:value-type="float" office:value="0.279296875" calcext:value-type="float">
            <text:p>0.27929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30859375" calcext:value-type="float">
            <text:p>0.130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6]-0)/(1-0))*(10-0)+0" office:value-type="float" office:value="2.79296875" calcext:value-type="float">
            <text:p>2.792968750</text:p>
          </table:table-cell>
          <table:table-cell table:formula="of:=(([.B326]-0)/(1-0))*(1500-0.000000001)+0.000000001" office:value-type="float" office:value="1274.41406250015" calcext:value-type="float">
            <text:p>1274.414062500</text:p>
          </table:table-cell>
          <table:table-cell table:formula="of:=(([.C326]-0)/(1-0))*(1-0.000000001)+0.000000001" office:value-type="float" office:value="0.748046875251953" calcext:value-type="float">
            <text:p>0.748046875</text:p>
          </table:table-cell>
          <table:table-cell table:formula="of:=[.G326]*[.J326]" office:value-type="float" office:value="13.4648437545352" calcext:value-type="float">
            <text:p>13.464843755</text:p>
          </table:table-cell>
          <table:table-cell table:formula="of:=(([.D326]-0)/(1-0))*(100-0.000000001)+0.000000001" office:value-type="float" office:value="36.5234375006348" calcext:value-type="float">
            <text:p>36.523437501</text:p>
          </table:table-cell>
          <table:table-cell table:number-columns-repeated="2"/>
        </table:table-row>
        <table:table-row table:style-name="ro1">
          <table:table-cell office:value-type="float" office:value="0.404296875" calcext:value-type="float">
            <text:p>0.404296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005859375" calcext:value-type="float">
            <text:p>0.00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7]-0)/(1-0))*(10-0)+0" office:value-type="float" office:value="4.04296875" calcext:value-type="float">
            <text:p>4.042968750</text:p>
          </table:table-cell>
          <table:table-cell table:formula="of:=(([.B327]-0)/(1-0))*(1500-0.000000001)+0.000000001" office:value-type="float" office:value="711.914062500525" calcext:value-type="float">
            <text:p>711.914062501</text:p>
          </table:table-cell>
          <table:table-cell table:formula="of:=(([.C327]-0)/(1-0))*(1-0.000000001)+0.000000001" office:value-type="float" office:value="0.873046875126953" calcext:value-type="float">
            <text:p>0.873046875</text:p>
          </table:table-cell>
          <table:table-cell table:formula="of:=[.G327]*[.J327]" office:value-type="float" office:value="15.7148437522852" calcext:value-type="float">
            <text:p>15.714843752</text:p>
          </table:table-cell>
          <table:table-cell table:formula="of:=(([.D327]-0)/(1-0))*(100-0.000000001)+0.000000001" office:value-type="float" office:value="49.0234375005098" calcext:value-type="float">
            <text:p>49.023437501</text:p>
          </table:table-cell>
          <table:table-cell table:number-columns-repeated="2"/>
        </table:table-row>
        <table:table-row table:style-name="ro1">
          <table:table-cell office:value-type="float" office:value="0.904296875" calcext:value-type="float">
            <text:p>0.904296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505859375" calcext:value-type="float">
            <text:p>0.50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8]-0)/(1-0))*(10-0)+0" office:value-type="float" office:value="9.04296875" calcext:value-type="float">
            <text:p>9.042968750</text:p>
          </table:table-cell>
          <table:table-cell table:formula="of:=(([.B328]-0)/(1-0))*(1500-0.000000001)+0.000000001" office:value-type="float" office:value="1461.91406250003" calcext:value-type="float">
            <text:p>1461.914062500</text:p>
          </table:table-cell>
          <table:table-cell table:formula="of:=(([.C328]-0)/(1-0))*(1-0.000000001)+0.000000001" office:value-type="float" office:value="0.373046875626953" calcext:value-type="float">
            <text:p>0.373046876</text:p>
          </table:table-cell>
          <table:table-cell table:formula="of:=[.G328]*[.J328]" office:value-type="float" office:value="6.71484376128516" calcext:value-type="float">
            <text:p>6.714843761</text:p>
          </table:table-cell>
          <table:table-cell table:formula="of:=(([.D328]-0)/(1-0))*(100-0.000000001)+0.000000001" office:value-type="float" office:value="99.0234375000098" calcext:value-type="float">
            <text:p>99.023437500</text:p>
          </table:table-cell>
          <table:table-cell table:number-columns-repeated="2"/>
        </table:table-row>
        <table:table-row table:style-name="ro1">
          <table:table-cell office:value-type="float" office:value="0.654296875" calcext:value-type="float">
            <text:p>0.654296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755859375" calcext:value-type="float">
            <text:p>0.75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29]-0)/(1-0))*(10-0)+0" office:value-type="float" office:value="6.54296875" calcext:value-type="float">
            <text:p>6.542968750</text:p>
          </table:table-cell>
          <table:table-cell table:formula="of:=(([.B329]-0)/(1-0))*(1500-0.000000001)+0.000000001" office:value-type="float" office:value="336.914062500775" calcext:value-type="float">
            <text:p>336.914062501</text:p>
          </table:table-cell>
          <table:table-cell table:formula="of:=(([.C329]-0)/(1-0))*(1-0.000000001)+0.000000001" office:value-type="float" office:value="0.623046875376953" calcext:value-type="float">
            <text:p>0.623046875</text:p>
          </table:table-cell>
          <table:table-cell table:formula="of:=[.G329]*[.J329]" office:value-type="float" office:value="11.2148437567852" calcext:value-type="float">
            <text:p>11.214843757</text:p>
          </table:table-cell>
          <table:table-cell table:formula="of:=(([.D329]-0)/(1-0))*(100-0.000000001)+0.000000001" office:value-type="float" office:value="24.0234375007598" calcext:value-type="float">
            <text:p>24.023437501</text:p>
          </table:table-cell>
          <table:table-cell table:number-columns-repeated="2"/>
        </table:table-row>
        <table:table-row table:style-name="ro1">
          <table:table-cell office:value-type="float" office:value="0.154296875" calcext:value-type="float">
            <text:p>0.154296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255859375" calcext:value-type="float">
            <text:p>0.2558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0]-0)/(1-0))*(10-0)+0" office:value-type="float" office:value="1.54296875" calcext:value-type="float">
            <text:p>1.542968750</text:p>
          </table:table-cell>
          <table:table-cell table:formula="of:=(([.B330]-0)/(1-0))*(1500-0.000000001)+0.000000001" office:value-type="float" office:value="1086.91406250028" calcext:value-type="float">
            <text:p>1086.914062500</text:p>
          </table:table-cell>
          <table:table-cell table:formula="of:=(([.C330]-0)/(1-0))*(1-0.000000001)+0.000000001" office:value-type="float" office:value="0.123046875876953" calcext:value-type="float">
            <text:p>0.123046876</text:p>
          </table:table-cell>
          <table:table-cell table:formula="of:=[.G330]*[.J330]" office:value-type="float" office:value="2.21484376578516" calcext:value-type="float">
            <text:p>2.214843766</text:p>
          </table:table-cell>
          <table:table-cell table:formula="of:=(([.D330]-0)/(1-0))*(100-0.000000001)+0.000000001" office:value-type="float" office:value="74.0234375002598" calcext:value-type="float">
            <text:p>74.023437500</text:p>
          </table:table-cell>
          <table:table-cell table:number-columns-repeated="2"/>
        </table:table-row>
        <table:table-row table:style-name="ro1">
          <table:table-cell office:value-type="float" office:value="0.216796875" calcext:value-type="float">
            <text:p>0.216796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43359375" calcext:value-type="float">
            <text:p>0.94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1]-0)/(1-0))*(10-0)+0" office:value-type="float" office:value="2.16796875" calcext:value-type="float">
            <text:p>2.167968750</text:p>
          </table:table-cell>
          <table:table-cell table:formula="of:=(([.B331]-0)/(1-0))*(1500-0.000000001)+0.000000001" office:value-type="float" office:value="430.664062500713" calcext:value-type="float">
            <text:p>430.664062501</text:p>
          </table:table-cell>
          <table:table-cell table:formula="of:=(([.C331]-0)/(1-0))*(1-0.000000001)+0.000000001" office:value-type="float" office:value="0.560546875439453" calcext:value-type="float">
            <text:p>0.560546875</text:p>
          </table:table-cell>
          <table:table-cell table:formula="of:=[.G331]*[.J331]" office:value-type="float" office:value="10.0898437579102" calcext:value-type="float">
            <text:p>10.089843758</text:p>
          </table:table-cell>
          <table:table-cell table:formula="of:=(([.D331]-0)/(1-0))*(100-0.000000001)+0.000000001" office:value-type="float" office:value="92.7734375000723" calcext:value-type="float">
            <text:p>92.773437500</text:p>
          </table:table-cell>
          <table:table-cell table:number-columns-repeated="2"/>
        </table:table-row>
        <table:table-row table:style-name="ro1">
          <table:table-cell office:value-type="float" office:value="0.716796875" calcext:value-type="float">
            <text:p>0.716796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443359375" calcext:value-type="float">
            <text:p>0.44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2]-0)/(1-0))*(10-0)+0" office:value-type="float" office:value="7.16796875" calcext:value-type="float">
            <text:p>7.167968750</text:p>
          </table:table-cell>
          <table:table-cell table:formula="of:=(([.B332]-0)/(1-0))*(1500-0.000000001)+0.000000001" office:value-type="float" office:value="1180.66406250021" calcext:value-type="float">
            <text:p>1180.664062500</text:p>
          </table:table-cell>
          <table:table-cell table:formula="of:=(([.C332]-0)/(1-0))*(1-0.000000001)+0.000000001" office:value-type="float" office:value="0.0605468759394531" calcext:value-type="float">
            <text:p>0.060546876</text:p>
          </table:table-cell>
          <table:table-cell table:formula="of:=[.G332]*[.J332]" office:value-type="float" office:value="1.08984376691016" calcext:value-type="float">
            <text:p>1.089843767</text:p>
          </table:table-cell>
          <table:table-cell table:formula="of:=(([.D332]-0)/(1-0))*(100-0.000000001)+0.000000001" office:value-type="float" office:value="42.7734375005723" calcext:value-type="float">
            <text:p>42.773437501</text:p>
          </table:table-cell>
          <table:table-cell table:number-columns-repeated="2"/>
        </table:table-row>
        <table:table-row table:style-name="ro1">
          <table:table-cell office:value-type="float" office:value="0.966796875" calcext:value-type="float">
            <text:p>0.966796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193359375" calcext:value-type="float">
            <text:p>0.19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3]-0)/(1-0))*(10-0)+0" office:value-type="float" office:value="9.66796875" calcext:value-type="float">
            <text:p>9.667968750</text:p>
          </table:table-cell>
          <table:table-cell table:formula="of:=(([.B333]-0)/(1-0))*(1500-0.000000001)+0.000000001" office:value-type="float" office:value="55.6640625009629" calcext:value-type="float">
            <text:p>55.664062501</text:p>
          </table:table-cell>
          <table:table-cell table:formula="of:=(([.C333]-0)/(1-0))*(1-0.000000001)+0.000000001" office:value-type="float" office:value="0.810546875189453" calcext:value-type="float">
            <text:p>0.810546875</text:p>
          </table:table-cell>
          <table:table-cell table:formula="of:=[.G333]*[.J333]" office:value-type="float" office:value="14.5898437534102" calcext:value-type="float">
            <text:p>14.589843753</text:p>
          </table:table-cell>
          <table:table-cell table:formula="of:=(([.D333]-0)/(1-0))*(100-0.000000001)+0.000000001" office:value-type="float" office:value="67.7734375003223" calcext:value-type="float">
            <text:p>67.773437500</text:p>
          </table:table-cell>
          <table:table-cell table:number-columns-repeated="2"/>
        </table:table-row>
        <table:table-row table:style-name="ro1">
          <table:table-cell office:value-type="float" office:value="0.466796875" calcext:value-type="float">
            <text:p>0.466796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693359375" calcext:value-type="float">
            <text:p>0.693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4]-0)/(1-0))*(10-0)+0" office:value-type="float" office:value="4.66796875" calcext:value-type="float">
            <text:p>4.667968750</text:p>
          </table:table-cell>
          <table:table-cell table:formula="of:=(([.B334]-0)/(1-0))*(1500-0.000000001)+0.000000001" office:value-type="float" office:value="805.664062500463" calcext:value-type="float">
            <text:p>805.664062500</text:p>
          </table:table-cell>
          <table:table-cell table:formula="of:=(([.C334]-0)/(1-0))*(1-0.000000001)+0.000000001" office:value-type="float" office:value="0.310546875689453" calcext:value-type="float">
            <text:p>0.310546876</text:p>
          </table:table-cell>
          <table:table-cell table:formula="of:=[.G334]*[.J334]" office:value-type="float" office:value="5.58984376241016" calcext:value-type="float">
            <text:p>5.589843762</text:p>
          </table:table-cell>
          <table:table-cell table:formula="of:=(([.D334]-0)/(1-0))*(100-0.000000001)+0.000000001" office:value-type="float" office:value="17.7734375008223" calcext:value-type="float">
            <text:p>17.773437501</text:p>
          </table:table-cell>
          <table:table-cell table:number-columns-repeated="2"/>
        </table:table-row>
        <table:table-row table:style-name="ro1">
          <table:table-cell office:value-type="float" office:value="0.341796875" calcext:value-type="float">
            <text:p>0.341796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568359375" calcext:value-type="float">
            <text:p>0.56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5]-0)/(1-0))*(10-0)+0" office:value-type="float" office:value="3.41796875" calcext:value-type="float">
            <text:p>3.417968750</text:p>
          </table:table-cell>
          <table:table-cell table:formula="of:=(([.B335]-0)/(1-0))*(1500-0.000000001)+0.000000001" office:value-type="float" office:value="243.164062500838" calcext:value-type="float">
            <text:p>243.164062501</text:p>
          </table:table-cell>
          <table:table-cell table:formula="of:=(([.C335]-0)/(1-0))*(1-0.000000001)+0.000000001" office:value-type="float" office:value="0.185546875814453" calcext:value-type="float">
            <text:p>0.185546876</text:p>
          </table:table-cell>
          <table:table-cell table:formula="of:=[.G335]*[.J335]" office:value-type="float" office:value="3.33984376466016" calcext:value-type="float">
            <text:p>3.339843765</text:p>
          </table:table-cell>
          <table:table-cell table:formula="of:=(([.D335]-0)/(1-0))*(100-0.000000001)+0.000000001" office:value-type="float" office:value="5.27343750094727" calcext:value-type="float">
            <text:p>5.273437501</text:p>
          </table:table-cell>
          <table:table-cell table:number-columns-repeated="2"/>
        </table:table-row>
        <table:table-row table:style-name="ro1">
          <table:table-cell office:value-type="float" office:value="0.841796875" calcext:value-type="float">
            <text:p>0.841796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068359375" calcext:value-type="float">
            <text:p>0.06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6]-0)/(1-0))*(10-0)+0" office:value-type="float" office:value="8.41796875" calcext:value-type="float">
            <text:p>8.417968750</text:p>
          </table:table-cell>
          <table:table-cell table:formula="of:=(([.B336]-0)/(1-0))*(1500-0.000000001)+0.000000001" office:value-type="float" office:value="993.164062500338" calcext:value-type="float">
            <text:p>993.164062500</text:p>
          </table:table-cell>
          <table:table-cell table:formula="of:=(([.C336]-0)/(1-0))*(1-0.000000001)+0.000000001" office:value-type="float" office:value="0.685546875314453" calcext:value-type="float">
            <text:p>0.685546875</text:p>
          </table:table-cell>
          <table:table-cell table:formula="of:=[.G336]*[.J336]" office:value-type="float" office:value="12.3398437556602" calcext:value-type="float">
            <text:p>12.339843756</text:p>
          </table:table-cell>
          <table:table-cell table:formula="of:=(([.D336]-0)/(1-0))*(100-0.000000001)+0.000000001" office:value-type="float" office:value="55.2734375004473" calcext:value-type="float">
            <text:p>55.273437500</text:p>
          </table:table-cell>
          <table:table-cell table:number-columns-repeated="2"/>
        </table:table-row>
        <table:table-row table:style-name="ro1">
          <table:table-cell office:value-type="float" office:value="0.591796875" calcext:value-type="float">
            <text:p>0.591796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318359375" calcext:value-type="float">
            <text:p>0.31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7]-0)/(1-0))*(10-0)+0" office:value-type="float" office:value="5.91796875" calcext:value-type="float">
            <text:p>5.917968750</text:p>
          </table:table-cell>
          <table:table-cell table:formula="of:=(([.B337]-0)/(1-0))*(1500-0.000000001)+0.000000001" office:value-type="float" office:value="618.164062500588" calcext:value-type="float">
            <text:p>618.164062501</text:p>
          </table:table-cell>
          <table:table-cell table:formula="of:=(([.C337]-0)/(1-0))*(1-0.000000001)+0.000000001" office:value-type="float" office:value="0.435546875564453" calcext:value-type="float">
            <text:p>0.435546876</text:p>
          </table:table-cell>
          <table:table-cell table:formula="of:=[.G337]*[.J337]" office:value-type="float" office:value="7.83984376016016" calcext:value-type="float">
            <text:p>7.839843760</text:p>
          </table:table-cell>
          <table:table-cell table:formula="of:=(([.D337]-0)/(1-0))*(100-0.000000001)+0.000000001" office:value-type="float" office:value="30.2734375006973" calcext:value-type="float">
            <text:p>30.273437501</text:p>
          </table:table-cell>
          <table:table-cell table:number-columns-repeated="2"/>
        </table:table-row>
        <table:table-row table:style-name="ro1">
          <table:table-cell office:value-type="float" office:value="0.091796875" calcext:value-type="float">
            <text:p>0.0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818359375" calcext:value-type="float">
            <text:p>0.81835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8]-0)/(1-0))*(10-0)+0" office:value-type="float" office:value="0.91796875" calcext:value-type="float">
            <text:p>0.917968750</text:p>
          </table:table-cell>
          <table:table-cell table:formula="of:=(([.B338]-0)/(1-0))*(1500-0.000000001)+0.000000001" office:value-type="float" office:value="1368.16406250009" calcext:value-type="float">
            <text:p>1368.164062500</text:p>
          </table:table-cell>
          <table:table-cell table:formula="of:=(([.C338]-0)/(1-0))*(1-0.000000001)+0.000000001" office:value-type="float" office:value="0.935546875064453" calcext:value-type="float">
            <text:p>0.935546875</text:p>
          </table:table-cell>
          <table:table-cell table:formula="of:=[.G338]*[.J338]" office:value-type="float" office:value="16.8398437511602" calcext:value-type="float">
            <text:p>16.839843751</text:p>
          </table:table-cell>
          <table:table-cell table:formula="of:=(([.D338]-0)/(1-0))*(100-0.000000001)+0.000000001" office:value-type="float" office:value="80.2734375001973" calcext:value-type="float">
            <text:p>80.273437500</text:p>
          </table:table-cell>
          <table:table-cell table:number-columns-repeated="2"/>
        </table:table-row>
        <table:table-row table:style-name="ro1">
          <table:table-cell office:value-type="float" office:value="0.123046875" calcext:value-type="float">
            <text:p>0.123046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162109375" calcext:value-type="float">
            <text:p>0.16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39]-0)/(1-0))*(10-0)+0" office:value-type="float" office:value="1.23046875" calcext:value-type="float">
            <text:p>1.230468750</text:p>
          </table:table-cell>
          <table:table-cell table:formula="of:=(([.B339]-0)/(1-0))*(1500-0.000000001)+0.000000001" office:value-type="float" office:value="571.289062500619" calcext:value-type="float">
            <text:p>571.289062501</text:p>
          </table:table-cell>
          <table:table-cell table:formula="of:=(([.C339]-0)/(1-0))*(1-0.000000001)+0.000000001" office:value-type="float" office:value="0.0292968759707031" calcext:value-type="float">
            <text:p>0.029296876</text:p>
          </table:table-cell>
          <table:table-cell table:formula="of:=[.G339]*[.J339]" office:value-type="float" office:value="0.527343767472656" calcext:value-type="float">
            <text:p>0.527343767</text:p>
          </table:table-cell>
          <table:table-cell table:formula="of:=(([.D339]-0)/(1-0))*(100-0.000000001)+0.000000001" office:value-type="float" office:value="20.898437500791" calcext:value-type="float">
            <text:p>20.898437501</text:p>
          </table:table-cell>
          <table:table-cell table:number-columns-repeated="2"/>
        </table:table-row>
        <table:table-row table:style-name="ro1">
          <table:table-cell office:value-type="float" office:value="0.623046875" calcext:value-type="float">
            <text:p>0.62304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662109375" calcext:value-type="float">
            <text:p>0.66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0]-0)/(1-0))*(10-0)+0" office:value-type="float" office:value="6.23046875" calcext:value-type="float">
            <text:p>6.230468750</text:p>
          </table:table-cell>
          <table:table-cell table:formula="of:=(([.B340]-0)/(1-0))*(1500-0.000000001)+0.000000001" office:value-type="float" office:value="1321.28906250012" calcext:value-type="float">
            <text:p>1321.289062500</text:p>
          </table:table-cell>
          <table:table-cell table:formula="of:=(([.C340]-0)/(1-0))*(1-0.000000001)+0.000000001" office:value-type="float" office:value="0.529296875470703" calcext:value-type="float">
            <text:p>0.529296875</text:p>
          </table:table-cell>
          <table:table-cell table:formula="of:=[.G340]*[.J340]" office:value-type="float" office:value="9.52734375847266" calcext:value-type="float">
            <text:p>9.527343758</text:p>
          </table:table-cell>
          <table:table-cell table:formula="of:=(([.D340]-0)/(1-0))*(100-0.000000001)+0.000000001" office:value-type="float" office:value="70.898437500291" calcext:value-type="float">
            <text:p>70.898437500</text:p>
          </table:table-cell>
          <table:table-cell table:number-columns-repeated="2"/>
        </table:table-row>
        <table:table-row table:style-name="ro1">
          <table:table-cell office:value-type="float" office:value="0.873046875" calcext:value-type="float">
            <text:p>0.873046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912109375" calcext:value-type="float">
            <text:p>0.91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1]-0)/(1-0))*(10-0)+0" office:value-type="float" office:value="8.73046875" calcext:value-type="float">
            <text:p>8.730468750</text:p>
          </table:table-cell>
          <table:table-cell table:formula="of:=(([.B341]-0)/(1-0))*(1500-0.000000001)+0.000000001" office:value-type="float" office:value="196.289062500869" calcext:value-type="float">
            <text:p>196.289062501</text:p>
          </table:table-cell>
          <table:table-cell table:formula="of:=(([.C341]-0)/(1-0))*(1-0.000000001)+0.000000001" office:value-type="float" office:value="0.279296875720703" calcext:value-type="float">
            <text:p>0.279296876</text:p>
          </table:table-cell>
          <table:table-cell table:formula="of:=[.G341]*[.J341]" office:value-type="float" office:value="5.02734376297266" calcext:value-type="float">
            <text:p>5.027343763</text:p>
          </table:table-cell>
          <table:table-cell table:formula="of:=(([.D341]-0)/(1-0))*(100-0.000000001)+0.000000001" office:value-type="float" office:value="45.898437500541" calcext:value-type="float">
            <text:p>45.898437501</text:p>
          </table:table-cell>
          <table:table-cell table:number-columns-repeated="2"/>
        </table:table-row>
        <table:table-row table:style-name="ro1">
          <table:table-cell office:value-type="float" office:value="0.373046875" calcext:value-type="float">
            <text:p>0.373046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412109375" calcext:value-type="float">
            <text:p>0.412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2]-0)/(1-0))*(10-0)+0" office:value-type="float" office:value="3.73046875" calcext:value-type="float">
            <text:p>3.730468750</text:p>
          </table:table-cell>
          <table:table-cell table:formula="of:=(([.B342]-0)/(1-0))*(1500-0.000000001)+0.000000001" office:value-type="float" office:value="946.289062500369" calcext:value-type="float">
            <text:p>946.289062500</text:p>
          </table:table-cell>
          <table:table-cell table:formula="of:=(([.C342]-0)/(1-0))*(1-0.000000001)+0.000000001" office:value-type="float" office:value="0.779296875220703" calcext:value-type="float">
            <text:p>0.779296875</text:p>
          </table:table-cell>
          <table:table-cell table:formula="of:=[.G342]*[.J342]" office:value-type="float" office:value="14.0273437539727" calcext:value-type="float">
            <text:p>14.027343754</text:p>
          </table:table-cell>
          <table:table-cell table:formula="of:=(([.D342]-0)/(1-0))*(100-0.000000001)+0.000000001" office:value-type="float" office:value="95.898437500041" calcext:value-type="float">
            <text:p>95.898437500</text:p>
          </table:table-cell>
          <table:table-cell table:number-columns-repeated="2"/>
        </table:table-row>
        <table:table-row table:style-name="ro1">
          <table:table-cell office:value-type="float" office:value="0.498046875" calcext:value-type="float">
            <text:p>0.498046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287109375" calcext:value-type="float">
            <text:p>0.28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3]-0)/(1-0))*(10-0)+0" office:value-type="float" office:value="4.98046875" calcext:value-type="float">
            <text:p>4.980468750</text:p>
          </table:table-cell>
          <table:table-cell table:formula="of:=(([.B343]-0)/(1-0))*(1500-0.000000001)+0.000000001" office:value-type="float" office:value="8.78906250099414" calcext:value-type="float">
            <text:p>8.789062501</text:p>
          </table:table-cell>
          <table:table-cell table:formula="of:=(([.C343]-0)/(1-0))*(1-0.000000001)+0.000000001" office:value-type="float" office:value="0.654296875345703" calcext:value-type="float">
            <text:p>0.654296875</text:p>
          </table:table-cell>
          <table:table-cell table:formula="of:=[.G343]*[.J343]" office:value-type="float" office:value="11.7773437562227" calcext:value-type="float">
            <text:p>11.777343756</text:p>
          </table:table-cell>
          <table:table-cell table:formula="of:=(([.D343]-0)/(1-0))*(100-0.000000001)+0.000000001" office:value-type="float" office:value="83.398437500166" calcext:value-type="float">
            <text:p>83.398437500</text:p>
          </table:table-cell>
          <table:table-cell table:number-columns-repeated="2"/>
        </table:table-row>
        <table:table-row table:style-name="ro1">
          <table:table-cell office:value-type="float" office:value="0.998046875" calcext:value-type="float">
            <text:p>0.998046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787109375" calcext:value-type="float">
            <text:p>0.78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4]-0)/(1-0))*(10-0)+0" office:value-type="float" office:value="9.98046875" calcext:value-type="float">
            <text:p>9.980468750</text:p>
          </table:table-cell>
          <table:table-cell table:formula="of:=(([.B344]-0)/(1-0))*(1500-0.000000001)+0.000000001" office:value-type="float" office:value="758.789062500494" calcext:value-type="float">
            <text:p>758.789062500</text:p>
          </table:table-cell>
          <table:table-cell table:formula="of:=(([.C344]-0)/(1-0))*(1-0.000000001)+0.000000001" office:value-type="float" office:value="0.154296875845703" calcext:value-type="float">
            <text:p>0.154296876</text:p>
          </table:table-cell>
          <table:table-cell table:formula="of:=[.G344]*[.J344]" office:value-type="float" office:value="2.77734376522266" calcext:value-type="float">
            <text:p>2.777343765</text:p>
          </table:table-cell>
          <table:table-cell table:formula="of:=(([.D344]-0)/(1-0))*(100-0.000000001)+0.000000001" office:value-type="float" office:value="33.398437500666" calcext:value-type="float">
            <text:p>33.398437501</text:p>
          </table:table-cell>
          <table:table-cell table:number-columns-repeated="2"/>
        </table:table-row>
        <table:table-row table:style-name="ro1">
          <table:table-cell office:value-type="float" office:value="0.748046875" calcext:value-type="float">
            <text:p>0.748046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537109375" calcext:value-type="float">
            <text:p>0.53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5]-0)/(1-0))*(10-0)+0" office:value-type="float" office:value="7.48046875" calcext:value-type="float">
            <text:p>7.480468750</text:p>
          </table:table-cell>
          <table:table-cell table:formula="of:=(([.B345]-0)/(1-0))*(1500-0.000000001)+0.000000001" office:value-type="float" office:value="383.789062500744" calcext:value-type="float">
            <text:p>383.789062501</text:p>
          </table:table-cell>
          <table:table-cell table:formula="of:=(([.C345]-0)/(1-0))*(1-0.000000001)+0.000000001" office:value-type="float" office:value="0.904296875095703" calcext:value-type="float">
            <text:p>0.904296875</text:p>
          </table:table-cell>
          <table:table-cell table:formula="of:=[.G345]*[.J345]" office:value-type="float" office:value="16.2773437517227" calcext:value-type="float">
            <text:p>16.277343752</text:p>
          </table:table-cell>
          <table:table-cell table:formula="of:=(([.D345]-0)/(1-0))*(100-0.000000001)+0.000000001" office:value-type="float" office:value="58.398437500416" calcext:value-type="float">
            <text:p>58.398437500</text:p>
          </table:table-cell>
          <table:table-cell table:number-columns-repeated="2"/>
        </table:table-row>
        <table:table-row table:style-name="ro1">
          <table:table-cell office:value-type="float" office:value="0.248046875" calcext:value-type="float">
            <text:p>0.248046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037109375" calcext:value-type="float">
            <text:p>0.0371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6]-0)/(1-0))*(10-0)+0" office:value-type="float" office:value="2.48046875" calcext:value-type="float">
            <text:p>2.480468750</text:p>
          </table:table-cell>
          <table:table-cell table:formula="of:=(([.B346]-0)/(1-0))*(1500-0.000000001)+0.000000001" office:value-type="float" office:value="1133.78906250024" calcext:value-type="float">
            <text:p>1133.789062500</text:p>
          </table:table-cell>
          <table:table-cell table:formula="of:=(([.C346]-0)/(1-0))*(1-0.000000001)+0.000000001" office:value-type="float" office:value="0.404296875595703" calcext:value-type="float">
            <text:p>0.404296876</text:p>
          </table:table-cell>
          <table:table-cell table:formula="of:=[.G346]*[.J346]" office:value-type="float" office:value="7.27734376072266" calcext:value-type="float">
            <text:p>7.277343761</text:p>
          </table:table-cell>
          <table:table-cell table:formula="of:=(([.D346]-0)/(1-0))*(100-0.000000001)+0.000000001" office:value-type="float" office:value="8.39843750091602" calcext:value-type="float">
            <text:p>8.398437501</text:p>
          </table:table-cell>
          <table:table-cell table:number-columns-repeated="2"/>
        </table:table-row>
        <table:table-row table:style-name="ro1">
          <table:table-cell office:value-type="float" office:value="0.185546875" calcext:value-type="float">
            <text:p>0.185546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24609375" calcext:value-type="float">
            <text:p>0.72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7]-0)/(1-0))*(10-0)+0" office:value-type="float" office:value="1.85546875" calcext:value-type="float">
            <text:p>1.855468750</text:p>
          </table:table-cell>
          <table:table-cell table:formula="of:=(([.B347]-0)/(1-0))*(1500-0.000000001)+0.000000001" office:value-type="float" office:value="290.039062500807" calcext:value-type="float">
            <text:p>290.039062501</text:p>
          </table:table-cell>
          <table:table-cell table:formula="of:=(([.C347]-0)/(1-0))*(1-0.000000001)+0.000000001" office:value-type="float" office:value="0.966796875033203" calcext:value-type="float">
            <text:p>0.966796875</text:p>
          </table:table-cell>
          <table:table-cell table:formula="of:=[.G347]*[.J347]" office:value-type="float" office:value="17.4023437505977" calcext:value-type="float">
            <text:p>17.402343751</text:p>
          </table:table-cell>
          <table:table-cell table:formula="of:=(([.D347]-0)/(1-0))*(100-0.000000001)+0.000000001" office:value-type="float" office:value="27.1484375007285" calcext:value-type="float">
            <text:p>27.148437501</text:p>
          </table:table-cell>
          <table:table-cell table:number-columns-repeated="2"/>
        </table:table-row>
        <table:table-row table:style-name="ro1">
          <table:table-cell office:value-type="float" office:value="0.685546875" calcext:value-type="float">
            <text:p>0.685546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24609375" calcext:value-type="float">
            <text:p>0.22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8]-0)/(1-0))*(10-0)+0" office:value-type="float" office:value="6.85546875" calcext:value-type="float">
            <text:p>6.855468750</text:p>
          </table:table-cell>
          <table:table-cell table:formula="of:=(([.B348]-0)/(1-0))*(1500-0.000000001)+0.000000001" office:value-type="float" office:value="1040.03906250031" calcext:value-type="float">
            <text:p>1040.039062500</text:p>
          </table:table-cell>
          <table:table-cell table:formula="of:=(([.C348]-0)/(1-0))*(1-0.000000001)+0.000000001" office:value-type="float" office:value="0.466796875533203" calcext:value-type="float">
            <text:p>0.466796876</text:p>
          </table:table-cell>
          <table:table-cell table:formula="of:=[.G348]*[.J348]" office:value-type="float" office:value="8.40234375959766" calcext:value-type="float">
            <text:p>8.402343760</text:p>
          </table:table-cell>
          <table:table-cell table:formula="of:=(([.D348]-0)/(1-0))*(100-0.000000001)+0.000000001" office:value-type="float" office:value="77.1484375002285" calcext:value-type="float">
            <text:p>77.148437500</text:p>
          </table:table-cell>
          <table:table-cell table:number-columns-repeated="2"/>
        </table:table-row>
        <table:table-row table:style-name="ro1">
          <table:table-cell office:value-type="float" office:value="0.935546875" calcext:value-type="float">
            <text:p>0.935546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474609375" calcext:value-type="float">
            <text:p>0.47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49]-0)/(1-0))*(10-0)+0" office:value-type="float" office:value="9.35546875" calcext:value-type="float">
            <text:p>9.355468750</text:p>
          </table:table-cell>
          <table:table-cell table:formula="of:=(([.B349]-0)/(1-0))*(1500-0.000000001)+0.000000001" office:value-type="float" office:value="665.039062500557" calcext:value-type="float">
            <text:p>665.039062501</text:p>
          </table:table-cell>
          <table:table-cell table:formula="of:=(([.C349]-0)/(1-0))*(1-0.000000001)+0.000000001" office:value-type="float" office:value="0.716796875283203" calcext:value-type="float">
            <text:p>0.716796875</text:p>
          </table:table-cell>
          <table:table-cell table:formula="of:=[.G349]*[.J349]" office:value-type="float" office:value="12.9023437550977" calcext:value-type="float">
            <text:p>12.902343755</text:p>
          </table:table-cell>
          <table:table-cell table:formula="of:=(([.D349]-0)/(1-0))*(100-0.000000001)+0.000000001" office:value-type="float" office:value="2.14843750097852" calcext:value-type="float">
            <text:p>2.148437501</text:p>
          </table:table-cell>
          <table:table-cell table:number-columns-repeated="2"/>
        </table:table-row>
        <table:table-row table:style-name="ro1">
          <table:table-cell office:value-type="float" office:value="0.435546875" calcext:value-type="float">
            <text:p>0.435546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974609375" calcext:value-type="float">
            <text:p>0.974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0]-0)/(1-0))*(10-0)+0" office:value-type="float" office:value="4.35546875" calcext:value-type="float">
            <text:p>4.355468750</text:p>
          </table:table-cell>
          <table:table-cell table:formula="of:=(([.B350]-0)/(1-0))*(1500-0.000000001)+0.000000001" office:value-type="float" office:value="1415.03906250006" calcext:value-type="float">
            <text:p>1415.039062500</text:p>
          </table:table-cell>
          <table:table-cell table:formula="of:=(([.C350]-0)/(1-0))*(1-0.000000001)+0.000000001" office:value-type="float" office:value="0.216796875783203" calcext:value-type="float">
            <text:p>0.216796876</text:p>
          </table:table-cell>
          <table:table-cell table:formula="of:=[.G350]*[.J350]" office:value-type="float" office:value="3.90234376409766" calcext:value-type="float">
            <text:p>3.902343764</text:p>
          </table:table-cell>
          <table:table-cell table:formula="of:=(([.D350]-0)/(1-0))*(100-0.000000001)+0.000000001" office:value-type="float" office:value="52.1484375004785" calcext:value-type="float">
            <text:p>52.148437500</text:p>
          </table:table-cell>
          <table:table-cell table:number-columns-repeated="2"/>
        </table:table-row>
        <table:table-row table:style-name="ro1">
          <table:table-cell office:value-type="float" office:value="0.310546875" calcext:value-type="float">
            <text:p>0.310546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849609375" calcext:value-type="float">
            <text:p>0.84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1]-0)/(1-0))*(10-0)+0" office:value-type="float" office:value="3.10546875" calcext:value-type="float">
            <text:p>3.105468750</text:p>
          </table:table-cell>
          <table:table-cell table:formula="of:=(([.B351]-0)/(1-0))*(1500-0.000000001)+0.000000001" office:value-type="float" office:value="477.539062500682" calcext:value-type="float">
            <text:p>477.539062501</text:p>
          </table:table-cell>
          <table:table-cell table:formula="of:=(([.C351]-0)/(1-0))*(1-0.000000001)+0.000000001" office:value-type="float" office:value="0.341796875658203" calcext:value-type="float">
            <text:p>0.341796876</text:p>
          </table:table-cell>
          <table:table-cell table:formula="of:=[.G351]*[.J351]" office:value-type="float" office:value="6.15234376184766" calcext:value-type="float">
            <text:p>6.152343762</text:p>
          </table:table-cell>
          <table:table-cell table:formula="of:=(([.D351]-0)/(1-0))*(100-0.000000001)+0.000000001" office:value-type="float" office:value="64.6484375003535" calcext:value-type="float">
            <text:p>64.648437500</text:p>
          </table:table-cell>
          <table:table-cell table:number-columns-repeated="2"/>
        </table:table-row>
        <table:table-row table:style-name="ro1">
          <table:table-cell office:value-type="float" office:value="0.810546875" calcext:value-type="float">
            <text:p>0.810546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349609375" calcext:value-type="float">
            <text:p>0.34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2]-0)/(1-0))*(10-0)+0" office:value-type="float" office:value="8.10546875" calcext:value-type="float">
            <text:p>8.105468750</text:p>
          </table:table-cell>
          <table:table-cell table:formula="of:=(([.B352]-0)/(1-0))*(1500-0.000000001)+0.000000001" office:value-type="float" office:value="1227.53906250018" calcext:value-type="float">
            <text:p>1227.539062500</text:p>
          </table:table-cell>
          <table:table-cell table:formula="of:=(([.C352]-0)/(1-0))*(1-0.000000001)+0.000000001" office:value-type="float" office:value="0.841796875158203" calcext:value-type="float">
            <text:p>0.841796875</text:p>
          </table:table-cell>
          <table:table-cell table:formula="of:=[.G352]*[.J352]" office:value-type="float" office:value="15.1523437528477" calcext:value-type="float">
            <text:p>15.152343753</text:p>
          </table:table-cell>
          <table:table-cell table:formula="of:=(([.D352]-0)/(1-0))*(100-0.000000001)+0.000000001" office:value-type="float" office:value="14.6484375008535" calcext:value-type="float">
            <text:p>14.648437501</text:p>
          </table:table-cell>
          <table:table-cell table:number-columns-repeated="2"/>
        </table:table-row>
        <table:table-row table:style-name="ro1">
          <table:table-cell office:value-type="float" office:value="0.560546875" calcext:value-type="float">
            <text:p>0.560546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099609375" calcext:value-type="float">
            <text:p>0.09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3]-0)/(1-0))*(10-0)+0" office:value-type="float" office:value="5.60546875" calcext:value-type="float">
            <text:p>5.605468750</text:p>
          </table:table-cell>
          <table:table-cell table:formula="of:=(([.B353]-0)/(1-0))*(1500-0.000000001)+0.000000001" office:value-type="float" office:value="102.539062500932" calcext:value-type="float">
            <text:p>102.539062501</text:p>
          </table:table-cell>
          <table:table-cell table:formula="of:=(([.C353]-0)/(1-0))*(1-0.000000001)+0.000000001" office:value-type="float" office:value="0.0917968759082031" calcext:value-type="float">
            <text:p>0.091796876</text:p>
          </table:table-cell>
          <table:table-cell table:formula="of:=[.G353]*[.J353]" office:value-type="float" office:value="1.65234376634766" calcext:value-type="float">
            <text:p>1.652343766</text:p>
          </table:table-cell>
          <table:table-cell table:formula="of:=(([.D353]-0)/(1-0))*(100-0.000000001)+0.000000001" office:value-type="float" office:value="89.6484375001035" calcext:value-type="float">
            <text:p>89.648437500</text:p>
          </table:table-cell>
          <table:table-cell table:number-columns-repeated="2"/>
        </table:table-row>
        <table:table-row table:style-name="ro1">
          <table:table-cell office:value-type="float" office:value="0.060546875" calcext:value-type="float">
            <text:p>0.060546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599609375" calcext:value-type="float">
            <text:p>0.59960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4]-0)/(1-0))*(10-0)+0" office:value-type="float" office:value="0.60546875" calcext:value-type="float">
            <text:p>0.605468750</text:p>
          </table:table-cell>
          <table:table-cell table:formula="of:=(([.B354]-0)/(1-0))*(1500-0.000000001)+0.000000001" office:value-type="float" office:value="852.539062500432" calcext:value-type="float">
            <text:p>852.539062500</text:p>
          </table:table-cell>
          <table:table-cell table:formula="of:=(([.C354]-0)/(1-0))*(1-0.000000001)+0.000000001" office:value-type="float" office:value="0.591796875408203" calcext:value-type="float">
            <text:p>0.591796875</text:p>
          </table:table-cell>
          <table:table-cell table:formula="of:=[.G354]*[.J354]" office:value-type="float" office:value="10.6523437573477" calcext:value-type="float">
            <text:p>10.652343757</text:p>
          </table:table-cell>
          <table:table-cell table:formula="of:=(([.D354]-0)/(1-0))*(100-0.000000001)+0.000000001" office:value-type="float" office:value="39.6484375006035" calcext:value-type="float">
            <text:p>39.648437501</text:p>
          </table:table-cell>
          <table:table-cell table:number-columns-repeated="2"/>
        </table:table-row>
        <table:table-row table:style-name="ro1">
          <table:table-cell office:value-type="float" office:value="0.044921875" calcext:value-type="float">
            <text:p>0.044921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271484375" calcext:value-type="float">
            <text:p>0.27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5]-0)/(1-0))*(10-0)+0" office:value-type="float" office:value="0.44921875" calcext:value-type="float">
            <text:p>0.449218750</text:p>
          </table:table-cell>
          <table:table-cell table:formula="of:=(([.B355]-0)/(1-0))*(1500-0.000000001)+0.000000001" office:value-type="float" office:value="547.851562500635" calcext:value-type="float">
            <text:p>547.851562501</text:p>
          </table:table-cell>
          <table:table-cell table:formula="of:=(([.C355]-0)/(1-0))*(1-0.000000001)+0.000000001" office:value-type="float" office:value="0.794921875205078" calcext:value-type="float">
            <text:p>0.794921875</text:p>
          </table:table-cell>
          <table:table-cell table:formula="of:=[.G355]*[.J355]" office:value-type="float" office:value="14.3085937536914" calcext:value-type="float">
            <text:p>14.308593754</text:p>
          </table:table-cell>
          <table:table-cell table:formula="of:=(([.D355]-0)/(1-0))*(100-0.000000001)+0.000000001" office:value-type="float" office:value="6.83593750093164" calcext:value-type="float">
            <text:p>6.835937501</text:p>
          </table:table-cell>
          <table:table-cell table:number-columns-repeated="2"/>
        </table:table-row>
        <table:table-row table:style-name="ro1">
          <table:table-cell office:value-type="float" office:value="0.544921875" calcext:value-type="float">
            <text:p>0.54492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771484375" calcext:value-type="float">
            <text:p>0.77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6]-0)/(1-0))*(10-0)+0" office:value-type="float" office:value="5.44921875" calcext:value-type="float">
            <text:p>5.449218750</text:p>
          </table:table-cell>
          <table:table-cell table:formula="of:=(([.B356]-0)/(1-0))*(1500-0.000000001)+0.000000001" office:value-type="float" office:value="1297.85156250013" calcext:value-type="float">
            <text:p>1297.851562500</text:p>
          </table:table-cell>
          <table:table-cell table:formula="of:=(([.C356]-0)/(1-0))*(1-0.000000001)+0.000000001" office:value-type="float" office:value="0.294921875705078" calcext:value-type="float">
            <text:p>0.294921876</text:p>
          </table:table-cell>
          <table:table-cell table:formula="of:=[.G356]*[.J356]" office:value-type="float" office:value="5.30859376269141" calcext:value-type="float">
            <text:p>5.308593763</text:p>
          </table:table-cell>
          <table:table-cell table:formula="of:=(([.D356]-0)/(1-0))*(100-0.000000001)+0.000000001" office:value-type="float" office:value="56.8359375004316" calcext:value-type="float">
            <text:p>56.835937500</text:p>
          </table:table-cell>
          <table:table-cell table:number-columns-repeated="2"/>
        </table:table-row>
        <table:table-row table:style-name="ro1">
          <table:table-cell office:value-type="float" office:value="0.794921875" calcext:value-type="float">
            <text:p>0.794921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521484375" calcext:value-type="float">
            <text:p>0.52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7]-0)/(1-0))*(10-0)+0" office:value-type="float" office:value="7.94921875" calcext:value-type="float">
            <text:p>7.949218750</text:p>
          </table:table-cell>
          <table:table-cell table:formula="of:=(([.B357]-0)/(1-0))*(1500-0.000000001)+0.000000001" office:value-type="float" office:value="172.851562500885" calcext:value-type="float">
            <text:p>172.851562501</text:p>
          </table:table-cell>
          <table:table-cell table:formula="of:=(([.C357]-0)/(1-0))*(1-0.000000001)+0.000000001" office:value-type="float" office:value="0.544921875455078" calcext:value-type="float">
            <text:p>0.544921875</text:p>
          </table:table-cell>
          <table:table-cell table:formula="of:=[.G357]*[.J357]" office:value-type="float" office:value="9.80859375819141" calcext:value-type="float">
            <text:p>9.808593758</text:p>
          </table:table-cell>
          <table:table-cell table:formula="of:=(([.D357]-0)/(1-0))*(100-0.000000001)+0.000000001" office:value-type="float" office:value="31.8359375006816" calcext:value-type="float">
            <text:p>31.835937501</text:p>
          </table:table-cell>
          <table:table-cell table:number-columns-repeated="2"/>
        </table:table-row>
        <table:table-row table:style-name="ro1">
          <table:table-cell office:value-type="float" office:value="0.294921875" calcext:value-type="float">
            <text:p>0.294921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021484375" calcext:value-type="float">
            <text:p>0.021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8]-0)/(1-0))*(10-0)+0" office:value-type="float" office:value="2.94921875" calcext:value-type="float">
            <text:p>2.949218750</text:p>
          </table:table-cell>
          <table:table-cell table:formula="of:=(([.B358]-0)/(1-0))*(1500-0.000000001)+0.000000001" office:value-type="float" office:value="922.851562500385" calcext:value-type="float">
            <text:p>922.851562500</text:p>
          </table:table-cell>
          <table:table-cell table:formula="of:=(([.C358]-0)/(1-0))*(1-0.000000001)+0.000000001" office:value-type="float" office:value="0.0449218759550781" calcext:value-type="float">
            <text:p>0.044921876</text:p>
          </table:table-cell>
          <table:table-cell table:formula="of:=[.G358]*[.J358]" office:value-type="float" office:value="0.808593767191406" calcext:value-type="float">
            <text:p>0.808593767</text:p>
          </table:table-cell>
          <table:table-cell table:formula="of:=(([.D358]-0)/(1-0))*(100-0.000000001)+0.000000001" office:value-type="float" office:value="81.8359375001817" calcext:value-type="float">
            <text:p>81.835937500</text:p>
          </table:table-cell>
          <table:table-cell table:number-columns-repeated="2"/>
        </table:table-row>
        <table:table-row table:style-name="ro1">
          <table:table-cell office:value-type="float" office:value="0.419921875" calcext:value-type="float">
            <text:p>0.419921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146484375" calcext:value-type="float">
            <text:p>0.14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59]-0)/(1-0))*(10-0)+0" office:value-type="float" office:value="4.19921875" calcext:value-type="float">
            <text:p>4.199218750</text:p>
          </table:table-cell>
          <table:table-cell table:formula="of:=(([.B359]-0)/(1-0))*(1500-0.000000001)+0.000000001" office:value-type="float" office:value="360.35156250076" calcext:value-type="float">
            <text:p>360.351562501</text:p>
          </table:table-cell>
          <table:table-cell table:formula="of:=(([.C359]-0)/(1-0))*(1-0.000000001)+0.000000001" office:value-type="float" office:value="0.419921875580078" calcext:value-type="float">
            <text:p>0.419921876</text:p>
          </table:table-cell>
          <table:table-cell table:formula="of:=[.G359]*[.J359]" office:value-type="float" office:value="7.55859376044141" calcext:value-type="float">
            <text:p>7.558593760</text:p>
          </table:table-cell>
          <table:table-cell table:formula="of:=(([.D359]-0)/(1-0))*(100-0.000000001)+0.000000001" office:value-type="float" office:value="94.3359375000567" calcext:value-type="float">
            <text:p>94.335937500</text:p>
          </table:table-cell>
          <table:table-cell table:number-columns-repeated="2"/>
        </table:table-row>
        <table:table-row table:style-name="ro1">
          <table:table-cell office:value-type="float" office:value="0.919921875" calcext:value-type="float">
            <text:p>0.919921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646484375" calcext:value-type="float">
            <text:p>0.64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0]-0)/(1-0))*(10-0)+0" office:value-type="float" office:value="9.19921875" calcext:value-type="float">
            <text:p>9.199218750</text:p>
          </table:table-cell>
          <table:table-cell table:formula="of:=(([.B360]-0)/(1-0))*(1500-0.000000001)+0.000000001" office:value-type="float" office:value="1110.35156250026" calcext:value-type="float">
            <text:p>1110.351562500</text:p>
          </table:table-cell>
          <table:table-cell table:formula="of:=(([.C360]-0)/(1-0))*(1-0.000000001)+0.000000001" office:value-type="float" office:value="0.919921875080078" calcext:value-type="float">
            <text:p>0.919921875</text:p>
          </table:table-cell>
          <table:table-cell table:formula="of:=[.G360]*[.J360]" office:value-type="float" office:value="16.5585937514414" calcext:value-type="float">
            <text:p>16.558593751</text:p>
          </table:table-cell>
          <table:table-cell table:formula="of:=(([.D360]-0)/(1-0))*(100-0.000000001)+0.000000001" office:value-type="float" office:value="44.3359375005566" calcext:value-type="float">
            <text:p>44.335937501</text:p>
          </table:table-cell>
          <table:table-cell table:number-columns-repeated="2"/>
        </table:table-row>
        <table:table-row table:style-name="ro1">
          <table:table-cell office:value-type="float" office:value="0.669921875" calcext:value-type="float">
            <text:p>0.669921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896484375" calcext:value-type="float">
            <text:p>0.89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1]-0)/(1-0))*(10-0)+0" office:value-type="float" office:value="6.69921875" calcext:value-type="float">
            <text:p>6.699218750</text:p>
          </table:table-cell>
          <table:table-cell table:formula="of:=(([.B361]-0)/(1-0))*(1500-0.000000001)+0.000000001" office:value-type="float" office:value="735.35156250051" calcext:value-type="float">
            <text:p>735.351562501</text:p>
          </table:table-cell>
          <table:table-cell table:formula="of:=(([.C361]-0)/(1-0))*(1-0.000000001)+0.000000001" office:value-type="float" office:value="0.169921875830078" calcext:value-type="float">
            <text:p>0.169921876</text:p>
          </table:table-cell>
          <table:table-cell table:formula="of:=[.G361]*[.J361]" office:value-type="float" office:value="3.05859376494141" calcext:value-type="float">
            <text:p>3.058593765</text:p>
          </table:table-cell>
          <table:table-cell table:formula="of:=(([.D361]-0)/(1-0))*(100-0.000000001)+0.000000001" office:value-type="float" office:value="69.3359375003066" calcext:value-type="float">
            <text:p>69.335937500</text:p>
          </table:table-cell>
          <table:table-cell table:number-columns-repeated="2"/>
        </table:table-row>
        <table:table-row table:style-name="ro1">
          <table:table-cell office:value-type="float" office:value="0.169921875" calcext:value-type="float">
            <text:p>0.169921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396484375" calcext:value-type="float">
            <text:p>0.3964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2]-0)/(1-0))*(10-0)+0" office:value-type="float" office:value="1.69921875" calcext:value-type="float">
            <text:p>1.699218750</text:p>
          </table:table-cell>
          <table:table-cell table:formula="of:=(([.B362]-0)/(1-0))*(1500-0.000000001)+0.000000001" office:value-type="float" office:value="1485.35156250001" calcext:value-type="float">
            <text:p>1485.351562500</text:p>
          </table:table-cell>
          <table:table-cell table:formula="of:=(([.C362]-0)/(1-0))*(1-0.000000001)+0.000000001" office:value-type="float" office:value="0.669921875330078" calcext:value-type="float">
            <text:p>0.669921875</text:p>
          </table:table-cell>
          <table:table-cell table:formula="of:=[.G362]*[.J362]" office:value-type="float" office:value="12.0585937559414" calcext:value-type="float">
            <text:p>12.058593756</text:p>
          </table:table-cell>
          <table:table-cell table:formula="of:=(([.D362]-0)/(1-0))*(100-0.000000001)+0.000000001" office:value-type="float" office:value="19.3359375008066" calcext:value-type="float">
            <text:p>19.335937501</text:p>
          </table:table-cell>
          <table:table-cell table:number-columns-repeated="2"/>
        </table:table-row>
        <table:table-row table:style-name="ro1">
          <table:table-cell office:value-type="float" office:value="0.232421875" calcext:value-type="float">
            <text:p>0.232421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833984375" calcext:value-type="float">
            <text:p>0.83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3]-0)/(1-0))*(10-0)+0" office:value-type="float" office:value="2.32421875" calcext:value-type="float">
            <text:p>2.324218750</text:p>
          </table:table-cell>
          <table:table-cell table:formula="of:=(([.B363]-0)/(1-0))*(1500-0.000000001)+0.000000001" office:value-type="float" office:value="79.1015625009473" calcext:value-type="float">
            <text:p>79.101562501</text:p>
          </table:table-cell>
          <table:table-cell table:formula="of:=(([.C363]-0)/(1-0))*(1-0.000000001)+0.000000001" office:value-type="float" office:value="0.232421875767578" calcext:value-type="float">
            <text:p>0.232421876</text:p>
          </table:table-cell>
          <table:table-cell table:formula="of:=[.G363]*[.J363]" office:value-type="float" office:value="4.18359376381641" calcext:value-type="float">
            <text:p>4.183593764</text:p>
          </table:table-cell>
          <table:table-cell table:formula="of:=(([.D363]-0)/(1-0))*(100-0.000000001)+0.000000001" office:value-type="float" office:value="38.0859375006191" calcext:value-type="float">
            <text:p>38.085937501</text:p>
          </table:table-cell>
          <table:table-cell table:number-columns-repeated="2"/>
        </table:table-row>
        <table:table-row table:style-name="ro1">
          <table:table-cell office:value-type="float" office:value="0.732421875" calcext:value-type="float">
            <text:p>0.732421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333984375" calcext:value-type="float">
            <text:p>0.33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4]-0)/(1-0))*(10-0)+0" office:value-type="float" office:value="7.32421875" calcext:value-type="float">
            <text:p>7.324218750</text:p>
          </table:table-cell>
          <table:table-cell table:formula="of:=(([.B364]-0)/(1-0))*(1500-0.000000001)+0.000000001" office:value-type="float" office:value="829.101562500447" calcext:value-type="float">
            <text:p>829.101562500</text:p>
          </table:table-cell>
          <table:table-cell table:formula="of:=(([.C364]-0)/(1-0))*(1-0.000000001)+0.000000001" office:value-type="float" office:value="0.732421875267578" calcext:value-type="float">
            <text:p>0.732421875</text:p>
          </table:table-cell>
          <table:table-cell table:formula="of:=[.G364]*[.J364]" office:value-type="float" office:value="13.1835937548164" calcext:value-type="float">
            <text:p>13.183593755</text:p>
          </table:table-cell>
          <table:table-cell table:formula="of:=(([.D364]-0)/(1-0))*(100-0.000000001)+0.000000001" office:value-type="float" office:value="88.0859375001191" calcext:value-type="float">
            <text:p>88.085937500</text:p>
          </table:table-cell>
          <table:table-cell table:number-columns-repeated="2"/>
        </table:table-row>
        <table:table-row table:style-name="ro1">
          <table:table-cell office:value-type="float" office:value="0.982421875" calcext:value-type="float">
            <text:p>0.982421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083984375" calcext:value-type="float">
            <text:p>0.08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5]-0)/(1-0))*(10-0)+0" office:value-type="float" office:value="9.82421875" calcext:value-type="float">
            <text:p>9.824218750</text:p>
          </table:table-cell>
          <table:table-cell table:formula="of:=(([.B365]-0)/(1-0))*(1500-0.000000001)+0.000000001" office:value-type="float" office:value="454.101562500697" calcext:value-type="float">
            <text:p>454.101562501</text:p>
          </table:table-cell>
          <table:table-cell table:formula="of:=(([.C365]-0)/(1-0))*(1-0.000000001)+0.000000001" office:value-type="float" office:value="0.482421875517578" calcext:value-type="float">
            <text:p>0.482421876</text:p>
          </table:table-cell>
          <table:table-cell table:formula="of:=[.G365]*[.J365]" office:value-type="float" office:value="8.68359375931641" calcext:value-type="float">
            <text:p>8.683593759</text:p>
          </table:table-cell>
          <table:table-cell table:formula="of:=(([.D365]-0)/(1-0))*(100-0.000000001)+0.000000001" office:value-type="float" office:value="13.0859375008691" calcext:value-type="float">
            <text:p>13.085937501</text:p>
          </table:table-cell>
          <table:table-cell table:number-columns-repeated="2"/>
        </table:table-row>
        <table:table-row table:style-name="ro1">
          <table:table-cell office:value-type="float" office:value="0.482421875" calcext:value-type="float">
            <text:p>0.482421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583984375" calcext:value-type="float">
            <text:p>0.583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6]-0)/(1-0))*(10-0)+0" office:value-type="float" office:value="4.82421875" calcext:value-type="float">
            <text:p>4.824218750</text:p>
          </table:table-cell>
          <table:table-cell table:formula="of:=(([.B366]-0)/(1-0))*(1500-0.000000001)+0.000000001" office:value-type="float" office:value="1204.1015625002" calcext:value-type="float">
            <text:p>1204.101562500</text:p>
          </table:table-cell>
          <table:table-cell table:formula="of:=(([.C366]-0)/(1-0))*(1-0.000000001)+0.000000001" office:value-type="float" office:value="0.982421875017578" calcext:value-type="float">
            <text:p>0.982421875</text:p>
          </table:table-cell>
          <table:table-cell table:formula="of:=[.G366]*[.J366]" office:value-type="float" office:value="17.6835937503164" calcext:value-type="float">
            <text:p>17.683593750</text:p>
          </table:table-cell>
          <table:table-cell table:formula="of:=(([.D366]-0)/(1-0))*(100-0.000000001)+0.000000001" office:value-type="float" office:value="63.0859375003691" calcext:value-type="float">
            <text:p>63.085937500</text:p>
          </table:table-cell>
          <table:table-cell table:number-columns-repeated="2"/>
        </table:table-row>
        <table:table-row table:style-name="ro1">
          <table:table-cell office:value-type="float" office:value="0.357421875" calcext:value-type="float">
            <text:p>0.357421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708984375" calcext:value-type="float">
            <text:p>0.70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7]-0)/(1-0))*(10-0)+0" office:value-type="float" office:value="3.57421875" calcext:value-type="float">
            <text:p>3.574218750</text:p>
          </table:table-cell>
          <table:table-cell table:formula="of:=(([.B367]-0)/(1-0))*(1500-0.000000001)+0.000000001" office:value-type="float" office:value="641.601562500572" calcext:value-type="float">
            <text:p>641.601562501</text:p>
          </table:table-cell>
          <table:table-cell table:formula="of:=(([.C367]-0)/(1-0))*(1-0.000000001)+0.000000001" office:value-type="float" office:value="0.607421875392578" calcext:value-type="float">
            <text:p>0.607421875</text:p>
          </table:table-cell>
          <table:table-cell table:formula="of:=[.G367]*[.J367]" office:value-type="float" office:value="10.9335937570664" calcext:value-type="float">
            <text:p>10.933593757</text:p>
          </table:table-cell>
          <table:table-cell table:formula="of:=(([.D367]-0)/(1-0))*(100-0.000000001)+0.000000001" office:value-type="float" office:value="50.5859375004941" calcext:value-type="float">
            <text:p>50.585937500</text:p>
          </table:table-cell>
          <table:table-cell table:number-columns-repeated="2"/>
        </table:table-row>
        <table:table-row table:style-name="ro1">
          <table:table-cell office:value-type="float" office:value="0.857421875" calcext:value-type="float">
            <text:p>0.8574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208984375" calcext:value-type="float">
            <text:p>0.20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8]-0)/(1-0))*(10-0)+0" office:value-type="float" office:value="8.57421875" calcext:value-type="float">
            <text:p>8.574218750</text:p>
          </table:table-cell>
          <table:table-cell table:formula="of:=(([.B368]-0)/(1-0))*(1500-0.000000001)+0.000000001" office:value-type="float" office:value="1391.60156250007" calcext:value-type="float">
            <text:p>1391.601562500</text:p>
          </table:table-cell>
          <table:table-cell table:formula="of:=(([.C368]-0)/(1-0))*(1-0.000000001)+0.000000001" office:value-type="float" office:value="0.107421875892578" calcext:value-type="float">
            <text:p>0.107421876</text:p>
          </table:table-cell>
          <table:table-cell table:formula="of:=[.G368]*[.J368]" office:value-type="float" office:value="1.93359376606641" calcext:value-type="float">
            <text:p>1.933593766</text:p>
          </table:table-cell>
          <table:table-cell table:formula="of:=(([.D368]-0)/(1-0))*(100-0.000000001)+0.000000001" office:value-type="float" office:value="0.585937500994141" calcext:value-type="float">
            <text:p>0.585937501</text:p>
          </table:table-cell>
          <table:table-cell table:number-columns-repeated="2"/>
        </table:table-row>
        <table:table-row table:style-name="ro1">
          <table:table-cell office:value-type="float" office:value="0.607421875" calcext:value-type="float">
            <text:p>0.607421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58984375" calcext:value-type="float">
            <text:p>0.45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69]-0)/(1-0))*(10-0)+0" office:value-type="float" office:value="6.07421875" calcext:value-type="float">
            <text:p>6.074218750</text:p>
          </table:table-cell>
          <table:table-cell table:formula="of:=(([.B369]-0)/(1-0))*(1500-0.000000001)+0.000000001" office:value-type="float" office:value="266.601562500822" calcext:value-type="float">
            <text:p>266.601562501</text:p>
          </table:table-cell>
          <table:table-cell table:formula="of:=(([.C369]-0)/(1-0))*(1-0.000000001)+0.000000001" office:value-type="float" office:value="0.857421875142578" calcext:value-type="float">
            <text:p>0.857421875</text:p>
          </table:table-cell>
          <table:table-cell table:formula="of:=[.G369]*[.J369]" office:value-type="float" office:value="15.4335937525664" calcext:value-type="float">
            <text:p>15.433593753</text:p>
          </table:table-cell>
          <table:table-cell table:formula="of:=(([.D369]-0)/(1-0))*(100-0.000000001)+0.000000001" office:value-type="float" office:value="75.5859375002441" calcext:value-type="float">
            <text:p>75.585937500</text:p>
          </table:table-cell>
          <table:table-cell table:number-columns-repeated="2"/>
        </table:table-row>
        <table:table-row table:style-name="ro1">
          <table:table-cell office:value-type="float" office:value="0.107421875" calcext:value-type="float">
            <text:p>0.107421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58984375" calcext:value-type="float">
            <text:p>0.95898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0]-0)/(1-0))*(10-0)+0" office:value-type="float" office:value="1.07421875" calcext:value-type="float">
            <text:p>1.074218750</text:p>
          </table:table-cell>
          <table:table-cell table:formula="of:=(([.B370]-0)/(1-0))*(1500-0.000000001)+0.000000001" office:value-type="float" office:value="1016.60156250032" calcext:value-type="float">
            <text:p>1016.601562500</text:p>
          </table:table-cell>
          <table:table-cell table:formula="of:=(([.C370]-0)/(1-0))*(1-0.000000001)+0.000000001" office:value-type="float" office:value="0.357421875642578" calcext:value-type="float">
            <text:p>0.357421876</text:p>
          </table:table-cell>
          <table:table-cell table:formula="of:=[.G370]*[.J370]" office:value-type="float" office:value="6.43359376156641" calcext:value-type="float">
            <text:p>6.433593762</text:p>
          </table:table-cell>
          <table:table-cell table:formula="of:=(([.D370]-0)/(1-0))*(100-0.000000001)+0.000000001" office:value-type="float" office:value="25.5859375007441" calcext:value-type="float">
            <text:p>25.585937501</text:p>
          </table:table-cell>
          <table:table-cell table:number-columns-repeated="2"/>
        </table:table-row>
        <table:table-row table:style-name="ro1">
          <table:table-cell office:value-type="float" office:value="0.076171875" calcext:value-type="float">
            <text:p>0.076171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052734375" calcext:value-type="float">
            <text:p>0.05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1]-0)/(1-0))*(10-0)+0" office:value-type="float" office:value="0.76171875" calcext:value-type="float">
            <text:p>0.761718750</text:p>
          </table:table-cell>
          <table:table-cell table:formula="of:=(([.B371]-0)/(1-0))*(1500-0.000000001)+0.000000001" office:value-type="float" office:value="219.726562500853" calcext:value-type="float">
            <text:p>219.726562501</text:p>
          </table:table-cell>
          <table:table-cell table:formula="of:=(([.C371]-0)/(1-0))*(1-0.000000001)+0.000000001" office:value-type="float" office:value="0.701171875298828" calcext:value-type="float">
            <text:p>0.701171875</text:p>
          </table:table-cell>
          <table:table-cell table:formula="of:=[.G371]*[.J371]" office:value-type="float" office:value="12.6210937553789" calcext:value-type="float">
            <text:p>12.621093755</text:p>
          </table:table-cell>
          <table:table-cell table:formula="of:=(([.D371]-0)/(1-0))*(100-0.000000001)+0.000000001" office:value-type="float" office:value="72.4609375002754" calcext:value-type="float">
            <text:p>72.460937500</text:p>
          </table:table-cell>
          <table:table-cell table:number-columns-repeated="2"/>
        </table:table-row>
        <table:table-row table:style-name="ro1">
          <table:table-cell office:value-type="float" office:value="0.576171875" calcext:value-type="float">
            <text:p>0.576171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552734375" calcext:value-type="float">
            <text:p>0.55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2]-0)/(1-0))*(10-0)+0" office:value-type="float" office:value="5.76171875" calcext:value-type="float">
            <text:p>5.761718750</text:p>
          </table:table-cell>
          <table:table-cell table:formula="of:=(([.B372]-0)/(1-0))*(1500-0.000000001)+0.000000001" office:value-type="float" office:value="969.726562500354" calcext:value-type="float">
            <text:p>969.726562500</text:p>
          </table:table-cell>
          <table:table-cell table:formula="of:=(([.C372]-0)/(1-0))*(1-0.000000001)+0.000000001" office:value-type="float" office:value="0.201171875798828" calcext:value-type="float">
            <text:p>0.201171876</text:p>
          </table:table-cell>
          <table:table-cell table:formula="of:=[.G372]*[.J372]" office:value-type="float" office:value="3.62109376437891" calcext:value-type="float">
            <text:p>3.621093764</text:p>
          </table:table-cell>
          <table:table-cell table:formula="of:=(([.D372]-0)/(1-0))*(100-0.000000001)+0.000000001" office:value-type="float" office:value="22.4609375007754" calcext:value-type="float">
            <text:p>22.460937501</text:p>
          </table:table-cell>
          <table:table-cell table:number-columns-repeated="2"/>
        </table:table-row>
        <table:table-row table:style-name="ro1">
          <table:table-cell office:value-type="float" office:value="0.826171875" calcext:value-type="float">
            <text:p>0.826171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802734375" calcext:value-type="float">
            <text:p>0.80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3]-0)/(1-0))*(10-0)+0" office:value-type="float" office:value="8.26171875" calcext:value-type="float">
            <text:p>8.261718750</text:p>
          </table:table-cell>
          <table:table-cell table:formula="of:=(([.B373]-0)/(1-0))*(1500-0.000000001)+0.000000001" office:value-type="float" office:value="594.726562500604" calcext:value-type="float">
            <text:p>594.726562501</text:p>
          </table:table-cell>
          <table:table-cell table:formula="of:=(([.C373]-0)/(1-0))*(1-0.000000001)+0.000000001" office:value-type="float" office:value="0.951171875048828" calcext:value-type="float">
            <text:p>0.951171875</text:p>
          </table:table-cell>
          <table:table-cell table:formula="of:=[.G373]*[.J373]" office:value-type="float" office:value="17.1210937508789" calcext:value-type="float">
            <text:p>17.121093751</text:p>
          </table:table-cell>
          <table:table-cell table:formula="of:=(([.D373]-0)/(1-0))*(100-0.000000001)+0.000000001" office:value-type="float" office:value="97.4609375000254" calcext:value-type="float">
            <text:p>97.460937500</text:p>
          </table:table-cell>
          <table:table-cell table:number-columns-repeated="2"/>
        </table:table-row>
        <table:table-row table:style-name="ro1">
          <table:table-cell office:value-type="float" office:value="0.326171875" calcext:value-type="float">
            <text:p>0.3261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302734375" calcext:value-type="float">
            <text:p>0.302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4]-0)/(1-0))*(10-0)+0" office:value-type="float" office:value="3.26171875" calcext:value-type="float">
            <text:p>3.261718750</text:p>
          </table:table-cell>
          <table:table-cell table:formula="of:=(([.B374]-0)/(1-0))*(1500-0.000000001)+0.000000001" office:value-type="float" office:value="1344.7265625001" calcext:value-type="float">
            <text:p>1344.726562500</text:p>
          </table:table-cell>
          <table:table-cell table:formula="of:=(([.C374]-0)/(1-0))*(1-0.000000001)+0.000000001" office:value-type="float" office:value="0.451171875548828" calcext:value-type="float">
            <text:p>0.451171876</text:p>
          </table:table-cell>
          <table:table-cell table:formula="of:=[.G374]*[.J374]" office:value-type="float" office:value="8.12109375987891" calcext:value-type="float">
            <text:p>8.121093760</text:p>
          </table:table-cell>
          <table:table-cell table:formula="of:=(([.D374]-0)/(1-0))*(100-0.000000001)+0.000000001" office:value-type="float" office:value="47.4609375005254" calcext:value-type="float">
            <text:p>47.460937501</text:p>
          </table:table-cell>
          <table:table-cell table:number-columns-repeated="2"/>
        </table:table-row>
        <table:table-row table:style-name="ro1">
          <table:table-cell office:value-type="float" office:value="0.451171875" calcext:value-type="float">
            <text:p>0.451171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427734375" calcext:value-type="float">
            <text:p>0.42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5]-0)/(1-0))*(10-0)+0" office:value-type="float" office:value="4.51171875" calcext:value-type="float">
            <text:p>4.511718750</text:p>
          </table:table-cell>
          <table:table-cell table:formula="of:=(([.B375]-0)/(1-0))*(1500-0.000000001)+0.000000001" office:value-type="float" office:value="407.226562500729" calcext:value-type="float">
            <text:p>407.226562501</text:p>
          </table:table-cell>
          <table:table-cell table:formula="of:=(([.C375]-0)/(1-0))*(1-0.000000001)+0.000000001" office:value-type="float" office:value="0.0761718759238281" calcext:value-type="float">
            <text:p>0.076171876</text:p>
          </table:table-cell>
          <table:table-cell table:formula="of:=[.G375]*[.J375]" office:value-type="float" office:value="1.37109376662891" calcext:value-type="float">
            <text:p>1.371093767</text:p>
          </table:table-cell>
          <table:table-cell table:formula="of:=(([.D375]-0)/(1-0))*(100-0.000000001)+0.000000001" office:value-type="float" office:value="34.9609375006504" calcext:value-type="float">
            <text:p>34.960937501</text:p>
          </table:table-cell>
          <table:table-cell table:number-columns-repeated="2"/>
        </table:table-row>
        <table:table-row table:style-name="ro1">
          <table:table-cell office:value-type="float" office:value="0.951171875" calcext:value-type="float">
            <text:p>0.951171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927734375" calcext:value-type="float">
            <text:p>0.92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6]-0)/(1-0))*(10-0)+0" office:value-type="float" office:value="9.51171875" calcext:value-type="float">
            <text:p>9.511718750</text:p>
          </table:table-cell>
          <table:table-cell table:formula="of:=(([.B376]-0)/(1-0))*(1500-0.000000001)+0.000000001" office:value-type="float" office:value="1157.22656250023" calcext:value-type="float">
            <text:p>1157.226562500</text:p>
          </table:table-cell>
          <table:table-cell table:formula="of:=(([.C376]-0)/(1-0))*(1-0.000000001)+0.000000001" office:value-type="float" office:value="0.576171875423828" calcext:value-type="float">
            <text:p>0.576171875</text:p>
          </table:table-cell>
          <table:table-cell table:formula="of:=[.G376]*[.J376]" office:value-type="float" office:value="10.3710937576289" calcext:value-type="float">
            <text:p>10.371093758</text:p>
          </table:table-cell>
          <table:table-cell table:formula="of:=(([.D376]-0)/(1-0))*(100-0.000000001)+0.000000001" office:value-type="float" office:value="84.9609375001504" calcext:value-type="float">
            <text:p>84.960937500</text:p>
          </table:table-cell>
          <table:table-cell table:number-columns-repeated="2"/>
        </table:table-row>
        <table:table-row table:style-name="ro1">
          <table:table-cell office:value-type="float" office:value="0.701171875" calcext:value-type="float">
            <text:p>0.701171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677734375" calcext:value-type="float">
            <text:p>0.67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7]-0)/(1-0))*(10-0)+0" office:value-type="float" office:value="7.01171875" calcext:value-type="float">
            <text:p>7.011718750</text:p>
          </table:table-cell>
          <table:table-cell table:formula="of:=(([.B377]-0)/(1-0))*(1500-0.000000001)+0.000000001" office:value-type="float" office:value="32.2265625009785" calcext:value-type="float">
            <text:p>32.226562501</text:p>
          </table:table-cell>
          <table:table-cell table:formula="of:=(([.C377]-0)/(1-0))*(1-0.000000001)+0.000000001" office:value-type="float" office:value="0.326171875673828" calcext:value-type="float">
            <text:p>0.326171876</text:p>
          </table:table-cell>
          <table:table-cell table:formula="of:=[.G377]*[.J377]" office:value-type="float" office:value="5.87109376212891" calcext:value-type="float">
            <text:p>5.871093762</text:p>
          </table:table-cell>
          <table:table-cell table:formula="of:=(([.D377]-0)/(1-0))*(100-0.000000001)+0.000000001" office:value-type="float" office:value="9.96093750090039" calcext:value-type="float">
            <text:p>9.960937501</text:p>
          </table:table-cell>
          <table:table-cell table:number-columns-repeated="2"/>
        </table:table-row>
        <table:table-row table:style-name="ro1">
          <table:table-cell office:value-type="float" office:value="0.201171875" calcext:value-type="float">
            <text:p>0.201171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177734375" calcext:value-type="float">
            <text:p>0.1777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8]-0)/(1-0))*(10-0)+0" office:value-type="float" office:value="2.01171875" calcext:value-type="float">
            <text:p>2.011718750</text:p>
          </table:table-cell>
          <table:table-cell table:formula="of:=(([.B378]-0)/(1-0))*(1500-0.000000001)+0.000000001" office:value-type="float" office:value="782.226562500479" calcext:value-type="float">
            <text:p>782.226562500</text:p>
          </table:table-cell>
          <table:table-cell table:formula="of:=(([.C378]-0)/(1-0))*(1-0.000000001)+0.000000001" office:value-type="float" office:value="0.826171875173828" calcext:value-type="float">
            <text:p>0.826171875</text:p>
          </table:table-cell>
          <table:table-cell table:formula="of:=[.G378]*[.J378]" office:value-type="float" office:value="14.8710937531289" calcext:value-type="float">
            <text:p>14.871093753</text:p>
          </table:table-cell>
          <table:table-cell table:formula="of:=(([.D378]-0)/(1-0))*(100-0.000000001)+0.000000001" office:value-type="float" office:value="59.9609375004004" calcext:value-type="float">
            <text:p>59.960937500</text:p>
          </table:table-cell>
          <table:table-cell table:number-columns-repeated="2"/>
        </table:table-row>
        <table:table-row table:style-name="ro1">
          <table:table-cell office:value-type="float" office:value="0.138671875" calcext:value-type="float">
            <text:p>0.138671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615234375" calcext:value-type="float">
            <text:p>0.61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79]-0)/(1-0))*(10-0)+0" office:value-type="float" office:value="1.38671875" calcext:value-type="float">
            <text:p>1.386718750</text:p>
          </table:table-cell>
          <table:table-cell table:formula="of:=(([.B379]-0)/(1-0))*(1500-0.000000001)+0.000000001" office:value-type="float" office:value="688.476562500541" calcext:value-type="float">
            <text:p>688.476562501</text:p>
          </table:table-cell>
          <table:table-cell table:formula="of:=(([.C379]-0)/(1-0))*(1-0.000000001)+0.000000001" office:value-type="float" office:value="0.263671875736328" calcext:value-type="float">
            <text:p>0.263671876</text:p>
          </table:table-cell>
          <table:table-cell table:formula="of:=[.G379]*[.J379]" office:value-type="float" office:value="4.74609376325391" calcext:value-type="float">
            <text:p>4.746093763</text:p>
          </table:table-cell>
          <table:table-cell table:formula="of:=(([.D379]-0)/(1-0))*(100-0.000000001)+0.000000001" office:value-type="float" office:value="78.7109375002129" calcext:value-type="float">
            <text:p>78.710937500</text:p>
          </table:table-cell>
          <table:table-cell table:number-columns-repeated="2"/>
        </table:table-row>
        <table:table-row table:style-name="ro1">
          <table:table-cell office:value-type="float" office:value="0.638671875" calcext:value-type="float">
            <text:p>0.638671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115234375" calcext:value-type="float">
            <text:p>0.11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0]-0)/(1-0))*(10-0)+0" office:value-type="float" office:value="6.38671875" calcext:value-type="float">
            <text:p>6.386718750</text:p>
          </table:table-cell>
          <table:table-cell table:formula="of:=(([.B380]-0)/(1-0))*(1500-0.000000001)+0.000000001" office:value-type="float" office:value="1438.47656250004" calcext:value-type="float">
            <text:p>1438.476562500</text:p>
          </table:table-cell>
          <table:table-cell table:formula="of:=(([.C380]-0)/(1-0))*(1-0.000000001)+0.000000001" office:value-type="float" office:value="0.763671875236328" calcext:value-type="float">
            <text:p>0.763671875</text:p>
          </table:table-cell>
          <table:table-cell table:formula="of:=[.G380]*[.J380]" office:value-type="float" office:value="13.7460937542539" calcext:value-type="float">
            <text:p>13.746093754</text:p>
          </table:table-cell>
          <table:table-cell table:formula="of:=(([.D380]-0)/(1-0))*(100-0.000000001)+0.000000001" office:value-type="float" office:value="28.7109375007129" calcext:value-type="float">
            <text:p>28.710937501</text:p>
          </table:table-cell>
          <table:table-cell table:number-columns-repeated="2"/>
        </table:table-row>
        <table:table-row table:style-name="ro1">
          <table:table-cell office:value-type="float" office:value="0.888671875" calcext:value-type="float">
            <text:p>0.888671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65234375" calcext:value-type="float">
            <text:p>0.36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1]-0)/(1-0))*(10-0)+0" office:value-type="float" office:value="8.88671875" calcext:value-type="float">
            <text:p>8.886718750</text:p>
          </table:table-cell>
          <table:table-cell table:formula="of:=(([.B381]-0)/(1-0))*(1500-0.000000001)+0.000000001" office:value-type="float" office:value="313.476562500791" calcext:value-type="float">
            <text:p>313.476562501</text:p>
          </table:table-cell>
          <table:table-cell table:formula="of:=(([.C381]-0)/(1-0))*(1-0.000000001)+0.000000001" office:value-type="float" office:value="0.0136718759863281" calcext:value-type="float">
            <text:p>0.013671876</text:p>
          </table:table-cell>
          <table:table-cell table:formula="of:=[.G381]*[.J381]" office:value-type="float" office:value="0.246093767753906" calcext:value-type="float">
            <text:p>0.246093768</text:p>
          </table:table-cell>
          <table:table-cell table:formula="of:=(([.D381]-0)/(1-0))*(100-0.000000001)+0.000000001" office:value-type="float" office:value="53.7109375004629" calcext:value-type="float">
            <text:p>53.710937500</text:p>
          </table:table-cell>
          <table:table-cell table:number-columns-repeated="2"/>
        </table:table-row>
        <table:table-row table:style-name="ro1">
          <table:table-cell office:value-type="float" office:value="0.388671875" calcext:value-type="float">
            <text:p>0.388671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65234375" calcext:value-type="float">
            <text:p>0.865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2]-0)/(1-0))*(10-0)+0" office:value-type="float" office:value="3.88671875" calcext:value-type="float">
            <text:p>3.886718750</text:p>
          </table:table-cell>
          <table:table-cell table:formula="of:=(([.B382]-0)/(1-0))*(1500-0.000000001)+0.000000001" office:value-type="float" office:value="1063.47656250029" calcext:value-type="float">
            <text:p>1063.476562500</text:p>
          </table:table-cell>
          <table:table-cell table:formula="of:=(([.C382]-0)/(1-0))*(1-0.000000001)+0.000000001" office:value-type="float" office:value="0.513671875486328" calcext:value-type="float">
            <text:p>0.513671875</text:p>
          </table:table-cell>
          <table:table-cell table:formula="of:=[.G382]*[.J382]" office:value-type="float" office:value="9.24609375875391" calcext:value-type="float">
            <text:p>9.246093759</text:p>
          </table:table-cell>
          <table:table-cell table:formula="of:=(([.D382]-0)/(1-0))*(100-0.000000001)+0.000000001" office:value-type="float" office:value="3.71093750096289" calcext:value-type="float">
            <text:p>3.710937501</text:p>
          </table:table-cell>
          <table:table-cell table:number-columns-repeated="2"/>
        </table:table-row>
        <table:table-row table:style-name="ro1">
          <table:table-cell office:value-type="float" office:value="0.263671875" calcext:value-type="float">
            <text:p>0.263671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990234375" calcext:value-type="float">
            <text:p>0.99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3]-0)/(1-0))*(10-0)+0" office:value-type="float" office:value="2.63671875" calcext:value-type="float">
            <text:p>2.636718750</text:p>
          </table:table-cell>
          <table:table-cell table:formula="of:=(([.B383]-0)/(1-0))*(1500-0.000000001)+0.000000001" office:value-type="float" office:value="125.976562500916" calcext:value-type="float">
            <text:p>125.976562501</text:p>
          </table:table-cell>
          <table:table-cell table:formula="of:=(([.C383]-0)/(1-0))*(1-0.000000001)+0.000000001" office:value-type="float" office:value="0.888671875111328" calcext:value-type="float">
            <text:p>0.888671875</text:p>
          </table:table-cell>
          <table:table-cell table:formula="of:=[.G383]*[.J383]" office:value-type="float" office:value="15.9960937520039" calcext:value-type="float">
            <text:p>15.996093752</text:p>
          </table:table-cell>
          <table:table-cell table:formula="of:=(([.D383]-0)/(1-0))*(100-0.000000001)+0.000000001" office:value-type="float" office:value="16.2109375008379" calcext:value-type="float">
            <text:p>16.210937501</text:p>
          </table:table-cell>
          <table:table-cell table:number-columns-repeated="2"/>
        </table:table-row>
        <table:table-row table:style-name="ro1">
          <table:table-cell office:value-type="float" office:value="0.763671875" calcext:value-type="float">
            <text:p>0.763671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490234375" calcext:value-type="float">
            <text:p>0.49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4]-0)/(1-0))*(10-0)+0" office:value-type="float" office:value="7.63671875" calcext:value-type="float">
            <text:p>7.636718750</text:p>
          </table:table-cell>
          <table:table-cell table:formula="of:=(([.B384]-0)/(1-0))*(1500-0.000000001)+0.000000001" office:value-type="float" office:value="875.976562500416" calcext:value-type="float">
            <text:p>875.976562500</text:p>
          </table:table-cell>
          <table:table-cell table:formula="of:=(([.C384]-0)/(1-0))*(1-0.000000001)+0.000000001" office:value-type="float" office:value="0.388671875611328" calcext:value-type="float">
            <text:p>0.388671876</text:p>
          </table:table-cell>
          <table:table-cell table:formula="of:=[.G384]*[.J384]" office:value-type="float" office:value="6.99609376100391" calcext:value-type="float">
            <text:p>6.996093761</text:p>
          </table:table-cell>
          <table:table-cell table:formula="of:=(([.D384]-0)/(1-0))*(100-0.000000001)+0.000000001" office:value-type="float" office:value="66.2109375003379" calcext:value-type="float">
            <text:p>66.210937500</text:p>
          </table:table-cell>
          <table:table-cell table:number-columns-repeated="2"/>
        </table:table-row>
        <table:table-row table:style-name="ro1">
          <table:table-cell office:value-type="float" office:value="0.513671875" calcext:value-type="float">
            <text:p>0.513671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40234375" calcext:value-type="float">
            <text:p>0.24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5]-0)/(1-0))*(10-0)+0" office:value-type="float" office:value="5.13671875" calcext:value-type="float">
            <text:p>5.136718750</text:p>
          </table:table-cell>
          <table:table-cell table:formula="of:=(([.B385]-0)/(1-0))*(1500-0.000000001)+0.000000001" office:value-type="float" office:value="500.976562500666" calcext:value-type="float">
            <text:p>500.976562501</text:p>
          </table:table-cell>
          <table:table-cell table:formula="of:=(([.C385]-0)/(1-0))*(1-0.000000001)+0.000000001" office:value-type="float" office:value="0.638671875361328" calcext:value-type="float">
            <text:p>0.638671875</text:p>
          </table:table-cell>
          <table:table-cell table:formula="of:=[.G385]*[.J385]" office:value-type="float" office:value="11.4960937565039" calcext:value-type="float">
            <text:p>11.496093757</text:p>
          </table:table-cell>
          <table:table-cell table:formula="of:=(([.D385]-0)/(1-0))*(100-0.000000001)+0.000000001" office:value-type="float" office:value="41.2109375005879" calcext:value-type="float">
            <text:p>41.210937501</text:p>
          </table:table-cell>
          <table:table-cell table:number-columns-repeated="2"/>
        </table:table-row>
        <table:table-row table:style-name="ro1">
          <table:table-cell office:value-type="float" office:value="0.013671875" calcext:value-type="float">
            <text:p>0.013671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40234375" calcext:value-type="float">
            <text:p>0.740234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6]-0)/(1-0))*(10-0)+0" office:value-type="float" office:value="0.13671875" calcext:value-type="float">
            <text:p>0.136718750</text:p>
          </table:table-cell>
          <table:table-cell table:formula="of:=(([.B386]-0)/(1-0))*(1500-0.000000001)+0.000000001" office:value-type="float" office:value="1250.97656250017" calcext:value-type="float">
            <text:p>1250.976562500</text:p>
          </table:table-cell>
          <table:table-cell table:formula="of:=(([.C386]-0)/(1-0))*(1-0.000000001)+0.000000001" office:value-type="float" office:value="0.138671875861328" calcext:value-type="float">
            <text:p>0.138671876</text:p>
          </table:table-cell>
          <table:table-cell table:formula="of:=[.G386]*[.J386]" office:value-type="float" office:value="2.49609376550391" calcext:value-type="float">
            <text:p>2.496093766</text:p>
          </table:table-cell>
          <table:table-cell table:formula="of:=(([.D386]-0)/(1-0))*(100-0.000000001)+0.000000001" office:value-type="float" office:value="91.2109375000879" calcext:value-type="float">
            <text:p>91.210937500</text:p>
          </table:table-cell>
          <table:table-cell table:number-columns-repeated="2"/>
        </table:table-row>
        <table:table-row table:style-name="ro1">
          <table:table-cell office:value-type="float" office:value="0.009765625" calcext:value-type="float">
            <text:p>0.009765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126953125" calcext:value-type="float">
            <text:p>0.12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7]-0)/(1-0))*(10-0)+0" office:value-type="float" office:value="0.09765625" calcext:value-type="float">
            <text:p>0.097656250</text:p>
          </table:table-cell>
          <table:table-cell table:formula="of:=(([.B387]-0)/(1-0))*(1500-0.000000001)+0.000000001" office:value-type="float" office:value="249.023437500834" calcext:value-type="float">
            <text:p>249.023437501</text:p>
          </table:table-cell>
          <table:table-cell table:formula="of:=(([.C387]-0)/(1-0))*(1-0.000000001)+0.000000001" office:value-type="float" office:value="0.900390625099609" calcext:value-type="float">
            <text:p>0.900390625</text:p>
          </table:table-cell>
          <table:table-cell table:formula="of:=[.G387]*[.J387]" office:value-type="float" office:value="16.207031251793" calcext:value-type="float">
            <text:p>16.207031252</text:p>
          </table:table-cell>
          <table:table-cell table:formula="of:=(([.D387]-0)/(1-0))*(100-0.000000001)+0.000000001" office:value-type="float" office:value="47.8515625005215" calcext:value-type="float">
            <text:p>47.851562501</text:p>
          </table:table-cell>
          <table:table-cell table:number-columns-repeated="2"/>
        </table:table-row>
        <table:table-row table:style-name="ro1">
          <table:table-cell office:value-type="float" office:value="0.509765625" calcext:value-type="float">
            <text:p>0.509765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626953125" calcext:value-type="float">
            <text:p>0.62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8]-0)/(1-0))*(10-0)+0" office:value-type="float" office:value="5.09765625" calcext:value-type="float">
            <text:p>5.097656250</text:p>
          </table:table-cell>
          <table:table-cell table:formula="of:=(([.B388]-0)/(1-0))*(1500-0.000000001)+0.000000001" office:value-type="float" office:value="999.023437500334" calcext:value-type="float">
            <text:p>999.023437500</text:p>
          </table:table-cell>
          <table:table-cell table:formula="of:=(([.C388]-0)/(1-0))*(1-0.000000001)+0.000000001" office:value-type="float" office:value="0.400390625599609" calcext:value-type="float">
            <text:p>0.400390626</text:p>
          </table:table-cell>
          <table:table-cell table:formula="of:=[.G388]*[.J388]" office:value-type="float" office:value="7.20703126079297" calcext:value-type="float">
            <text:p>7.207031261</text:p>
          </table:table-cell>
          <table:table-cell table:formula="of:=(([.D388]-0)/(1-0))*(100-0.000000001)+0.000000001" office:value-type="float" office:value="97.8515625000215" calcext:value-type="float">
            <text:p>97.851562500</text:p>
          </table:table-cell>
          <table:table-cell table:number-columns-repeated="2"/>
        </table:table-row>
        <table:table-row table:style-name="ro1">
          <table:table-cell office:value-type="float" office:value="0.759765625" calcext:value-type="float">
            <text:p>0.759765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876953125" calcext:value-type="float">
            <text:p>0.87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89]-0)/(1-0))*(10-0)+0" office:value-type="float" office:value="7.59765625" calcext:value-type="float">
            <text:p>7.597656250</text:p>
          </table:table-cell>
          <table:table-cell table:formula="of:=(([.B389]-0)/(1-0))*(1500-0.000000001)+0.000000001" office:value-type="float" office:value="624.023437500584" calcext:value-type="float">
            <text:p>624.023437501</text:p>
          </table:table-cell>
          <table:table-cell table:formula="of:=(([.C389]-0)/(1-0))*(1-0.000000001)+0.000000001" office:value-type="float" office:value="0.650390625349609" calcext:value-type="float">
            <text:p>0.650390625</text:p>
          </table:table-cell>
          <table:table-cell table:formula="of:=[.G389]*[.J389]" office:value-type="float" office:value="11.707031256293" calcext:value-type="float">
            <text:p>11.707031256</text:p>
          </table:table-cell>
          <table:table-cell table:formula="of:=(([.D389]-0)/(1-0))*(100-0.000000001)+0.000000001" office:value-type="float" office:value="22.8515625007715" calcext:value-type="float">
            <text:p>22.851562501</text:p>
          </table:table-cell>
          <table:table-cell table:number-columns-repeated="2"/>
        </table:table-row>
        <table:table-row table:style-name="ro1">
          <table:table-cell office:value-type="float" office:value="0.259765625" calcext:value-type="float">
            <text:p>0.25976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376953125" calcext:value-type="float">
            <text:p>0.376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0]-0)/(1-0))*(10-0)+0" office:value-type="float" office:value="2.59765625" calcext:value-type="float">
            <text:p>2.597656250</text:p>
          </table:table-cell>
          <table:table-cell table:formula="of:=(([.B390]-0)/(1-0))*(1500-0.000000001)+0.000000001" office:value-type="float" office:value="1374.02343750008" calcext:value-type="float">
            <text:p>1374.023437500</text:p>
          </table:table-cell>
          <table:table-cell table:formula="of:=(([.C390]-0)/(1-0))*(1-0.000000001)+0.000000001" office:value-type="float" office:value="0.150390625849609" calcext:value-type="float">
            <text:p>0.150390626</text:p>
          </table:table-cell>
          <table:table-cell table:formula="of:=[.G390]*[.J390]" office:value-type="float" office:value="2.70703126529297" calcext:value-type="float">
            <text:p>2.707031265</text:p>
          </table:table-cell>
          <table:table-cell table:formula="of:=(([.D390]-0)/(1-0))*(100-0.000000001)+0.000000001" office:value-type="float" office:value="72.8515625002715" calcext:value-type="float">
            <text:p>72.851562500</text:p>
          </table:table-cell>
          <table:table-cell table:number-columns-repeated="2"/>
        </table:table-row>
        <table:table-row table:style-name="ro1">
          <table:table-cell office:value-type="float" office:value="0.384765625" calcext:value-type="float">
            <text:p>0.384765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51953125" calcext:value-type="float">
            <text:p>0.25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1]-0)/(1-0))*(10-0)+0" office:value-type="float" office:value="3.84765625" calcext:value-type="float">
            <text:p>3.847656250</text:p>
          </table:table-cell>
          <table:table-cell table:formula="of:=(([.B391]-0)/(1-0))*(1500-0.000000001)+0.000000001" office:value-type="float" office:value="436.523437500709" calcext:value-type="float">
            <text:p>436.523437501</text:p>
          </table:table-cell>
          <table:table-cell table:formula="of:=(([.C391]-0)/(1-0))*(1-0.000000001)+0.000000001" office:value-type="float" office:value="0.275390625724609" calcext:value-type="float">
            <text:p>0.275390626</text:p>
          </table:table-cell>
          <table:table-cell table:formula="of:=[.G391]*[.J391]" office:value-type="float" office:value="4.95703126304297" calcext:value-type="float">
            <text:p>4.957031263</text:p>
          </table:table-cell>
          <table:table-cell table:formula="of:=(([.D391]-0)/(1-0))*(100-0.000000001)+0.000000001" office:value-type="float" office:value="60.3515625003965" calcext:value-type="float">
            <text:p>60.351562500</text:p>
          </table:table-cell>
          <table:table-cell table:number-columns-repeated="2"/>
        </table:table-row>
        <table:table-row table:style-name="ro1">
          <table:table-cell office:value-type="float" office:value="0.884765625" calcext:value-type="float">
            <text:p>0.884765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51953125" calcext:value-type="float">
            <text:p>0.75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2]-0)/(1-0))*(10-0)+0" office:value-type="float" office:value="8.84765625" calcext:value-type="float">
            <text:p>8.847656250</text:p>
          </table:table-cell>
          <table:table-cell table:formula="of:=(([.B392]-0)/(1-0))*(1500-0.000000001)+0.000000001" office:value-type="float" office:value="1186.52343750021" calcext:value-type="float">
            <text:p>1186.523437500</text:p>
          </table:table-cell>
          <table:table-cell table:formula="of:=(([.C392]-0)/(1-0))*(1-0.000000001)+0.000000001" office:value-type="float" office:value="0.775390625224609" calcext:value-type="float">
            <text:p>0.775390625</text:p>
          </table:table-cell>
          <table:table-cell table:formula="of:=[.G392]*[.J392]" office:value-type="float" office:value="13.957031254043" calcext:value-type="float">
            <text:p>13.957031254</text:p>
          </table:table-cell>
          <table:table-cell table:formula="of:=(([.D392]-0)/(1-0))*(100-0.000000001)+0.000000001" office:value-type="float" office:value="10.3515625008965" calcext:value-type="float">
            <text:p>10.351562501</text:p>
          </table:table-cell>
          <table:table-cell table:number-columns-repeated="2"/>
        </table:table-row>
        <table:table-row table:style-name="ro1">
          <table:table-cell office:value-type="float" office:value="0.634765625" calcext:value-type="float">
            <text:p>0.6347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501953125" calcext:value-type="float">
            <text:p>0.50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3]-0)/(1-0))*(10-0)+0" office:value-type="float" office:value="6.34765625" calcext:value-type="float">
            <text:p>6.347656250</text:p>
          </table:table-cell>
          <table:table-cell table:formula="of:=(([.B393]-0)/(1-0))*(1500-0.000000001)+0.000000001" office:value-type="float" office:value="61.523437500959" calcext:value-type="float">
            <text:p>61.523437501</text:p>
          </table:table-cell>
          <table:table-cell table:formula="of:=(([.C393]-0)/(1-0))*(1-0.000000001)+0.000000001" office:value-type="float" office:value="0.0253906259746094" calcext:value-type="float">
            <text:p>0.025390626</text:p>
          </table:table-cell>
          <table:table-cell table:formula="of:=[.G393]*[.J393]" office:value-type="float" office:value="0.457031267542969" calcext:value-type="float">
            <text:p>0.457031268</text:p>
          </table:table-cell>
          <table:table-cell table:formula="of:=(([.D393]-0)/(1-0))*(100-0.000000001)+0.000000001" office:value-type="float" office:value="85.3515625001465" calcext:value-type="float">
            <text:p>85.351562500</text:p>
          </table:table-cell>
          <table:table-cell table:number-columns-repeated="2"/>
        </table:table-row>
        <table:table-row table:style-name="ro1">
          <table:table-cell office:value-type="float" office:value="0.134765625" calcext:value-type="float">
            <text:p>0.134765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01953125" calcext:value-type="float">
            <text:p>0.0019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4]-0)/(1-0))*(10-0)+0" office:value-type="float" office:value="1.34765625" calcext:value-type="float">
            <text:p>1.347656250</text:p>
          </table:table-cell>
          <table:table-cell table:formula="of:=(([.B394]-0)/(1-0))*(1500-0.000000001)+0.000000001" office:value-type="float" office:value="811.523437500459" calcext:value-type="float">
            <text:p>811.523437500</text:p>
          </table:table-cell>
          <table:table-cell table:formula="of:=(([.C394]-0)/(1-0))*(1-0.000000001)+0.000000001" office:value-type="float" office:value="0.525390625474609" calcext:value-type="float">
            <text:p>0.525390625</text:p>
          </table:table-cell>
          <table:table-cell table:formula="of:=[.G394]*[.J394]" office:value-type="float" office:value="9.45703125854297" calcext:value-type="float">
            <text:p>9.457031259</text:p>
          </table:table-cell>
          <table:table-cell table:formula="of:=(([.D394]-0)/(1-0))*(100-0.000000001)+0.000000001" office:value-type="float" office:value="35.3515625006465" calcext:value-type="float">
            <text:p>35.351562501</text:p>
          </table:table-cell>
          <table:table-cell table:number-columns-repeated="2"/>
        </table:table-row>
        <table:table-row table:style-name="ro1">
          <table:table-cell office:value-type="float" office:value="0.197265625" calcext:value-type="float">
            <text:p>0.197265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689453125" calcext:value-type="float">
            <text:p>0.68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5]-0)/(1-0))*(10-0)+0" office:value-type="float" office:value="1.97265625" calcext:value-type="float">
            <text:p>1.972656250</text:p>
          </table:table-cell>
          <table:table-cell table:formula="of:=(([.B395]-0)/(1-0))*(1500-0.000000001)+0.000000001" office:value-type="float" office:value="717.773437500522" calcext:value-type="float">
            <text:p>717.773437501</text:p>
          </table:table-cell>
          <table:table-cell table:formula="of:=(([.C395]-0)/(1-0))*(1-0.000000001)+0.000000001" office:value-type="float" office:value="0.0878906259121094" calcext:value-type="float">
            <text:p>0.087890626</text:p>
          </table:table-cell>
          <table:table-cell table:formula="of:=[.G395]*[.J395]" office:value-type="float" office:value="1.58203126641797" calcext:value-type="float">
            <text:p>1.582031266</text:p>
          </table:table-cell>
          <table:table-cell table:formula="of:=(([.D395]-0)/(1-0))*(100-0.000000001)+0.000000001" office:value-type="float" office:value="4.10156250095898" calcext:value-type="float">
            <text:p>4.101562501</text:p>
          </table:table-cell>
          <table:table-cell table:number-columns-repeated="2"/>
        </table:table-row>
        <table:table-row table:style-name="ro1">
          <table:table-cell office:value-type="float" office:value="0.697265625" calcext:value-type="float">
            <text:p>0.697265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189453125" calcext:value-type="float">
            <text:p>0.18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6]-0)/(1-0))*(10-0)+0" office:value-type="float" office:value="6.97265625" calcext:value-type="float">
            <text:p>6.972656250</text:p>
          </table:table-cell>
          <table:table-cell table:formula="of:=(([.B396]-0)/(1-0))*(1500-0.000000001)+0.000000001" office:value-type="float" office:value="1467.77343750002" calcext:value-type="float">
            <text:p>1467.773437500</text:p>
          </table:table-cell>
          <table:table-cell table:formula="of:=(([.C396]-0)/(1-0))*(1-0.000000001)+0.000000001" office:value-type="float" office:value="0.587890625412109" calcext:value-type="float">
            <text:p>0.587890625</text:p>
          </table:table-cell>
          <table:table-cell table:formula="of:=[.G396]*[.J396]" office:value-type="float" office:value="10.582031257418" calcext:value-type="float">
            <text:p>10.582031257</text:p>
          </table:table-cell>
          <table:table-cell table:formula="of:=(([.D396]-0)/(1-0))*(100-0.000000001)+0.000000001" office:value-type="float" office:value="54.101562500459" calcext:value-type="float">
            <text:p>54.101562500</text:p>
          </table:table-cell>
          <table:table-cell table:number-columns-repeated="2"/>
        </table:table-row>
        <table:table-row table:style-name="ro1">
          <table:table-cell office:value-type="float" office:value="0.947265625" calcext:value-type="float">
            <text:p>0.947265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39453125" calcext:value-type="float">
            <text:p>0.43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7]-0)/(1-0))*(10-0)+0" office:value-type="float" office:value="9.47265625" calcext:value-type="float">
            <text:p>9.472656250</text:p>
          </table:table-cell>
          <table:table-cell table:formula="of:=(([.B397]-0)/(1-0))*(1500-0.000000001)+0.000000001" office:value-type="float" office:value="342.773437500772" calcext:value-type="float">
            <text:p>342.773437501</text:p>
          </table:table-cell>
          <table:table-cell table:formula="of:=(([.C397]-0)/(1-0))*(1-0.000000001)+0.000000001" office:value-type="float" office:value="0.337890625662109" calcext:value-type="float">
            <text:p>0.337890626</text:p>
          </table:table-cell>
          <table:table-cell table:formula="of:=[.G397]*[.J397]" office:value-type="float" office:value="6.08203126191797" calcext:value-type="float">
            <text:p>6.082031262</text:p>
          </table:table-cell>
          <table:table-cell table:formula="of:=(([.D397]-0)/(1-0))*(100-0.000000001)+0.000000001" office:value-type="float" office:value="29.101562500709" calcext:value-type="float">
            <text:p>29.101562501</text:p>
          </table:table-cell>
          <table:table-cell table:number-columns-repeated="2"/>
        </table:table-row>
        <table:table-row table:style-name="ro1">
          <table:table-cell office:value-type="float" office:value="0.447265625" calcext:value-type="float">
            <text:p>0.447265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39453125" calcext:value-type="float">
            <text:p>0.939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8]-0)/(1-0))*(10-0)+0" office:value-type="float" office:value="4.47265625" calcext:value-type="float">
            <text:p>4.472656250</text:p>
          </table:table-cell>
          <table:table-cell table:formula="of:=(([.B398]-0)/(1-0))*(1500-0.000000001)+0.000000001" office:value-type="float" office:value="1092.77343750027" calcext:value-type="float">
            <text:p>1092.773437500</text:p>
          </table:table-cell>
          <table:table-cell table:formula="of:=(([.C398]-0)/(1-0))*(1-0.000000001)+0.000000001" office:value-type="float" office:value="0.837890625162109" calcext:value-type="float">
            <text:p>0.837890625</text:p>
          </table:table-cell>
          <table:table-cell table:formula="of:=[.G398]*[.J398]" office:value-type="float" office:value="15.082031252918" calcext:value-type="float">
            <text:p>15.082031253</text:p>
          </table:table-cell>
          <table:table-cell table:formula="of:=(([.D398]-0)/(1-0))*(100-0.000000001)+0.000000001" office:value-type="float" office:value="79.101562500209" calcext:value-type="float">
            <text:p>79.101562500</text:p>
          </table:table-cell>
          <table:table-cell table:number-columns-repeated="2"/>
        </table:table-row>
        <table:table-row table:style-name="ro1">
          <table:table-cell office:value-type="float" office:value="0.322265625" calcext:value-type="float">
            <text:p>0.322265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814453125" calcext:value-type="float">
            <text:p>0.81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399]-0)/(1-0))*(10-0)+0" office:value-type="float" office:value="3.22265625" calcext:value-type="float">
            <text:p>3.222656250</text:p>
          </table:table-cell>
          <table:table-cell table:formula="of:=(([.B399]-0)/(1-0))*(1500-0.000000001)+0.000000001" office:value-type="float" office:value="155.273437500896" calcext:value-type="float">
            <text:p>155.273437501</text:p>
          </table:table-cell>
          <table:table-cell table:formula="of:=(([.C399]-0)/(1-0))*(1-0.000000001)+0.000000001" office:value-type="float" office:value="0.712890625287109" calcext:value-type="float">
            <text:p>0.712890625</text:p>
          </table:table-cell>
          <table:table-cell table:formula="of:=[.G399]*[.J399]" office:value-type="float" office:value="12.832031255168" calcext:value-type="float">
            <text:p>12.832031255</text:p>
          </table:table-cell>
          <table:table-cell table:formula="of:=(([.D399]-0)/(1-0))*(100-0.000000001)+0.000000001" office:value-type="float" office:value="91.601562500084" calcext:value-type="float">
            <text:p>91.601562500</text:p>
          </table:table-cell>
          <table:table-cell table:number-columns-repeated="2"/>
        </table:table-row>
        <table:table-row table:style-name="ro1">
          <table:table-cell office:value-type="float" office:value="0.822265625" calcext:value-type="float">
            <text:p>0.822265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314453125" calcext:value-type="float">
            <text:p>0.31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0]-0)/(1-0))*(10-0)+0" office:value-type="float" office:value="8.22265625" calcext:value-type="float">
            <text:p>8.222656250</text:p>
          </table:table-cell>
          <table:table-cell table:formula="of:=(([.B400]-0)/(1-0))*(1500-0.000000001)+0.000000001" office:value-type="float" office:value="905.273437500397" calcext:value-type="float">
            <text:p>905.273437500</text:p>
          </table:table-cell>
          <table:table-cell table:formula="of:=(([.C400]-0)/(1-0))*(1-0.000000001)+0.000000001" office:value-type="float" office:value="0.212890625787109" calcext:value-type="float">
            <text:p>0.212890626</text:p>
          </table:table-cell>
          <table:table-cell table:formula="of:=[.G400]*[.J400]" office:value-type="float" office:value="3.83203126416797" calcext:value-type="float">
            <text:p>3.832031264</text:p>
          </table:table-cell>
          <table:table-cell table:formula="of:=(([.D400]-0)/(1-0))*(100-0.000000001)+0.000000001" office:value-type="float" office:value="41.601562500584" calcext:value-type="float">
            <text:p>41.601562501</text:p>
          </table:table-cell>
          <table:table-cell table:number-columns-repeated="2"/>
        </table:table-row>
        <table:table-row table:style-name="ro1">
          <table:table-cell office:value-type="float" office:value="0.572265625" calcext:value-type="float">
            <text:p>0.572265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064453125" calcext:value-type="float">
            <text:p>0.06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1]-0)/(1-0))*(10-0)+0" office:value-type="float" office:value="5.72265625" calcext:value-type="float">
            <text:p>5.722656250</text:p>
          </table:table-cell>
          <table:table-cell table:formula="of:=(([.B401]-0)/(1-0))*(1500-0.000000001)+0.000000001" office:value-type="float" office:value="530.273437500646" calcext:value-type="float">
            <text:p>530.273437501</text:p>
          </table:table-cell>
          <table:table-cell table:formula="of:=(([.C401]-0)/(1-0))*(1-0.000000001)+0.000000001" office:value-type="float" office:value="0.96289062503711" calcext:value-type="float">
            <text:p>0.962890625</text:p>
          </table:table-cell>
          <table:table-cell table:formula="of:=[.G401]*[.J401]" office:value-type="float" office:value="17.332031250668" calcext:value-type="float">
            <text:p>17.332031251</text:p>
          </table:table-cell>
          <table:table-cell table:formula="of:=(([.D401]-0)/(1-0))*(100-0.000000001)+0.000000001" office:value-type="float" office:value="66.601562500334" calcext:value-type="float">
            <text:p>66.601562500</text:p>
          </table:table-cell>
          <table:table-cell table:number-columns-repeated="2"/>
        </table:table-row>
        <table:table-row table:style-name="ro1">
          <table:table-cell office:value-type="float" office:value="0.072265625" calcext:value-type="float">
            <text:p>0.07226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564453125" calcext:value-type="float">
            <text:p>0.56445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2]-0)/(1-0))*(10-0)+0" office:value-type="float" office:value="0.72265625" calcext:value-type="float">
            <text:p>0.722656250</text:p>
          </table:table-cell>
          <table:table-cell table:formula="of:=(([.B402]-0)/(1-0))*(1500-0.000000001)+0.000000001" office:value-type="float" office:value="1280.27343750015" calcext:value-type="float">
            <text:p>1280.273437500</text:p>
          </table:table-cell>
          <table:table-cell table:formula="of:=(([.C402]-0)/(1-0))*(1-0.000000001)+0.000000001" office:value-type="float" office:value="0.46289062553711" calcext:value-type="float">
            <text:p>0.462890626</text:p>
          </table:table-cell>
          <table:table-cell table:formula="of:=[.G402]*[.J402]" office:value-type="float" office:value="8.33203125966797" calcext:value-type="float">
            <text:p>8.332031260</text:p>
          </table:table-cell>
          <table:table-cell table:formula="of:=(([.D402]-0)/(1-0))*(100-0.000000001)+0.000000001" office:value-type="float" office:value="16.601562500834" calcext:value-type="float">
            <text:p>16.601562501</text:p>
          </table:table-cell>
          <table:table-cell table:number-columns-repeated="2"/>
        </table:table-row>
        <table:table-row table:style-name="ro1">
          <table:table-cell office:value-type="float" office:value="0.103515625" calcext:value-type="float">
            <text:p>0.103515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08203125" calcext:value-type="float">
            <text:p>0.40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3]-0)/(1-0))*(10-0)+0" office:value-type="float" office:value="1.03515625" calcext:value-type="float">
            <text:p>1.035156250</text:p>
          </table:table-cell>
          <table:table-cell table:formula="of:=(([.B403]-0)/(1-0))*(1500-0.000000001)+0.000000001" office:value-type="float" office:value="483.398437500678" calcext:value-type="float">
            <text:p>483.398437501</text:p>
          </table:table-cell>
          <table:table-cell table:formula="of:=(([.C403]-0)/(1-0))*(1-0.000000001)+0.000000001" office:value-type="float" office:value="0.619140625380859" calcext:value-type="float">
            <text:p>0.619140625</text:p>
          </table:table-cell>
          <table:table-cell table:formula="of:=[.G403]*[.J403]" office:value-type="float" office:value="11.1445312568555" calcext:value-type="float">
            <text:p>11.144531257</text:p>
          </table:table-cell>
          <table:table-cell table:formula="of:=(([.D403]-0)/(1-0))*(100-0.000000001)+0.000000001" office:value-type="float" office:value="82.2265625001777" calcext:value-type="float">
            <text:p>82.226562500</text:p>
          </table:table-cell>
          <table:table-cell table:number-columns-repeated="2"/>
        </table:table-row>
        <table:table-row table:style-name="ro1">
          <table:table-cell office:value-type="float" office:value="0.603515625" calcext:value-type="float">
            <text:p>0.603515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08203125" calcext:value-type="float">
            <text:p>0.90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4]-0)/(1-0))*(10-0)+0" office:value-type="float" office:value="6.03515625" calcext:value-type="float">
            <text:p>6.035156250</text:p>
          </table:table-cell>
          <table:table-cell table:formula="of:=(([.B404]-0)/(1-0))*(1500-0.000000001)+0.000000001" office:value-type="float" office:value="1233.39843750018" calcext:value-type="float">
            <text:p>1233.398437500</text:p>
          </table:table-cell>
          <table:table-cell table:formula="of:=(([.C404]-0)/(1-0))*(1-0.000000001)+0.000000001" office:value-type="float" office:value="0.119140625880859" calcext:value-type="float">
            <text:p>0.119140626</text:p>
          </table:table-cell>
          <table:table-cell table:formula="of:=[.G404]*[.J404]" office:value-type="float" office:value="2.14453126585547" calcext:value-type="float">
            <text:p>2.144531266</text:p>
          </table:table-cell>
          <table:table-cell table:formula="of:=(([.D404]-0)/(1-0))*(100-0.000000001)+0.000000001" office:value-type="float" office:value="32.2265625006777" calcext:value-type="float">
            <text:p>32.226562501</text:p>
          </table:table-cell>
          <table:table-cell table:number-columns-repeated="2"/>
        </table:table-row>
        <table:table-row table:style-name="ro1">
          <table:table-cell office:value-type="float" office:value="0.853515625" calcext:value-type="float">
            <text:p>0.853515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658203125" calcext:value-type="float">
            <text:p>0.65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5]-0)/(1-0))*(10-0)+0" office:value-type="float" office:value="8.53515625" calcext:value-type="float">
            <text:p>8.535156250</text:p>
          </table:table-cell>
          <table:table-cell table:formula="of:=(([.B405]-0)/(1-0))*(1500-0.000000001)+0.000000001" office:value-type="float" office:value="108.398437500928" calcext:value-type="float">
            <text:p>108.398437501</text:p>
          </table:table-cell>
          <table:table-cell table:formula="of:=(([.C405]-0)/(1-0))*(1-0.000000001)+0.000000001" office:value-type="float" office:value="0.869140625130859" calcext:value-type="float">
            <text:p>0.869140625</text:p>
          </table:table-cell>
          <table:table-cell table:formula="of:=[.G405]*[.J405]" office:value-type="float" office:value="15.6445312523555" calcext:value-type="float">
            <text:p>15.644531252</text:p>
          </table:table-cell>
          <table:table-cell table:formula="of:=(([.D405]-0)/(1-0))*(100-0.000000001)+0.000000001" office:value-type="float" office:value="57.2265625004277" calcext:value-type="float">
            <text:p>57.226562500</text:p>
          </table:table-cell>
          <table:table-cell table:number-columns-repeated="2"/>
        </table:table-row>
        <table:table-row table:style-name="ro1">
          <table:table-cell office:value-type="float" office:value="0.353515625" calcext:value-type="float">
            <text:p>0.353515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158203125" calcext:value-type="float">
            <text:p>0.158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6]-0)/(1-0))*(10-0)+0" office:value-type="float" office:value="3.53515625" calcext:value-type="float">
            <text:p>3.535156250</text:p>
          </table:table-cell>
          <table:table-cell table:formula="of:=(([.B406]-0)/(1-0))*(1500-0.000000001)+0.000000001" office:value-type="float" office:value="858.398437500428" calcext:value-type="float">
            <text:p>858.398437500</text:p>
          </table:table-cell>
          <table:table-cell table:formula="of:=(([.C406]-0)/(1-0))*(1-0.000000001)+0.000000001" office:value-type="float" office:value="0.369140625630859" calcext:value-type="float">
            <text:p>0.369140626</text:p>
          </table:table-cell>
          <table:table-cell table:formula="of:=[.G406]*[.J406]" office:value-type="float" office:value="6.64453126135547" calcext:value-type="float">
            <text:p>6.644531261</text:p>
          </table:table-cell>
          <table:table-cell table:formula="of:=(([.D406]-0)/(1-0))*(100-0.000000001)+0.000000001" office:value-type="float" office:value="7.22656250092773" calcext:value-type="float">
            <text:p>7.226562501</text:p>
          </table:table-cell>
          <table:table-cell table:number-columns-repeated="2"/>
        </table:table-row>
        <table:table-row table:style-name="ro1">
          <table:table-cell office:value-type="float" office:value="0.478515625" calcext:value-type="float">
            <text:p>0.478515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033203125" calcext:value-type="float">
            <text:p>0.03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7]-0)/(1-0))*(10-0)+0" office:value-type="float" office:value="4.78515625" calcext:value-type="float">
            <text:p>4.785156250</text:p>
          </table:table-cell>
          <table:table-cell table:formula="of:=(([.B407]-0)/(1-0))*(1500-0.000000001)+0.000000001" office:value-type="float" office:value="295.898437500803" calcext:value-type="float">
            <text:p>295.898437501</text:p>
          </table:table-cell>
          <table:table-cell table:formula="of:=(([.C407]-0)/(1-0))*(1-0.000000001)+0.000000001" office:value-type="float" office:value="0.244140625755859" calcext:value-type="float">
            <text:p>0.244140626</text:p>
          </table:table-cell>
          <table:table-cell table:formula="of:=[.G407]*[.J407]" office:value-type="float" office:value="4.39453126360547" calcext:value-type="float">
            <text:p>4.394531264</text:p>
          </table:table-cell>
          <table:table-cell table:formula="of:=(([.D407]-0)/(1-0))*(100-0.000000001)+0.000000001" office:value-type="float" office:value="19.7265625008027" calcext:value-type="float">
            <text:p>19.726562501</text:p>
          </table:table-cell>
          <table:table-cell table:number-columns-repeated="2"/>
        </table:table-row>
        <table:table-row table:style-name="ro1">
          <table:table-cell office:value-type="float" office:value="0.978515625" calcext:value-type="float">
            <text:p>0.978515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533203125" calcext:value-type="float">
            <text:p>0.53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8]-0)/(1-0))*(10-0)+0" office:value-type="float" office:value="9.78515625" calcext:value-type="float">
            <text:p>9.785156250</text:p>
          </table:table-cell>
          <table:table-cell table:formula="of:=(([.B408]-0)/(1-0))*(1500-0.000000001)+0.000000001" office:value-type="float" office:value="1045.8984375003" calcext:value-type="float">
            <text:p>1045.898437500</text:p>
          </table:table-cell>
          <table:table-cell table:formula="of:=(([.C408]-0)/(1-0))*(1-0.000000001)+0.000000001" office:value-type="float" office:value="0.744140625255859" calcext:value-type="float">
            <text:p>0.744140625</text:p>
          </table:table-cell>
          <table:table-cell table:formula="of:=[.G408]*[.J408]" office:value-type="float" office:value="13.3945312546055" calcext:value-type="float">
            <text:p>13.394531255</text:p>
          </table:table-cell>
          <table:table-cell table:formula="of:=(([.D408]-0)/(1-0))*(100-0.000000001)+0.000000001" office:value-type="float" office:value="69.7265625003027" calcext:value-type="float">
            <text:p>69.726562500</text:p>
          </table:table-cell>
          <table:table-cell table:number-columns-repeated="2"/>
        </table:table-row>
        <table:table-row table:style-name="ro1">
          <table:table-cell office:value-type="float" office:value="0.728515625" calcext:value-type="float">
            <text:p>0.728515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783203125" calcext:value-type="float">
            <text:p>0.78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09]-0)/(1-0))*(10-0)+0" office:value-type="float" office:value="7.28515625" calcext:value-type="float">
            <text:p>7.285156250</text:p>
          </table:table-cell>
          <table:table-cell table:formula="of:=(([.B409]-0)/(1-0))*(1500-0.000000001)+0.000000001" office:value-type="float" office:value="670.898437500553" calcext:value-type="float">
            <text:p>670.898437501</text:p>
          </table:table-cell>
          <table:table-cell table:formula="of:=(([.C409]-0)/(1-0))*(1-0.000000001)+0.000000001" office:value-type="float" office:value="0.494140625505859" calcext:value-type="float">
            <text:p>0.494140626</text:p>
          </table:table-cell>
          <table:table-cell table:formula="of:=[.G409]*[.J409]" office:value-type="float" office:value="8.89453125910547" calcext:value-type="float">
            <text:p>8.894531259</text:p>
          </table:table-cell>
          <table:table-cell table:formula="of:=(([.D409]-0)/(1-0))*(100-0.000000001)+0.000000001" office:value-type="float" office:value="44.7265625005527" calcext:value-type="float">
            <text:p>44.726562501</text:p>
          </table:table-cell>
          <table:table-cell table:number-columns-repeated="2"/>
        </table:table-row>
        <table:table-row table:style-name="ro1">
          <table:table-cell office:value-type="float" office:value="0.228515625" calcext:value-type="float">
            <text:p>0.228515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283203125" calcext:value-type="float">
            <text:p>0.2832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0]-0)/(1-0))*(10-0)+0" office:value-type="float" office:value="2.28515625" calcext:value-type="float">
            <text:p>2.285156250</text:p>
          </table:table-cell>
          <table:table-cell table:formula="of:=(([.B410]-0)/(1-0))*(1500-0.000000001)+0.000000001" office:value-type="float" office:value="1420.89843750005" calcext:value-type="float">
            <text:p>1420.898437500</text:p>
          </table:table-cell>
          <table:table-cell table:formula="of:=(([.C410]-0)/(1-0))*(1-0.000000001)+0.000000001" office:value-type="float" office:value="0.99414062500586" calcext:value-type="float">
            <text:p>0.994140625</text:p>
          </table:table-cell>
          <table:table-cell table:formula="of:=[.G410]*[.J410]" office:value-type="float" office:value="17.8945312501055" calcext:value-type="float">
            <text:p>17.894531250</text:p>
          </table:table-cell>
          <table:table-cell table:formula="of:=(([.D410]-0)/(1-0))*(100-0.000000001)+0.000000001" office:value-type="float" office:value="94.7265625000528" calcext:value-type="float">
            <text:p>94.726562500</text:p>
          </table:table-cell>
          <table:table-cell table:number-columns-repeated="2"/>
        </table:table-row>
        <table:table-row table:style-name="ro1">
          <table:table-cell office:value-type="float" office:value="0.166015625" calcext:value-type="float">
            <text:p>0.166015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970703125" calcext:value-type="float">
            <text:p>0.97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1]-0)/(1-0))*(10-0)+0" office:value-type="float" office:value="1.66015625" calcext:value-type="float">
            <text:p>1.660156250</text:p>
          </table:table-cell>
          <table:table-cell table:formula="of:=(([.B411]-0)/(1-0))*(1500-0.000000001)+0.000000001" office:value-type="float" office:value="14.6484375009902" calcext:value-type="float">
            <text:p>14.648437501</text:p>
          </table:table-cell>
          <table:table-cell table:formula="of:=(([.C411]-0)/(1-0))*(1-0.000000001)+0.000000001" office:value-type="float" office:value="0.431640625568359" calcext:value-type="float">
            <text:p>0.431640626</text:p>
          </table:table-cell>
          <table:table-cell table:formula="of:=[.G411]*[.J411]" office:value-type="float" office:value="7.76953126023047" calcext:value-type="float">
            <text:p>7.769531260</text:p>
          </table:table-cell>
          <table:table-cell table:formula="of:=(([.D411]-0)/(1-0))*(100-0.000000001)+0.000000001" office:value-type="float" office:value="63.4765625003652" calcext:value-type="float">
            <text:p>63.476562500</text:p>
          </table:table-cell>
          <table:table-cell table:number-columns-repeated="2"/>
        </table:table-row>
        <table:table-row table:style-name="ro1">
          <table:table-cell office:value-type="float" office:value="0.666015625" calcext:value-type="float">
            <text:p>0.666015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470703125" calcext:value-type="float">
            <text:p>0.47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2]-0)/(1-0))*(10-0)+0" office:value-type="float" office:value="6.66015625" calcext:value-type="float">
            <text:p>6.660156250</text:p>
          </table:table-cell>
          <table:table-cell table:formula="of:=(([.B412]-0)/(1-0))*(1500-0.000000001)+0.000000001" office:value-type="float" office:value="764.64843750049" calcext:value-type="float">
            <text:p>764.648437500</text:p>
          </table:table-cell>
          <table:table-cell table:formula="of:=(([.C412]-0)/(1-0))*(1-0.000000001)+0.000000001" office:value-type="float" office:value="0.931640625068359" calcext:value-type="float">
            <text:p>0.931640625</text:p>
          </table:table-cell>
          <table:table-cell table:formula="of:=[.G412]*[.J412]" office:value-type="float" office:value="16.7695312512305" calcext:value-type="float">
            <text:p>16.769531251</text:p>
          </table:table-cell>
          <table:table-cell table:formula="of:=(([.D412]-0)/(1-0))*(100-0.000000001)+0.000000001" office:value-type="float" office:value="13.4765625008652" calcext:value-type="float">
            <text:p>13.476562501</text:p>
          </table:table-cell>
          <table:table-cell table:number-columns-repeated="2"/>
        </table:table-row>
        <table:table-row table:style-name="ro1">
          <table:table-cell office:value-type="float" office:value="0.916015625" calcext:value-type="float">
            <text:p>0.916015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220703125" calcext:value-type="float">
            <text:p>0.22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3]-0)/(1-0))*(10-0)+0" office:value-type="float" office:value="9.16015625" calcext:value-type="float">
            <text:p>9.160156250</text:p>
          </table:table-cell>
          <table:table-cell table:formula="of:=(([.B413]-0)/(1-0))*(1500-0.000000001)+0.000000001" office:value-type="float" office:value="389.64843750074" calcext:value-type="float">
            <text:p>389.648437501</text:p>
          </table:table-cell>
          <table:table-cell table:formula="of:=(([.C413]-0)/(1-0))*(1-0.000000001)+0.000000001" office:value-type="float" office:value="0.181640625818359" calcext:value-type="float">
            <text:p>0.181640626</text:p>
          </table:table-cell>
          <table:table-cell table:formula="of:=[.G413]*[.J413]" office:value-type="float" office:value="3.26953126473047" calcext:value-type="float">
            <text:p>3.269531265</text:p>
          </table:table-cell>
          <table:table-cell table:formula="of:=(([.D413]-0)/(1-0))*(100-0.000000001)+0.000000001" office:value-type="float" office:value="88.4765625001152" calcext:value-type="float">
            <text:p>88.476562500</text:p>
          </table:table-cell>
          <table:table-cell table:number-columns-repeated="2"/>
        </table:table-row>
        <table:table-row table:style-name="ro1">
          <table:table-cell office:value-type="float" office:value="0.416015625" calcext:value-type="float">
            <text:p>0.416015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720703125" calcext:value-type="float">
            <text:p>0.720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4]-0)/(1-0))*(10-0)+0" office:value-type="float" office:value="4.16015625" calcext:value-type="float">
            <text:p>4.160156250</text:p>
          </table:table-cell>
          <table:table-cell table:formula="of:=(([.B414]-0)/(1-0))*(1500-0.000000001)+0.000000001" office:value-type="float" office:value="1139.64843750024" calcext:value-type="float">
            <text:p>1139.648437500</text:p>
          </table:table-cell>
          <table:table-cell table:formula="of:=(([.C414]-0)/(1-0))*(1-0.000000001)+0.000000001" office:value-type="float" office:value="0.681640625318359" calcext:value-type="float">
            <text:p>0.681640625</text:p>
          </table:table-cell>
          <table:table-cell table:formula="of:=[.G414]*[.J414]" office:value-type="float" office:value="12.2695312557305" calcext:value-type="float">
            <text:p>12.269531256</text:p>
          </table:table-cell>
          <table:table-cell table:formula="of:=(([.D414]-0)/(1-0))*(100-0.000000001)+0.000000001" office:value-type="float" office:value="38.4765625006152" calcext:value-type="float">
            <text:p>38.476562501</text:p>
          </table:table-cell>
          <table:table-cell table:number-columns-repeated="2"/>
        </table:table-row>
        <table:table-row table:style-name="ro1">
          <table:table-cell office:value-type="float" office:value="0.291015625" calcext:value-type="float">
            <text:p>0.291015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595703125" calcext:value-type="float">
            <text:p>0.59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5]-0)/(1-0))*(10-0)+0" office:value-type="float" office:value="2.91015625" calcext:value-type="float">
            <text:p>2.910156250</text:p>
          </table:table-cell>
          <table:table-cell table:formula="of:=(([.B415]-0)/(1-0))*(1500-0.000000001)+0.000000001" office:value-type="float" office:value="577.148437500615" calcext:value-type="float">
            <text:p>577.148437501</text:p>
          </table:table-cell>
          <table:table-cell table:formula="of:=(([.C415]-0)/(1-0))*(1-0.000000001)+0.000000001" office:value-type="float" office:value="0.806640625193359" calcext:value-type="float">
            <text:p>0.806640625</text:p>
          </table:table-cell>
          <table:table-cell table:formula="of:=[.G415]*[.J415]" office:value-type="float" office:value="14.5195312534805" calcext:value-type="float">
            <text:p>14.519531253</text:p>
          </table:table-cell>
          <table:table-cell table:formula="of:=(([.D415]-0)/(1-0))*(100-0.000000001)+0.000000001" office:value-type="float" office:value="25.9765625007402" calcext:value-type="float">
            <text:p>25.976562501</text:p>
          </table:table-cell>
          <table:table-cell table:number-columns-repeated="2"/>
        </table:table-row>
        <table:table-row table:style-name="ro1">
          <table:table-cell office:value-type="float" office:value="0.791015625" calcext:value-type="float">
            <text:p>0.791015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095703125" calcext:value-type="float">
            <text:p>0.09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6]-0)/(1-0))*(10-0)+0" office:value-type="float" office:value="7.91015625" calcext:value-type="float">
            <text:p>7.910156250</text:p>
          </table:table-cell>
          <table:table-cell table:formula="of:=(([.B416]-0)/(1-0))*(1500-0.000000001)+0.000000001" office:value-type="float" office:value="1327.14843750012" calcext:value-type="float">
            <text:p>1327.148437500</text:p>
          </table:table-cell>
          <table:table-cell table:formula="of:=(([.C416]-0)/(1-0))*(1-0.000000001)+0.000000001" office:value-type="float" office:value="0.306640625693359" calcext:value-type="float">
            <text:p>0.306640626</text:p>
          </table:table-cell>
          <table:table-cell table:formula="of:=[.G416]*[.J416]" office:value-type="float" office:value="5.51953126248047" calcext:value-type="float">
            <text:p>5.519531262</text:p>
          </table:table-cell>
          <table:table-cell table:formula="of:=(([.D416]-0)/(1-0))*(100-0.000000001)+0.000000001" office:value-type="float" office:value="75.9765625002402" calcext:value-type="float">
            <text:p>75.976562500</text:p>
          </table:table-cell>
          <table:table-cell table:number-columns-repeated="2"/>
        </table:table-row>
        <table:table-row table:style-name="ro1">
          <table:table-cell office:value-type="float" office:value="0.541015625" calcext:value-type="float">
            <text:p>0.541015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345703125" calcext:value-type="float">
            <text:p>0.34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7]-0)/(1-0))*(10-0)+0" office:value-type="float" office:value="5.41015625" calcext:value-type="float">
            <text:p>5.410156250</text:p>
          </table:table-cell>
          <table:table-cell table:formula="of:=(([.B417]-0)/(1-0))*(1500-0.000000001)+0.000000001" office:value-type="float" office:value="202.148437500865" calcext:value-type="float">
            <text:p>202.148437501</text:p>
          </table:table-cell>
          <table:table-cell table:formula="of:=(([.C417]-0)/(1-0))*(1-0.000000001)+0.000000001" office:value-type="float" office:value="0.556640625443359" calcext:value-type="float">
            <text:p>0.556640625</text:p>
          </table:table-cell>
          <table:table-cell table:formula="of:=[.G417]*[.J417]" office:value-type="float" office:value="10.0195312579805" calcext:value-type="float">
            <text:p>10.019531258</text:p>
          </table:table-cell>
          <table:table-cell table:formula="of:=(([.D417]-0)/(1-0))*(100-0.000000001)+0.000000001" office:value-type="float" office:value="0.976562500990234" calcext:value-type="float">
            <text:p>0.976562501</text:p>
          </table:table-cell>
          <table:table-cell table:number-columns-repeated="2"/>
        </table:table-row>
        <table:table-row table:style-name="ro1">
          <table:table-cell office:value-type="float" office:value="0.041015625" calcext:value-type="float">
            <text:p>0.041015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845703125" calcext:value-type="float">
            <text:p>0.845703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8]-0)/(1-0))*(10-0)+0" office:value-type="float" office:value="0.41015625" calcext:value-type="float">
            <text:p>0.410156250</text:p>
          </table:table-cell>
          <table:table-cell table:formula="of:=(([.B418]-0)/(1-0))*(1500-0.000000001)+0.000000001" office:value-type="float" office:value="952.148437500365" calcext:value-type="float">
            <text:p>952.148437500</text:p>
          </table:table-cell>
          <table:table-cell table:formula="of:=(([.C418]-0)/(1-0))*(1-0.000000001)+0.000000001" office:value-type="float" office:value="0.0566406259433594" calcext:value-type="float">
            <text:p>0.056640626</text:p>
          </table:table-cell>
          <table:table-cell table:formula="of:=[.G418]*[.J418]" office:value-type="float" office:value="1.01953126698047" calcext:value-type="float">
            <text:p>1.019531267</text:p>
          </table:table-cell>
          <table:table-cell table:formula="of:=(([.D418]-0)/(1-0))*(100-0.000000001)+0.000000001" office:value-type="float" office:value="50.9765625004902" calcext:value-type="float">
            <text:p>50.976562500</text:p>
          </table:table-cell>
          <table:table-cell table:number-columns-repeated="2"/>
        </table:table-row>
        <table:table-row table:style-name="ro1">
          <table:table-cell office:value-type="float" office:value="0.056640625" calcext:value-type="float">
            <text:p>0.056640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017578125" calcext:value-type="float">
            <text:p>0.01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19]-0)/(1-0))*(10-0)+0" office:value-type="float" office:value="0.56640625" calcext:value-type="float">
            <text:p>0.566406250</text:p>
          </table:table-cell>
          <table:table-cell table:formula="of:=(([.B419]-0)/(1-0))*(1500-0.000000001)+0.000000001" office:value-type="float" office:value="647.460937500568" calcext:value-type="float">
            <text:p>647.460937501</text:p>
          </table:table-cell>
          <table:table-cell table:formula="of:=(([.C419]-0)/(1-0))*(1-0.000000001)+0.000000001" office:value-type="float" office:value="0.322265625677734" calcext:value-type="float">
            <text:p>0.322265626</text:p>
          </table:table-cell>
          <table:table-cell table:formula="of:=[.G419]*[.J419]" office:value-type="float" office:value="5.80078126219922" calcext:value-type="float">
            <text:p>5.800781262</text:p>
          </table:table-cell>
          <table:table-cell table:formula="of:=(([.D419]-0)/(1-0))*(100-0.000000001)+0.000000001" office:value-type="float" office:value="96.2890625000371" calcext:value-type="float">
            <text:p>96.289062500</text:p>
          </table:table-cell>
          <table:table-cell table:number-columns-repeated="2"/>
        </table:table-row>
        <table:table-row table:style-name="ro1">
          <table:table-cell office:value-type="float" office:value="0.556640625" calcext:value-type="float">
            <text:p>0.556640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517578125" calcext:value-type="float">
            <text:p>0.51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0]-0)/(1-0))*(10-0)+0" office:value-type="float" office:value="5.56640625" calcext:value-type="float">
            <text:p>5.566406250</text:p>
          </table:table-cell>
          <table:table-cell table:formula="of:=(([.B420]-0)/(1-0))*(1500-0.000000001)+0.000000001" office:value-type="float" office:value="1397.46093750007" calcext:value-type="float">
            <text:p>1397.460937500</text:p>
          </table:table-cell>
          <table:table-cell table:formula="of:=(([.C420]-0)/(1-0))*(1-0.000000001)+0.000000001" office:value-type="float" office:value="0.822265625177734" calcext:value-type="float">
            <text:p>0.822265625</text:p>
          </table:table-cell>
          <table:table-cell table:formula="of:=[.G420]*[.J420]" office:value-type="float" office:value="14.8007812531992" calcext:value-type="float">
            <text:p>14.800781253</text:p>
          </table:table-cell>
          <table:table-cell table:formula="of:=(([.D420]-0)/(1-0))*(100-0.000000001)+0.000000001" office:value-type="float" office:value="46.2890625005371" calcext:value-type="float">
            <text:p>46.289062501</text:p>
          </table:table-cell>
          <table:table-cell table:number-columns-repeated="2"/>
        </table:table-row>
        <table:table-row table:style-name="ro1">
          <table:table-cell office:value-type="float" office:value="0.806640625" calcext:value-type="float">
            <text:p>0.806640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767578125" calcext:value-type="float">
            <text:p>0.76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1]-0)/(1-0))*(10-0)+0" office:value-type="float" office:value="8.06640625" calcext:value-type="float">
            <text:p>8.066406250</text:p>
          </table:table-cell>
          <table:table-cell table:formula="of:=(([.B421]-0)/(1-0))*(1500-0.000000001)+0.000000001" office:value-type="float" office:value="272.460937500818" calcext:value-type="float">
            <text:p>272.460937501</text:p>
          </table:table-cell>
          <table:table-cell table:formula="of:=(([.C421]-0)/(1-0))*(1-0.000000001)+0.000000001" office:value-type="float" office:value="0.0722656259277344" calcext:value-type="float">
            <text:p>0.072265626</text:p>
          </table:table-cell>
          <table:table-cell table:formula="of:=[.G421]*[.J421]" office:value-type="float" office:value="1.30078126669922" calcext:value-type="float">
            <text:p>1.300781267</text:p>
          </table:table-cell>
          <table:table-cell table:formula="of:=(([.D421]-0)/(1-0))*(100-0.000000001)+0.000000001" office:value-type="float" office:value="71.2890625002871" calcext:value-type="float">
            <text:p>71.289062500</text:p>
          </table:table-cell>
          <table:table-cell table:number-columns-repeated="2"/>
        </table:table-row>
        <table:table-row table:style-name="ro1">
          <table:table-cell office:value-type="float" office:value="0.306640625" calcext:value-type="float">
            <text:p>0.306640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267578125" calcext:value-type="float">
            <text:p>0.267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2]-0)/(1-0))*(10-0)+0" office:value-type="float" office:value="3.06640625" calcext:value-type="float">
            <text:p>3.066406250</text:p>
          </table:table-cell>
          <table:table-cell table:formula="of:=(([.B422]-0)/(1-0))*(1500-0.000000001)+0.000000001" office:value-type="float" office:value="1022.46093750032" calcext:value-type="float">
            <text:p>1022.460937500</text:p>
          </table:table-cell>
          <table:table-cell table:formula="of:=(([.C422]-0)/(1-0))*(1-0.000000001)+0.000000001" office:value-type="float" office:value="0.572265625427734" calcext:value-type="float">
            <text:p>0.572265625</text:p>
          </table:table-cell>
          <table:table-cell table:formula="of:=[.G422]*[.J422]" office:value-type="float" office:value="10.3007812576992" calcext:value-type="float">
            <text:p>10.300781258</text:p>
          </table:table-cell>
          <table:table-cell table:formula="of:=(([.D422]-0)/(1-0))*(100-0.000000001)+0.000000001" office:value-type="float" office:value="21.2890625007871" calcext:value-type="float">
            <text:p>21.289062501</text:p>
          </table:table-cell>
          <table:table-cell table:number-columns-repeated="2"/>
        </table:table-row>
        <table:table-row table:style-name="ro1">
          <table:table-cell office:value-type="float" office:value="0.431640625" calcext:value-type="float">
            <text:p>0.431640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392578125" calcext:value-type="float">
            <text:p>0.39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3]-0)/(1-0))*(10-0)+0" office:value-type="float" office:value="4.31640625" calcext:value-type="float">
            <text:p>4.316406250</text:p>
          </table:table-cell>
          <table:table-cell table:formula="of:=(([.B423]-0)/(1-0))*(1500-0.000000001)+0.000000001" office:value-type="float" office:value="84.9609375009434" calcext:value-type="float">
            <text:p>84.960937501</text:p>
          </table:table-cell>
          <table:table-cell table:formula="of:=(([.C423]-0)/(1-0))*(1-0.000000001)+0.000000001" office:value-type="float" office:value="0.947265625052734" calcext:value-type="float">
            <text:p>0.947265625</text:p>
          </table:table-cell>
          <table:table-cell table:formula="of:=[.G423]*[.J423]" office:value-type="float" office:value="17.0507812509492" calcext:value-type="float">
            <text:p>17.050781251</text:p>
          </table:table-cell>
          <table:table-cell table:formula="of:=(([.D423]-0)/(1-0))*(100-0.000000001)+0.000000001" office:value-type="float" office:value="8.78906250091211" calcext:value-type="float">
            <text:p>8.789062501</text:p>
          </table:table-cell>
          <table:table-cell table:number-columns-repeated="2"/>
        </table:table-row>
        <table:table-row table:style-name="ro1">
          <table:table-cell office:value-type="float" office:value="0.931640625" calcext:value-type="float">
            <text:p>0.931640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892578125" calcext:value-type="float">
            <text:p>0.89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4]-0)/(1-0))*(10-0)+0" office:value-type="float" office:value="9.31640625" calcext:value-type="float">
            <text:p>9.316406250</text:p>
          </table:table-cell>
          <table:table-cell table:formula="of:=(([.B424]-0)/(1-0))*(1500-0.000000001)+0.000000001" office:value-type="float" office:value="834.960937500443" calcext:value-type="float">
            <text:p>834.960937500</text:p>
          </table:table-cell>
          <table:table-cell table:formula="of:=(([.C424]-0)/(1-0))*(1-0.000000001)+0.000000001" office:value-type="float" office:value="0.447265625552735" calcext:value-type="float">
            <text:p>0.447265626</text:p>
          </table:table-cell>
          <table:table-cell table:formula="of:=[.G424]*[.J424]" office:value-type="float" office:value="8.05078125994922" calcext:value-type="float">
            <text:p>8.050781260</text:p>
          </table:table-cell>
          <table:table-cell table:formula="of:=(([.D424]-0)/(1-0))*(100-0.000000001)+0.000000001" office:value-type="float" office:value="58.7890625004121" calcext:value-type="float">
            <text:p>58.789062500</text:p>
          </table:table-cell>
          <table:table-cell table:number-columns-repeated="2"/>
        </table:table-row>
        <table:table-row table:style-name="ro1">
          <table:table-cell office:value-type="float" office:value="0.681640625" calcext:value-type="float">
            <text:p>0.681640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642578125" calcext:value-type="float">
            <text:p>0.64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5]-0)/(1-0))*(10-0)+0" office:value-type="float" office:value="6.81640625" calcext:value-type="float">
            <text:p>6.816406250</text:p>
          </table:table-cell>
          <table:table-cell table:formula="of:=(([.B425]-0)/(1-0))*(1500-0.000000001)+0.000000001" office:value-type="float" office:value="459.960937500693" calcext:value-type="float">
            <text:p>459.960937501</text:p>
          </table:table-cell>
          <table:table-cell table:formula="of:=(([.C425]-0)/(1-0))*(1-0.000000001)+0.000000001" office:value-type="float" office:value="0.697265625302734" calcext:value-type="float">
            <text:p>0.697265625</text:p>
          </table:table-cell>
          <table:table-cell table:formula="of:=[.G425]*[.J425]" office:value-type="float" office:value="12.5507812554492" calcext:value-type="float">
            <text:p>12.550781255</text:p>
          </table:table-cell>
          <table:table-cell table:formula="of:=(([.D425]-0)/(1-0))*(100-0.000000001)+0.000000001" office:value-type="float" office:value="33.7890625006621" calcext:value-type="float">
            <text:p>33.789062501</text:p>
          </table:table-cell>
          <table:table-cell table:number-columns-repeated="2"/>
        </table:table-row>
        <table:table-row table:style-name="ro1">
          <table:table-cell office:value-type="float" office:value="0.181640625" calcext:value-type="float">
            <text:p>0.181640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142578125" calcext:value-type="float">
            <text:p>0.1425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6]-0)/(1-0))*(10-0)+0" office:value-type="float" office:value="1.81640625" calcext:value-type="float">
            <text:p>1.816406250</text:p>
          </table:table-cell>
          <table:table-cell table:formula="of:=(([.B426]-0)/(1-0))*(1500-0.000000001)+0.000000001" office:value-type="float" office:value="1209.96093750019" calcext:value-type="float">
            <text:p>1209.960937500</text:p>
          </table:table-cell>
          <table:table-cell table:formula="of:=(([.C426]-0)/(1-0))*(1-0.000000001)+0.000000001" office:value-type="float" office:value="0.197265625802734" calcext:value-type="float">
            <text:p>0.197265626</text:p>
          </table:table-cell>
          <table:table-cell table:formula="of:=[.G426]*[.J426]" office:value-type="float" office:value="3.55078126444922" calcext:value-type="float">
            <text:p>3.550781264</text:p>
          </table:table-cell>
          <table:table-cell table:formula="of:=(([.D426]-0)/(1-0))*(100-0.000000001)+0.000000001" office:value-type="float" office:value="83.7890625001621" calcext:value-type="float">
            <text:p>83.78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44140625" calcext:value-type="float">
            <text:p>0.2441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580078125" calcext:value-type="float">
            <text:p>0.58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7]-0)/(1-0))*(10-0)+0" office:value-type="float" office:value="2.44140625" calcext:value-type="float">
            <text:p>2.441406250</text:p>
          </table:table-cell>
          <table:table-cell table:formula="of:=(([.B427]-0)/(1-0))*(1500-0.000000001)+0.000000001" office:value-type="float" office:value="366.210937500756" calcext:value-type="float">
            <text:p>366.210937501</text:p>
          </table:table-cell>
          <table:table-cell table:formula="of:=(([.C427]-0)/(1-0))*(1-0.000000001)+0.000000001" office:value-type="float" office:value="0.634765625365234" calcext:value-type="float">
            <text:p>0.634765625</text:p>
          </table:table-cell>
          <table:table-cell table:formula="of:=[.G427]*[.J427]" office:value-type="float" office:value="11.4257812565742" calcext:value-type="float">
            <text:p>11.425781257</text:p>
          </table:table-cell>
          <table:table-cell table:formula="of:=(([.D427]-0)/(1-0))*(100-0.000000001)+0.000000001" office:value-type="float" office:value="52.5390625004746" calcext:value-type="float">
            <text:p>52.5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44140625" calcext:value-type="float">
            <text:p>0.7441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80078125" calcext:value-type="float">
            <text:p>0.08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8]-0)/(1-0))*(10-0)+0" office:value-type="float" office:value="7.44140625" calcext:value-type="float">
            <text:p>7.441406250</text:p>
          </table:table-cell>
          <table:table-cell table:formula="of:=(([.B428]-0)/(1-0))*(1500-0.000000001)+0.000000001" office:value-type="float" office:value="1116.21093750026" calcext:value-type="float">
            <text:p>1116.210937500</text:p>
          </table:table-cell>
          <table:table-cell table:formula="of:=(([.C428]-0)/(1-0))*(1-0.000000001)+0.000000001" office:value-type="float" office:value="0.134765625865234" calcext:value-type="float">
            <text:p>0.134765626</text:p>
          </table:table-cell>
          <table:table-cell table:formula="of:=[.G428]*[.J428]" office:value-type="float" office:value="2.42578126557422" calcext:value-type="float">
            <text:p>2.425781266</text:p>
          </table:table-cell>
          <table:table-cell table:formula="of:=(([.D428]-0)/(1-0))*(100-0.000000001)+0.000000001" office:value-type="float" office:value="2.53906250097461" calcext:value-type="float">
            <text:p>2.539062501</text:p>
          </table:table-cell>
          <table:table-cell table:number-columns-repeated="2"/>
        </table:table-row>
        <table:table-row table:style-name="ro1">
          <table:table-cell office:value-type="float" office:value="0.994140625" calcext:value-type="float">
            <text:p>0.994140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30078125" calcext:value-type="float">
            <text:p>0.33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29]-0)/(1-0))*(10-0)+0" office:value-type="float" office:value="9.94140625" calcext:value-type="float">
            <text:p>9.941406250</text:p>
          </table:table-cell>
          <table:table-cell table:formula="of:=(([.B429]-0)/(1-0))*(1500-0.000000001)+0.000000001" office:value-type="float" office:value="741.210937500506" calcext:value-type="float">
            <text:p>741.210937501</text:p>
          </table:table-cell>
          <table:table-cell table:formula="of:=(([.C429]-0)/(1-0))*(1-0.000000001)+0.000000001" office:value-type="float" office:value="0.884765625115234" calcext:value-type="float">
            <text:p>0.884765625</text:p>
          </table:table-cell>
          <table:table-cell table:formula="of:=[.G429]*[.J429]" office:value-type="float" office:value="15.9257812520742" calcext:value-type="float">
            <text:p>15.925781252</text:p>
          </table:table-cell>
          <table:table-cell table:formula="of:=(([.D429]-0)/(1-0))*(100-0.000000001)+0.000000001" office:value-type="float" office:value="77.5390625002246" calcext:value-type="float">
            <text:p>77.539062500</text:p>
          </table:table-cell>
          <table:table-cell table:number-columns-repeated="2"/>
        </table:table-row>
        <table:table-row table:style-name="ro1">
          <table:table-cell office:value-type="float" office:value="0.494140625" calcext:value-type="float">
            <text:p>0.494140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30078125" calcext:value-type="float">
            <text:p>0.830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0]-0)/(1-0))*(10-0)+0" office:value-type="float" office:value="4.94140625" calcext:value-type="float">
            <text:p>4.941406250</text:p>
          </table:table-cell>
          <table:table-cell table:formula="of:=(([.B430]-0)/(1-0))*(1500-0.000000001)+0.000000001" office:value-type="float" office:value="1491.21093750001" calcext:value-type="float">
            <text:p>1491.210937500</text:p>
          </table:table-cell>
          <table:table-cell table:formula="of:=(([.C430]-0)/(1-0))*(1-0.000000001)+0.000000001" office:value-type="float" office:value="0.384765625615234" calcext:value-type="float">
            <text:p>0.384765626</text:p>
          </table:table-cell>
          <table:table-cell table:formula="of:=[.G430]*[.J430]" office:value-type="float" office:value="6.92578126107422" calcext:value-type="float">
            <text:p>6.925781261</text:p>
          </table:table-cell>
          <table:table-cell table:formula="of:=(([.D430]-0)/(1-0))*(100-0.000000001)+0.000000001" office:value-type="float" office:value="27.5390625007246" calcext:value-type="float">
            <text:p>27.5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69140625" calcext:value-type="float">
            <text:p>0.3691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55078125" calcext:value-type="float">
            <text:p>0.95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1]-0)/(1-0))*(10-0)+0" office:value-type="float" office:value="3.69140625" calcext:value-type="float">
            <text:p>3.691406250</text:p>
          </table:table-cell>
          <table:table-cell table:formula="of:=(([.B431]-0)/(1-0))*(1500-0.000000001)+0.000000001" office:value-type="float" office:value="553.710937500631" calcext:value-type="float">
            <text:p>553.710937501</text:p>
          </table:table-cell>
          <table:table-cell table:formula="of:=(([.C431]-0)/(1-0))*(1-0.000000001)+0.000000001" office:value-type="float" office:value="0.00976562599023437" calcext:value-type="float">
            <text:p>0.009765626</text:p>
          </table:table-cell>
          <table:table-cell table:formula="of:=[.G431]*[.J431]" office:value-type="float" office:value="0.175781267824219" calcext:value-type="float">
            <text:p>0.175781268</text:p>
          </table:table-cell>
          <table:table-cell table:formula="of:=(([.D431]-0)/(1-0))*(100-0.000000001)+0.000000001" office:value-type="float" office:value="40.0390625005996" calcext:value-type="float">
            <text:p>40.0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55078125" calcext:value-type="float">
            <text:p>0.45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2]-0)/(1-0))*(10-0)+0" office:value-type="float" office:value="8.69140625" calcext:value-type="float">
            <text:p>8.691406250</text:p>
          </table:table-cell>
          <table:table-cell table:formula="of:=(([.B432]-0)/(1-0))*(1500-0.000000001)+0.000000001" office:value-type="float" office:value="1303.71093750013" calcext:value-type="float">
            <text:p>1303.710937500</text:p>
          </table:table-cell>
          <table:table-cell table:formula="of:=(([.C432]-0)/(1-0))*(1-0.000000001)+0.000000001" office:value-type="float" office:value="0.509765625490234" calcext:value-type="float">
            <text:p>0.509765625</text:p>
          </table:table-cell>
          <table:table-cell table:formula="of:=[.G432]*[.J432]" office:value-type="float" office:value="9.17578125882422" calcext:value-type="float">
            <text:p>9.175781259</text:p>
          </table:table-cell>
          <table:table-cell table:formula="of:=(([.D432]-0)/(1-0))*(100-0.000000001)+0.000000001" office:value-type="float" office:value="90.0390625000996" calcext:value-type="float">
            <text:p>90.039062500</text:p>
          </table:table-cell>
          <table:table-cell table:number-columns-repeated="2"/>
        </table:table-row>
        <table:table-row table:style-name="ro1">
          <table:table-cell office:value-type="float" office:value="0.619140625" calcext:value-type="float">
            <text:p>0.619140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205078125" calcext:value-type="float">
            <text:p>0.20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3]-0)/(1-0))*(10-0)+0" office:value-type="float" office:value="6.19140625" calcext:value-type="float">
            <text:p>6.191406250</text:p>
          </table:table-cell>
          <table:table-cell table:formula="of:=(([.B433]-0)/(1-0))*(1500-0.000000001)+0.000000001" office:value-type="float" office:value="178.710937500881" calcext:value-type="float">
            <text:p>178.710937501</text:p>
          </table:table-cell>
          <table:table-cell table:formula="of:=(([.C433]-0)/(1-0))*(1-0.000000001)+0.000000001" office:value-type="float" office:value="0.259765625740234" calcext:value-type="float">
            <text:p>0.259765626</text:p>
          </table:table-cell>
          <table:table-cell table:formula="of:=[.G433]*[.J433]" office:value-type="float" office:value="4.67578126332422" calcext:value-type="float">
            <text:p>4.675781263</text:p>
          </table:table-cell>
          <table:table-cell table:formula="of:=(([.D433]-0)/(1-0))*(100-0.000000001)+0.000000001" office:value-type="float" office:value="15.0390625008496" calcext:value-type="float">
            <text:p>15.039062501</text:p>
          </table:table-cell>
          <table:table-cell table:number-columns-repeated="2"/>
        </table:table-row>
        <table:table-row table:style-name="ro1">
          <table:table-cell office:value-type="float" office:value="0.119140625" calcext:value-type="float">
            <text:p>0.119140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705078125" calcext:value-type="float">
            <text:p>0.70507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4]-0)/(1-0))*(10-0)+0" office:value-type="float" office:value="1.19140625" calcext:value-type="float">
            <text:p>1.191406250</text:p>
          </table:table-cell>
          <table:table-cell table:formula="of:=(([.B434]-0)/(1-0))*(1500-0.000000001)+0.000000001" office:value-type="float" office:value="928.710937500381" calcext:value-type="float">
            <text:p>928.710937500</text:p>
          </table:table-cell>
          <table:table-cell table:formula="of:=(([.C434]-0)/(1-0))*(1-0.000000001)+0.000000001" office:value-type="float" office:value="0.759765625240234" calcext:value-type="float">
            <text:p>0.759765625</text:p>
          </table:table-cell>
          <table:table-cell table:formula="of:=[.G434]*[.J434]" office:value-type="float" office:value="13.6757812543242" calcext:value-type="float">
            <text:p>13.675781254</text:p>
          </table:table-cell>
          <table:table-cell table:formula="of:=(([.D434]-0)/(1-0))*(100-0.000000001)+0.000000001" office:value-type="float" office:value="65.0390625003496" calcext:value-type="float">
            <text:p>65.0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87890625" calcext:value-type="float">
            <text:p>0.087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98828125" calcext:value-type="float">
            <text:p>0.29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5]-0)/(1-0))*(10-0)+0" office:value-type="float" office:value="0.87890625" calcext:value-type="float">
            <text:p>0.878906250</text:p>
          </table:table-cell>
          <table:table-cell table:formula="of:=(([.B435]-0)/(1-0))*(1500-0.000000001)+0.000000001" office:value-type="float" office:value="131.835937500912" calcext:value-type="float">
            <text:p>131.835937501</text:p>
          </table:table-cell>
          <table:table-cell table:formula="of:=(([.C435]-0)/(1-0))*(1-0.000000001)+0.000000001" office:value-type="float" office:value="0.166015625833984" calcext:value-type="float">
            <text:p>0.166015626</text:p>
          </table:table-cell>
          <table:table-cell table:formula="of:=[.G435]*[.J435]" office:value-type="float" office:value="2.98828126501172" calcext:value-type="float">
            <text:p>2.988281265</text:p>
          </table:table-cell>
          <table:table-cell table:formula="of:=(([.D435]-0)/(1-0))*(100-0.000000001)+0.000000001" office:value-type="float" office:value="36.9140625006309" calcext:value-type="float">
            <text:p>36.914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87890625" calcext:value-type="float">
            <text:p>0.587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798828125" calcext:value-type="float">
            <text:p>0.79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6]-0)/(1-0))*(10-0)+0" office:value-type="float" office:value="5.87890625" calcext:value-type="float">
            <text:p>5.878906250</text:p>
          </table:table-cell>
          <table:table-cell table:formula="of:=(([.B436]-0)/(1-0))*(1500-0.000000001)+0.000000001" office:value-type="float" office:value="881.835937500412" calcext:value-type="float">
            <text:p>881.835937500</text:p>
          </table:table-cell>
          <table:table-cell table:formula="of:=(([.C436]-0)/(1-0))*(1-0.000000001)+0.000000001" office:value-type="float" office:value="0.666015625333984" calcext:value-type="float">
            <text:p>0.666015625</text:p>
          </table:table-cell>
          <table:table-cell table:formula="of:=[.G436]*[.J436]" office:value-type="float" office:value="11.9882812560117" calcext:value-type="float">
            <text:p>11.988281256</text:p>
          </table:table-cell>
          <table:table-cell table:formula="of:=(([.D436]-0)/(1-0))*(100-0.000000001)+0.000000001" office:value-type="float" office:value="86.9140625001308" calcext:value-type="float">
            <text:p>86.914062500</text:p>
          </table:table-cell>
          <table:table-cell table:number-columns-repeated="2"/>
        </table:table-row>
        <table:table-row table:style-name="ro1">
          <table:table-cell office:value-type="float" office:value="0.837890625" calcext:value-type="float">
            <text:p>0.837890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548828125" calcext:value-type="float">
            <text:p>0.54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7]-0)/(1-0))*(10-0)+0" office:value-type="float" office:value="8.37890625" calcext:value-type="float">
            <text:p>8.378906250</text:p>
          </table:table-cell>
          <table:table-cell table:formula="of:=(([.B437]-0)/(1-0))*(1500-0.000000001)+0.000000001" office:value-type="float" office:value="506.835937500662" calcext:value-type="float">
            <text:p>506.835937501</text:p>
          </table:table-cell>
          <table:table-cell table:formula="of:=(([.C437]-0)/(1-0))*(1-0.000000001)+0.000000001" office:value-type="float" office:value="0.416015625583984" calcext:value-type="float">
            <text:p>0.416015626</text:p>
          </table:table-cell>
          <table:table-cell table:formula="of:=[.G437]*[.J437]" office:value-type="float" office:value="7.48828126051172" calcext:value-type="float">
            <text:p>7.488281261</text:p>
          </table:table-cell>
          <table:table-cell table:formula="of:=(([.D437]-0)/(1-0))*(100-0.000000001)+0.000000001" office:value-type="float" office:value="11.9140625008809" calcext:value-type="float">
            <text:p>11.914062501</text:p>
          </table:table-cell>
          <table:table-cell table:number-columns-repeated="2"/>
        </table:table-row>
        <table:table-row table:style-name="ro1">
          <table:table-cell office:value-type="float" office:value="0.337890625" calcext:value-type="float">
            <text:p>0.337890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048828125" calcext:value-type="float">
            <text:p>0.048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8]-0)/(1-0))*(10-0)+0" office:value-type="float" office:value="3.37890625" calcext:value-type="float">
            <text:p>3.378906250</text:p>
          </table:table-cell>
          <table:table-cell table:formula="of:=(([.B438]-0)/(1-0))*(1500-0.000000001)+0.000000001" office:value-type="float" office:value="1256.83593750016" calcext:value-type="float">
            <text:p>1256.835937500</text:p>
          </table:table-cell>
          <table:table-cell table:formula="of:=(([.C438]-0)/(1-0))*(1-0.000000001)+0.000000001" office:value-type="float" office:value="0.916015625083984" calcext:value-type="float">
            <text:p>0.916015625</text:p>
          </table:table-cell>
          <table:table-cell table:formula="of:=[.G438]*[.J438]" office:value-type="float" office:value="16.4882812515117" calcext:value-type="float">
            <text:p>16.488281252</text:p>
          </table:table-cell>
          <table:table-cell table:formula="of:=(([.D438]-0)/(1-0))*(100-0.000000001)+0.000000001" office:value-type="float" office:value="61.9140625003809" calcext:value-type="float">
            <text:p>61.9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62890625" calcext:value-type="float">
            <text:p>0.462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173828125" calcext:value-type="float">
            <text:p>0.17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39]-0)/(1-0))*(10-0)+0" office:value-type="float" office:value="4.62890625" calcext:value-type="float">
            <text:p>4.628906250</text:p>
          </table:table-cell>
          <table:table-cell table:formula="of:=(([.B439]-0)/(1-0))*(1500-0.000000001)+0.000000001" office:value-type="float" office:value="694.335937500537" calcext:value-type="float">
            <text:p>694.335937501</text:p>
          </table:table-cell>
          <table:table-cell table:formula="of:=(([.C439]-0)/(1-0))*(1-0.000000001)+0.000000001" office:value-type="float" office:value="0.541015625458984" calcext:value-type="float">
            <text:p>0.541015625</text:p>
          </table:table-cell>
          <table:table-cell table:formula="of:=[.G439]*[.J439]" office:value-type="float" office:value="9.73828125826172" calcext:value-type="float">
            <text:p>9.738281258</text:p>
          </table:table-cell>
          <table:table-cell table:formula="of:=(([.D439]-0)/(1-0))*(100-0.000000001)+0.000000001" office:value-type="float" office:value="74.4140625002559" calcext:value-type="float">
            <text:p>74.4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62890625" calcext:value-type="float">
            <text:p>0.962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673828125" calcext:value-type="float">
            <text:p>0.67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0]-0)/(1-0))*(10-0)+0" office:value-type="float" office:value="9.62890625" calcext:value-type="float">
            <text:p>9.628906250</text:p>
          </table:table-cell>
          <table:table-cell table:formula="of:=(([.B440]-0)/(1-0))*(1500-0.000000001)+0.000000001" office:value-type="float" office:value="1444.33593750004" calcext:value-type="float">
            <text:p>1444.335937500</text:p>
          </table:table-cell>
          <table:table-cell table:formula="of:=(([.C440]-0)/(1-0))*(1-0.000000001)+0.000000001" office:value-type="float" office:value="0.0410156259589844" calcext:value-type="float">
            <text:p>0.041015626</text:p>
          </table:table-cell>
          <table:table-cell table:formula="of:=[.G440]*[.J440]" office:value-type="float" office:value="0.738281267261719" calcext:value-type="float">
            <text:p>0.738281267</text:p>
          </table:table-cell>
          <table:table-cell table:formula="of:=(([.D440]-0)/(1-0))*(100-0.000000001)+0.000000001" office:value-type="float" office:value="24.4140625007559" calcext:value-type="float">
            <text:p>24.414062501</text:p>
          </table:table-cell>
          <table:table-cell table:number-columns-repeated="2"/>
        </table:table-row>
        <table:table-row table:style-name="ro1">
          <table:table-cell office:value-type="float" office:value="0.712890625" calcext:value-type="float">
            <text:p>0.712890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23828125" calcext:value-type="float">
            <text:p>0.92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1]-0)/(1-0))*(10-0)+0" office:value-type="float" office:value="7.12890625" calcext:value-type="float">
            <text:p>7.128906250</text:p>
          </table:table-cell>
          <table:table-cell table:formula="of:=(([.B441]-0)/(1-0))*(1500-0.000000001)+0.000000001" office:value-type="float" office:value="319.335937500787" calcext:value-type="float">
            <text:p>319.335937501</text:p>
          </table:table-cell>
          <table:table-cell table:formula="of:=(([.C441]-0)/(1-0))*(1-0.000000001)+0.000000001" office:value-type="float" office:value="0.791015625208984" calcext:value-type="float">
            <text:p>0.791015625</text:p>
          </table:table-cell>
          <table:table-cell table:formula="of:=[.G441]*[.J441]" office:value-type="float" office:value="14.2382812537617" calcext:value-type="float">
            <text:p>14.238281254</text:p>
          </table:table-cell>
          <table:table-cell table:formula="of:=(([.D441]-0)/(1-0))*(100-0.000000001)+0.000000001" office:value-type="float" office:value="99.4140625000059" calcext:value-type="float">
            <text:p>99.414062500</text:p>
          </table:table-cell>
          <table:table-cell table:number-columns-repeated="2"/>
        </table:table-row>
        <table:table-row table:style-name="ro1">
          <table:table-cell office:value-type="float" office:value="0.212890625" calcext:value-type="float">
            <text:p>0.212890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23828125" calcext:value-type="float">
            <text:p>0.4238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2]-0)/(1-0))*(10-0)+0" office:value-type="float" office:value="2.12890625" calcext:value-type="float">
            <text:p>2.128906250</text:p>
          </table:table-cell>
          <table:table-cell table:formula="of:=(([.B442]-0)/(1-0))*(1500-0.000000001)+0.000000001" office:value-type="float" office:value="1069.33593750029" calcext:value-type="float">
            <text:p>1069.335937500</text:p>
          </table:table-cell>
          <table:table-cell table:formula="of:=(([.C442]-0)/(1-0))*(1-0.000000001)+0.000000001" office:value-type="float" office:value="0.291015625708984" calcext:value-type="float">
            <text:p>0.291015626</text:p>
          </table:table-cell>
          <table:table-cell table:formula="of:=[.G442]*[.J442]" office:value-type="float" office:value="5.23828126276172" calcext:value-type="float">
            <text:p>5.238281263</text:p>
          </table:table-cell>
          <table:table-cell table:formula="of:=(([.D442]-0)/(1-0))*(100-0.000000001)+0.000000001" office:value-type="float" office:value="49.4140625005059" calcext:value-type="float">
            <text:p>49.414062501</text:p>
          </table:table-cell>
          <table:table-cell table:number-columns-repeated="2"/>
        </table:table-row>
        <table:table-row table:style-name="ro1">
          <table:table-cell office:value-type="float" office:value="0.150390625" calcext:value-type="float">
            <text:p>0.150390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61328125" calcext:value-type="float">
            <text:p>0.86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3]-0)/(1-0))*(10-0)+0" office:value-type="float" office:value="1.50390625" calcext:value-type="float">
            <text:p>1.503906250</text:p>
          </table:table-cell>
          <table:table-cell table:formula="of:=(([.B443]-0)/(1-0))*(1500-0.000000001)+0.000000001" office:value-type="float" office:value="413.085937500725" calcext:value-type="float">
            <text:p>413.085937501</text:p>
          </table:table-cell>
          <table:table-cell table:formula="of:=(([.C443]-0)/(1-0))*(1-0.000000001)+0.000000001" office:value-type="float" office:value="0.853515625146484" calcext:value-type="float">
            <text:p>0.853515625</text:p>
          </table:table-cell>
          <table:table-cell table:formula="of:=[.G443]*[.J443]" office:value-type="float" office:value="15.3632812526367" calcext:value-type="float">
            <text:p>15.363281253</text:p>
          </table:table-cell>
          <table:table-cell table:formula="of:=(([.D443]-0)/(1-0))*(100-0.000000001)+0.000000001" office:value-type="float" office:value="18.1640625008184" calcext:value-type="float">
            <text:p>18.164062501</text:p>
          </table:table-cell>
          <table:table-cell table:number-columns-repeated="2"/>
        </table:table-row>
        <table:table-row table:style-name="ro1">
          <table:table-cell office:value-type="float" office:value="0.650390625" calcext:value-type="float">
            <text:p>0.650390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61328125" calcext:value-type="float">
            <text:p>0.36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4]-0)/(1-0))*(10-0)+0" office:value-type="float" office:value="6.50390625" calcext:value-type="float">
            <text:p>6.503906250</text:p>
          </table:table-cell>
          <table:table-cell table:formula="of:=(([.B444]-0)/(1-0))*(1500-0.000000001)+0.000000001" office:value-type="float" office:value="1163.08593750022" calcext:value-type="float">
            <text:p>1163.085937500</text:p>
          </table:table-cell>
          <table:table-cell table:formula="of:=(([.C444]-0)/(1-0))*(1-0.000000001)+0.000000001" office:value-type="float" office:value="0.353515625646484" calcext:value-type="float">
            <text:p>0.353515626</text:p>
          </table:table-cell>
          <table:table-cell table:formula="of:=[.G444]*[.J444]" office:value-type="float" office:value="6.36328126163672" calcext:value-type="float">
            <text:p>6.363281262</text:p>
          </table:table-cell>
          <table:table-cell table:formula="of:=(([.D444]-0)/(1-0))*(100-0.000000001)+0.000000001" office:value-type="float" office:value="68.1640625003184" calcext:value-type="float">
            <text:p>68.164062500</text:p>
          </table:table-cell>
          <table:table-cell table:number-columns-repeated="2"/>
        </table:table-row>
        <table:table-row table:style-name="ro1">
          <table:table-cell office:value-type="float" office:value="0.900390625" calcext:value-type="float">
            <text:p>0.900390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11328125" calcext:value-type="float">
            <text:p>0.11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5]-0)/(1-0))*(10-0)+0" office:value-type="float" office:value="9.00390625" calcext:value-type="float">
            <text:p>9.003906250</text:p>
          </table:table-cell>
          <table:table-cell table:formula="of:=(([.B445]-0)/(1-0))*(1500-0.000000001)+0.000000001" office:value-type="float" office:value="38.0859375009746" calcext:value-type="float">
            <text:p>38.085937501</text:p>
          </table:table-cell>
          <table:table-cell table:formula="of:=(([.C445]-0)/(1-0))*(1-0.000000001)+0.000000001" office:value-type="float" office:value="0.603515625396484" calcext:value-type="float">
            <text:p>0.603515625</text:p>
          </table:table-cell>
          <table:table-cell table:formula="of:=[.G445]*[.J445]" office:value-type="float" office:value="10.8632812571367" calcext:value-type="float">
            <text:p>10.863281257</text:p>
          </table:table-cell>
          <table:table-cell table:formula="of:=(([.D445]-0)/(1-0))*(100-0.000000001)+0.000000001" office:value-type="float" office:value="43.1640625005684" calcext:value-type="float">
            <text:p>43.164062501</text:p>
          </table:table-cell>
          <table:table-cell table:number-columns-repeated="2"/>
        </table:table-row>
        <table:table-row table:style-name="ro1">
          <table:table-cell office:value-type="float" office:value="0.400390625" calcext:value-type="float">
            <text:p>0.400390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611328125" calcext:value-type="float">
            <text:p>0.611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6]-0)/(1-0))*(10-0)+0" office:value-type="float" office:value="4.00390625" calcext:value-type="float">
            <text:p>4.003906250</text:p>
          </table:table-cell>
          <table:table-cell table:formula="of:=(([.B446]-0)/(1-0))*(1500-0.000000001)+0.000000001" office:value-type="float" office:value="788.085937500475" calcext:value-type="float">
            <text:p>788.085937500</text:p>
          </table:table-cell>
          <table:table-cell table:formula="of:=(([.C446]-0)/(1-0))*(1-0.000000001)+0.000000001" office:value-type="float" office:value="0.103515625896484" calcext:value-type="float">
            <text:p>0.103515626</text:p>
          </table:table-cell>
          <table:table-cell table:formula="of:=[.G446]*[.J446]" office:value-type="float" office:value="1.86328126613672" calcext:value-type="float">
            <text:p>1.863281266</text:p>
          </table:table-cell>
          <table:table-cell table:formula="of:=(([.D446]-0)/(1-0))*(100-0.000000001)+0.000000001" office:value-type="float" office:value="93.1640625000684" calcext:value-type="float">
            <text:p>93.164062500</text:p>
          </table:table-cell>
          <table:table-cell table:number-columns-repeated="2"/>
        </table:table-row>
        <table:table-row table:style-name="ro1">
          <table:table-cell office:value-type="float" office:value="0.275390625" calcext:value-type="float">
            <text:p>0.275390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736328125" calcext:value-type="float">
            <text:p>0.73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7]-0)/(1-0))*(10-0)+0" office:value-type="float" office:value="2.75390625" calcext:value-type="float">
            <text:p>2.753906250</text:p>
          </table:table-cell>
          <table:table-cell table:formula="of:=(([.B447]-0)/(1-0))*(1500-0.000000001)+0.000000001" office:value-type="float" office:value="225.58593750085" calcext:value-type="float">
            <text:p>225.585937501</text:p>
          </table:table-cell>
          <table:table-cell table:formula="of:=(([.C447]-0)/(1-0))*(1-0.000000001)+0.000000001" office:value-type="float" office:value="0.478515625521484" calcext:value-type="float">
            <text:p>0.478515626</text:p>
          </table:table-cell>
          <table:table-cell table:formula="of:=[.G447]*[.J447]" office:value-type="float" office:value="8.61328125938672" calcext:value-type="float">
            <text:p>8.613281259</text:p>
          </table:table-cell>
          <table:table-cell table:formula="of:=(([.D447]-0)/(1-0))*(100-0.000000001)+0.000000001" office:value-type="float" office:value="80.6640625001934" calcext:value-type="float">
            <text:p>80.664062500</text:p>
          </table:table-cell>
          <table:table-cell table:number-columns-repeated="2"/>
        </table:table-row>
        <table:table-row table:style-name="ro1">
          <table:table-cell office:value-type="float" office:value="0.775390625" calcext:value-type="float">
            <text:p>0.775390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236328125" calcext:value-type="float">
            <text:p>0.23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8]-0)/(1-0))*(10-0)+0" office:value-type="float" office:value="7.75390625" calcext:value-type="float">
            <text:p>7.753906250</text:p>
          </table:table-cell>
          <table:table-cell table:formula="of:=(([.B448]-0)/(1-0))*(1500-0.000000001)+0.000000001" office:value-type="float" office:value="975.58593750035" calcext:value-type="float">
            <text:p>975.585937500</text:p>
          </table:table-cell>
          <table:table-cell table:formula="of:=(([.C448]-0)/(1-0))*(1-0.000000001)+0.000000001" office:value-type="float" office:value="0.978515625021485" calcext:value-type="float">
            <text:p>0.978515625</text:p>
          </table:table-cell>
          <table:table-cell table:formula="of:=[.G448]*[.J448]" office:value-type="float" office:value="17.6132812503867" calcext:value-type="float">
            <text:p>17.613281250</text:p>
          </table:table-cell>
          <table:table-cell table:formula="of:=(([.D448]-0)/(1-0))*(100-0.000000001)+0.000000001" office:value-type="float" office:value="30.6640625006934" calcext:value-type="float">
            <text:p>30.664062501</text:p>
          </table:table-cell>
          <table:table-cell table:number-columns-repeated="2"/>
        </table:table-row>
        <table:table-row table:style-name="ro1">
          <table:table-cell office:value-type="float" office:value="0.525390625" calcext:value-type="float">
            <text:p>0.525390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86328125" calcext:value-type="float">
            <text:p>0.48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49]-0)/(1-0))*(10-0)+0" office:value-type="float" office:value="5.25390625" calcext:value-type="float">
            <text:p>5.253906250</text:p>
          </table:table-cell>
          <table:table-cell table:formula="of:=(([.B449]-0)/(1-0))*(1500-0.000000001)+0.000000001" office:value-type="float" office:value="600.5859375006" calcext:value-type="float">
            <text:p>600.585937501</text:p>
          </table:table-cell>
          <table:table-cell table:formula="of:=(([.C449]-0)/(1-0))*(1-0.000000001)+0.000000001" office:value-type="float" office:value="0.228515625771484" calcext:value-type="float">
            <text:p>0.228515626</text:p>
          </table:table-cell>
          <table:table-cell table:formula="of:=[.G449]*[.J449]" office:value-type="float" office:value="4.11328126388672" calcext:value-type="float">
            <text:p>4.113281264</text:p>
          </table:table-cell>
          <table:table-cell table:formula="of:=(([.D449]-0)/(1-0))*(100-0.000000001)+0.000000001" office:value-type="float" office:value="55.6640625004434" calcext:value-type="float">
            <text:p>55.664062500</text:p>
          </table:table-cell>
          <table:table-cell table:number-columns-repeated="2"/>
        </table:table-row>
        <table:table-row table:style-name="ro1">
          <table:table-cell office:value-type="float" office:value="0.025390625" calcext:value-type="float">
            <text:p>0.0253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86328125" calcext:value-type="float">
            <text:p>0.986328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0]-0)/(1-0))*(10-0)+0" office:value-type="float" office:value="0.25390625" calcext:value-type="float">
            <text:p>0.253906250</text:p>
          </table:table-cell>
          <table:table-cell table:formula="of:=(([.B450]-0)/(1-0))*(1500-0.000000001)+0.000000001" office:value-type="float" office:value="1350.5859375001" calcext:value-type="float">
            <text:p>1350.585937500</text:p>
          </table:table-cell>
          <table:table-cell table:formula="of:=(([.C450]-0)/(1-0))*(1-0.000000001)+0.000000001" office:value-type="float" office:value="0.728515625271484" calcext:value-type="float">
            <text:p>0.728515625</text:p>
          </table:table-cell>
          <table:table-cell table:formula="of:=[.G450]*[.J450]" office:value-type="float" office:value="13.1132812548867" calcext:value-type="float">
            <text:p>13.113281255</text:p>
          </table:table-cell>
          <table:table-cell table:formula="of:=(([.D450]-0)/(1-0))*(100-0.000000001)+0.000000001" office:value-type="float" office:value="5.66406250094336" calcext:value-type="float">
            <text:p>5.664062501</text:p>
          </table:table-cell>
          <table:table-cell table:number-columns-repeated="2"/>
        </table:table-row>
        <table:table-row table:style-name="ro1">
          <table:table-cell office:value-type="float" office:value="0.017578125" calcext:value-type="float">
            <text:p>0.0175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525390625" calcext:value-type="float">
            <text:p>0.52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1]-0)/(1-0))*(10-0)+0" office:value-type="float" office:value="0.17578125" calcext:value-type="float">
            <text:p>0.175781250</text:p>
          </table:table-cell>
          <table:table-cell table:formula="of:=(([.B451]-0)/(1-0))*(1500-0.000000001)+0.000000001" office:value-type="float" office:value="448.242187500701" calcext:value-type="float">
            <text:p>448.242187501</text:p>
          </table:table-cell>
          <table:table-cell table:formula="of:=(([.C451]-0)/(1-0))*(1-0.000000001)+0.000000001" office:value-type="float" office:value="0.205078125794922" calcext:value-type="float">
            <text:p>0.205078126</text:p>
          </table:table-cell>
          <table:table-cell table:formula="of:=[.G451]*[.J451]" office:value-type="float" office:value="3.69140626430859" calcext:value-type="float">
            <text:p>3.691406264</text:p>
          </table:table-cell>
          <table:table-cell table:formula="of:=(([.D451]-0)/(1-0))*(100-0.000000001)+0.000000001" office:value-type="float" office:value="67.3828125003262" calcext:value-type="float">
            <text:p>67.382812500</text:p>
          </table:table-cell>
          <table:table-cell table:number-columns-repeated="2"/>
        </table:table-row>
        <table:table-row table:style-name="ro1">
          <table:table-cell office:value-type="float" office:value="0.517578125" calcext:value-type="float">
            <text:p>0.5175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025390625" calcext:value-type="float">
            <text:p>0.02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2]-0)/(1-0))*(10-0)+0" office:value-type="float" office:value="5.17578125" calcext:value-type="float">
            <text:p>5.175781250</text:p>
          </table:table-cell>
          <table:table-cell table:formula="of:=(([.B452]-0)/(1-0))*(1500-0.000000001)+0.000000001" office:value-type="float" office:value="1198.2421875002" calcext:value-type="float">
            <text:p>1198.242187500</text:p>
          </table:table-cell>
          <table:table-cell table:formula="of:=(([.C452]-0)/(1-0))*(1-0.000000001)+0.000000001" office:value-type="float" office:value="0.705078125294922" calcext:value-type="float">
            <text:p>0.705078125</text:p>
          </table:table-cell>
          <table:table-cell table:formula="of:=[.G452]*[.J452]" office:value-type="float" office:value="12.6914062553086" calcext:value-type="float">
            <text:p>12.691406255</text:p>
          </table:table-cell>
          <table:table-cell table:formula="of:=(([.D452]-0)/(1-0))*(100-0.000000001)+0.000000001" office:value-type="float" office:value="17.3828125008262" calcext:value-type="float">
            <text:p>17.382812501</text:p>
          </table:table-cell>
          <table:table-cell table:number-columns-repeated="2"/>
        </table:table-row>
        <table:table-row table:style-name="ro1">
          <table:table-cell office:value-type="float" office:value="0.767578125" calcext:value-type="float">
            <text:p>0.7675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275390625" calcext:value-type="float">
            <text:p>0.27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3]-0)/(1-0))*(10-0)+0" office:value-type="float" office:value="7.67578125" calcext:value-type="float">
            <text:p>7.675781250</text:p>
          </table:table-cell>
          <table:table-cell table:formula="of:=(([.B453]-0)/(1-0))*(1500-0.000000001)+0.000000001" office:value-type="float" office:value="73.2421875009512" calcext:value-type="float">
            <text:p>73.242187501</text:p>
          </table:table-cell>
          <table:table-cell table:formula="of:=(([.C453]-0)/(1-0))*(1-0.000000001)+0.000000001" office:value-type="float" office:value="0.455078125544922" calcext:value-type="float">
            <text:p>0.455078126</text:p>
          </table:table-cell>
          <table:table-cell table:formula="of:=[.G453]*[.J453]" office:value-type="float" office:value="8.1914062598086" calcext:value-type="float">
            <text:p>8.191406260</text:p>
          </table:table-cell>
          <table:table-cell table:formula="of:=(([.D453]-0)/(1-0))*(100-0.000000001)+0.000000001" office:value-type="float" office:value="92.3828125000762" calcext:value-type="float">
            <text:p>92.382812500</text:p>
          </table:table-cell>
          <table:table-cell table:number-columns-repeated="2"/>
        </table:table-row>
        <table:table-row table:style-name="ro1">
          <table:table-cell office:value-type="float" office:value="0.267578125" calcext:value-type="float">
            <text:p>0.2675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75390625" calcext:value-type="float">
            <text:p>0.775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4]-0)/(1-0))*(10-0)+0" office:value-type="float" office:value="2.67578125" calcext:value-type="float">
            <text:p>2.675781250</text:p>
          </table:table-cell>
          <table:table-cell table:formula="of:=(([.B454]-0)/(1-0))*(1500-0.000000001)+0.000000001" office:value-type="float" office:value="823.242187500451" calcext:value-type="float">
            <text:p>823.242187500</text:p>
          </table:table-cell>
          <table:table-cell table:formula="of:=(([.C454]-0)/(1-0))*(1-0.000000001)+0.000000001" office:value-type="float" office:value="0.955078125044922" calcext:value-type="float">
            <text:p>0.955078125</text:p>
          </table:table-cell>
          <table:table-cell table:formula="of:=[.G454]*[.J454]" office:value-type="float" office:value="17.1914062508086" calcext:value-type="float">
            <text:p>17.191406251</text:p>
          </table:table-cell>
          <table:table-cell table:formula="of:=(([.D454]-0)/(1-0))*(100-0.000000001)+0.000000001" office:value-type="float" office:value="42.3828125005762" calcext:value-type="float">
            <text:p>42.382812501</text:p>
          </table:table-cell>
          <table:table-cell table:number-columns-repeated="2"/>
        </table:table-row>
        <table:table-row table:style-name="ro1">
          <table:table-cell office:value-type="float" office:value="0.392578125" calcext:value-type="float">
            <text:p>0.3925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900390625" calcext:value-type="float">
            <text:p>0.90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5]-0)/(1-0))*(10-0)+0" office:value-type="float" office:value="3.92578125" calcext:value-type="float">
            <text:p>3.925781250</text:p>
          </table:table-cell>
          <table:table-cell table:formula="of:=(([.B455]-0)/(1-0))*(1500-0.000000001)+0.000000001" office:value-type="float" office:value="260.742187500826" calcext:value-type="float">
            <text:p>260.742187501</text:p>
          </table:table-cell>
          <table:table-cell table:formula="of:=(([.C455]-0)/(1-0))*(1-0.000000001)+0.000000001" office:value-type="float" office:value="0.580078125419922" calcext:value-type="float">
            <text:p>0.580078125</text:p>
          </table:table-cell>
          <table:table-cell table:formula="of:=[.G455]*[.J455]" office:value-type="float" office:value="10.4414062575586" calcext:value-type="float">
            <text:p>10.441406258</text:p>
          </table:table-cell>
          <table:table-cell table:formula="of:=(([.D455]-0)/(1-0))*(100-0.000000001)+0.000000001" office:value-type="float" office:value="29.8828125007012" calcext:value-type="float">
            <text:p>29.882812501</text:p>
          </table:table-cell>
          <table:table-cell table:number-columns-repeated="2"/>
        </table:table-row>
        <table:table-row table:style-name="ro1">
          <table:table-cell office:value-type="float" office:value="0.892578125" calcext:value-type="float">
            <text:p>0.8925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400390625" calcext:value-type="float">
            <text:p>0.40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6]-0)/(1-0))*(10-0)+0" office:value-type="float" office:value="8.92578125" calcext:value-type="float">
            <text:p>8.925781250</text:p>
          </table:table-cell>
          <table:table-cell table:formula="of:=(([.B456]-0)/(1-0))*(1500-0.000000001)+0.000000001" office:value-type="float" office:value="1010.74218750033" calcext:value-type="float">
            <text:p>1010.742187500</text:p>
          </table:table-cell>
          <table:table-cell table:formula="of:=(([.C456]-0)/(1-0))*(1-0.000000001)+0.000000001" office:value-type="float" office:value="0.0800781259199219" calcext:value-type="float">
            <text:p>0.080078126</text:p>
          </table:table-cell>
          <table:table-cell table:formula="of:=[.G456]*[.J456]" office:value-type="float" office:value="1.44140626655859" calcext:value-type="float">
            <text:p>1.441406267</text:p>
          </table:table-cell>
          <table:table-cell table:formula="of:=(([.D456]-0)/(1-0))*(100-0.000000001)+0.000000001" office:value-type="float" office:value="79.8828125002012" calcext:value-type="float">
            <text:p>79.882812500</text:p>
          </table:table-cell>
          <table:table-cell table:number-columns-repeated="2"/>
        </table:table-row>
        <table:table-row table:style-name="ro1">
          <table:table-cell office:value-type="float" office:value="0.642578125" calcext:value-type="float">
            <text:p>0.6425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150390625" calcext:value-type="float">
            <text:p>0.15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7]-0)/(1-0))*(10-0)+0" office:value-type="float" office:value="6.42578125" calcext:value-type="float">
            <text:p>6.425781250</text:p>
          </table:table-cell>
          <table:table-cell table:formula="of:=(([.B457]-0)/(1-0))*(1500-0.000000001)+0.000000001" office:value-type="float" office:value="635.742187500576" calcext:value-type="float">
            <text:p>635.742187501</text:p>
          </table:table-cell>
          <table:table-cell table:formula="of:=(([.C457]-0)/(1-0))*(1-0.000000001)+0.000000001" office:value-type="float" office:value="0.830078125169922" calcext:value-type="float">
            <text:p>0.830078125</text:p>
          </table:table-cell>
          <table:table-cell table:formula="of:=[.G457]*[.J457]" office:value-type="float" office:value="14.9414062530586" calcext:value-type="float">
            <text:p>14.941406253</text:p>
          </table:table-cell>
          <table:table-cell table:formula="of:=(([.D457]-0)/(1-0))*(100-0.000000001)+0.000000001" office:value-type="float" office:value="4.88281250095117" calcext:value-type="float">
            <text:p>4.882812501</text:p>
          </table:table-cell>
          <table:table-cell table:number-columns-repeated="2"/>
        </table:table-row>
        <table:table-row table:style-name="ro1">
          <table:table-cell office:value-type="float" office:value="0.142578125" calcext:value-type="float">
            <text:p>0.14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650390625" calcext:value-type="float">
            <text:p>0.6503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8]-0)/(1-0))*(10-0)+0" office:value-type="float" office:value="1.42578125" calcext:value-type="float">
            <text:p>1.425781250</text:p>
          </table:table-cell>
          <table:table-cell table:formula="of:=(([.B458]-0)/(1-0))*(1500-0.000000001)+0.000000001" office:value-type="float" office:value="1385.74218750008" calcext:value-type="float">
            <text:p>1385.742187500</text:p>
          </table:table-cell>
          <table:table-cell table:formula="of:=(([.C458]-0)/(1-0))*(1-0.000000001)+0.000000001" office:value-type="float" office:value="0.330078125669922" calcext:value-type="float">
            <text:p>0.330078126</text:p>
          </table:table-cell>
          <table:table-cell table:formula="of:=[.G458]*[.J458]" office:value-type="float" office:value="5.94140626205859" calcext:value-type="float">
            <text:p>5.941406262</text:p>
          </table:table-cell>
          <table:table-cell table:formula="of:=(([.D458]-0)/(1-0))*(100-0.000000001)+0.000000001" office:value-type="float" office:value="54.8828125004512" calcext:value-type="float">
            <text:p>54.882812500</text:p>
          </table:table-cell>
          <table:table-cell table:number-columns-repeated="2"/>
        </table:table-row>
        <table:table-row table:style-name="ro1">
          <table:table-cell office:value-type="float" office:value="0.205078125" calcext:value-type="float">
            <text:p>0.2050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87890625" calcext:value-type="float">
            <text:p>0.08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59]-0)/(1-0))*(10-0)+0" office:value-type="float" office:value="2.05078125" calcext:value-type="float">
            <text:p>2.050781250</text:p>
          </table:table-cell>
          <table:table-cell table:formula="of:=(([.B459]-0)/(1-0))*(1500-0.000000001)+0.000000001" office:value-type="float" office:value="166.992187500889" calcext:value-type="float">
            <text:p>166.992187501</text:p>
          </table:table-cell>
          <table:table-cell table:formula="of:=(([.C459]-0)/(1-0))*(1-0.000000001)+0.000000001" office:value-type="float" office:value="0.767578125232422" calcext:value-type="float">
            <text:p>0.767578125</text:p>
          </table:table-cell>
          <table:table-cell table:formula="of:=[.G459]*[.J459]" office:value-type="float" office:value="13.8164062541836" calcext:value-type="float">
            <text:p>13.816406254</text:p>
          </table:table-cell>
          <table:table-cell table:formula="of:=(([.D459]-0)/(1-0))*(100-0.000000001)+0.000000001" office:value-type="float" office:value="86.1328125001387" calcext:value-type="float">
            <text:p>86.132812500</text:p>
          </table:table-cell>
          <table:table-cell table:number-columns-repeated="2"/>
        </table:table-row>
        <table:table-row table:style-name="ro1">
          <table:table-cell office:value-type="float" office:value="0.705078125" calcext:value-type="float">
            <text:p>0.7050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87890625" calcext:value-type="float">
            <text:p>0.58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0]-0)/(1-0))*(10-0)+0" office:value-type="float" office:value="7.05078125" calcext:value-type="float">
            <text:p>7.050781250</text:p>
          </table:table-cell>
          <table:table-cell table:formula="of:=(([.B460]-0)/(1-0))*(1500-0.000000001)+0.000000001" office:value-type="float" office:value="916.992187500389" calcext:value-type="float">
            <text:p>916.992187500</text:p>
          </table:table-cell>
          <table:table-cell table:formula="of:=(([.C460]-0)/(1-0))*(1-0.000000001)+0.000000001" office:value-type="float" office:value="0.267578125732422" calcext:value-type="float">
            <text:p>0.267578126</text:p>
          </table:table-cell>
          <table:table-cell table:formula="of:=[.G460]*[.J460]" office:value-type="float" office:value="4.81640626318359" calcext:value-type="float">
            <text:p>4.816406263</text:p>
          </table:table-cell>
          <table:table-cell table:formula="of:=(([.D460]-0)/(1-0))*(100-0.000000001)+0.000000001" office:value-type="float" office:value="36.1328125006387" calcext:value-type="float">
            <text:p>36.132812501</text:p>
          </table:table-cell>
          <table:table-cell table:number-columns-repeated="2"/>
        </table:table-row>
        <table:table-row table:style-name="ro1">
          <table:table-cell office:value-type="float" office:value="0.955078125" calcext:value-type="float">
            <text:p>0.9550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837890625" calcext:value-type="float">
            <text:p>0.83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1]-0)/(1-0))*(10-0)+0" office:value-type="float" office:value="9.55078125" calcext:value-type="float">
            <text:p>9.550781250</text:p>
          </table:table-cell>
          <table:table-cell table:formula="of:=(([.B461]-0)/(1-0))*(1500-0.000000001)+0.000000001" office:value-type="float" office:value="541.992187500639" calcext:value-type="float">
            <text:p>541.992187501</text:p>
          </table:table-cell>
          <table:table-cell table:formula="of:=(([.C461]-0)/(1-0))*(1-0.000000001)+0.000000001" office:value-type="float" office:value="0.517578125482422" calcext:value-type="float">
            <text:p>0.517578125</text:p>
          </table:table-cell>
          <table:table-cell table:formula="of:=[.G461]*[.J461]" office:value-type="float" office:value="9.31640625868359" calcext:value-type="float">
            <text:p>9.316406259</text:p>
          </table:table-cell>
          <table:table-cell table:formula="of:=(([.D461]-0)/(1-0))*(100-0.000000001)+0.000000001" office:value-type="float" office:value="61.1328125003887" calcext:value-type="float">
            <text:p>61.132812500</text:p>
          </table:table-cell>
          <table:table-cell table:number-columns-repeated="2"/>
        </table:table-row>
        <table:table-row table:style-name="ro1">
          <table:table-cell office:value-type="float" office:value="0.455078125" calcext:value-type="float">
            <text:p>0.4550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337890625" calcext:value-type="float">
            <text:p>0.337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2]-0)/(1-0))*(10-0)+0" office:value-type="float" office:value="4.55078125" calcext:value-type="float">
            <text:p>4.550781250</text:p>
          </table:table-cell>
          <table:table-cell table:formula="of:=(([.B462]-0)/(1-0))*(1500-0.000000001)+0.000000001" office:value-type="float" office:value="1291.99218750014" calcext:value-type="float">
            <text:p>1291.992187500</text:p>
          </table:table-cell>
          <table:table-cell table:formula="of:=(([.C462]-0)/(1-0))*(1-0.000000001)+0.000000001" office:value-type="float" office:value="0.0175781259824219" calcext:value-type="float">
            <text:p>0.017578126</text:p>
          </table:table-cell>
          <table:table-cell table:formula="of:=[.G462]*[.J462]" office:value-type="float" office:value="0.316406267683594" calcext:value-type="float">
            <text:p>0.316406268</text:p>
          </table:table-cell>
          <table:table-cell table:formula="of:=(([.D462]-0)/(1-0))*(100-0.000000001)+0.000000001" office:value-type="float" office:value="11.1328125008887" calcext:value-type="float">
            <text:p>11.132812501</text:p>
          </table:table-cell>
          <table:table-cell table:number-columns-repeated="2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462890625" calcext:value-type="float">
            <text:p>0.46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3]-0)/(1-0))*(10-0)+0" office:value-type="float" office:value="3.30078125" calcext:value-type="float">
            <text:p>3.300781250</text:p>
          </table:table-cell>
          <table:table-cell table:formula="of:=(([.B463]-0)/(1-0))*(1500-0.000000001)+0.000000001" office:value-type="float" office:value="729.492187500514" calcext:value-type="float">
            <text:p>729.492187501</text:p>
          </table:table-cell>
          <table:table-cell table:formula="of:=(([.C463]-0)/(1-0))*(1-0.000000001)+0.000000001" office:value-type="float" office:value="0.392578125607422" calcext:value-type="float">
            <text:p>0.392578126</text:p>
          </table:table-cell>
          <table:table-cell table:formula="of:=[.G463]*[.J463]" office:value-type="float" office:value="7.06640626093359" calcext:value-type="float">
            <text:p>7.066406261</text:p>
          </table:table-cell>
          <table:table-cell table:formula="of:=(([.D463]-0)/(1-0))*(100-0.000000001)+0.000000001" office:value-type="float" office:value="23.6328125007637" calcext:value-type="float">
            <text:p>23.632812501</text:p>
          </table:table-cell>
          <table:table-cell table:number-columns-repeated="2"/>
        </table:table-row>
        <table:table-row table:style-name="ro1">
          <table:table-cell office:value-type="float" office:value="0.830078125" calcext:value-type="float">
            <text:p>0.8300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962890625" calcext:value-type="float">
            <text:p>0.96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4]-0)/(1-0))*(10-0)+0" office:value-type="float" office:value="8.30078125" calcext:value-type="float">
            <text:p>8.300781250</text:p>
          </table:table-cell>
          <table:table-cell table:formula="of:=(([.B464]-0)/(1-0))*(1500-0.000000001)+0.000000001" office:value-type="float" office:value="1479.49218750001" calcext:value-type="float">
            <text:p>1479.492187500</text:p>
          </table:table-cell>
          <table:table-cell table:formula="of:=(([.C464]-0)/(1-0))*(1-0.000000001)+0.000000001" office:value-type="float" office:value="0.892578125107422" calcext:value-type="float">
            <text:p>0.892578125</text:p>
          </table:table-cell>
          <table:table-cell table:formula="of:=[.G464]*[.J464]" office:value-type="float" office:value="16.0664062519336" calcext:value-type="float">
            <text:p>16.066406252</text:p>
          </table:table-cell>
          <table:table-cell table:formula="of:=(([.D464]-0)/(1-0))*(100-0.000000001)+0.000000001" office:value-type="float" office:value="73.6328125002637" calcext:value-type="float">
            <text:p>73.632812500</text:p>
          </table:table-cell>
          <table:table-cell table:number-columns-repeated="2"/>
        </table:table-row>
        <table:table-row table:style-name="ro1">
          <table:table-cell office:value-type="float" office:value="0.580078125" calcext:value-type="float">
            <text:p>0.5800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12890625" calcext:value-type="float">
            <text:p>0.71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5]-0)/(1-0))*(10-0)+0" office:value-type="float" office:value="5.80078125" calcext:value-type="float">
            <text:p>5.800781250</text:p>
          </table:table-cell>
          <table:table-cell table:formula="of:=(([.B465]-0)/(1-0))*(1500-0.000000001)+0.000000001" office:value-type="float" office:value="354.492187500764" calcext:value-type="float">
            <text:p>354.492187501</text:p>
          </table:table-cell>
          <table:table-cell table:formula="of:=(([.C465]-0)/(1-0))*(1-0.000000001)+0.000000001" office:value-type="float" office:value="0.142578125857422" calcext:value-type="float">
            <text:p>0.142578126</text:p>
          </table:table-cell>
          <table:table-cell table:formula="of:=[.G465]*[.J465]" office:value-type="float" office:value="2.56640626543359" calcext:value-type="float">
            <text:p>2.566406265</text:p>
          </table:table-cell>
          <table:table-cell table:formula="of:=(([.D465]-0)/(1-0))*(100-0.000000001)+0.000000001" office:value-type="float" office:value="48.6328125005137" calcext:value-type="float">
            <text:p>48.632812501</text:p>
          </table:table-cell>
          <table:table-cell table:number-columns-repeated="2"/>
        </table:table-row>
        <table:table-row table:style-name="ro1">
          <table:table-cell office:value-type="float" office:value="0.080078125" calcext:value-type="float">
            <text:p>0.0800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12890625" calcext:value-type="float">
            <text:p>0.21289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6]-0)/(1-0))*(10-0)+0" office:value-type="float" office:value="0.80078125" calcext:value-type="float">
            <text:p>0.800781250</text:p>
          </table:table-cell>
          <table:table-cell table:formula="of:=(([.B466]-0)/(1-0))*(1500-0.000000001)+0.000000001" office:value-type="float" office:value="1104.49218750026" calcext:value-type="float">
            <text:p>1104.492187500</text:p>
          </table:table-cell>
          <table:table-cell table:formula="of:=(([.C466]-0)/(1-0))*(1-0.000000001)+0.000000001" office:value-type="float" office:value="0.642578125357422" calcext:value-type="float">
            <text:p>0.642578125</text:p>
          </table:table-cell>
          <table:table-cell table:formula="of:=[.G466]*[.J466]" office:value-type="float" office:value="11.5664062564336" calcext:value-type="float">
            <text:p>11.566406256</text:p>
          </table:table-cell>
          <table:table-cell table:formula="of:=(([.D466]-0)/(1-0))*(100-0.000000001)+0.000000001" office:value-type="float" office:value="98.6328125000137" calcext:value-type="float">
            <text:p>98.632812500</text:p>
          </table:table-cell>
          <table:table-cell table:number-columns-repeated="2"/>
        </table:table-row>
        <table:table-row table:style-name="ro1">
          <table:table-cell office:value-type="float" office:value="0.111328125" calcext:value-type="float">
            <text:p>0.111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806640625" calcext:value-type="float">
            <text:p>0.80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7]-0)/(1-0))*(10-0)+0" office:value-type="float" office:value="1.11328125" calcext:value-type="float">
            <text:p>1.113281250</text:p>
          </table:table-cell>
          <table:table-cell table:formula="of:=(([.B467]-0)/(1-0))*(1500-0.000000001)+0.000000001" office:value-type="float" office:value="307.617187500795" calcext:value-type="float">
            <text:p>307.617187501</text:p>
          </table:table-cell>
          <table:table-cell table:formula="of:=(([.C467]-0)/(1-0))*(1-0.000000001)+0.000000001" office:value-type="float" office:value="0.298828125701172" calcext:value-type="float">
            <text:p>0.298828126</text:p>
          </table:table-cell>
          <table:table-cell table:formula="of:=[.G467]*[.J467]" office:value-type="float" office:value="5.37890626262109" calcext:value-type="float">
            <text:p>5.378906263</text:p>
          </table:table-cell>
          <table:table-cell table:formula="of:=(([.D467]-0)/(1-0))*(100-0.000000001)+0.000000001" office:value-type="float" office:value="1.75781250098242" calcext:value-type="float">
            <text:p>1.757812501</text:p>
          </table:table-cell>
          <table:table-cell table:number-columns-repeated="2"/>
        </table:table-row>
        <table:table-row table:style-name="ro1">
          <table:table-cell office:value-type="float" office:value="0.611328125" calcext:value-type="float">
            <text:p>0.611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306640625" calcext:value-type="float">
            <text:p>0.30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8]-0)/(1-0))*(10-0)+0" office:value-type="float" office:value="6.11328125" calcext:value-type="float">
            <text:p>6.113281250</text:p>
          </table:table-cell>
          <table:table-cell table:formula="of:=(([.B468]-0)/(1-0))*(1500-0.000000001)+0.000000001" office:value-type="float" office:value="1057.61718750029" calcext:value-type="float">
            <text:p>1057.617187500</text:p>
          </table:table-cell>
          <table:table-cell table:formula="of:=(([.C468]-0)/(1-0))*(1-0.000000001)+0.000000001" office:value-type="float" office:value="0.798828125201172" calcext:value-type="float">
            <text:p>0.798828125</text:p>
          </table:table-cell>
          <table:table-cell table:formula="of:=[.G468]*[.J468]" office:value-type="float" office:value="14.3789062536211" calcext:value-type="float">
            <text:p>14.378906254</text:p>
          </table:table-cell>
          <table:table-cell table:formula="of:=(([.D468]-0)/(1-0))*(100-0.000000001)+0.000000001" office:value-type="float" office:value="51.7578125004824" calcext:value-type="float">
            <text:p>51.757812500</text:p>
          </table:table-cell>
          <table:table-cell table:number-columns-repeated="2"/>
        </table:table-row>
        <table:table-row table:style-name="ro1">
          <table:table-cell office:value-type="float" office:value="0.861328125" calcext:value-type="float">
            <text:p>0.861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056640625" calcext:value-type="float">
            <text:p>0.05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69]-0)/(1-0))*(10-0)+0" office:value-type="float" office:value="8.61328125" calcext:value-type="float">
            <text:p>8.613281250</text:p>
          </table:table-cell>
          <table:table-cell table:formula="of:=(([.B469]-0)/(1-0))*(1500-0.000000001)+0.000000001" office:value-type="float" office:value="682.617187500545" calcext:value-type="float">
            <text:p>682.617187501</text:p>
          </table:table-cell>
          <table:table-cell table:formula="of:=(([.C469]-0)/(1-0))*(1-0.000000001)+0.000000001" office:value-type="float" office:value="0.0488281259511719" calcext:value-type="float">
            <text:p>0.048828126</text:p>
          </table:table-cell>
          <table:table-cell table:formula="of:=[.G469]*[.J469]" office:value-type="float" office:value="0.878906267121094" calcext:value-type="float">
            <text:p>0.878906267</text:p>
          </table:table-cell>
          <table:table-cell table:formula="of:=(([.D469]-0)/(1-0))*(100-0.000000001)+0.000000001" office:value-type="float" office:value="26.7578125007324" calcext:value-type="float">
            <text:p>26.757812501</text:p>
          </table:table-cell>
          <table:table-cell table:number-columns-repeated="2"/>
        </table:table-row>
        <table:table-row table:style-name="ro1">
          <table:table-cell office:value-type="float" office:value="0.361328125" calcext:value-type="float">
            <text:p>0.361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556640625" calcext:value-type="float">
            <text:p>0.556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0]-0)/(1-0))*(10-0)+0" office:value-type="float" office:value="3.61328125" calcext:value-type="float">
            <text:p>3.613281250</text:p>
          </table:table-cell>
          <table:table-cell table:formula="of:=(([.B470]-0)/(1-0))*(1500-0.000000001)+0.000000001" office:value-type="float" office:value="1432.61718750005" calcext:value-type="float">
            <text:p>1432.617187500</text:p>
          </table:table-cell>
          <table:table-cell table:formula="of:=(([.C470]-0)/(1-0))*(1-0.000000001)+0.000000001" office:value-type="float" office:value="0.548828125451172" calcext:value-type="float">
            <text:p>0.548828125</text:p>
          </table:table-cell>
          <table:table-cell table:formula="of:=[.G470]*[.J470]" office:value-type="float" office:value="9.87890625812109" calcext:value-type="float">
            <text:p>9.878906258</text:p>
          </table:table-cell>
          <table:table-cell table:formula="of:=(([.D470]-0)/(1-0))*(100-0.000000001)+0.000000001" office:value-type="float" office:value="76.7578125002324" calcext:value-type="float">
            <text:p>76.757812500</text:p>
          </table:table-cell>
          <table:table-cell table:number-columns-repeated="2"/>
        </table:table-row>
        <table:table-row table:style-name="ro1">
          <table:table-cell office:value-type="float" office:value="0.486328125" calcext:value-type="float">
            <text:p>0.486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681640625" calcext:value-type="float">
            <text:p>0.68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1]-0)/(1-0))*(10-0)+0" office:value-type="float" office:value="4.86328125" calcext:value-type="float">
            <text:p>4.863281250</text:p>
          </table:table-cell>
          <table:table-cell table:formula="of:=(([.B471]-0)/(1-0))*(1500-0.000000001)+0.000000001" office:value-type="float" office:value="495.11718750067" calcext:value-type="float">
            <text:p>495.117187501</text:p>
          </table:table-cell>
          <table:table-cell table:formula="of:=(([.C471]-0)/(1-0))*(1-0.000000001)+0.000000001" office:value-type="float" office:value="0.923828125076172" calcext:value-type="float">
            <text:p>0.923828125</text:p>
          </table:table-cell>
          <table:table-cell table:formula="of:=[.G471]*[.J471]" office:value-type="float" office:value="16.6289062513711" calcext:value-type="float">
            <text:p>16.628906251</text:p>
          </table:table-cell>
          <table:table-cell table:formula="of:=(([.D471]-0)/(1-0))*(100-0.000000001)+0.000000001" office:value-type="float" office:value="89.2578125001074" calcext:value-type="float">
            <text:p>89.257812500</text:p>
          </table:table-cell>
          <table:table-cell table:number-columns-repeated="2"/>
        </table:table-row>
        <table:table-row table:style-name="ro1">
          <table:table-cell office:value-type="float" office:value="0.986328125" calcext:value-type="float">
            <text:p>0.986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181640625" calcext:value-type="float">
            <text:p>0.18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2]-0)/(1-0))*(10-0)+0" office:value-type="float" office:value="9.86328125" calcext:value-type="float">
            <text:p>9.863281250</text:p>
          </table:table-cell>
          <table:table-cell table:formula="of:=(([.B472]-0)/(1-0))*(1500-0.000000001)+0.000000001" office:value-type="float" office:value="1245.11718750017" calcext:value-type="float">
            <text:p>1245.117187500</text:p>
          </table:table-cell>
          <table:table-cell table:formula="of:=(([.C472]-0)/(1-0))*(1-0.000000001)+0.000000001" office:value-type="float" office:value="0.423828125576172" calcext:value-type="float">
            <text:p>0.423828126</text:p>
          </table:table-cell>
          <table:table-cell table:formula="of:=[.G472]*[.J472]" office:value-type="float" office:value="7.62890626037109" calcext:value-type="float">
            <text:p>7.628906260</text:p>
          </table:table-cell>
          <table:table-cell table:formula="of:=(([.D472]-0)/(1-0))*(100-0.000000001)+0.000000001" office:value-type="float" office:value="39.2578125006074" calcext:value-type="float">
            <text:p>39.257812501</text:p>
          </table:table-cell>
          <table:table-cell table:number-columns-repeated="2"/>
        </table:table-row>
        <table:table-row table:style-name="ro1">
          <table:table-cell office:value-type="float" office:value="0.736328125" calcext:value-type="float">
            <text:p>0.736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31640625" calcext:value-type="float">
            <text:p>0.43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3]-0)/(1-0))*(10-0)+0" office:value-type="float" office:value="7.36328125" calcext:value-type="float">
            <text:p>7.363281250</text:p>
          </table:table-cell>
          <table:table-cell table:formula="of:=(([.B473]-0)/(1-0))*(1500-0.000000001)+0.000000001" office:value-type="float" office:value="120.11718750092" calcext:value-type="float">
            <text:p>120.117187501</text:p>
          </table:table-cell>
          <table:table-cell table:formula="of:=(([.C473]-0)/(1-0))*(1-0.000000001)+0.000000001" office:value-type="float" office:value="0.673828125326172" calcext:value-type="float">
            <text:p>0.673828125</text:p>
          </table:table-cell>
          <table:table-cell table:formula="of:=[.G473]*[.J473]" office:value-type="float" office:value="12.1289062558711" calcext:value-type="float">
            <text:p>12.128906256</text:p>
          </table:table-cell>
          <table:table-cell table:formula="of:=(([.D473]-0)/(1-0))*(100-0.000000001)+0.000000001" office:value-type="float" office:value="64.2578125003574" calcext:value-type="float">
            <text:p>64.257812500</text:p>
          </table:table-cell>
          <table:table-cell table:number-columns-repeated="2"/>
        </table:table-row>
        <table:table-row table:style-name="ro1">
          <table:table-cell office:value-type="float" office:value="0.236328125" calcext:value-type="float">
            <text:p>0.236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31640625" calcext:value-type="float">
            <text:p>0.9316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4]-0)/(1-0))*(10-0)+0" office:value-type="float" office:value="2.36328125" calcext:value-type="float">
            <text:p>2.363281250</text:p>
          </table:table-cell>
          <table:table-cell table:formula="of:=(([.B474]-0)/(1-0))*(1500-0.000000001)+0.000000001" office:value-type="float" office:value="870.11718750042" calcext:value-type="float">
            <text:p>870.117187500</text:p>
          </table:table-cell>
          <table:table-cell table:formula="of:=(([.C474]-0)/(1-0))*(1-0.000000001)+0.000000001" office:value-type="float" office:value="0.173828125826172" calcext:value-type="float">
            <text:p>0.173828126</text:p>
          </table:table-cell>
          <table:table-cell table:formula="of:=[.G474]*[.J474]" office:value-type="float" office:value="3.12890626487109" calcext:value-type="float">
            <text:p>3.128906265</text:p>
          </table:table-cell>
          <table:table-cell table:formula="of:=(([.D474]-0)/(1-0))*(100-0.000000001)+0.000000001" office:value-type="float" office:value="14.2578125008574" calcext:value-type="float">
            <text:p>14.257812501</text:p>
          </table:table-cell>
          <table:table-cell table:number-columns-repeated="2"/>
        </table:table-row>
        <table:table-row table:style-name="ro1">
          <table:table-cell office:value-type="float" office:value="0.173828125" calcext:value-type="float">
            <text:p>0.17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369140625" calcext:value-type="float">
            <text:p>0.36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5]-0)/(1-0))*(10-0)+0" office:value-type="float" office:value="1.73828125" calcext:value-type="float">
            <text:p>1.738281250</text:p>
          </table:table-cell>
          <table:table-cell table:formula="of:=(([.B475]-0)/(1-0))*(1500-0.000000001)+0.000000001" office:value-type="float" office:value="588.867187500607" calcext:value-type="float">
            <text:p>588.867187501</text:p>
          </table:table-cell>
          <table:table-cell table:formula="of:=(([.C475]-0)/(1-0))*(1-0.000000001)+0.000000001" office:value-type="float" office:value="0.736328125263672" calcext:value-type="float">
            <text:p>0.736328125</text:p>
          </table:table-cell>
          <table:table-cell table:formula="of:=[.G475]*[.J475]" office:value-type="float" office:value="13.2539062547461" calcext:value-type="float">
            <text:p>13.253906255</text:p>
          </table:table-cell>
          <table:table-cell table:formula="of:=(([.D475]-0)/(1-0))*(100-0.000000001)+0.000000001" office:value-type="float" office:value="45.5078125005449" calcext:value-type="float">
            <text:p>45.507812501</text:p>
          </table:table-cell>
          <table:table-cell table:number-columns-repeated="2"/>
        </table:table-row>
        <table:table-row table:style-name="ro1">
          <table:table-cell office:value-type="float" office:value="0.673828125" calcext:value-type="float">
            <text:p>0.67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869140625" calcext:value-type="float">
            <text:p>0.86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6]-0)/(1-0))*(10-0)+0" office:value-type="float" office:value="6.73828125" calcext:value-type="float">
            <text:p>6.738281250</text:p>
          </table:table-cell>
          <table:table-cell table:formula="of:=(([.B476]-0)/(1-0))*(1500-0.000000001)+0.000000001" office:value-type="float" office:value="1338.86718750011" calcext:value-type="float">
            <text:p>1338.867187500</text:p>
          </table:table-cell>
          <table:table-cell table:formula="of:=(([.C476]-0)/(1-0))*(1-0.000000001)+0.000000001" office:value-type="float" office:value="0.236328125763672" calcext:value-type="float">
            <text:p>0.236328126</text:p>
          </table:table-cell>
          <table:table-cell table:formula="of:=[.G476]*[.J476]" office:value-type="float" office:value="4.25390626374609" calcext:value-type="float">
            <text:p>4.253906264</text:p>
          </table:table-cell>
          <table:table-cell table:formula="of:=(([.D476]-0)/(1-0))*(100-0.000000001)+0.000000001" office:value-type="float" office:value="95.5078125000449" calcext:value-type="float">
            <text:p>95.507812500</text:p>
          </table:table-cell>
          <table:table-cell table:number-columns-repeated="2"/>
        </table:table-row>
        <table:table-row table:style-name="ro1">
          <table:table-cell office:value-type="float" office:value="0.923828125" calcext:value-type="float">
            <text:p>0.92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19140625" calcext:value-type="float">
            <text:p>0.61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7]-0)/(1-0))*(10-0)+0" office:value-type="float" office:value="9.23828125" calcext:value-type="float">
            <text:p>9.238281250</text:p>
          </table:table-cell>
          <table:table-cell table:formula="of:=(([.B477]-0)/(1-0))*(1500-0.000000001)+0.000000001" office:value-type="float" office:value="213.867187500857" calcext:value-type="float">
            <text:p>213.867187501</text:p>
          </table:table-cell>
          <table:table-cell table:formula="of:=(([.C477]-0)/(1-0))*(1-0.000000001)+0.000000001" office:value-type="float" office:value="0.986328125013672" calcext:value-type="float">
            <text:p>0.986328125</text:p>
          </table:table-cell>
          <table:table-cell table:formula="of:=[.G477]*[.J477]" office:value-type="float" office:value="17.7539062502461" calcext:value-type="float">
            <text:p>17.753906250</text:p>
          </table:table-cell>
          <table:table-cell table:formula="of:=(([.D477]-0)/(1-0))*(100-0.000000001)+0.000000001" office:value-type="float" office:value="20.5078125007949" calcext:value-type="float">
            <text:p>20.507812501</text:p>
          </table:table-cell>
          <table:table-cell table:number-columns-repeated="2"/>
        </table:table-row>
        <table:table-row table:style-name="ro1">
          <table:table-cell office:value-type="float" office:value="0.423828125" calcext:value-type="float">
            <text:p>0.42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19140625" calcext:value-type="float">
            <text:p>0.119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8]-0)/(1-0))*(10-0)+0" office:value-type="float" office:value="4.23828125" calcext:value-type="float">
            <text:p>4.238281250</text:p>
          </table:table-cell>
          <table:table-cell table:formula="of:=(([.B478]-0)/(1-0))*(1500-0.000000001)+0.000000001" office:value-type="float" office:value="963.867187500357" calcext:value-type="float">
            <text:p>963.867187500</text:p>
          </table:table-cell>
          <table:table-cell table:formula="of:=(([.C478]-0)/(1-0))*(1-0.000000001)+0.000000001" office:value-type="float" office:value="0.486328125513672" calcext:value-type="float">
            <text:p>0.486328126</text:p>
          </table:table-cell>
          <table:table-cell table:formula="of:=[.G478]*[.J478]" office:value-type="float" office:value="8.7539062592461" calcext:value-type="float">
            <text:p>8.753906259</text:p>
          </table:table-cell>
          <table:table-cell table:formula="of:=(([.D478]-0)/(1-0))*(100-0.000000001)+0.000000001" office:value-type="float" office:value="70.5078125002949" calcext:value-type="float">
            <text:p>70.507812500</text:p>
          </table:table-cell>
          <table:table-cell table:number-columns-repeated="2"/>
        </table:table-row>
        <table:table-row table:style-name="ro1"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44140625" calcext:value-type="float">
            <text:p>0.24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79]-0)/(1-0))*(10-0)+0" office:value-type="float" office:value="2.98828125" calcext:value-type="float">
            <text:p>2.988281250</text:p>
          </table:table-cell>
          <table:table-cell table:formula="of:=(([.B479]-0)/(1-0))*(1500-0.000000001)+0.000000001" office:value-type="float" office:value="26.3671875009824" calcext:value-type="float">
            <text:p>26.367187501</text:p>
          </table:table-cell>
          <table:table-cell table:formula="of:=(([.C479]-0)/(1-0))*(1-0.000000001)+0.000000001" office:value-type="float" office:value="0.111328125888672" calcext:value-type="float">
            <text:p>0.111328126</text:p>
          </table:table-cell>
          <table:table-cell table:formula="of:=[.G479]*[.J479]" office:value-type="float" office:value="2.00390626599609" calcext:value-type="float">
            <text:p>2.003906266</text:p>
          </table:table-cell>
          <table:table-cell table:formula="of:=(([.D479]-0)/(1-0))*(100-0.000000001)+0.000000001" office:value-type="float" office:value="58.0078125004199" calcext:value-type="float">
            <text:p>58.007812500</text:p>
          </table:table-cell>
          <table:table-cell table:number-columns-repeated="2"/>
        </table:table-row>
        <table:table-row table:style-name="ro1"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44140625" calcext:value-type="float">
            <text:p>0.74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0]-0)/(1-0))*(10-0)+0" office:value-type="float" office:value="7.98828125" calcext:value-type="float">
            <text:p>7.988281250</text:p>
          </table:table-cell>
          <table:table-cell table:formula="of:=(([.B480]-0)/(1-0))*(1500-0.000000001)+0.000000001" office:value-type="float" office:value="776.367187500482" calcext:value-type="float">
            <text:p>776.367187500</text:p>
          </table:table-cell>
          <table:table-cell table:formula="of:=(([.C480]-0)/(1-0))*(1-0.000000001)+0.000000001" office:value-type="float" office:value="0.611328125388672" calcext:value-type="float">
            <text:p>0.611328125</text:p>
          </table:table-cell>
          <table:table-cell table:formula="of:=[.G480]*[.J480]" office:value-type="float" office:value="11.0039062569961" calcext:value-type="float">
            <text:p>11.003906257</text:p>
          </table:table-cell>
          <table:table-cell table:formula="of:=(([.D480]-0)/(1-0))*(100-0.000000001)+0.000000001" office:value-type="float" office:value="8.00781250091992" calcext:value-type="float">
            <text:p>8.007812501</text:p>
          </table:table-cell>
          <table:table-cell table:number-columns-repeated="2"/>
        </table:table-row>
        <table:table-row table:style-name="ro1">
          <table:table-cell office:value-type="float" office:value="0.548828125" calcext:value-type="float">
            <text:p>0.5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994140625" calcext:value-type="float">
            <text:p>0.99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1]-0)/(1-0))*(10-0)+0" office:value-type="float" office:value="5.48828125" calcext:value-type="float">
            <text:p>5.488281250</text:p>
          </table:table-cell>
          <table:table-cell table:formula="of:=(([.B481]-0)/(1-0))*(1500-0.000000001)+0.000000001" office:value-type="float" office:value="401.367187500732" calcext:value-type="float">
            <text:p>401.367187501</text:p>
          </table:table-cell>
          <table:table-cell table:formula="of:=(([.C481]-0)/(1-0))*(1-0.000000001)+0.000000001" office:value-type="float" office:value="0.361328125638672" calcext:value-type="float">
            <text:p>0.361328126</text:p>
          </table:table-cell>
          <table:table-cell table:formula="of:=[.G481]*[.J481]" office:value-type="float" office:value="6.50390626149609" calcext:value-type="float">
            <text:p>6.503906261</text:p>
          </table:table-cell>
          <table:table-cell table:formula="of:=(([.D481]-0)/(1-0))*(100-0.000000001)+0.000000001" office:value-type="float" office:value="83.0078125001699" calcext:value-type="float">
            <text:p>83.007812500</text:p>
          </table:table-cell>
          <table:table-cell table:number-columns-repeated="2"/>
        </table:table-row>
        <table:table-row table:style-name="ro1">
          <table:table-cell office:value-type="float" office:value="0.048828125" calcext:value-type="float">
            <text:p>0.0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494140625" calcext:value-type="float">
            <text:p>0.494140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2]-0)/(1-0))*(10-0)+0" office:value-type="float" office:value="0.48828125" calcext:value-type="float">
            <text:p>0.488281250</text:p>
          </table:table-cell>
          <table:table-cell table:formula="of:=(([.B482]-0)/(1-0))*(1500-0.000000001)+0.000000001" office:value-type="float" office:value="1151.36718750023" calcext:value-type="float">
            <text:p>1151.367187500</text:p>
          </table:table-cell>
          <table:table-cell table:formula="of:=(([.C482]-0)/(1-0))*(1-0.000000001)+0.000000001" office:value-type="float" office:value="0.861328125138672" calcext:value-type="float">
            <text:p>0.861328125</text:p>
          </table:table-cell>
          <table:table-cell table:formula="of:=[.G482]*[.J482]" office:value-type="float" office:value="15.5039062524961" calcext:value-type="float">
            <text:p>15.503906252</text:p>
          </table:table-cell>
          <table:table-cell table:formula="of:=(([.D482]-0)/(1-0))*(100-0.000000001)+0.000000001" office:value-type="float" office:value="33.0078125006699" calcext:value-type="float">
            <text:p>33.007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33203125" calcext:value-type="float">
            <text:p>0.03320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634765625" calcext:value-type="float">
            <text:p>0.63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3]-0)/(1-0))*(10-0)+0" office:value-type="float" office:value="0.33203125" calcext:value-type="float">
            <text:p>0.332031250</text:p>
          </table:table-cell>
          <table:table-cell table:formula="of:=(([.B483]-0)/(1-0))*(1500-0.000000001)+0.000000001" office:value-type="float" office:value="49.8046875009668" calcext:value-type="float">
            <text:p>49.804687501</text:p>
          </table:table-cell>
          <table:table-cell table:formula="of:=(([.C483]-0)/(1-0))*(1-0.000000001)+0.000000001" office:value-type="float" office:value="0.501953125498047" calcext:value-type="float">
            <text:p>0.501953125</text:p>
          </table:table-cell>
          <table:table-cell table:formula="of:=[.G483]*[.J483]" office:value-type="float" office:value="9.03515625896484" calcext:value-type="float">
            <text:p>9.035156259</text:p>
          </table:table-cell>
          <table:table-cell table:formula="of:=(([.D483]-0)/(1-0))*(100-0.000000001)+0.000000001" office:value-type="float" office:value="12.695312500873" calcext:value-type="float">
            <text:p>12.695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33203125" calcext:value-type="float">
            <text:p>0.53320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134765625" calcext:value-type="float">
            <text:p>0.13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4]-0)/(1-0))*(10-0)+0" office:value-type="float" office:value="5.33203125" calcext:value-type="float">
            <text:p>5.332031250</text:p>
          </table:table-cell>
          <table:table-cell table:formula="of:=(([.B484]-0)/(1-0))*(1500-0.000000001)+0.000000001" office:value-type="float" office:value="799.804687500467" calcext:value-type="float">
            <text:p>799.804687500</text:p>
          </table:table-cell>
          <table:table-cell table:formula="of:=(([.C484]-0)/(1-0))*(1-0.000000001)+0.000000001" office:value-type="float" office:value="0.00195312599804688" calcext:value-type="float">
            <text:p>0.001953126</text:p>
          </table:table-cell>
          <table:table-cell table:formula="of:=[.G484]*[.J484]" office:value-type="float" office:value="0.0351562679648437" calcext:value-type="float">
            <text:p>0.035156268</text:p>
          </table:table-cell>
          <table:table-cell table:formula="of:=(([.D484]-0)/(1-0))*(100-0.000000001)+0.000000001" office:value-type="float" office:value="62.695312500373" calcext:value-type="float">
            <text:p>62.695312500</text:p>
          </table:table-cell>
          <table:table-cell table:number-columns-repeated="2"/>
        </table:table-row>
        <table:table-row table:style-name="ro1">
          <table:table-cell office:value-type="float" office:value="0.783203125" calcext:value-type="float">
            <text:p>0.7832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384765625" calcext:value-type="float">
            <text:p>0.38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5]-0)/(1-0))*(10-0)+0" office:value-type="float" office:value="7.83203125" calcext:value-type="float">
            <text:p>7.832031250</text:p>
          </table:table-cell>
          <table:table-cell table:formula="of:=(([.B485]-0)/(1-0))*(1500-0.000000001)+0.000000001" office:value-type="float" office:value="424.804687500717" calcext:value-type="float">
            <text:p>424.804687501</text:p>
          </table:table-cell>
          <table:table-cell table:formula="of:=(([.C485]-0)/(1-0))*(1-0.000000001)+0.000000001" office:value-type="float" office:value="0.751953125248047" calcext:value-type="float">
            <text:p>0.751953125</text:p>
          </table:table-cell>
          <table:table-cell table:formula="of:=[.G485]*[.J485]" office:value-type="float" office:value="13.5351562544648" calcext:value-type="float">
            <text:p>13.535156254</text:p>
          </table:table-cell>
          <table:table-cell table:formula="of:=(([.D485]-0)/(1-0))*(100-0.000000001)+0.000000001" office:value-type="float" office:value="37.695312500623" calcext:value-type="float">
            <text:p>37.695312501</text:p>
          </table:table-cell>
          <table:table-cell table:number-columns-repeated="2"/>
        </table:table-row>
        <table:table-row table:style-name="ro1">
          <table:table-cell office:value-type="float" office:value="0.283203125" calcext:value-type="float">
            <text:p>0.2832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4765625" calcext:value-type="float">
            <text:p>0.884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6]-0)/(1-0))*(10-0)+0" office:value-type="float" office:value="2.83203125" calcext:value-type="float">
            <text:p>2.832031250</text:p>
          </table:table-cell>
          <table:table-cell table:formula="of:=(([.B486]-0)/(1-0))*(1500-0.000000001)+0.000000001" office:value-type="float" office:value="1174.80468750022" calcext:value-type="float">
            <text:p>1174.804687500</text:p>
          </table:table-cell>
          <table:table-cell table:formula="of:=(([.C486]-0)/(1-0))*(1-0.000000001)+0.000000001" office:value-type="float" office:value="0.251953125748047" calcext:value-type="float">
            <text:p>0.251953126</text:p>
          </table:table-cell>
          <table:table-cell table:formula="of:=[.G486]*[.J486]" office:value-type="float" office:value="4.53515626346484" calcext:value-type="float">
            <text:p>4.535156263</text:p>
          </table:table-cell>
          <table:table-cell table:formula="of:=(([.D486]-0)/(1-0))*(100-0.000000001)+0.000000001" office:value-type="float" office:value="87.6953125001231" calcext:value-type="float">
            <text:p>87.6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08203125" calcext:value-type="float">
            <text:p>0.40820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759765625" calcext:value-type="float">
            <text:p>0.75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7]-0)/(1-0))*(10-0)+0" office:value-type="float" office:value="4.08203125" calcext:value-type="float">
            <text:p>4.082031250</text:p>
          </table:table-cell>
          <table:table-cell table:formula="of:=(([.B487]-0)/(1-0))*(1500-0.000000001)+0.000000001" office:value-type="float" office:value="612.304687500592" calcext:value-type="float">
            <text:p>612.304687501</text:p>
          </table:table-cell>
          <table:table-cell table:formula="of:=(([.C487]-0)/(1-0))*(1-0.000000001)+0.000000001" office:value-type="float" office:value="0.126953125873047" calcext:value-type="float">
            <text:p>0.126953126</text:p>
          </table:table-cell>
          <table:table-cell table:formula="of:=[.G487]*[.J487]" office:value-type="float" office:value="2.28515626571484" calcext:value-type="float">
            <text:p>2.285156266</text:p>
          </table:table-cell>
          <table:table-cell table:formula="of:=(([.D487]-0)/(1-0))*(100-0.000000001)+0.000000001" office:value-type="float" office:value="75.1953125002481" calcext:value-type="float">
            <text:p>75.1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08203125" calcext:value-type="float">
            <text:p>0.90820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259765625" calcext:value-type="float">
            <text:p>0.25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8]-0)/(1-0))*(10-0)+0" office:value-type="float" office:value="9.08203125" calcext:value-type="float">
            <text:p>9.082031250</text:p>
          </table:table-cell>
          <table:table-cell table:formula="of:=(([.B488]-0)/(1-0))*(1500-0.000000001)+0.000000001" office:value-type="float" office:value="1362.30468750009" calcext:value-type="float">
            <text:p>1362.304687500</text:p>
          </table:table-cell>
          <table:table-cell table:formula="of:=(([.C488]-0)/(1-0))*(1-0.000000001)+0.000000001" office:value-type="float" office:value="0.626953125373047" calcext:value-type="float">
            <text:p>0.626953125</text:p>
          </table:table-cell>
          <table:table-cell table:formula="of:=[.G488]*[.J488]" office:value-type="float" office:value="11.2851562567148" calcext:value-type="float">
            <text:p>11.285156257</text:p>
          </table:table-cell>
          <table:table-cell table:formula="of:=(([.D488]-0)/(1-0))*(100-0.000000001)+0.000000001" office:value-type="float" office:value="25.195312500748" calcext:value-type="float">
            <text:p>25.195312501</text:p>
          </table:table-cell>
          <table:table-cell table:number-columns-repeated="2"/>
        </table:table-row>
        <table:table-row table:style-name="ro1">
          <table:table-cell office:value-type="float" office:value="0.658203125" calcext:value-type="float">
            <text:p>0.6582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009765625" calcext:value-type="float">
            <text:p>0.00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89]-0)/(1-0))*(10-0)+0" office:value-type="float" office:value="6.58203125" calcext:value-type="float">
            <text:p>6.582031250</text:p>
          </table:table-cell>
          <table:table-cell table:formula="of:=(([.B489]-0)/(1-0))*(1500-0.000000001)+0.000000001" office:value-type="float" office:value="237.304687500842" calcext:value-type="float">
            <text:p>237.304687501</text:p>
          </table:table-cell>
          <table:table-cell table:formula="of:=(([.C489]-0)/(1-0))*(1-0.000000001)+0.000000001" office:value-type="float" office:value="0.376953125623047" calcext:value-type="float">
            <text:p>0.376953126</text:p>
          </table:table-cell>
          <table:table-cell table:formula="of:=[.G489]*[.J489]" office:value-type="float" office:value="6.78515626121484" calcext:value-type="float">
            <text:p>6.785156261</text:p>
          </table:table-cell>
          <table:table-cell table:formula="of:=(([.D489]-0)/(1-0))*(100-0.000000001)+0.000000001" office:value-type="float" office:value="50.195312500498" calcext:value-type="float">
            <text:p>50.195312500</text:p>
          </table:table-cell>
          <table:table-cell table:number-columns-repeated="2"/>
        </table:table-row>
        <table:table-row table:style-name="ro1">
          <table:table-cell office:value-type="float" office:value="0.158203125" calcext:value-type="float">
            <text:p>0.1582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509765625" calcext:value-type="float">
            <text:p>0.5097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0]-0)/(1-0))*(10-0)+0" office:value-type="float" office:value="1.58203125" calcext:value-type="float">
            <text:p>1.582031250</text:p>
          </table:table-cell>
          <table:table-cell table:formula="of:=(([.B490]-0)/(1-0))*(1500-0.000000001)+0.000000001" office:value-type="float" office:value="987.304687500342" calcext:value-type="float">
            <text:p>987.304687500</text:p>
          </table:table-cell>
          <table:table-cell table:formula="of:=(([.C490]-0)/(1-0))*(1-0.000000001)+0.000000001" office:value-type="float" office:value="0.876953125123047" calcext:value-type="float">
            <text:p>0.876953125</text:p>
          </table:table-cell>
          <table:table-cell table:formula="of:=[.G490]*[.J490]" office:value-type="float" office:value="15.7851562522148" calcext:value-type="float">
            <text:p>15.785156252</text:p>
          </table:table-cell>
          <table:table-cell table:formula="of:=(([.D490]-0)/(1-0))*(100-0.000000001)+0.000000001" office:value-type="float" office:value="0.195312500998047" calcext:value-type="float">
            <text:p>0.195312501</text:p>
          </table:table-cell>
          <table:table-cell table:number-columns-repeated="2"/>
        </table:table-row>
        <table:table-row table:style-name="ro1">
          <table:table-cell office:value-type="float" office:value="0.220703125" calcext:value-type="float">
            <text:p>0.2207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97265625" calcext:value-type="float">
            <text:p>0.19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1]-0)/(1-0))*(10-0)+0" office:value-type="float" office:value="2.20703125" calcext:value-type="float">
            <text:p>2.207031250</text:p>
          </table:table-cell>
          <table:table-cell table:formula="of:=(([.B491]-0)/(1-0))*(1500-0.000000001)+0.000000001" office:value-type="float" office:value="518.554687500654" calcext:value-type="float">
            <text:p>518.554687501</text:p>
          </table:table-cell>
          <table:table-cell table:formula="of:=(([.C491]-0)/(1-0))*(1-0.000000001)+0.000000001" office:value-type="float" office:value="0.439453125560547" calcext:value-type="float">
            <text:p>0.439453126</text:p>
          </table:table-cell>
          <table:table-cell table:formula="of:=[.G491]*[.J491]" office:value-type="float" office:value="7.91015626008985" calcext:value-type="float">
            <text:p>7.910156260</text:p>
          </table:table-cell>
          <table:table-cell table:formula="of:=(([.D491]-0)/(1-0))*(100-0.000000001)+0.000000001" office:value-type="float" office:value="31.4453125006855" calcext:value-type="float">
            <text:p>31.445312501</text:p>
          </table:table-cell>
          <table:table-cell table:number-columns-repeated="2"/>
        </table:table-row>
        <table:table-row table:style-name="ro1">
          <table:table-cell office:value-type="float" office:value="0.720703125" calcext:value-type="float">
            <text:p>0.7207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97265625" calcext:value-type="float">
            <text:p>0.69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2]-0)/(1-0))*(10-0)+0" office:value-type="float" office:value="7.20703125" calcext:value-type="float">
            <text:p>7.207031250</text:p>
          </table:table-cell>
          <table:table-cell table:formula="of:=(([.B492]-0)/(1-0))*(1500-0.000000001)+0.000000001" office:value-type="float" office:value="1268.55468750015" calcext:value-type="float">
            <text:p>1268.554687500</text:p>
          </table:table-cell>
          <table:table-cell table:formula="of:=(([.C492]-0)/(1-0))*(1-0.000000001)+0.000000001" office:value-type="float" office:value="0.939453125060547" calcext:value-type="float">
            <text:p>0.939453125</text:p>
          </table:table-cell>
          <table:table-cell table:formula="of:=[.G492]*[.J492]" office:value-type="float" office:value="16.9101562510898" calcext:value-type="float">
            <text:p>16.910156251</text:p>
          </table:table-cell>
          <table:table-cell table:formula="of:=(([.D492]-0)/(1-0))*(100-0.000000001)+0.000000001" office:value-type="float" office:value="81.4453125001856" calcext:value-type="float">
            <text:p>81.445312500</text:p>
          </table:table-cell>
          <table:table-cell table:number-columns-repeated="2"/>
        </table:table-row>
        <table:table-row table:style-name="ro1">
          <table:table-cell office:value-type="float" office:value="0.970703125" calcext:value-type="float">
            <text:p>0.9707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947265625" calcext:value-type="float">
            <text:p>0.94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3]-0)/(1-0))*(10-0)+0" office:value-type="float" office:value="9.70703125" calcext:value-type="float">
            <text:p>9.707031250</text:p>
          </table:table-cell>
          <table:table-cell table:formula="of:=(([.B493]-0)/(1-0))*(1500-0.000000001)+0.000000001" office:value-type="float" office:value="143.554687500904" calcext:value-type="float">
            <text:p>143.554687501</text:p>
          </table:table-cell>
          <table:table-cell table:formula="of:=(([.C493]-0)/(1-0))*(1-0.000000001)+0.000000001" office:value-type="float" office:value="0.189453125810547" calcext:value-type="float">
            <text:p>0.189453126</text:p>
          </table:table-cell>
          <table:table-cell table:formula="of:=[.G493]*[.J493]" office:value-type="float" office:value="3.41015626458984" calcext:value-type="float">
            <text:p>3.410156265</text:p>
          </table:table-cell>
          <table:table-cell table:formula="of:=(([.D493]-0)/(1-0))*(100-0.000000001)+0.000000001" office:value-type="float" office:value="6.44531250093555" calcext:value-type="float">
            <text:p>6.445312501</text:p>
          </table:table-cell>
          <table:table-cell table:number-columns-repeated="2"/>
        </table:table-row>
        <table:table-row table:style-name="ro1">
          <table:table-cell office:value-type="float" office:value="0.470703125" calcext:value-type="float">
            <text:p>0.4707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447265625" calcext:value-type="float">
            <text:p>0.447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4]-0)/(1-0))*(10-0)+0" office:value-type="float" office:value="4.70703125" calcext:value-type="float">
            <text:p>4.707031250</text:p>
          </table:table-cell>
          <table:table-cell table:formula="of:=(([.B494]-0)/(1-0))*(1500-0.000000001)+0.000000001" office:value-type="float" office:value="893.554687500404" calcext:value-type="float">
            <text:p>893.554687500</text:p>
          </table:table-cell>
          <table:table-cell table:formula="of:=(([.C494]-0)/(1-0))*(1-0.000000001)+0.000000001" office:value-type="float" office:value="0.689453125310547" calcext:value-type="float">
            <text:p>0.689453125</text:p>
          </table:table-cell>
          <table:table-cell table:formula="of:=[.G494]*[.J494]" office:value-type="float" office:value="12.4101562555898" calcext:value-type="float">
            <text:p>12.410156256</text:p>
          </table:table-cell>
          <table:table-cell table:formula="of:=(([.D494]-0)/(1-0))*(100-0.000000001)+0.000000001" office:value-type="float" office:value="56.4453125004355" calcext:value-type="float">
            <text:p>56.445312500</text:p>
          </table:table-cell>
          <table:table-cell table:number-columns-repeated="2"/>
        </table:table-row>
        <table:table-row table:style-name="ro1">
          <table:table-cell office:value-type="float" office:value="0.345703125" calcext:value-type="float">
            <text:p>0.3457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322265625" calcext:value-type="float">
            <text:p>0.32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5]-0)/(1-0))*(10-0)+0" office:value-type="float" office:value="3.45703125" calcext:value-type="float">
            <text:p>3.457031250</text:p>
          </table:table-cell>
          <table:table-cell table:formula="of:=(([.B495]-0)/(1-0))*(1500-0.000000001)+0.000000001" office:value-type="float" office:value="331.054687500779" calcext:value-type="float">
            <text:p>331.054687501</text:p>
          </table:table-cell>
          <table:table-cell table:formula="of:=(([.C495]-0)/(1-0))*(1-0.000000001)+0.000000001" office:value-type="float" office:value="0.814453125185547" calcext:value-type="float">
            <text:p>0.814453125</text:p>
          </table:table-cell>
          <table:table-cell table:formula="of:=[.G495]*[.J495]" office:value-type="float" office:value="14.6601562533398" calcext:value-type="float">
            <text:p>14.660156253</text:p>
          </table:table-cell>
          <table:table-cell table:formula="of:=(([.D495]-0)/(1-0))*(100-0.000000001)+0.000000001" office:value-type="float" office:value="68.9453125003106" calcext:value-type="float">
            <text:p>68.945312500</text:p>
          </table:table-cell>
          <table:table-cell table:number-columns-repeated="2"/>
        </table:table-row>
        <table:table-row table:style-name="ro1">
          <table:table-cell office:value-type="float" office:value="0.845703125" calcext:value-type="float">
            <text:p>0.8457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822265625" calcext:value-type="float">
            <text:p>0.82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6]-0)/(1-0))*(10-0)+0" office:value-type="float" office:value="8.45703125" calcext:value-type="float">
            <text:p>8.457031250</text:p>
          </table:table-cell>
          <table:table-cell table:formula="of:=(([.B496]-0)/(1-0))*(1500-0.000000001)+0.000000001" office:value-type="float" office:value="1081.05468750028" calcext:value-type="float">
            <text:p>1081.054687500</text:p>
          </table:table-cell>
          <table:table-cell table:formula="of:=(([.C496]-0)/(1-0))*(1-0.000000001)+0.000000001" office:value-type="float" office:value="0.314453125685547" calcext:value-type="float">
            <text:p>0.314453126</text:p>
          </table:table-cell>
          <table:table-cell table:formula="of:=[.G496]*[.J496]" office:value-type="float" office:value="5.66015626233984" calcext:value-type="float">
            <text:p>5.660156262</text:p>
          </table:table-cell>
          <table:table-cell table:formula="of:=(([.D496]-0)/(1-0))*(100-0.000000001)+0.000000001" office:value-type="float" office:value="18.9453125008105" calcext:value-type="float">
            <text:p>18.945312501</text:p>
          </table:table-cell>
          <table:table-cell table:number-columns-repeated="2"/>
        </table:table-row>
        <table:table-row table:style-name="ro1">
          <table:table-cell office:value-type="float" office:value="0.595703125" calcext:value-type="float">
            <text:p>0.5957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572265625" calcext:value-type="float">
            <text:p>0.57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7]-0)/(1-0))*(10-0)+0" office:value-type="float" office:value="5.95703125" calcext:value-type="float">
            <text:p>5.957031250</text:p>
          </table:table-cell>
          <table:table-cell table:formula="of:=(([.B497]-0)/(1-0))*(1500-0.000000001)+0.000000001" office:value-type="float" office:value="706.054687500529" calcext:value-type="float">
            <text:p>706.054687501</text:p>
          </table:table-cell>
          <table:table-cell table:formula="of:=(([.C497]-0)/(1-0))*(1-0.000000001)+0.000000001" office:value-type="float" office:value="0.564453125435547" calcext:value-type="float">
            <text:p>0.564453125</text:p>
          </table:table-cell>
          <table:table-cell table:formula="of:=[.G497]*[.J497]" office:value-type="float" office:value="10.1601562578398" calcext:value-type="float">
            <text:p>10.160156258</text:p>
          </table:table-cell>
          <table:table-cell table:formula="of:=(([.D497]-0)/(1-0))*(100-0.000000001)+0.000000001" office:value-type="float" office:value="93.9453125000606" calcext:value-type="float">
            <text:p>93.945312500</text:p>
          </table:table-cell>
          <table:table-cell table:number-columns-repeated="2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72265625" calcext:value-type="float">
            <text:p>0.07226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8]-0)/(1-0))*(10-0)+0" office:value-type="float" office:value="0.95703125" calcext:value-type="float">
            <text:p>0.957031250</text:p>
          </table:table-cell>
          <table:table-cell table:formula="of:=(([.B498]-0)/(1-0))*(1500-0.000000001)+0.000000001" office:value-type="float" office:value="1456.05468750003" calcext:value-type="float">
            <text:p>1456.054687500</text:p>
          </table:table-cell>
          <table:table-cell table:formula="of:=(([.C498]-0)/(1-0))*(1-0.000000001)+0.000000001" office:value-type="float" office:value="0.0644531259355469" calcext:value-type="float">
            <text:p>0.064453126</text:p>
          </table:table-cell>
          <table:table-cell table:formula="of:=[.G498]*[.J498]" office:value-type="float" office:value="1.16015626683984" calcext:value-type="float">
            <text:p>1.160156267</text:p>
          </table:table-cell>
          <table:table-cell table:formula="of:=(([.D498]-0)/(1-0))*(100-0.000000001)+0.000000001" office:value-type="float" office:value="43.9453125005605" calcext:value-type="float">
            <text:p>43.945312501</text:p>
          </table:table-cell>
          <table:table-cell table:number-columns-repeated="2"/>
        </table:table-row>
        <table:table-row table:style-name="ro1"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916015625" calcext:value-type="float">
            <text:p>0.91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499]-0)/(1-0))*(10-0)+0" office:value-type="float" office:value="0.64453125" calcext:value-type="float">
            <text:p>0.644531250</text:p>
          </table:table-cell>
          <table:table-cell table:formula="of:=(([.B499]-0)/(1-0))*(1500-0.000000001)+0.000000001" office:value-type="float" office:value="659.179687500561" calcext:value-type="float">
            <text:p>659.179687501</text:p>
          </table:table-cell>
          <table:table-cell table:formula="of:=(([.C499]-0)/(1-0))*(1-0.000000001)+0.000000001" office:value-type="float" office:value="0.970703125029297" calcext:value-type="float">
            <text:p>0.970703125</text:p>
          </table:table-cell>
          <table:table-cell table:formula="of:=[.G499]*[.J499]" office:value-type="float" office:value="17.4726562505273" calcext:value-type="float">
            <text:p>17.472656251</text:p>
          </table:table-cell>
          <table:table-cell table:formula="of:=(([.D499]-0)/(1-0))*(100-0.000000001)+0.000000001" office:value-type="float" office:value="53.3203125004668" calcext:value-type="float">
            <text:p>53.320312500</text:p>
          </table:table-cell>
          <table:table-cell table:number-columns-repeated="2"/>
        </table:table-row>
        <table:table-row table:style-name="ro1"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416015625" calcext:value-type="float">
            <text:p>0.41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0]-0)/(1-0))*(10-0)+0" office:value-type="float" office:value="5.64453125" calcext:value-type="float">
            <text:p>5.644531250</text:p>
          </table:table-cell>
          <table:table-cell table:formula="of:=(([.B500]-0)/(1-0))*(1500-0.000000001)+0.000000001" office:value-type="float" office:value="1409.17968750006" calcext:value-type="float">
            <text:p>1409.179687500</text:p>
          </table:table-cell>
          <table:table-cell table:formula="of:=(([.C500]-0)/(1-0))*(1-0.000000001)+0.000000001" office:value-type="float" office:value="0.470703125529297" calcext:value-type="float">
            <text:p>0.470703126</text:p>
          </table:table-cell>
          <table:table-cell table:formula="of:=[.G500]*[.J500]" office:value-type="float" office:value="8.47265625952735" calcext:value-type="float">
            <text:p>8.472656260</text:p>
          </table:table-cell>
          <table:table-cell table:formula="of:=(([.D500]-0)/(1-0))*(100-0.000000001)+0.000000001" office:value-type="float" office:value="3.3203125009668" calcext:value-type="float">
            <text:p>3.320312501</text:p>
          </table:table-cell>
          <table:table-cell table:number-columns-repeated="2"/>
        </table:table-row>
        <table:table-row table:style-name="ro1">
          <table:table-cell office:value-type="float" office:value="0.814453125" calcext:value-type="float">
            <text:p>0.8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166015625" calcext:value-type="float">
            <text:p>0.16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1]-0)/(1-0))*(10-0)+0" office:value-type="float" office:value="8.14453125" calcext:value-type="float">
            <text:p>8.144531250</text:p>
          </table:table-cell>
          <table:table-cell table:formula="of:=(([.B501]-0)/(1-0))*(1500-0.000000001)+0.000000001" office:value-type="float" office:value="284.179687500811" calcext:value-type="float">
            <text:p>284.179687501</text:p>
          </table:table-cell>
          <table:table-cell table:formula="of:=(([.C501]-0)/(1-0))*(1-0.000000001)+0.000000001" office:value-type="float" office:value="0.720703125279297" calcext:value-type="float">
            <text:p>0.720703125</text:p>
          </table:table-cell>
          <table:table-cell table:formula="of:=[.G501]*[.J501]" office:value-type="float" office:value="12.9726562550273" calcext:value-type="float">
            <text:p>12.972656255</text:p>
          </table:table-cell>
          <table:table-cell table:formula="of:=(([.D501]-0)/(1-0))*(100-0.000000001)+0.000000001" office:value-type="float" office:value="78.3203125002168" calcext:value-type="float">
            <text:p>78.320312500</text:p>
          </table:table-cell>
          <table:table-cell table:number-columns-repeated="2"/>
        </table:table-row>
        <table:table-row table:style-name="ro1">
          <table:table-cell office:value-type="float" office:value="0.314453125" calcext:value-type="float">
            <text:p>0.3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666015625" calcext:value-type="float">
            <text:p>0.666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2]-0)/(1-0))*(10-0)+0" office:value-type="float" office:value="3.14453125" calcext:value-type="float">
            <text:p>3.144531250</text:p>
          </table:table-cell>
          <table:table-cell table:formula="of:=(([.B502]-0)/(1-0))*(1500-0.000000001)+0.000000001" office:value-type="float" office:value="1034.17968750031" calcext:value-type="float">
            <text:p>1034.179687500</text:p>
          </table:table-cell>
          <table:table-cell table:formula="of:=(([.C502]-0)/(1-0))*(1-0.000000001)+0.000000001" office:value-type="float" office:value="0.220703125779297" calcext:value-type="float">
            <text:p>0.220703126</text:p>
          </table:table-cell>
          <table:table-cell table:formula="of:=[.G502]*[.J502]" office:value-type="float" office:value="3.97265626402734" calcext:value-type="float">
            <text:p>3.972656264</text:p>
          </table:table-cell>
          <table:table-cell table:formula="of:=(([.D502]-0)/(1-0))*(100-0.000000001)+0.000000001" office:value-type="float" office:value="28.3203125007168" calcext:value-type="float">
            <text:p>28.320312501</text:p>
          </table:table-cell>
          <table:table-cell table:number-columns-repeated="2"/>
        </table:table-row>
        <table:table-row table:style-name="ro1">
          <table:table-cell office:value-type="float" office:value="0.439453125" calcext:value-type="float">
            <text:p>0.43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541015625" calcext:value-type="float">
            <text:p>0.54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3]-0)/(1-0))*(10-0)+0" office:value-type="float" office:value="4.39453125" calcext:value-type="float">
            <text:p>4.394531250</text:p>
          </table:table-cell>
          <table:table-cell table:formula="of:=(([.B503]-0)/(1-0))*(1500-0.000000001)+0.000000001" office:value-type="float" office:value="96.6796875009356" calcext:value-type="float">
            <text:p>96.679687501</text:p>
          </table:table-cell>
          <table:table-cell table:formula="of:=(([.C503]-0)/(1-0))*(1-0.000000001)+0.000000001" office:value-type="float" office:value="0.345703125654297" calcext:value-type="float">
            <text:p>0.345703126</text:p>
          </table:table-cell>
          <table:table-cell table:formula="of:=[.G503]*[.J503]" office:value-type="float" office:value="6.22265626177734" calcext:value-type="float">
            <text:p>6.222656262</text:p>
          </table:table-cell>
          <table:table-cell table:formula="of:=(([.D503]-0)/(1-0))*(100-0.000000001)+0.000000001" office:value-type="float" office:value="40.8203125005918" calcext:value-type="float">
            <text:p>40.820312501</text:p>
          </table:table-cell>
          <table:table-cell table:number-columns-repeated="2"/>
        </table:table-row>
        <table:table-row table:style-name="ro1">
          <table:table-cell office:value-type="float" office:value="0.939453125" calcext:value-type="float">
            <text:p>0.93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041015625" calcext:value-type="float">
            <text:p>0.04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4]-0)/(1-0))*(10-0)+0" office:value-type="float" office:value="9.39453125" calcext:value-type="float">
            <text:p>9.394531250</text:p>
          </table:table-cell>
          <table:table-cell table:formula="of:=(([.B504]-0)/(1-0))*(1500-0.000000001)+0.000000001" office:value-type="float" office:value="846.679687500436" calcext:value-type="float">
            <text:p>846.679687500</text:p>
          </table:table-cell>
          <table:table-cell table:formula="of:=(([.C504]-0)/(1-0))*(1-0.000000001)+0.000000001" office:value-type="float" office:value="0.845703125154297" calcext:value-type="float">
            <text:p>0.845703125</text:p>
          </table:table-cell>
          <table:table-cell table:formula="of:=[.G504]*[.J504]" office:value-type="float" office:value="15.2226562527773" calcext:value-type="float">
            <text:p>15.222656253</text:p>
          </table:table-cell>
          <table:table-cell table:formula="of:=(([.D504]-0)/(1-0))*(100-0.000000001)+0.000000001" office:value-type="float" office:value="90.8203125000918" calcext:value-type="float">
            <text:p>90.820312500</text:p>
          </table:table-cell>
          <table:table-cell table:number-columns-repeated="2"/>
        </table:table-row>
        <table:table-row table:style-name="ro1">
          <table:table-cell office:value-type="float" office:value="0.689453125" calcext:value-type="float">
            <text:p>0.68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291015625" calcext:value-type="float">
            <text:p>0.29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5]-0)/(1-0))*(10-0)+0" office:value-type="float" office:value="6.89453125" calcext:value-type="float">
            <text:p>6.894531250</text:p>
          </table:table-cell>
          <table:table-cell table:formula="of:=(([.B505]-0)/(1-0))*(1500-0.000000001)+0.000000001" office:value-type="float" office:value="471.679687500686" calcext:value-type="float">
            <text:p>471.679687501</text:p>
          </table:table-cell>
          <table:table-cell table:formula="of:=(([.C505]-0)/(1-0))*(1-0.000000001)+0.000000001" office:value-type="float" office:value="0.0957031259042969" calcext:value-type="float">
            <text:p>0.095703126</text:p>
          </table:table-cell>
          <table:table-cell table:formula="of:=[.G505]*[.J505]" office:value-type="float" office:value="1.72265626627734" calcext:value-type="float">
            <text:p>1.722656266</text:p>
          </table:table-cell>
          <table:table-cell table:formula="of:=(([.D505]-0)/(1-0))*(100-0.000000001)+0.000000001" office:value-type="float" office:value="15.8203125008418" calcext:value-type="float">
            <text:p>15.820312501</text:p>
          </table:table-cell>
          <table:table-cell table:number-columns-repeated="2"/>
        </table:table-row>
        <table:table-row table:style-name="ro1">
          <table:table-cell office:value-type="float" office:value="0.189453125" calcext:value-type="float">
            <text:p>0.18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791015625" calcext:value-type="float">
            <text:p>0.7910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6]-0)/(1-0))*(10-0)+0" office:value-type="float" office:value="1.89453125" calcext:value-type="float">
            <text:p>1.894531250</text:p>
          </table:table-cell>
          <table:table-cell table:formula="of:=(([.B506]-0)/(1-0))*(1500-0.000000001)+0.000000001" office:value-type="float" office:value="1221.67968750019" calcext:value-type="float">
            <text:p>1221.679687500</text:p>
          </table:table-cell>
          <table:table-cell table:formula="of:=(([.C506]-0)/(1-0))*(1-0.000000001)+0.000000001" office:value-type="float" office:value="0.595703125404297" calcext:value-type="float">
            <text:p>0.595703125</text:p>
          </table:table-cell>
          <table:table-cell table:formula="of:=[.G506]*[.J506]" office:value-type="float" office:value="10.7226562572773" calcext:value-type="float">
            <text:p>10.722656257</text:p>
          </table:table-cell>
          <table:table-cell table:formula="of:=(([.D506]-0)/(1-0))*(100-0.000000001)+0.000000001" office:value-type="float" office:value="65.8203125003418" calcext:value-type="float">
            <text:p>65.82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26953125" calcext:value-type="float">
            <text:p>0.12695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478515625" calcext:value-type="float">
            <text:p>0.47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7]-0)/(1-0))*(10-0)+0" office:value-type="float" office:value="1.26953125" calcext:value-type="float">
            <text:p>1.269531250</text:p>
          </table:table-cell>
          <table:table-cell table:formula="of:=(([.B507]-0)/(1-0))*(1500-0.000000001)+0.000000001" office:value-type="float" office:value="190.429687500873" calcext:value-type="float">
            <text:p>190.429687501</text:p>
          </table:table-cell>
          <table:table-cell table:formula="of:=(([.C507]-0)/(1-0))*(1-0.000000001)+0.000000001" office:value-type="float" office:value="0.0332031259667969" calcext:value-type="float">
            <text:p>0.033203126</text:p>
          </table:table-cell>
          <table:table-cell table:formula="of:=[.G507]*[.J507]" office:value-type="float" office:value="0.597656267402344" calcext:value-type="float">
            <text:p>0.597656267</text:p>
          </table:table-cell>
          <table:table-cell table:formula="of:=(([.D507]-0)/(1-0))*(100-0.000000001)+0.000000001" office:value-type="float" office:value="97.0703125000293" calcext:value-type="float">
            <text:p>97.07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26953125" calcext:value-type="float">
            <text:p>0.62695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978515625" calcext:value-type="float">
            <text:p>0.97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8]-0)/(1-0))*(10-0)+0" office:value-type="float" office:value="6.26953125" calcext:value-type="float">
            <text:p>6.269531250</text:p>
          </table:table-cell>
          <table:table-cell table:formula="of:=(([.B508]-0)/(1-0))*(1500-0.000000001)+0.000000001" office:value-type="float" office:value="940.429687500373" calcext:value-type="float">
            <text:p>940.429687500</text:p>
          </table:table-cell>
          <table:table-cell table:formula="of:=(([.C508]-0)/(1-0))*(1-0.000000001)+0.000000001" office:value-type="float" office:value="0.533203125466797" calcext:value-type="float">
            <text:p>0.533203125</text:p>
          </table:table-cell>
          <table:table-cell table:formula="of:=[.G508]*[.J508]" office:value-type="float" office:value="9.59765625840234" calcext:value-type="float">
            <text:p>9.597656258</text:p>
          </table:table-cell>
          <table:table-cell table:formula="of:=(([.D508]-0)/(1-0))*(100-0.000000001)+0.000000001" office:value-type="float" office:value="47.0703125005293" calcext:value-type="float">
            <text:p>47.070312501</text:p>
          </table:table-cell>
          <table:table-cell table:number-columns-repeated="2"/>
        </table:table-row>
        <table:table-row table:style-name="ro1">
          <table:table-cell office:value-type="float" office:value="0.876953125" calcext:value-type="float">
            <text:p>0.876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28515625" calcext:value-type="float">
            <text:p>0.72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09]-0)/(1-0))*(10-0)+0" office:value-type="float" office:value="8.76953125" calcext:value-type="float">
            <text:p>8.769531250</text:p>
          </table:table-cell>
          <table:table-cell table:formula="of:=(([.B509]-0)/(1-0))*(1500-0.000000001)+0.000000001" office:value-type="float" office:value="565.429687500623" calcext:value-type="float">
            <text:p>565.429687501</text:p>
          </table:table-cell>
          <table:table-cell table:formula="of:=(([.C509]-0)/(1-0))*(1-0.000000001)+0.000000001" office:value-type="float" office:value="0.283203125716797" calcext:value-type="float">
            <text:p>0.283203126</text:p>
          </table:table-cell>
          <table:table-cell table:formula="of:=[.G509]*[.J509]" office:value-type="float" office:value="5.09765626290234" calcext:value-type="float">
            <text:p>5.097656263</text:p>
          </table:table-cell>
          <table:table-cell table:formula="of:=(([.D509]-0)/(1-0))*(100-0.000000001)+0.000000001" office:value-type="float" office:value="72.0703125002793" calcext:value-type="float">
            <text:p>72.070312500</text:p>
          </table:table-cell>
          <table:table-cell table:number-columns-repeated="2"/>
        </table:table-row>
        <table:table-row table:style-name="ro1">
          <table:table-cell office:value-type="float" office:value="0.376953125" calcext:value-type="float">
            <text:p>0.376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28515625" calcext:value-type="float">
            <text:p>0.228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0]-0)/(1-0))*(10-0)+0" office:value-type="float" office:value="3.76953125" calcext:value-type="float">
            <text:p>3.769531250</text:p>
          </table:table-cell>
          <table:table-cell table:formula="of:=(([.B510]-0)/(1-0))*(1500-0.000000001)+0.000000001" office:value-type="float" office:value="1315.42968750012" calcext:value-type="float">
            <text:p>1315.429687500</text:p>
          </table:table-cell>
          <table:table-cell table:formula="of:=(([.C510]-0)/(1-0))*(1-0.000000001)+0.000000001" office:value-type="float" office:value="0.783203125216797" calcext:value-type="float">
            <text:p>0.783203125</text:p>
          </table:table-cell>
          <table:table-cell table:formula="of:=[.G510]*[.J510]" office:value-type="float" office:value="14.0976562539023" calcext:value-type="float">
            <text:p>14.097656254</text:p>
          </table:table-cell>
          <table:table-cell table:formula="of:=(([.D510]-0)/(1-0))*(100-0.000000001)+0.000000001" office:value-type="float" office:value="22.0703125007793" calcext:value-type="float">
            <text:p>22.0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51953125" calcext:value-type="float">
            <text:p>0.25195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03515625" calcext:value-type="float">
            <text:p>0.10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1]-0)/(1-0))*(10-0)+0" office:value-type="float" office:value="2.51953125" calcext:value-type="float">
            <text:p>2.519531250</text:p>
          </table:table-cell>
          <table:table-cell table:formula="of:=(([.B511]-0)/(1-0))*(1500-0.000000001)+0.000000001" office:value-type="float" office:value="377.929687500748" calcext:value-type="float">
            <text:p>377.929687501</text:p>
          </table:table-cell>
          <table:table-cell table:formula="of:=(([.C511]-0)/(1-0))*(1-0.000000001)+0.000000001" office:value-type="float" office:value="0.658203125341797" calcext:value-type="float">
            <text:p>0.658203125</text:p>
          </table:table-cell>
          <table:table-cell table:formula="of:=[.G511]*[.J511]" office:value-type="float" office:value="11.8476562561523" calcext:value-type="float">
            <text:p>11.847656256</text:p>
          </table:table-cell>
          <table:table-cell table:formula="of:=(([.D511]-0)/(1-0))*(100-0.000000001)+0.000000001" office:value-type="float" office:value="9.5703125009043" calcext:value-type="float">
            <text:p>9.5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51953125" calcext:value-type="float">
            <text:p>0.75195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03515625" calcext:value-type="float">
            <text:p>0.60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2]-0)/(1-0))*(10-0)+0" office:value-type="float" office:value="7.51953125" calcext:value-type="float">
            <text:p>7.519531250</text:p>
          </table:table-cell>
          <table:table-cell table:formula="of:=(([.B512]-0)/(1-0))*(1500-0.000000001)+0.000000001" office:value-type="float" office:value="1127.92968750025" calcext:value-type="float">
            <text:p>1127.929687500</text:p>
          </table:table-cell>
          <table:table-cell table:formula="of:=(([.C512]-0)/(1-0))*(1-0.000000001)+0.000000001" office:value-type="float" office:value="0.158203125841797" calcext:value-type="float">
            <text:p>0.158203126</text:p>
          </table:table-cell>
          <table:table-cell table:formula="of:=[.G512]*[.J512]" office:value-type="float" office:value="2.84765626515234" calcext:value-type="float">
            <text:p>2.847656265</text:p>
          </table:table-cell>
          <table:table-cell table:formula="of:=(([.D512]-0)/(1-0))*(100-0.000000001)+0.000000001" office:value-type="float" office:value="59.5703125004043" calcext:value-type="float">
            <text:p>59.570312500</text:p>
          </table:table-cell>
          <table:table-cell table:number-columns-repeated="2"/>
        </table:table-row>
        <table:table-row table:style-name="ro1">
          <table:table-cell office:value-type="float" office:value="0.501953125" calcext:value-type="float">
            <text:p>0.501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853515625" calcext:value-type="float">
            <text:p>0.85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3]-0)/(1-0))*(10-0)+0" office:value-type="float" office:value="5.01953125" calcext:value-type="float">
            <text:p>5.019531250</text:p>
          </table:table-cell>
          <table:table-cell table:formula="of:=(([.B513]-0)/(1-0))*(1500-0.000000001)+0.000000001" office:value-type="float" office:value="2.92968750099805" calcext:value-type="float">
            <text:p>2.929687501</text:p>
          </table:table-cell>
          <table:table-cell table:formula="of:=(([.C513]-0)/(1-0))*(1-0.000000001)+0.000000001" office:value-type="float" office:value="0.908203125091797" calcext:value-type="float">
            <text:p>0.908203125</text:p>
          </table:table-cell>
          <table:table-cell table:formula="of:=[.G513]*[.J513]" office:value-type="float" office:value="16.3476562516523" calcext:value-type="float">
            <text:p>16.347656252</text:p>
          </table:table-cell>
          <table:table-cell table:formula="of:=(([.D513]-0)/(1-0))*(100-0.000000001)+0.000000001" office:value-type="float" office:value="34.5703125006543" calcext:value-type="float">
            <text:p>34.570312501</text:p>
          </table:table-cell>
          <table:table-cell table:number-columns-repeated="2"/>
        </table:table-row>
        <table:table-row table:style-name="ro1">
          <table:table-cell office:value-type="float" office:value="0.001953125" calcext:value-type="float">
            <text:p>0.001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353515625" calcext:value-type="float">
            <text:p>0.35351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([.A514]-0)/(1-0))*(10-0)+0" office:value-type="float" office:value="0.01953125" calcext:value-type="float">
            <text:p>0.019531250</text:p>
          </table:table-cell>
          <table:table-cell table:formula="of:=(([.B514]-0)/(1-0))*(1500-0.000000001)+0.000000001" office:value-type="float" office:value="752.929687500498" calcext:value-type="float">
            <text:p>752.929687500</text:p>
          </table:table-cell>
          <table:table-cell table:formula="of:=(([.C514]-0)/(1-0))*(1-0.000000001)+0.000000001" office:value-type="float" office:value="0.408203125591797" calcext:value-type="float">
            <text:p>0.408203126</text:p>
          </table:table-cell>
          <table:table-cell table:formula="of:=[.G514]*[.J514]" office:value-type="float" office:value="7.34765626065234" calcext:value-type="float">
            <text:p>7.347656261</text:p>
          </table:table-cell>
          <table:table-cell table:formula="of:=(([.D514]-0)/(1-0))*(100-0.000000001)+0.000000001" office:value-type="float" office:value="84.5703125001543" calcext:value-type="float">
            <text:p>84.5703125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formula="of:=ROUND((([.A516]-0)/(1-0))*(18-2)+2)" office:value-type="float" office:value="2" calcext:value-type="float">
            <text:p>2</text:p>
          </table:table-cell>
          <table:table-cell table:formula="of:=(([.A516]-0)/(1-0))*(10-0)+0" office:value-type="float" office:value="0" calcext:value-type="float">
            <text:p>0.000000000</text:p>
          </table:table-cell>
          <table:table-cell table:formula="of:=(([.B516]-0)/(1-0))*(1500-0.000000001)+0.000000001" office:value-type="float" office:value="0.000000001" calcext:value-type="float">
            <text:p>0.000000001</text:p>
          </table:table-cell>
          <table:table-cell table:formula="of:=(([.C516]-0)/(1-0))*(1-0.000000001)+0.000000001" office:value-type="float" office:value="0.000000001" calcext:value-type="float">
            <text:p>0.000000001</text:p>
          </table:table-cell>
          <table:table-cell table:formula="of:=[.G516]*[.J516]" office:value-type="float" office:value="0.000000002" calcext:value-type="float">
            <text:p>0.000000002</text:p>
          </table:table-cell>
          <table:table-cell table:formula="of:=(([.D516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table:formula="of:=ROUND((([.A517]-0)/(1-0))*(18-2)+2)" office:value-type="float" office:value="10" calcext:value-type="float">
            <text:p>10</text:p>
          </table:table-cell>
          <table:table-cell table:formula="of:=(([.A517]-0)/(1-0))*(10-0)+0" office:value-type="float" office:value="5" calcext:value-type="float">
            <text:p>5.000000000</text:p>
          </table:table-cell>
          <table:table-cell table:formula="of:=(([.B517]-0)/(1-0))*(1500-0.000000001)+0.000000001" office:value-type="float" office:value="750.0000000005" calcext:value-type="float">
            <text:p>750.000000001</text:p>
          </table:table-cell>
          <table:table-cell table:formula="of:=(([.C517]-0)/(1-0))*(1-0.000000001)+0.000000001" office:value-type="float" office:value="0.5000000005" calcext:value-type="float">
            <text:p>0.500000001</text:p>
          </table:table-cell>
          <table:table-cell table:formula="of:=[.G517]*[.J517]" office:value-type="float" office:value="5.000000005" calcext:value-type="float">
            <text:p>5.000000005</text:p>
          </table:table-cell>
          <table:table-cell table:formula="of:=(([.D517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formula="of:=ROUND((([.A518]-0)/(1-0))*(18-2)+2)" office:value-type="float" office:value="18" calcext:value-type="float">
            <text:p>18</text:p>
          </table:table-cell>
          <table:table-cell table:formula="of:=(([.A518]-0)/(1-0))*(10-0)+0" office:value-type="float" office:value="10" calcext:value-type="float">
            <text:p>10.000000000</text:p>
          </table:table-cell>
          <table:table-cell table:formula="of:=(([.B518]-0)/(1-0))*(1500-0.000000001)+0.000000001" office:value-type="float" office:value="1500" calcext:value-type="float">
            <text:p>1500.000000000</text:p>
          </table:table-cell>
          <table:table-cell table:formula="of:=(([.C518]-0)/(1-0))*(1-0.000000001)+0.000000001" office:value-type="float" office:value="1" calcext:value-type="float">
            <text:p>1.000000000</text:p>
          </table:table-cell>
          <table:table-cell table:formula="of:=[.G518]*[.J518]" office:value-type="float" office:value="18" calcext:value-type="float">
            <text:p>18.000000000</text:p>
          </table:table-cell>
          <table:table-cell table:formula="of:=(([.D518]-0)/(1-0))*(100-0.000000001)+0.000000001" office:value-type="float" office:value="100" calcext:value-type="float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4:41:32.025041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6-08-15T04:43:54.562621923</dc:date>
    <meta:editing-duration>PT6H10M47S</meta:editing-duration>
    <meta:editing-cycles>14</meta:editing-cycles>
    <meta:generator>LibreOffice/5.1.4.2$Linux_X86_64 LibreOffice_project/10m0$Build-2</meta:generator>
    <meta:document-statistic meta:table-count="3" meta:cell-count="5676" meta:object-count="0"/>
  </office:meta>
</office:document-meta>
</file>